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aw data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scaled value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2004-01-04 - 2004-01-10</text:p>
          </table:table-cell>
          <table:table-cell office:value-type="float" office:value="0" calcext:value-type="float">
            <text:p>0</text:p>
          </table:table-cell>
          <table:table-cell table:formula="of:=[.B2]*1" office:value-type="float" office:value="0" calcext:value-type="float">
            <text:p>0</text:p>
          </table:table-cell>
          <table:table-cell office:value-type="string" calcext:value-type="string">
            <text:p>2005-01-02 - 2005-01-08</text:p>
          </table:table-cell>
          <table:table-cell office:value-type="float" office:value="23" calcext:value-type="float">
            <text:p>23</text:p>
          </table:table-cell>
          <table:table-cell table:formula="of:=[.E2]*[.$B$54]/[.$E$2]" office:value-type="float" office:value="58" calcext:value-type="float">
            <text:p>58</text:p>
          </table:table-cell>
          <table:table-cell office:value-type="string" calcext:value-type="string">
            <text:p>2006-01-01 - 2006-01-07</text:p>
          </table:table-cell>
          <table:table-cell office:value-type="float" office:value="23" calcext:value-type="float">
            <text:p>23</text:p>
          </table:table-cell>
          <table:table-cell table:formula="of:=[.H2]*[.$F$54]/[.$H$2]" office:value-type="float" office:value="209.304347826087" calcext:value-type="float">
            <text:p>209,3043478261</text:p>
          </table:table-cell>
          <table:table-cell office:value-type="string" calcext:value-type="string">
            <text:p>2007-01-07 - 2007-01-13</text:p>
          </table:table-cell>
          <table:table-cell office:value-type="float" office:value="12" calcext:value-type="float">
            <text:p>12</text:p>
          </table:table-cell>
          <table:table-cell table:formula="of:=[.K2]*[.$I$55]/[.$K$2]" office:value-type="float" office:value="764.415879017013" calcext:value-type="float">
            <text:p>764,415879017</text:p>
          </table:table-cell>
          <table:table-cell office:value-type="string" calcext:value-type="string">
            <text:p>2008-01-06 - 2008-01-12</text:p>
          </table:table-cell>
          <table:table-cell office:value-type="float" office:value="21" calcext:value-type="float">
            <text:p>21</text:p>
          </table:table-cell>
          <table:table-cell table:formula="of:=[.N2]*[.$L$54]/[.$N$2]" office:value-type="float" office:value="5924.22306238185" calcext:value-type="float">
            <text:p>5924,2230623819</text:p>
          </table:table-cell>
          <table:table-cell office:value-type="string" calcext:value-type="string">
            <text:p>2009-01-04 - 2009-01-10</text:p>
          </table:table-cell>
          <table:table-cell office:value-type="float" office:value="42" calcext:value-type="float">
            <text:p>42</text:p>
          </table:table-cell>
          <table:table-cell table:formula="of:=[.Q2]*[.$O$54]/[.$Q$2]" office:value-type="float" office:value="25107.4215500945" calcext:value-type="float">
            <text:p>25107,4215500945</text:p>
          </table:table-cell>
          <table:table-cell office:value-type="string" calcext:value-type="string">
            <text:p>2010-01-03 - 2010-01-09</text:p>
          </table:table-cell>
          <table:table-cell office:value-type="float" office:value="66" calcext:value-type="float">
            <text:p>66</text:p>
          </table:table-cell>
          <table:table-cell table:formula="of:=[.T2]*[.$R$54]/[.$T$2]" office:value-type="float" office:value="56192.8006121163" calcext:value-type="float">
            <text:p>56192,8006121163</text:p>
          </table:table-cell>
          <table:table-cell office:value-type="string" calcext:value-type="string">
            <text:p>2011-01-02 - 2011-01-08</text:p>
          </table:table-cell>
          <table:table-cell office:value-type="float" office:value="90" calcext:value-type="float">
            <text:p>90</text:p>
          </table:table-cell>
          <table:table-cell table:formula="of:=[.W2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1-01 - 2012-01-07</text:p>
          </table:table-cell>
          <table:table-cell office:value-type="float" office:value="75" calcext:value-type="float">
            <text:p>75</text:p>
          </table:table-cell>
          <table:table-cell table:formula="of:=[.Z2]*[.$X$54]/[.$Z$2]" office:value-type="float" office:value="80921.4169084247" calcext:value-type="float">
            <text:p>80921,4169084247</text:p>
          </table:table-cell>
          <table:table-cell office:value-type="string" calcext:value-type="string">
            <text:p>2013-01-06 - 2013-01-12</text:p>
          </table:table-cell>
          <table:table-cell office:value-type="float" office:value="100" calcext:value-type="float">
            <text:p>100</text:p>
          </table:table-cell>
          <table:table-cell table:formula="of:=[.AC2]*[.$AA$55]/[.$AC$2]" office:value-type="float" office:value="98184.6525155554" calcext:value-type="float">
            <text:p>98184,6525155554</text:p>
          </table:table-cell>
          <table:table-cell office:value-type="string" calcext:value-type="string">
            <text:p>2014-01-05 - 2014-01-11</text:p>
          </table:table-cell>
          <table:table-cell office:value-type="float" office:value="99" calcext:value-type="float">
            <text:p>99</text:p>
          </table:table-cell>
          <table:table-cell table:formula="of:=[.AF2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1-11 - 2004-01-17</text:p>
          </table:table-cell>
          <table:table-cell office:value-type="float" office:value="0" calcext:value-type="float">
            <text:p>0</text:p>
          </table:table-cell>
          <table:table-cell table:formula="of:=[.B3]*1" office:value-type="float" office:value="0" calcext:value-type="float">
            <text:p>0</text:p>
          </table:table-cell>
          <table:table-cell office:value-type="string" calcext:value-type="string">
            <text:p>2005-01-09 - 2005-01-15</text:p>
          </table:table-cell>
          <table:table-cell office:value-type="float" office:value="26" calcext:value-type="float">
            <text:p>26</text:p>
          </table:table-cell>
          <table:table-cell table:formula="of:=[.E3]*[.$B$54]/[.$E$2]" office:value-type="float" office:value="65.5652173913043" calcext:value-type="float">
            <text:p>65,5652173913</text:p>
          </table:table-cell>
          <table:table-cell office:value-type="string" calcext:value-type="string">
            <text:p>2006-01-08 - 2006-01-14</text:p>
          </table:table-cell>
          <table:table-cell office:value-type="float" office:value="23" calcext:value-type="float">
            <text:p>23</text:p>
          </table:table-cell>
          <table:table-cell table:formula="of:=[.H3]*[.$F$54]/[.$H$2]" office:value-type="float" office:value="209.304347826087" calcext:value-type="float">
            <text:p>209,3043478261</text:p>
          </table:table-cell>
          <table:table-cell office:value-type="string" calcext:value-type="string">
            <text:p>2007-01-14 - 2007-01-20</text:p>
          </table:table-cell>
          <table:table-cell office:value-type="float" office:value="11" calcext:value-type="float">
            <text:p>11</text:p>
          </table:table-cell>
          <table:table-cell table:formula="of:=[.K3]*[.$I$55]/[.$K$2]" office:value-type="float" office:value="700.714555765596" calcext:value-type="float">
            <text:p>700,7145557656</text:p>
          </table:table-cell>
          <table:table-cell office:value-type="string" calcext:value-type="string">
            <text:p>2008-01-13 - 2008-01-19</text:p>
          </table:table-cell>
          <table:table-cell office:value-type="float" office:value="21" calcext:value-type="float">
            <text:p>21</text:p>
          </table:table-cell>
          <table:table-cell table:formula="of:=[.N3]*[.$L$54]/[.$N$2]" office:value-type="float" office:value="5924.22306238185" calcext:value-type="float">
            <text:p>5924,2230623819</text:p>
          </table:table-cell>
          <table:table-cell office:value-type="string" calcext:value-type="string">
            <text:p>2009-01-11 - 2009-01-17</text:p>
          </table:table-cell>
          <table:table-cell office:value-type="float" office:value="43" calcext:value-type="float">
            <text:p>43</text:p>
          </table:table-cell>
          <table:table-cell table:formula="of:=[.Q3]*[.$O$54]/[.$Q$2]" office:value-type="float" office:value="25705.2173012873" calcext:value-type="float">
            <text:p>25705,2173012873</text:p>
          </table:table-cell>
          <table:table-cell office:value-type="string" calcext:value-type="string">
            <text:p>2010-01-10 - 2010-01-16</text:p>
          </table:table-cell>
          <table:table-cell office:value-type="float" office:value="68" calcext:value-type="float">
            <text:p>68</text:p>
          </table:table-cell>
          <table:table-cell table:formula="of:=[.T3]*[.$R$54]/[.$T$2]" office:value-type="float" office:value="57895.6127518774" calcext:value-type="float">
            <text:p>57895,6127518774</text:p>
          </table:table-cell>
          <table:table-cell office:value-type="string" calcext:value-type="string">
            <text:p>2011-01-09 - 2011-01-15</text:p>
          </table:table-cell>
          <table:table-cell office:value-type="float" office:value="86" calcext:value-type="float">
            <text:p>86</text:p>
          </table:table-cell>
          <table:table-cell table:formula="of:=[.W3]*[.$U$54]/[.$W$2]" office:value-type="float" office:value="76475.1852101596" calcext:value-type="float">
            <text:p>76475,1852101596</text:p>
          </table:table-cell>
          <table:table-cell office:value-type="string" calcext:value-type="string">
            <text:p>2012-01-08 - 2012-01-14</text:p>
          </table:table-cell>
          <table:table-cell office:value-type="float" office:value="70" calcext:value-type="float">
            <text:p>70</text:p>
          </table:table-cell>
          <table:table-cell table:formula="of:=[.Z3]*[.$X$54]/[.$Z$2]" office:value-type="float" office:value="75526.6557811964" calcext:value-type="float">
            <text:p>75526,6557811964</text:p>
          </table:table-cell>
          <table:table-cell office:value-type="string" calcext:value-type="string">
            <text:p>2013-01-13 - 2013-01-19</text:p>
          </table:table-cell>
          <table:table-cell office:value-type="float" office:value="99" calcext:value-type="float">
            <text:p>99</text:p>
          </table:table-cell>
          <table:table-cell table:formula="of:=[.AC3]*[.$AA$55]/[.$AC$2]" office:value-type="float" office:value="97202.8059903998" calcext:value-type="float">
            <text:p>97202,8059903998</text:p>
          </table:table-cell>
          <table:table-cell office:value-type="string" calcext:value-type="string">
            <text:p>2014-01-12 - 2014-01-18</text:p>
          </table:table-cell>
          <table:table-cell office:value-type="float" office:value="99" calcext:value-type="float">
            <text:p>99</text:p>
          </table:table-cell>
          <table:table-cell table:formula="of:=[.AF3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1-18 - 2004-01-24</text:p>
          </table:table-cell>
          <table:table-cell office:value-type="float" office:value="0" calcext:value-type="float">
            <text:p>0</text:p>
          </table:table-cell>
          <table:table-cell table:formula="of:=[.B4]*1" office:value-type="float" office:value="0" calcext:value-type="float">
            <text:p>0</text:p>
          </table:table-cell>
          <table:table-cell office:value-type="string" calcext:value-type="string">
            <text:p>2005-01-16 - 2005-01-22</text:p>
          </table:table-cell>
          <table:table-cell office:value-type="float" office:value="29" calcext:value-type="float">
            <text:p>29</text:p>
          </table:table-cell>
          <table:table-cell table:formula="of:=[.E4]*[.$B$54]/[.$E$2]" office:value-type="float" office:value="73.1304347826087" calcext:value-type="float">
            <text:p>73,1304347826</text:p>
          </table:table-cell>
          <table:table-cell office:value-type="string" calcext:value-type="string">
            <text:p>2006-01-15 - 2006-01-21</text:p>
          </table:table-cell>
          <table:table-cell office:value-type="float" office:value="25" calcext:value-type="float">
            <text:p>25</text:p>
          </table:table-cell>
          <table:table-cell table:formula="of:=[.H4]*[.$F$54]/[.$H$2]" office:value-type="float" office:value="227.504725897921" calcext:value-type="float">
            <text:p>227,5047258979</text:p>
          </table:table-cell>
          <table:table-cell office:value-type="string" calcext:value-type="string">
            <text:p>2007-01-21 - 2007-01-27</text:p>
          </table:table-cell>
          <table:table-cell office:value-type="float" office:value="13" calcext:value-type="float">
            <text:p>13</text:p>
          </table:table-cell>
          <table:table-cell table:formula="of:=[.K4]*[.$I$55]/[.$K$2]" office:value-type="float" office:value="828.117202268431" calcext:value-type="float">
            <text:p>828,1172022684</text:p>
          </table:table-cell>
          <table:table-cell office:value-type="string" calcext:value-type="string">
            <text:p>2008-01-20 - 2008-01-26</text:p>
          </table:table-cell>
          <table:table-cell office:value-type="float" office:value="21" calcext:value-type="float">
            <text:p>21</text:p>
          </table:table-cell>
          <table:table-cell table:formula="of:=[.N4]*[.$L$54]/[.$N$2]" office:value-type="float" office:value="5924.22306238185" calcext:value-type="float">
            <text:p>5924,2230623819</text:p>
          </table:table-cell>
          <table:table-cell office:value-type="string" calcext:value-type="string">
            <text:p>2009-01-18 - 2009-01-24</text:p>
          </table:table-cell>
          <table:table-cell office:value-type="float" office:value="45" calcext:value-type="float">
            <text:p>45</text:p>
          </table:table-cell>
          <table:table-cell table:formula="of:=[.Q4]*[.$O$54]/[.$Q$2]" office:value-type="float" office:value="26900.8088036727" calcext:value-type="float">
            <text:p>26900,8088036727</text:p>
          </table:table-cell>
          <table:table-cell office:value-type="string" calcext:value-type="string">
            <text:p>2010-01-17 - 2010-01-23</text:p>
          </table:table-cell>
          <table:table-cell office:value-type="float" office:value="71" calcext:value-type="float">
            <text:p>71</text:p>
          </table:table-cell>
          <table:table-cell table:formula="of:=[.T4]*[.$R$54]/[.$T$2]" office:value-type="float" office:value="60449.8309615191" calcext:value-type="float">
            <text:p>60449,8309615191</text:p>
          </table:table-cell>
          <table:table-cell office:value-type="string" calcext:value-type="string">
            <text:p>2011-01-16 - 2011-01-22</text:p>
          </table:table-cell>
          <table:table-cell office:value-type="float" office:value="89" calcext:value-type="float">
            <text:p>89</text:p>
          </table:table-cell>
          <table:table-cell table:formula="of:=[.W4]*[.$U$54]/[.$W$2]" office:value-type="float" office:value="79142.9242291187" calcext:value-type="float">
            <text:p>79142,9242291187</text:p>
          </table:table-cell>
          <table:table-cell office:value-type="string" calcext:value-type="string">
            <text:p>2012-01-15 - 2012-01-21</text:p>
          </table:table-cell>
          <table:table-cell office:value-type="float" office:value="75" calcext:value-type="float">
            <text:p>75</text:p>
          </table:table-cell>
          <table:table-cell table:formula="of:=[.Z4]*[.$X$54]/[.$Z$2]" office:value-type="float" office:value="80921.4169084247" calcext:value-type="float">
            <text:p>80921,4169084247</text:p>
          </table:table-cell>
          <table:table-cell office:value-type="string" calcext:value-type="string">
            <text:p>2013-01-20 - 2013-01-26</text:p>
          </table:table-cell>
          <table:table-cell office:value-type="float" office:value="98" calcext:value-type="float">
            <text:p>98</text:p>
          </table:table-cell>
          <table:table-cell table:formula="of:=[.AC4]*[.$AA$55]/[.$AC$2]" office:value-type="float" office:value="96220.9594652443" calcext:value-type="float">
            <text:p>96220,9594652443</text:p>
          </table:table-cell>
          <table:table-cell office:value-type="string" calcext:value-type="string">
            <text:p>2014-01-19 - 2014-01-25</text:p>
          </table:table-cell>
          <table:table-cell office:value-type="float" office:value="99" calcext:value-type="float">
            <text:p>99</text:p>
          </table:table-cell>
          <table:table-cell table:formula="of:=[.AF4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1-25 - 2004-01-31</text:p>
          </table:table-cell>
          <table:table-cell office:value-type="float" office:value="0" calcext:value-type="float">
            <text:p>0</text:p>
          </table:table-cell>
          <table:table-cell table:formula="of:=[.B5]*1" office:value-type="float" office:value="0" calcext:value-type="float">
            <text:p>0</text:p>
          </table:table-cell>
          <table:table-cell office:value-type="string" calcext:value-type="string">
            <text:p>2005-01-23 - 2005-01-29</text:p>
          </table:table-cell>
          <table:table-cell office:value-type="float" office:value="33" calcext:value-type="float">
            <text:p>33</text:p>
          </table:table-cell>
          <table:table-cell table:formula="of:=[.E5]*[.$B$54]/[.$E$2]" office:value-type="float" office:value="83.2173913043478" calcext:value-type="float">
            <text:p>83,2173913043</text:p>
          </table:table-cell>
          <table:table-cell office:value-type="string" calcext:value-type="string">
            <text:p>2006-01-22 - 2006-01-28</text:p>
          </table:table-cell>
          <table:table-cell office:value-type="float" office:value="25" calcext:value-type="float">
            <text:p>25</text:p>
          </table:table-cell>
          <table:table-cell table:formula="of:=[.H5]*[.$F$54]/[.$H$2]" office:value-type="float" office:value="227.504725897921" calcext:value-type="float">
            <text:p>227,5047258979</text:p>
          </table:table-cell>
          <table:table-cell office:value-type="string" calcext:value-type="string">
            <text:p>2007-01-28 - 2007-02-03</text:p>
          </table:table-cell>
          <table:table-cell office:value-type="float" office:value="13" calcext:value-type="float">
            <text:p>13</text:p>
          </table:table-cell>
          <table:table-cell table:formula="of:=[.K5]*[.$I$55]/[.$K$2]" office:value-type="float" office:value="828.117202268431" calcext:value-type="float">
            <text:p>828,1172022684</text:p>
          </table:table-cell>
          <table:table-cell office:value-type="string" calcext:value-type="string">
            <text:p>2008-01-27 - 2008-02-02</text:p>
          </table:table-cell>
          <table:table-cell office:value-type="float" office:value="21" calcext:value-type="float">
            <text:p>21</text:p>
          </table:table-cell>
          <table:table-cell table:formula="of:=[.N5]*[.$L$54]/[.$N$2]" office:value-type="float" office:value="5924.22306238185" calcext:value-type="float">
            <text:p>5924,2230623819</text:p>
          </table:table-cell>
          <table:table-cell office:value-type="string" calcext:value-type="string">
            <text:p>2009-01-25 - 2009-01-31</text:p>
          </table:table-cell>
          <table:table-cell office:value-type="float" office:value="47" calcext:value-type="float">
            <text:p>47</text:p>
          </table:table-cell>
          <table:table-cell table:formula="of:=[.Q5]*[.$O$54]/[.$Q$2]" office:value-type="float" office:value="28096.4003060582" calcext:value-type="float">
            <text:p>28096,4003060582</text:p>
          </table:table-cell>
          <table:table-cell office:value-type="string" calcext:value-type="string">
            <text:p>2010-01-24 - 2010-01-30</text:p>
          </table:table-cell>
          <table:table-cell office:value-type="float" office:value="72" calcext:value-type="float">
            <text:p>72</text:p>
          </table:table-cell>
          <table:table-cell table:formula="of:=[.T5]*[.$R$54]/[.$T$2]" office:value-type="float" office:value="61301.2370313996" calcext:value-type="float">
            <text:p>61301,2370313996</text:p>
          </table:table-cell>
          <table:table-cell office:value-type="string" calcext:value-type="string">
            <text:p>2011-01-23 - 2011-01-29</text:p>
          </table:table-cell>
          <table:table-cell office:value-type="float" office:value="90" calcext:value-type="float">
            <text:p>90</text:p>
          </table:table-cell>
          <table:table-cell table:formula="of:=[.W5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1-22 - 2012-01-28</text:p>
          </table:table-cell>
          <table:table-cell office:value-type="float" office:value="76" calcext:value-type="float">
            <text:p>76</text:p>
          </table:table-cell>
          <table:table-cell table:formula="of:=[.Z5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1-27 - 2013-02-02</text:p>
          </table:table-cell>
          <table:table-cell office:value-type="float" office:value="97" calcext:value-type="float">
            <text:p>97</text:p>
          </table:table-cell>
          <table:table-cell table:formula="of:=[.AC5]*[.$AA$55]/[.$AC$2]" office:value-type="float" office:value="95239.1129400887" calcext:value-type="float">
            <text:p>95239,1129400887</text:p>
          </table:table-cell>
          <table:table-cell office:value-type="string" calcext:value-type="string">
            <text:p>2014-01-26 - 2014-02-01</text:p>
          </table:table-cell>
          <table:table-cell office:value-type="float" office:value="98" calcext:value-type="float">
            <text:p>98</text:p>
          </table:table-cell>
          <table:table-cell table:formula="of:=[.AF5]*[.$AD$54]/[.$AF$2]" office:value-type="float" office:value="76782.381795498" calcext:value-type="float">
            <text:p>76782,38179549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2-01 - 2004-02-07</text:p>
          </table:table-cell>
          <table:table-cell office:value-type="float" office:value="0" calcext:value-type="float">
            <text:p>0</text:p>
          </table:table-cell>
          <table:table-cell table:formula="of:=[.B6]*1" office:value-type="float" office:value="0" calcext:value-type="float">
            <text:p>0</text:p>
          </table:table-cell>
          <table:table-cell office:value-type="string" calcext:value-type="string">
            <text:p>2005-01-30 - 2005-02-05</text:p>
          </table:table-cell>
          <table:table-cell office:value-type="float" office:value="37" calcext:value-type="float">
            <text:p>37</text:p>
          </table:table-cell>
          <table:table-cell table:formula="of:=[.E6]*[.$B$54]/[.$E$2]" office:value-type="float" office:value="93.3043478260869" calcext:value-type="float">
            <text:p>93,3043478261</text:p>
          </table:table-cell>
          <table:table-cell office:value-type="string" calcext:value-type="string">
            <text:p>2006-01-29 - 2006-02-04</text:p>
          </table:table-cell>
          <table:table-cell office:value-type="float" office:value="27" calcext:value-type="float">
            <text:p>27</text:p>
          </table:table-cell>
          <table:table-cell table:formula="of:=[.H6]*[.$F$54]/[.$H$2]" office:value-type="float" office:value="245.705103969754" calcext:value-type="float">
            <text:p>245,7051039698</text:p>
          </table:table-cell>
          <table:table-cell office:value-type="string" calcext:value-type="string">
            <text:p>2007-02-04 - 2007-02-10</text:p>
          </table:table-cell>
          <table:table-cell office:value-type="float" office:value="14" calcext:value-type="float">
            <text:p>14</text:p>
          </table:table-cell>
          <table:table-cell table:formula="of:=[.K6]*[.$I$55]/[.$K$2]" office:value-type="float" office:value="891.818525519849" calcext:value-type="float">
            <text:p>891,8185255198</text:p>
          </table:table-cell>
          <table:table-cell office:value-type="string" calcext:value-type="string">
            <text:p>2008-02-03 - 2008-02-09</text:p>
          </table:table-cell>
          <table:table-cell office:value-type="float" office:value="23" calcext:value-type="float">
            <text:p>23</text:p>
          </table:table-cell>
          <table:table-cell table:formula="of:=[.N6]*[.$L$54]/[.$N$2]" office:value-type="float" office:value="6488.4347826087" calcext:value-type="float">
            <text:p>6488,4347826087</text:p>
          </table:table-cell>
          <table:table-cell office:value-type="string" calcext:value-type="string">
            <text:p>2009-02-01 - 2009-02-07</text:p>
          </table:table-cell>
          <table:table-cell office:value-type="float" office:value="48" calcext:value-type="float">
            <text:p>48</text:p>
          </table:table-cell>
          <table:table-cell table:formula="of:=[.Q6]*[.$O$54]/[.$Q$2]" office:value-type="float" office:value="28694.1960572509" calcext:value-type="float">
            <text:p>28694,1960572509</text:p>
          </table:table-cell>
          <table:table-cell office:value-type="string" calcext:value-type="string">
            <text:p>2010-01-31 - 2010-02-06</text:p>
          </table:table-cell>
          <table:table-cell office:value-type="float" office:value="72" calcext:value-type="float">
            <text:p>72</text:p>
          </table:table-cell>
          <table:table-cell table:formula="of:=[.T6]*[.$R$54]/[.$T$2]" office:value-type="float" office:value="61301.2370313996" calcext:value-type="float">
            <text:p>61301,2370313996</text:p>
          </table:table-cell>
          <table:table-cell office:value-type="string" calcext:value-type="string">
            <text:p>2011-01-30 - 2011-02-05</text:p>
          </table:table-cell>
          <table:table-cell office:value-type="float" office:value="90" calcext:value-type="float">
            <text:p>90</text:p>
          </table:table-cell>
          <table:table-cell table:formula="of:=[.W6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1-29 - 2012-02-04</text:p>
          </table:table-cell>
          <table:table-cell office:value-type="float" office:value="74" calcext:value-type="float">
            <text:p>74</text:p>
          </table:table-cell>
          <table:table-cell table:formula="of:=[.Z6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2-03 - 2013-02-09</text:p>
          </table:table-cell>
          <table:table-cell office:value-type="float" office:value="96" calcext:value-type="float">
            <text:p>96</text:p>
          </table:table-cell>
          <table:table-cell table:formula="of:=[.AC6]*[.$AA$55]/[.$AC$2]" office:value-type="float" office:value="94257.2664149331" calcext:value-type="float">
            <text:p>94257,2664149331</text:p>
          </table:table-cell>
          <table:table-cell office:value-type="string" calcext:value-type="string">
            <text:p>2014-02-02 - 2014-02-08</text:p>
          </table:table-cell>
          <table:table-cell office:value-type="float" office:value="100" calcext:value-type="float">
            <text:p>100</text:p>
          </table:table-cell>
          <table:table-cell table:formula="of:=[.AF6]*[.$AD$54]/[.$AF$2]" office:value-type="float" office:value="78349.3691790795" calcext:value-type="float">
            <text:p>78349,369179079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2-08 - 2004-02-14</text:p>
          </table:table-cell>
          <table:table-cell office:value-type="float" office:value="0" calcext:value-type="float">
            <text:p>0</text:p>
          </table:table-cell>
          <table:table-cell table:formula="of:=[.B7]*1" office:value-type="float" office:value="0" calcext:value-type="float">
            <text:p>0</text:p>
          </table:table-cell>
          <table:table-cell office:value-type="string" calcext:value-type="string">
            <text:p>2005-02-06 - 2005-02-12</text:p>
          </table:table-cell>
          <table:table-cell office:value-type="float" office:value="39" calcext:value-type="float">
            <text:p>39</text:p>
          </table:table-cell>
          <table:table-cell table:formula="of:=[.E7]*[.$B$54]/[.$E$2]" office:value-type="float" office:value="98.3478260869565" calcext:value-type="float">
            <text:p>98,347826087</text:p>
          </table:table-cell>
          <table:table-cell office:value-type="string" calcext:value-type="string">
            <text:p>2006-02-05 - 2006-02-11</text:p>
          </table:table-cell>
          <table:table-cell office:value-type="float" office:value="29" calcext:value-type="float">
            <text:p>29</text:p>
          </table:table-cell>
          <table:table-cell table:formula="of:=[.H7]*[.$F$54]/[.$H$2]" office:value-type="float" office:value="263.905482041588" calcext:value-type="float">
            <text:p>263,9054820416</text:p>
          </table:table-cell>
          <table:table-cell office:value-type="string" calcext:value-type="string">
            <text:p>2007-02-11 - 2007-02-17</text:p>
          </table:table-cell>
          <table:table-cell office:value-type="float" office:value="15" calcext:value-type="float">
            <text:p>15</text:p>
          </table:table-cell>
          <table:table-cell table:formula="of:=[.K7]*[.$I$55]/[.$K$2]" office:value-type="float" office:value="955.519848771267" calcext:value-type="float">
            <text:p>955,5198487713</text:p>
          </table:table-cell>
          <table:table-cell office:value-type="string" calcext:value-type="string">
            <text:p>2008-02-10 - 2008-02-16</text:p>
          </table:table-cell>
          <table:table-cell office:value-type="float" office:value="22" calcext:value-type="float">
            <text:p>22</text:p>
          </table:table-cell>
          <table:table-cell table:formula="of:=[.N7]*[.$L$54]/[.$N$2]" office:value-type="float" office:value="6206.32892249528" calcext:value-type="float">
            <text:p>6206,3289224953</text:p>
          </table:table-cell>
          <table:table-cell office:value-type="string" calcext:value-type="string">
            <text:p>2009-02-08 - 2009-02-14</text:p>
          </table:table-cell>
          <table:table-cell office:value-type="float" office:value="49" calcext:value-type="float">
            <text:p>49</text:p>
          </table:table-cell>
          <table:table-cell table:formula="of:=[.Q7]*[.$O$54]/[.$Q$2]" office:value-type="float" office:value="29291.9918084436" calcext:value-type="float">
            <text:p>29291,9918084436</text:p>
          </table:table-cell>
          <table:table-cell office:value-type="string" calcext:value-type="string">
            <text:p>2010-02-07 - 2010-02-13</text:p>
          </table:table-cell>
          <table:table-cell office:value-type="float" office:value="74" calcext:value-type="float">
            <text:p>74</text:p>
          </table:table-cell>
          <table:table-cell table:formula="of:=[.T7]*[.$R$54]/[.$T$2]" office:value-type="float" office:value="63004.0491711607" calcext:value-type="float">
            <text:p>63004,0491711607</text:p>
          </table:table-cell>
          <table:table-cell office:value-type="string" calcext:value-type="string">
            <text:p>2011-02-06 - 2011-02-12</text:p>
          </table:table-cell>
          <table:table-cell office:value-type="float" office:value="92" calcext:value-type="float">
            <text:p>92</text:p>
          </table:table-cell>
          <table:table-cell table:formula="of:=[.W7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2-05 - 2012-02-11</text:p>
          </table:table-cell>
          <table:table-cell office:value-type="float" office:value="75" calcext:value-type="float">
            <text:p>75</text:p>
          </table:table-cell>
          <table:table-cell table:formula="of:=[.Z7]*[.$X$54]/[.$Z$2]" office:value-type="float" office:value="80921.4169084247" calcext:value-type="float">
            <text:p>80921,4169084247</text:p>
          </table:table-cell>
          <table:table-cell office:value-type="string" calcext:value-type="string">
            <text:p>2013-02-10 - 2013-02-16</text:p>
          </table:table-cell>
          <table:table-cell office:value-type="float" office:value="98" calcext:value-type="float">
            <text:p>98</text:p>
          </table:table-cell>
          <table:table-cell table:formula="of:=[.AC7]*[.$AA$55]/[.$AC$2]" office:value-type="float" office:value="96220.9594652443" calcext:value-type="float">
            <text:p>96220,9594652443</text:p>
          </table:table-cell>
          <table:table-cell office:value-type="string" calcext:value-type="string">
            <text:p>2014-02-09 - 2014-02-15</text:p>
          </table:table-cell>
          <table:table-cell office:value-type="float" office:value="97" calcext:value-type="float">
            <text:p>97</text:p>
          </table:table-cell>
          <table:table-cell table:formula="of:=[.AF7]*[.$AD$54]/[.$AF$2]" office:value-type="float" office:value="75998.8881037072" calcext:value-type="float">
            <text:p>75998,88810370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2-15 - 2004-02-21</text:p>
          </table:table-cell>
          <table:table-cell office:value-type="float" office:value="0" calcext:value-type="float">
            <text:p>0</text:p>
          </table:table-cell>
          <table:table-cell table:formula="of:=[.B8]*1" office:value-type="float" office:value="0" calcext:value-type="float">
            <text:p>0</text:p>
          </table:table-cell>
          <table:table-cell office:value-type="string" calcext:value-type="string">
            <text:p>2005-02-13 - 2005-02-19</text:p>
          </table:table-cell>
          <table:table-cell office:value-type="float" office:value="40" calcext:value-type="float">
            <text:p>40</text:p>
          </table:table-cell>
          <table:table-cell table:formula="of:=[.E8]*[.$B$54]/[.$E$2]" office:value-type="float" office:value="100.869565217391" calcext:value-type="float">
            <text:p>100,8695652174</text:p>
          </table:table-cell>
          <table:table-cell office:value-type="string" calcext:value-type="string">
            <text:p>2006-02-12 - 2006-02-18</text:p>
          </table:table-cell>
          <table:table-cell office:value-type="float" office:value="26" calcext:value-type="float">
            <text:p>26</text:p>
          </table:table-cell>
          <table:table-cell table:formula="of:=[.H8]*[.$F$54]/[.$H$2]" office:value-type="float" office:value="236.604914933837" calcext:value-type="float">
            <text:p>236,6049149338</text:p>
          </table:table-cell>
          <table:table-cell office:value-type="string" calcext:value-type="string">
            <text:p>2007-02-18 - 2007-02-24</text:p>
          </table:table-cell>
          <table:table-cell office:value-type="float" office:value="15" calcext:value-type="float">
            <text:p>15</text:p>
          </table:table-cell>
          <table:table-cell table:formula="of:=[.K8]*[.$I$55]/[.$K$2]" office:value-type="float" office:value="955.519848771267" calcext:value-type="float">
            <text:p>955,5198487713</text:p>
          </table:table-cell>
          <table:table-cell office:value-type="string" calcext:value-type="string">
            <text:p>2008-02-17 - 2008-02-23</text:p>
          </table:table-cell>
          <table:table-cell office:value-type="float" office:value="22" calcext:value-type="float">
            <text:p>22</text:p>
          </table:table-cell>
          <table:table-cell table:formula="of:=[.N8]*[.$L$54]/[.$N$2]" office:value-type="float" office:value="6206.32892249528" calcext:value-type="float">
            <text:p>6206,3289224953</text:p>
          </table:table-cell>
          <table:table-cell office:value-type="string" calcext:value-type="string">
            <text:p>2009-02-15 - 2009-02-21</text:p>
          </table:table-cell>
          <table:table-cell office:value-type="float" office:value="50" calcext:value-type="float">
            <text:p>50</text:p>
          </table:table-cell>
          <table:table-cell table:formula="of:=[.Q8]*[.$O$54]/[.$Q$2]" office:value-type="float" office:value="29889.7875596363" calcext:value-type="float">
            <text:p>29889,7875596363</text:p>
          </table:table-cell>
          <table:table-cell office:value-type="string" calcext:value-type="string">
            <text:p>2010-02-14 - 2010-02-20</text:p>
          </table:table-cell>
          <table:table-cell office:value-type="float" office:value="74" calcext:value-type="float">
            <text:p>74</text:p>
          </table:table-cell>
          <table:table-cell table:formula="of:=[.T8]*[.$R$54]/[.$T$2]" office:value-type="float" office:value="63004.0491711607" calcext:value-type="float">
            <text:p>63004,0491711607</text:p>
          </table:table-cell>
          <table:table-cell office:value-type="string" calcext:value-type="string">
            <text:p>2011-02-13 - 2011-02-19</text:p>
          </table:table-cell>
          <table:table-cell office:value-type="float" office:value="90" calcext:value-type="float">
            <text:p>90</text:p>
          </table:table-cell>
          <table:table-cell table:formula="of:=[.W8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2-12 - 2012-02-18</text:p>
          </table:table-cell>
          <table:table-cell office:value-type="float" office:value="74" calcext:value-type="float">
            <text:p>74</text:p>
          </table:table-cell>
          <table:table-cell table:formula="of:=[.Z8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2-17 - 2013-02-23</text:p>
          </table:table-cell>
          <table:table-cell office:value-type="float" office:value="95" calcext:value-type="float">
            <text:p>95</text:p>
          </table:table-cell>
          <table:table-cell table:formula="of:=[.AC8]*[.$AA$55]/[.$AC$2]" office:value-type="float" office:value="93275.4198897776" calcext:value-type="float">
            <text:p>93275,4198897776</text:p>
          </table:table-cell>
          <table:table-cell office:value-type="string" calcext:value-type="string">
            <text:p>2014-02-16 - 2014-02-22</text:p>
          </table:table-cell>
          <table:table-cell office:value-type="float" office:value="98" calcext:value-type="float">
            <text:p>98</text:p>
          </table:table-cell>
          <table:table-cell table:formula="of:=[.AF8]*[.$AD$54]/[.$AF$2]" office:value-type="float" office:value="76782.381795498" calcext:value-type="float">
            <text:p>76782,38179549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2-22 - 2004-02-28</text:p>
          </table:table-cell>
          <table:table-cell office:value-type="float" office:value="0" calcext:value-type="float">
            <text:p>0</text:p>
          </table:table-cell>
          <table:table-cell table:formula="of:=[.B9]*1" office:value-type="float" office:value="0" calcext:value-type="float">
            <text:p>0</text:p>
          </table:table-cell>
          <table:table-cell office:value-type="string" calcext:value-type="string">
            <text:p>2005-02-20 - 2005-02-26</text:p>
          </table:table-cell>
          <table:table-cell office:value-type="float" office:value="29" calcext:value-type="float">
            <text:p>29</text:p>
          </table:table-cell>
          <table:table-cell table:formula="of:=[.E9]*[.$B$54]/[.$E$2]" office:value-type="float" office:value="73.1304347826087" calcext:value-type="float">
            <text:p>73,1304347826</text:p>
          </table:table-cell>
          <table:table-cell office:value-type="string" calcext:value-type="string">
            <text:p>2006-02-19 - 2006-02-25</text:p>
          </table:table-cell>
          <table:table-cell office:value-type="float" office:value="25" calcext:value-type="float">
            <text:p>25</text:p>
          </table:table-cell>
          <table:table-cell table:formula="of:=[.H9]*[.$F$54]/[.$H$2]" office:value-type="float" office:value="227.504725897921" calcext:value-type="float">
            <text:p>227,5047258979</text:p>
          </table:table-cell>
          <table:table-cell office:value-type="string" calcext:value-type="string">
            <text:p>2007-02-25 - 2007-03-03</text:p>
          </table:table-cell>
          <table:table-cell office:value-type="float" office:value="16" calcext:value-type="float">
            <text:p>16</text:p>
          </table:table-cell>
          <table:table-cell table:formula="of:=[.K9]*[.$I$55]/[.$K$2]" office:value-type="float" office:value="1019.22117202268" calcext:value-type="float">
            <text:p>1019,2211720227</text:p>
          </table:table-cell>
          <table:table-cell office:value-type="string" calcext:value-type="string">
            <text:p>2008-02-24 - 2008-03-01</text:p>
          </table:table-cell>
          <table:table-cell office:value-type="float" office:value="21" calcext:value-type="float">
            <text:p>21</text:p>
          </table:table-cell>
          <table:table-cell table:formula="of:=[.N9]*[.$L$54]/[.$N$2]" office:value-type="float" office:value="5924.22306238185" calcext:value-type="float">
            <text:p>5924,2230623819</text:p>
          </table:table-cell>
          <table:table-cell office:value-type="string" calcext:value-type="string">
            <text:p>2009-02-22 - 2009-02-28</text:p>
          </table:table-cell>
          <table:table-cell office:value-type="float" office:value="50" calcext:value-type="float">
            <text:p>50</text:p>
          </table:table-cell>
          <table:table-cell table:formula="of:=[.Q9]*[.$O$54]/[.$Q$2]" office:value-type="float" office:value="29889.7875596363" calcext:value-type="float">
            <text:p>29889,7875596363</text:p>
          </table:table-cell>
          <table:table-cell office:value-type="string" calcext:value-type="string">
            <text:p>2010-02-21 - 2010-02-27</text:p>
          </table:table-cell>
          <table:table-cell office:value-type="float" office:value="71" calcext:value-type="float">
            <text:p>71</text:p>
          </table:table-cell>
          <table:table-cell table:formula="of:=[.T9]*[.$R$54]/[.$T$2]" office:value-type="float" office:value="60449.8309615191" calcext:value-type="float">
            <text:p>60449,8309615191</text:p>
          </table:table-cell>
          <table:table-cell office:value-type="string" calcext:value-type="string">
            <text:p>2011-02-20 - 2011-02-26</text:p>
          </table:table-cell>
          <table:table-cell office:value-type="float" office:value="86" calcext:value-type="float">
            <text:p>86</text:p>
          </table:table-cell>
          <table:table-cell table:formula="of:=[.W9]*[.$U$54]/[.$W$2]" office:value-type="float" office:value="76475.1852101596" calcext:value-type="float">
            <text:p>76475,1852101596</text:p>
          </table:table-cell>
          <table:table-cell office:value-type="string" calcext:value-type="string">
            <text:p>2012-02-19 - 2012-02-25</text:p>
          </table:table-cell>
          <table:table-cell office:value-type="float" office:value="76" calcext:value-type="float">
            <text:p>76</text:p>
          </table:table-cell>
          <table:table-cell table:formula="of:=[.Z9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2-24 - 2013-03-02</text:p>
          </table:table-cell>
          <table:table-cell office:value-type="float" office:value="94" calcext:value-type="float">
            <text:p>94</text:p>
          </table:table-cell>
          <table:table-cell table:formula="of:=[.AC9]*[.$AA$55]/[.$AC$2]" office:value-type="float" office:value="92293.573364622" calcext:value-type="float">
            <text:p>92293,573364622</text:p>
          </table:table-cell>
          <table:table-cell office:value-type="string" calcext:value-type="string">
            <text:p>2014-02-23 - 2014-03-01</text:p>
          </table:table-cell>
          <table:table-cell office:value-type="float" office:value="97" calcext:value-type="float">
            <text:p>97</text:p>
          </table:table-cell>
          <table:table-cell table:formula="of:=[.AF9]*[.$AD$54]/[.$AF$2]" office:value-type="float" office:value="75998.8881037072" calcext:value-type="float">
            <text:p>75998,88810370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2-29 - 2004-03-06</text:p>
          </table:table-cell>
          <table:table-cell office:value-type="float" office:value="0" calcext:value-type="float">
            <text:p>0</text:p>
          </table:table-cell>
          <table:table-cell table:formula="of:=[.B10]*1" office:value-type="float" office:value="0" calcext:value-type="float">
            <text:p>0</text:p>
          </table:table-cell>
          <table:table-cell office:value-type="string" calcext:value-type="string">
            <text:p>2005-02-27 - 2005-03-05</text:p>
          </table:table-cell>
          <table:table-cell office:value-type="float" office:value="39" calcext:value-type="float">
            <text:p>39</text:p>
          </table:table-cell>
          <table:table-cell table:formula="of:=[.E10]*[.$B$54]/[.$E$2]" office:value-type="float" office:value="98.3478260869565" calcext:value-type="float">
            <text:p>98,347826087</text:p>
          </table:table-cell>
          <table:table-cell office:value-type="string" calcext:value-type="string">
            <text:p>2006-02-26 - 2006-03-04</text:p>
          </table:table-cell>
          <table:table-cell office:value-type="float" office:value="29" calcext:value-type="float">
            <text:p>29</text:p>
          </table:table-cell>
          <table:table-cell table:formula="of:=[.H10]*[.$F$54]/[.$H$2]" office:value-type="float" office:value="263.905482041588" calcext:value-type="float">
            <text:p>263,9054820416</text:p>
          </table:table-cell>
          <table:table-cell office:value-type="string" calcext:value-type="string">
            <text:p>2007-03-04 - 2007-03-10</text:p>
          </table:table-cell>
          <table:table-cell office:value-type="float" office:value="16" calcext:value-type="float">
            <text:p>16</text:p>
          </table:table-cell>
          <table:table-cell table:formula="of:=[.K10]*[.$I$55]/[.$K$2]" office:value-type="float" office:value="1019.22117202268" calcext:value-type="float">
            <text:p>1019,2211720227</text:p>
          </table:table-cell>
          <table:table-cell office:value-type="string" calcext:value-type="string">
            <text:p>2008-03-02 - 2008-03-08</text:p>
          </table:table-cell>
          <table:table-cell office:value-type="float" office:value="22" calcext:value-type="float">
            <text:p>22</text:p>
          </table:table-cell>
          <table:table-cell table:formula="of:=[.N10]*[.$L$54]/[.$N$2]" office:value-type="float" office:value="6206.32892249528" calcext:value-type="float">
            <text:p>6206,3289224953</text:p>
          </table:table-cell>
          <table:table-cell office:value-type="string" calcext:value-type="string">
            <text:p>2009-03-01 - 2009-03-07</text:p>
          </table:table-cell>
          <table:table-cell office:value-type="float" office:value="51" calcext:value-type="float">
            <text:p>51</text:p>
          </table:table-cell>
          <table:table-cell table:formula="of:=[.Q10]*[.$O$54]/[.$Q$2]" office:value-type="float" office:value="30487.5833108291" calcext:value-type="float">
            <text:p>30487,5833108291</text:p>
          </table:table-cell>
          <table:table-cell office:value-type="string" calcext:value-type="string">
            <text:p>2010-02-28 - 2010-03-06</text:p>
          </table:table-cell>
          <table:table-cell office:value-type="float" office:value="72" calcext:value-type="float">
            <text:p>72</text:p>
          </table:table-cell>
          <table:table-cell table:formula="of:=[.T10]*[.$R$54]/[.$T$2]" office:value-type="float" office:value="61301.2370313996" calcext:value-type="float">
            <text:p>61301,2370313996</text:p>
          </table:table-cell>
          <table:table-cell office:value-type="string" calcext:value-type="string">
            <text:p>2011-02-27 - 2011-03-05</text:p>
          </table:table-cell>
          <table:table-cell office:value-type="float" office:value="91" calcext:value-type="float">
            <text:p>91</text:p>
          </table:table-cell>
          <table:table-cell table:formula="of:=[.W10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02-26 - 2012-03-03</text:p>
          </table:table-cell>
          <table:table-cell office:value-type="float" office:value="76" calcext:value-type="float">
            <text:p>76</text:p>
          </table:table-cell>
          <table:table-cell table:formula="of:=[.Z10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3-03 - 2013-03-09</text:p>
          </table:table-cell>
          <table:table-cell office:value-type="float" office:value="95" calcext:value-type="float">
            <text:p>95</text:p>
          </table:table-cell>
          <table:table-cell table:formula="of:=[.AC10]*[.$AA$55]/[.$AC$2]" office:value-type="float" office:value="93275.4198897776" calcext:value-type="float">
            <text:p>93275,4198897776</text:p>
          </table:table-cell>
          <table:table-cell office:value-type="string" calcext:value-type="string">
            <text:p>2014-03-02 - 2014-03-08</text:p>
          </table:table-cell>
          <table:table-cell office:value-type="float" office:value="98" calcext:value-type="float">
            <text:p>98</text:p>
          </table:table-cell>
          <table:table-cell table:formula="of:=[.AF10]*[.$AD$54]/[.$AF$2]" office:value-type="float" office:value="76782.381795498" calcext:value-type="float">
            <text:p>76782,38179549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3-07 - 2004-03-13</text:p>
          </table:table-cell>
          <table:table-cell office:value-type="float" office:value="0" calcext:value-type="float">
            <text:p>0</text:p>
          </table:table-cell>
          <table:table-cell table:formula="of:=[.B11]*1" office:value-type="float" office:value="0" calcext:value-type="float">
            <text:p>0</text:p>
          </table:table-cell>
          <table:table-cell office:value-type="string" calcext:value-type="string">
            <text:p>2005-03-06 - 2005-03-12</text:p>
          </table:table-cell>
          <table:table-cell office:value-type="float" office:value="29" calcext:value-type="float">
            <text:p>29</text:p>
          </table:table-cell>
          <table:table-cell table:formula="of:=[.E11]*[.$B$54]/[.$E$2]" office:value-type="float" office:value="73.1304347826087" calcext:value-type="float">
            <text:p>73,1304347826</text:p>
          </table:table-cell>
          <table:table-cell office:value-type="string" calcext:value-type="string">
            <text:p>2006-03-05 - 2006-03-11</text:p>
          </table:table-cell>
          <table:table-cell office:value-type="float" office:value="28" calcext:value-type="float">
            <text:p>28</text:p>
          </table:table-cell>
          <table:table-cell table:formula="of:=[.H11]*[.$F$54]/[.$H$2]" office:value-type="float" office:value="254.805293005671" calcext:value-type="float">
            <text:p>254,8052930057</text:p>
          </table:table-cell>
          <table:table-cell office:value-type="string" calcext:value-type="string">
            <text:p>2007-03-11 - 2007-03-17</text:p>
          </table:table-cell>
          <table:table-cell office:value-type="float" office:value="18" calcext:value-type="float">
            <text:p>18</text:p>
          </table:table-cell>
          <table:table-cell table:formula="of:=[.K11]*[.$I$55]/[.$K$2]" office:value-type="float" office:value="1146.62381852552" calcext:value-type="float">
            <text:p>1146,6238185255</text:p>
          </table:table-cell>
          <table:table-cell office:value-type="string" calcext:value-type="string">
            <text:p>2008-03-09 - 2008-03-15</text:p>
          </table:table-cell>
          <table:table-cell office:value-type="float" office:value="22" calcext:value-type="float">
            <text:p>22</text:p>
          </table:table-cell>
          <table:table-cell table:formula="of:=[.N11]*[.$L$54]/[.$N$2]" office:value-type="float" office:value="6206.32892249528" calcext:value-type="float">
            <text:p>6206,3289224953</text:p>
          </table:table-cell>
          <table:table-cell office:value-type="string" calcext:value-type="string">
            <text:p>2009-03-08 - 2009-03-14</text:p>
          </table:table-cell>
          <table:table-cell office:value-type="float" office:value="50" calcext:value-type="float">
            <text:p>50</text:p>
          </table:table-cell>
          <table:table-cell table:formula="of:=[.Q11]*[.$O$54]/[.$Q$2]" office:value-type="float" office:value="29889.7875596363" calcext:value-type="float">
            <text:p>29889,7875596363</text:p>
          </table:table-cell>
          <table:table-cell office:value-type="string" calcext:value-type="string">
            <text:p>2010-03-07 - 2010-03-13</text:p>
          </table:table-cell>
          <table:table-cell office:value-type="float" office:value="74" calcext:value-type="float">
            <text:p>74</text:p>
          </table:table-cell>
          <table:table-cell table:formula="of:=[.T11]*[.$R$54]/[.$T$2]" office:value-type="float" office:value="63004.0491711607" calcext:value-type="float">
            <text:p>63004,0491711607</text:p>
          </table:table-cell>
          <table:table-cell office:value-type="string" calcext:value-type="string">
            <text:p>2011-03-06 - 2011-03-12</text:p>
          </table:table-cell>
          <table:table-cell office:value-type="float" office:value="87" calcext:value-type="float">
            <text:p>87</text:p>
          </table:table-cell>
          <table:table-cell table:formula="of:=[.W11]*[.$U$54]/[.$W$2]" office:value-type="float" office:value="77364.4315498127" calcext:value-type="float">
            <text:p>77364,4315498127</text:p>
          </table:table-cell>
          <table:table-cell office:value-type="string" calcext:value-type="string">
            <text:p>2012-03-04 - 2012-03-10</text:p>
          </table:table-cell>
          <table:table-cell office:value-type="float" office:value="77" calcext:value-type="float">
            <text:p>77</text:p>
          </table:table-cell>
          <table:table-cell table:formula="of:=[.Z11]*[.$X$54]/[.$Z$2]" office:value-type="float" office:value="83079.3213593161" calcext:value-type="float">
            <text:p>83079,3213593161</text:p>
          </table:table-cell>
          <table:table-cell office:value-type="string" calcext:value-type="string">
            <text:p>2013-03-10 - 2013-03-16</text:p>
          </table:table-cell>
          <table:table-cell office:value-type="float" office:value="96" calcext:value-type="float">
            <text:p>96</text:p>
          </table:table-cell>
          <table:table-cell table:formula="of:=[.AC11]*[.$AA$55]/[.$AC$2]" office:value-type="float" office:value="94257.2664149331" calcext:value-type="float">
            <text:p>94257,2664149331</text:p>
          </table:table-cell>
          <table:table-cell office:value-type="string" calcext:value-type="string">
            <text:p>2014-03-09 - 2014-03-15</text:p>
          </table:table-cell>
          <table:table-cell office:value-type="float" office:value="99" calcext:value-type="float">
            <text:p>99</text:p>
          </table:table-cell>
          <table:table-cell table:formula="of:=[.AF11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3-14 - 2004-03-20</text:p>
          </table:table-cell>
          <table:table-cell office:value-type="float" office:value="0" calcext:value-type="float">
            <text:p>0</text:p>
          </table:table-cell>
          <table:table-cell table:formula="of:=[.B12]*1" office:value-type="float" office:value="0" calcext:value-type="float">
            <text:p>0</text:p>
          </table:table-cell>
          <table:table-cell office:value-type="string" calcext:value-type="string">
            <text:p>2005-03-13 - 2005-03-19</text:p>
          </table:table-cell>
          <table:table-cell office:value-type="float" office:value="29" calcext:value-type="float">
            <text:p>29</text:p>
          </table:table-cell>
          <table:table-cell table:formula="of:=[.E12]*[.$B$54]/[.$E$2]" office:value-type="float" office:value="73.1304347826087" calcext:value-type="float">
            <text:p>73,1304347826</text:p>
          </table:table-cell>
          <table:table-cell office:value-type="string" calcext:value-type="string">
            <text:p>2006-03-12 - 2006-03-18</text:p>
          </table:table-cell>
          <table:table-cell office:value-type="float" office:value="27" calcext:value-type="float">
            <text:p>27</text:p>
          </table:table-cell>
          <table:table-cell table:formula="of:=[.H12]*[.$F$54]/[.$H$2]" office:value-type="float" office:value="245.705103969754" calcext:value-type="float">
            <text:p>245,7051039698</text:p>
          </table:table-cell>
          <table:table-cell office:value-type="string" calcext:value-type="string">
            <text:p>2007-03-18 - 2007-03-24</text:p>
          </table:table-cell>
          <table:table-cell office:value-type="float" office:value="18" calcext:value-type="float">
            <text:p>18</text:p>
          </table:table-cell>
          <table:table-cell table:formula="of:=[.K12]*[.$I$55]/[.$K$2]" office:value-type="float" office:value="1146.62381852552" calcext:value-type="float">
            <text:p>1146,6238185255</text:p>
          </table:table-cell>
          <table:table-cell office:value-type="string" calcext:value-type="string">
            <text:p>2008-03-16 - 2008-03-22</text:p>
          </table:table-cell>
          <table:table-cell office:value-type="float" office:value="23" calcext:value-type="float">
            <text:p>23</text:p>
          </table:table-cell>
          <table:table-cell table:formula="of:=[.N12]*[.$L$54]/[.$N$2]" office:value-type="float" office:value="6488.4347826087" calcext:value-type="float">
            <text:p>6488,4347826087</text:p>
          </table:table-cell>
          <table:table-cell office:value-type="string" calcext:value-type="string">
            <text:p>2009-03-15 - 2009-03-21</text:p>
          </table:table-cell>
          <table:table-cell office:value-type="float" office:value="52" calcext:value-type="float">
            <text:p>52</text:p>
          </table:table-cell>
          <table:table-cell table:formula="of:=[.Q12]*[.$O$54]/[.$Q$2]" office:value-type="float" office:value="31085.3790620218" calcext:value-type="float">
            <text:p>31085,3790620218</text:p>
          </table:table-cell>
          <table:table-cell office:value-type="string" calcext:value-type="string">
            <text:p>2010-03-14 - 2010-03-20</text:p>
          </table:table-cell>
          <table:table-cell office:value-type="float" office:value="73" calcext:value-type="float">
            <text:p>73</text:p>
          </table:table-cell>
          <table:table-cell table:formula="of:=[.T12]*[.$R$54]/[.$T$2]" office:value-type="float" office:value="62152.6431012802" calcext:value-type="float">
            <text:p>62152,6431012802</text:p>
          </table:table-cell>
          <table:table-cell office:value-type="string" calcext:value-type="string">
            <text:p>2011-03-13 - 2011-03-19</text:p>
          </table:table-cell>
          <table:table-cell office:value-type="float" office:value="88" calcext:value-type="float">
            <text:p>88</text:p>
          </table:table-cell>
          <table:table-cell table:formula="of:=[.W12]*[.$U$54]/[.$W$2]" office:value-type="float" office:value="78253.6778894657" calcext:value-type="float">
            <text:p>78253,6778894657</text:p>
          </table:table-cell>
          <table:table-cell office:value-type="string" calcext:value-type="string">
            <text:p>2012-03-11 - 2012-03-17</text:p>
          </table:table-cell>
          <table:table-cell office:value-type="float" office:value="74" calcext:value-type="float">
            <text:p>74</text:p>
          </table:table-cell>
          <table:table-cell table:formula="of:=[.Z12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3-17 - 2013-03-23</text:p>
          </table:table-cell>
          <table:table-cell office:value-type="float" office:value="96" calcext:value-type="float">
            <text:p>96</text:p>
          </table:table-cell>
          <table:table-cell table:formula="of:=[.AC12]*[.$AA$55]/[.$AC$2]" office:value-type="float" office:value="94257.2664149331" calcext:value-type="float">
            <text:p>94257,2664149331</text:p>
          </table:table-cell>
          <table:table-cell office:value-type="string" calcext:value-type="string">
            <text:p>2014-03-16 - 2014-03-22</text:p>
          </table:table-cell>
          <table:table-cell office:value-type="float" office:value="99" calcext:value-type="float">
            <text:p>99</text:p>
          </table:table-cell>
          <table:table-cell table:formula="of:=[.AF12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3-21 - 2004-03-27</text:p>
          </table:table-cell>
          <table:table-cell office:value-type="float" office:value="0" calcext:value-type="float">
            <text:p>0</text:p>
          </table:table-cell>
          <table:table-cell table:formula="of:=[.B13]*1" office:value-type="float" office:value="0" calcext:value-type="float">
            <text:p>0</text:p>
          </table:table-cell>
          <table:table-cell office:value-type="string" calcext:value-type="string">
            <text:p>2005-03-20 - 2005-03-26</text:p>
          </table:table-cell>
          <table:table-cell office:value-type="float" office:value="30" calcext:value-type="float">
            <text:p>30</text:p>
          </table:table-cell>
          <table:table-cell table:formula="of:=[.E13]*[.$B$54]/[.$E$2]" office:value-type="float" office:value="75.6521739130435" calcext:value-type="float">
            <text:p>75,652173913</text:p>
          </table:table-cell>
          <table:table-cell office:value-type="string" calcext:value-type="string">
            <text:p>2006-03-19 - 2006-03-25</text:p>
          </table:table-cell>
          <table:table-cell office:value-type="float" office:value="27" calcext:value-type="float">
            <text:p>27</text:p>
          </table:table-cell>
          <table:table-cell table:formula="of:=[.H13]*[.$F$54]/[.$H$2]" office:value-type="float" office:value="245.705103969754" calcext:value-type="float">
            <text:p>245,7051039698</text:p>
          </table:table-cell>
          <table:table-cell office:value-type="string" calcext:value-type="string">
            <text:p>2007-03-25 - 2007-03-31</text:p>
          </table:table-cell>
          <table:table-cell office:value-type="float" office:value="20" calcext:value-type="float">
            <text:p>20</text:p>
          </table:table-cell>
          <table:table-cell table:formula="of:=[.K13]*[.$I$55]/[.$K$2]" office:value-type="float" office:value="1274.02646502836" calcext:value-type="float">
            <text:p>1274,0264650284</text:p>
          </table:table-cell>
          <table:table-cell office:value-type="string" calcext:value-type="string">
            <text:p>2008-03-23 - 2008-03-29</text:p>
          </table:table-cell>
          <table:table-cell office:value-type="float" office:value="24" calcext:value-type="float">
            <text:p>24</text:p>
          </table:table-cell>
          <table:table-cell table:formula="of:=[.N13]*[.$L$54]/[.$N$2]" office:value-type="float" office:value="6770.54064272212" calcext:value-type="float">
            <text:p>6770,5406427221</text:p>
          </table:table-cell>
          <table:table-cell office:value-type="string" calcext:value-type="string">
            <text:p>2009-03-22 - 2009-03-28</text:p>
          </table:table-cell>
          <table:table-cell office:value-type="float" office:value="51" calcext:value-type="float">
            <text:p>51</text:p>
          </table:table-cell>
          <table:table-cell table:formula="of:=[.Q13]*[.$O$54]/[.$Q$2]" office:value-type="float" office:value="30487.5833108291" calcext:value-type="float">
            <text:p>30487,5833108291</text:p>
          </table:table-cell>
          <table:table-cell office:value-type="string" calcext:value-type="string">
            <text:p>2010-03-21 - 2010-03-27</text:p>
          </table:table-cell>
          <table:table-cell office:value-type="float" office:value="76" calcext:value-type="float">
            <text:p>76</text:p>
          </table:table-cell>
          <table:table-cell table:formula="of:=[.T13]*[.$R$54]/[.$T$2]" office:value-type="float" office:value="64706.8613109218" calcext:value-type="float">
            <text:p>64706,8613109218</text:p>
          </table:table-cell>
          <table:table-cell office:value-type="string" calcext:value-type="string">
            <text:p>2011-03-20 - 2011-03-26</text:p>
          </table:table-cell>
          <table:table-cell office:value-type="float" office:value="89" calcext:value-type="float">
            <text:p>89</text:p>
          </table:table-cell>
          <table:table-cell table:formula="of:=[.W13]*[.$U$54]/[.$W$2]" office:value-type="float" office:value="79142.9242291187" calcext:value-type="float">
            <text:p>79142,9242291187</text:p>
          </table:table-cell>
          <table:table-cell office:value-type="string" calcext:value-type="string">
            <text:p>2012-03-18 - 2012-03-24</text:p>
          </table:table-cell>
          <table:table-cell office:value-type="float" office:value="74" calcext:value-type="float">
            <text:p>74</text:p>
          </table:table-cell>
          <table:table-cell table:formula="of:=[.Z13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3-24 - 2013-03-30</text:p>
          </table:table-cell>
          <table:table-cell office:value-type="float" office:value="96" calcext:value-type="float">
            <text:p>96</text:p>
          </table:table-cell>
          <table:table-cell table:formula="of:=[.AC13]*[.$AA$55]/[.$AC$2]" office:value-type="float" office:value="94257.2664149331" calcext:value-type="float">
            <text:p>94257,2664149331</text:p>
          </table:table-cell>
          <table:table-cell office:value-type="string" calcext:value-type="string">
            <text:p>2014-03-23 - 2014-03-29</text:p>
          </table:table-cell>
          <table:table-cell office:value-type="float" office:value="100" calcext:value-type="float">
            <text:p>100</text:p>
          </table:table-cell>
          <table:table-cell table:formula="of:=[.AF13]*[.$AD$54]/[.$AF$2]" office:value-type="float" office:value="78349.3691790795" calcext:value-type="float">
            <text:p>78349,369179079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3-28 - 2004-04-03</text:p>
          </table:table-cell>
          <table:table-cell office:value-type="float" office:value="2" calcext:value-type="float">
            <text:p>2</text:p>
          </table:table-cell>
          <table:table-cell table:formula="of:=[.B14]*1" office:value-type="float" office:value="2" calcext:value-type="float">
            <text:p>2</text:p>
          </table:table-cell>
          <table:table-cell office:value-type="string" calcext:value-type="string">
            <text:p>2005-03-27 - 2005-04-02</text:p>
          </table:table-cell>
          <table:table-cell office:value-type="float" office:value="31" calcext:value-type="float">
            <text:p>31</text:p>
          </table:table-cell>
          <table:table-cell table:formula="of:=[.E14]*[.$B$54]/[.$E$2]" office:value-type="float" office:value="78.1739130434783" calcext:value-type="float">
            <text:p>78,1739130435</text:p>
          </table:table-cell>
          <table:table-cell office:value-type="string" calcext:value-type="string">
            <text:p>2006-03-26 - 2006-04-01</text:p>
          </table:table-cell>
          <table:table-cell office:value-type="float" office:value="47" calcext:value-type="float">
            <text:p>47</text:p>
          </table:table-cell>
          <table:table-cell table:formula="of:=[.H14]*[.$F$54]/[.$H$2]" office:value-type="float" office:value="427.708884688091" calcext:value-type="float">
            <text:p>427,7088846881</text:p>
          </table:table-cell>
          <table:table-cell office:value-type="string" calcext:value-type="string">
            <text:p>2007-04-01 - 2007-04-07</text:p>
          </table:table-cell>
          <table:table-cell office:value-type="float" office:value="22" calcext:value-type="float">
            <text:p>22</text:p>
          </table:table-cell>
          <table:table-cell table:formula="of:=[.K14]*[.$I$55]/[.$K$2]" office:value-type="float" office:value="1401.42911153119" calcext:value-type="float">
            <text:p>1401,4291115312</text:p>
          </table:table-cell>
          <table:table-cell office:value-type="string" calcext:value-type="string">
            <text:p>2008-03-30 - 2008-04-05</text:p>
          </table:table-cell>
          <table:table-cell office:value-type="float" office:value="24" calcext:value-type="float">
            <text:p>24</text:p>
          </table:table-cell>
          <table:table-cell table:formula="of:=[.N14]*[.$L$54]/[.$N$2]" office:value-type="float" office:value="6770.54064272212" calcext:value-type="float">
            <text:p>6770,5406427221</text:p>
          </table:table-cell>
          <table:table-cell office:value-type="string" calcext:value-type="string">
            <text:p>2009-03-29 - 2009-04-04</text:p>
          </table:table-cell>
          <table:table-cell office:value-type="float" office:value="55" calcext:value-type="float">
            <text:p>55</text:p>
          </table:table-cell>
          <table:table-cell table:formula="of:=[.Q14]*[.$O$54]/[.$Q$2]" office:value-type="float" office:value="32878.7663156" calcext:value-type="float">
            <text:p>32878,7663156</text:p>
          </table:table-cell>
          <table:table-cell office:value-type="string" calcext:value-type="string">
            <text:p>2010-03-28 - 2010-04-03</text:p>
          </table:table-cell>
          <table:table-cell office:value-type="float" office:value="77" calcext:value-type="float">
            <text:p>77</text:p>
          </table:table-cell>
          <table:table-cell table:formula="of:=[.T14]*[.$R$54]/[.$T$2]" office:value-type="float" office:value="65558.2673808024" calcext:value-type="float">
            <text:p>65558,2673808024</text:p>
          </table:table-cell>
          <table:table-cell office:value-type="string" calcext:value-type="string">
            <text:p>2011-03-27 - 2011-04-02</text:p>
          </table:table-cell>
          <table:table-cell office:value-type="float" office:value="91" calcext:value-type="float">
            <text:p>91</text:p>
          </table:table-cell>
          <table:table-cell table:formula="of:=[.W14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03-25 - 2012-03-31</text:p>
          </table:table-cell>
          <table:table-cell office:value-type="float" office:value="73" calcext:value-type="float">
            <text:p>73</text:p>
          </table:table-cell>
          <table:table-cell table:formula="of:=[.Z14]*[.$X$54]/[.$Z$2]" office:value-type="float" office:value="78763.5124575334" calcext:value-type="float">
            <text:p>78763,5124575334</text:p>
          </table:table-cell>
          <table:table-cell office:value-type="string" calcext:value-type="string">
            <text:p>2013-03-31 - 2013-04-06</text:p>
          </table:table-cell>
          <table:table-cell office:value-type="float" office:value="99" calcext:value-type="float">
            <text:p>99</text:p>
          </table:table-cell>
          <table:table-cell table:formula="of:=[.AC14]*[.$AA$55]/[.$AC$2]" office:value-type="float" office:value="97202.8059903998" calcext:value-type="float">
            <text:p>97202,8059903998</text:p>
          </table:table-cell>
          <table:table-cell office:value-type="string" calcext:value-type="string">
            <text:p>2014-03-30 - 2014-04-05</text:p>
          </table:table-cell>
          <table:table-cell office:value-type="float" office:value="99" calcext:value-type="float">
            <text:p>99</text:p>
          </table:table-cell>
          <table:table-cell table:formula="of:=[.AF14]*[.$AD$54]/[.$AF$2]" office:value-type="float" office:value="77565.8754872887" calcext:value-type="float">
            <text:p>77565,875487288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4-04 - 2004-04-10</text:p>
          </table:table-cell>
          <table:table-cell office:value-type="float" office:value="5" calcext:value-type="float">
            <text:p>5</text:p>
          </table:table-cell>
          <table:table-cell table:formula="of:=[.B15]*1" office:value-type="float" office:value="5" calcext:value-type="float">
            <text:p>5</text:p>
          </table:table-cell>
          <table:table-cell office:value-type="string" calcext:value-type="string">
            <text:p>2005-04-03 - 2005-04-09</text:p>
          </table:table-cell>
          <table:table-cell office:value-type="float" office:value="34" calcext:value-type="float">
            <text:p>34</text:p>
          </table:table-cell>
          <table:table-cell table:formula="of:=[.E15]*[.$B$54]/[.$E$2]" office:value-type="float" office:value="85.7391304347826" calcext:value-type="float">
            <text:p>85,7391304348</text:p>
          </table:table-cell>
          <table:table-cell office:value-type="string" calcext:value-type="string">
            <text:p>2006-04-02 - 2006-04-08</text:p>
          </table:table-cell>
          <table:table-cell office:value-type="float" office:value="32" calcext:value-type="float">
            <text:p>32</text:p>
          </table:table-cell>
          <table:table-cell table:formula="of:=[.H15]*[.$F$54]/[.$H$2]" office:value-type="float" office:value="291.206049149338" calcext:value-type="float">
            <text:p>291,2060491493</text:p>
          </table:table-cell>
          <table:table-cell office:value-type="string" calcext:value-type="string">
            <text:p>2007-04-08 - 2007-04-14</text:p>
          </table:table-cell>
          <table:table-cell office:value-type="float" office:value="24" calcext:value-type="float">
            <text:p>24</text:p>
          </table:table-cell>
          <table:table-cell table:formula="of:=[.K15]*[.$I$55]/[.$K$2]" office:value-type="float" office:value="1528.83175803403" calcext:value-type="float">
            <text:p>1528,831758034</text:p>
          </table:table-cell>
          <table:table-cell office:value-type="string" calcext:value-type="string">
            <text:p>2008-04-06 - 2008-04-12</text:p>
          </table:table-cell>
          <table:table-cell office:value-type="float" office:value="24" calcext:value-type="float">
            <text:p>24</text:p>
          </table:table-cell>
          <table:table-cell table:formula="of:=[.N15]*[.$L$54]/[.$N$2]" office:value-type="float" office:value="6770.54064272212" calcext:value-type="float">
            <text:p>6770,5406427221</text:p>
          </table:table-cell>
          <table:table-cell office:value-type="string" calcext:value-type="string">
            <text:p>2009-04-05 - 2009-04-11</text:p>
          </table:table-cell>
          <table:table-cell office:value-type="float" office:value="57" calcext:value-type="float">
            <text:p>57</text:p>
          </table:table-cell>
          <table:table-cell table:formula="of:=[.Q15]*[.$O$54]/[.$Q$2]" office:value-type="float" office:value="34074.3578179854" calcext:value-type="float">
            <text:p>34074,3578179854</text:p>
          </table:table-cell>
          <table:table-cell office:value-type="string" calcext:value-type="string">
            <text:p>2010-04-04 - 2010-04-10</text:p>
          </table:table-cell>
          <table:table-cell office:value-type="float" office:value="78" calcext:value-type="float">
            <text:p>78</text:p>
          </table:table-cell>
          <table:table-cell table:formula="of:=[.T15]*[.$R$54]/[.$T$2]" office:value-type="float" office:value="66409.6734506829" calcext:value-type="float">
            <text:p>66409,6734506829</text:p>
          </table:table-cell>
          <table:table-cell office:value-type="string" calcext:value-type="string">
            <text:p>2011-04-03 - 2011-04-09</text:p>
          </table:table-cell>
          <table:table-cell office:value-type="float" office:value="91" calcext:value-type="float">
            <text:p>91</text:p>
          </table:table-cell>
          <table:table-cell table:formula="of:=[.W15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04-01 - 2012-04-07</text:p>
          </table:table-cell>
          <table:table-cell office:value-type="float" office:value="74" calcext:value-type="float">
            <text:p>74</text:p>
          </table:table-cell>
          <table:table-cell table:formula="of:=[.Z15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4-07 - 2013-04-13</text:p>
          </table:table-cell>
          <table:table-cell office:value-type="float" office:value="97" calcext:value-type="float">
            <text:p>97</text:p>
          </table:table-cell>
          <table:table-cell table:formula="of:=[.AC15]*[.$AA$55]/[.$AC$2]" office:value-type="float" office:value="95239.1129400887" calcext:value-type="float">
            <text:p>95239,1129400887</text:p>
          </table:table-cell>
          <table:table-cell office:value-type="string" calcext:value-type="string">
            <text:p>2014-04-06 - 2014-04-12</text:p>
          </table:table-cell>
          <table:table-cell office:value-type="float" office:value="94" calcext:value-type="float">
            <text:p>94</text:p>
          </table:table-cell>
          <table:table-cell table:formula="of:=[.AF15]*[.$AD$54]/[.$AF$2]" office:value-type="float" office:value="73648.4070283348" calcext:value-type="float">
            <text:p>73648,407028334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4-11 - 2004-04-17</text:p>
          </table:table-cell>
          <table:table-cell office:value-type="float" office:value="4" calcext:value-type="float">
            <text:p>4</text:p>
          </table:table-cell>
          <table:table-cell table:formula="of:=[.B16]*1" office:value-type="float" office:value="4" calcext:value-type="float">
            <text:p>4</text:p>
          </table:table-cell>
          <table:table-cell office:value-type="string" calcext:value-type="string">
            <text:p>2005-04-10 - 2005-04-16</text:p>
          </table:table-cell>
          <table:table-cell office:value-type="float" office:value="37" calcext:value-type="float">
            <text:p>37</text:p>
          </table:table-cell>
          <table:table-cell table:formula="of:=[.E16]*[.$B$54]/[.$E$2]" office:value-type="float" office:value="93.3043478260869" calcext:value-type="float">
            <text:p>93,3043478261</text:p>
          </table:table-cell>
          <table:table-cell office:value-type="string" calcext:value-type="string">
            <text:p>2006-04-09 - 2006-04-15</text:p>
          </table:table-cell>
          <table:table-cell office:value-type="float" office:value="31" calcext:value-type="float">
            <text:p>31</text:p>
          </table:table-cell>
          <table:table-cell table:formula="of:=[.H16]*[.$F$54]/[.$H$2]" office:value-type="float" office:value="282.105860113422" calcext:value-type="float">
            <text:p>282,1058601134</text:p>
          </table:table-cell>
          <table:table-cell office:value-type="string" calcext:value-type="string">
            <text:p>2007-04-15 - 2007-04-21</text:p>
          </table:table-cell>
          <table:table-cell office:value-type="float" office:value="26" calcext:value-type="float">
            <text:p>26</text:p>
          </table:table-cell>
          <table:table-cell table:formula="of:=[.K16]*[.$I$55]/[.$K$2]" office:value-type="float" office:value="1656.23440453686" calcext:value-type="float">
            <text:p>1656,2344045369</text:p>
          </table:table-cell>
          <table:table-cell office:value-type="string" calcext:value-type="string">
            <text:p>2008-04-13 - 2008-04-19</text:p>
          </table:table-cell>
          <table:table-cell office:value-type="float" office:value="24" calcext:value-type="float">
            <text:p>24</text:p>
          </table:table-cell>
          <table:table-cell table:formula="of:=[.N16]*[.$L$54]/[.$N$2]" office:value-type="float" office:value="6770.54064272212" calcext:value-type="float">
            <text:p>6770,5406427221</text:p>
          </table:table-cell>
          <table:table-cell office:value-type="string" calcext:value-type="string">
            <text:p>2009-04-12 - 2009-04-18</text:p>
          </table:table-cell>
          <table:table-cell office:value-type="float" office:value="57" calcext:value-type="float">
            <text:p>57</text:p>
          </table:table-cell>
          <table:table-cell table:formula="of:=[.Q16]*[.$O$54]/[.$Q$2]" office:value-type="float" office:value="34074.3578179854" calcext:value-type="float">
            <text:p>34074,3578179854</text:p>
          </table:table-cell>
          <table:table-cell office:value-type="string" calcext:value-type="string">
            <text:p>2010-04-11 - 2010-04-17</text:p>
          </table:table-cell>
          <table:table-cell office:value-type="float" office:value="79" calcext:value-type="float">
            <text:p>79</text:p>
          </table:table-cell>
          <table:table-cell table:formula="of:=[.T16]*[.$R$54]/[.$T$2]" office:value-type="float" office:value="67261.0795205635" calcext:value-type="float">
            <text:p>67261,0795205635</text:p>
          </table:table-cell>
          <table:table-cell office:value-type="string" calcext:value-type="string">
            <text:p>2011-04-10 - 2011-04-16</text:p>
          </table:table-cell>
          <table:table-cell office:value-type="float" office:value="90" calcext:value-type="float">
            <text:p>90</text:p>
          </table:table-cell>
          <table:table-cell table:formula="of:=[.W16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4-08 - 2012-04-14</text:p>
          </table:table-cell>
          <table:table-cell office:value-type="float" office:value="74" calcext:value-type="float">
            <text:p>74</text:p>
          </table:table-cell>
          <table:table-cell table:formula="of:=[.Z16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4-14 - 2013-04-20</text:p>
          </table:table-cell>
          <table:table-cell office:value-type="float" office:value="97" calcext:value-type="float">
            <text:p>97</text:p>
          </table:table-cell>
          <table:table-cell table:formula="of:=[.AC16]*[.$AA$55]/[.$AC$2]" office:value-type="float" office:value="95239.1129400887" calcext:value-type="float">
            <text:p>95239,1129400887</text:p>
          </table:table-cell>
          <table:table-cell office:value-type="string" calcext:value-type="string">
            <text:p>2014-04-13 - 2014-04-19</text:p>
          </table:table-cell>
          <table:table-cell office:value-type="float" office:value="95" calcext:value-type="float">
            <text:p>95</text:p>
          </table:table-cell>
          <table:table-cell table:formula="of:=[.AF16]*[.$AD$54]/[.$AF$2]" office:value-type="float" office:value="74431.9007201256" calcext:value-type="float">
            <text:p>74431,900720125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4-18 - 2004-04-24</text:p>
          </table:table-cell>
          <table:table-cell office:value-type="float" office:value="6" calcext:value-type="float">
            <text:p>6</text:p>
          </table:table-cell>
          <table:table-cell table:formula="of:=[.B17]*1" office:value-type="float" office:value="6" calcext:value-type="float">
            <text:p>6</text:p>
          </table:table-cell>
          <table:table-cell office:value-type="string" calcext:value-type="string">
            <text:p>2005-04-17 - 2005-04-23</text:p>
          </table:table-cell>
          <table:table-cell office:value-type="float" office:value="47" calcext:value-type="float">
            <text:p>47</text:p>
          </table:table-cell>
          <table:table-cell table:formula="of:=[.E17]*[.$B$54]/[.$E$2]" office:value-type="float" office:value="118.521739130435" calcext:value-type="float">
            <text:p>118,5217391304</text:p>
          </table:table-cell>
          <table:table-cell office:value-type="string" calcext:value-type="string">
            <text:p>2006-04-16 - 2006-04-22</text:p>
          </table:table-cell>
          <table:table-cell office:value-type="float" office:value="30" calcext:value-type="float">
            <text:p>30</text:p>
          </table:table-cell>
          <table:table-cell table:formula="of:=[.H17]*[.$F$54]/[.$H$2]" office:value-type="float" office:value="273.005671077505" calcext:value-type="float">
            <text:p>273,0056710775</text:p>
          </table:table-cell>
          <table:table-cell office:value-type="string" calcext:value-type="string">
            <text:p>2007-04-22 - 2007-04-28</text:p>
          </table:table-cell>
          <table:table-cell office:value-type="float" office:value="26" calcext:value-type="float">
            <text:p>26</text:p>
          </table:table-cell>
          <table:table-cell table:formula="of:=[.K17]*[.$I$55]/[.$K$2]" office:value-type="float" office:value="1656.23440453686" calcext:value-type="float">
            <text:p>1656,2344045369</text:p>
          </table:table-cell>
          <table:table-cell office:value-type="string" calcext:value-type="string">
            <text:p>2008-04-20 - 2008-04-26</text:p>
          </table:table-cell>
          <table:table-cell office:value-type="float" office:value="26" calcext:value-type="float">
            <text:p>26</text:p>
          </table:table-cell>
          <table:table-cell table:formula="of:=[.N17]*[.$L$54]/[.$N$2]" office:value-type="float" office:value="7334.75236294896" calcext:value-type="float">
            <text:p>7334,752362949</text:p>
          </table:table-cell>
          <table:table-cell office:value-type="string" calcext:value-type="string">
            <text:p>2009-04-19 - 2009-04-25</text:p>
          </table:table-cell>
          <table:table-cell office:value-type="float" office:value="55" calcext:value-type="float">
            <text:p>55</text:p>
          </table:table-cell>
          <table:table-cell table:formula="of:=[.Q17]*[.$O$54]/[.$Q$2]" office:value-type="float" office:value="32878.7663156" calcext:value-type="float">
            <text:p>32878,7663156</text:p>
          </table:table-cell>
          <table:table-cell office:value-type="string" calcext:value-type="string">
            <text:p>2010-04-18 - 2010-04-24</text:p>
          </table:table-cell>
          <table:table-cell office:value-type="float" office:value="80" calcext:value-type="float">
            <text:p>80</text:p>
          </table:table-cell>
          <table:table-cell table:formula="of:=[.T17]*[.$R$54]/[.$T$2]" office:value-type="float" office:value="68112.485590444" calcext:value-type="float">
            <text:p>68112,485590444</text:p>
          </table:table-cell>
          <table:table-cell office:value-type="string" calcext:value-type="string">
            <text:p>2011-04-17 - 2011-04-23</text:p>
          </table:table-cell>
          <table:table-cell office:value-type="float" office:value="92" calcext:value-type="float">
            <text:p>92</text:p>
          </table:table-cell>
          <table:table-cell table:formula="of:=[.W17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4-15 - 2012-04-21</text:p>
          </table:table-cell>
          <table:table-cell office:value-type="float" office:value="74" calcext:value-type="float">
            <text:p>74</text:p>
          </table:table-cell>
          <table:table-cell table:formula="of:=[.Z17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4-21 - 2013-04-27</text:p>
          </table:table-cell>
          <table:table-cell office:value-type="float" office:value="95" calcext:value-type="float">
            <text:p>95</text:p>
          </table:table-cell>
          <table:table-cell table:formula="of:=[.AC17]*[.$AA$55]/[.$AC$2]" office:value-type="float" office:value="93275.4198897776" calcext:value-type="float">
            <text:p>93275,4198897776</text:p>
          </table:table-cell>
          <table:table-cell office:value-type="string" calcext:value-type="string">
            <text:p>2014-04-20 - 2014-04-26</text:p>
          </table:table-cell>
          <table:table-cell office:value-type="float" office:value="97" calcext:value-type="float">
            <text:p>97</text:p>
          </table:table-cell>
          <table:table-cell table:formula="of:=[.AF17]*[.$AD$54]/[.$AF$2]" office:value-type="float" office:value="75998.8881037072" calcext:value-type="float">
            <text:p>75998,88810370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4-25 - 2004-05-01</text:p>
          </table:table-cell>
          <table:table-cell office:value-type="float" office:value="9" calcext:value-type="float">
            <text:p>9</text:p>
          </table:table-cell>
          <table:table-cell table:formula="of:=[.B18]*1" office:value-type="float" office:value="9" calcext:value-type="float">
            <text:p>9</text:p>
          </table:table-cell>
          <table:table-cell office:value-type="string" calcext:value-type="string">
            <text:p>2005-04-24 - 2005-04-30</text:p>
          </table:table-cell>
          <table:table-cell office:value-type="float" office:value="56" calcext:value-type="float">
            <text:p>56</text:p>
          </table:table-cell>
          <table:table-cell table:formula="of:=[.E18]*[.$B$54]/[.$E$2]" office:value-type="float" office:value="141.217391304348" calcext:value-type="float">
            <text:p>141,2173913043</text:p>
          </table:table-cell>
          <table:table-cell office:value-type="string" calcext:value-type="string">
            <text:p>2006-04-23 - 2006-04-29</text:p>
          </table:table-cell>
          <table:table-cell office:value-type="float" office:value="31" calcext:value-type="float">
            <text:p>31</text:p>
          </table:table-cell>
          <table:table-cell table:formula="of:=[.H18]*[.$F$54]/[.$H$2]" office:value-type="float" office:value="282.105860113422" calcext:value-type="float">
            <text:p>282,1058601134</text:p>
          </table:table-cell>
          <table:table-cell office:value-type="string" calcext:value-type="string">
            <text:p>2007-04-29 - 2007-05-05</text:p>
          </table:table-cell>
          <table:table-cell office:value-type="float" office:value="28" calcext:value-type="float">
            <text:p>28</text:p>
          </table:table-cell>
          <table:table-cell table:formula="of:=[.K18]*[.$I$55]/[.$K$2]" office:value-type="float" office:value="1783.6370510397" calcext:value-type="float">
            <text:p>1783,6370510397</text:p>
          </table:table-cell>
          <table:table-cell office:value-type="string" calcext:value-type="string">
            <text:p>2008-04-27 - 2008-05-03</text:p>
          </table:table-cell>
          <table:table-cell office:value-type="float" office:value="27" calcext:value-type="float">
            <text:p>27</text:p>
          </table:table-cell>
          <table:table-cell table:formula="of:=[.N18]*[.$L$54]/[.$N$2]" office:value-type="float" office:value="7616.85822306238" calcext:value-type="float">
            <text:p>7616,8582230624</text:p>
          </table:table-cell>
          <table:table-cell office:value-type="string" calcext:value-type="string">
            <text:p>2009-04-26 - 2009-05-02</text:p>
          </table:table-cell>
          <table:table-cell office:value-type="float" office:value="58" calcext:value-type="float">
            <text:p>58</text:p>
          </table:table-cell>
          <table:table-cell table:formula="of:=[.Q18]*[.$O$54]/[.$Q$2]" office:value-type="float" office:value="34672.1535691781" calcext:value-type="float">
            <text:p>34672,1535691781</text:p>
          </table:table-cell>
          <table:table-cell office:value-type="string" calcext:value-type="string">
            <text:p>2010-04-25 - 2010-05-01</text:p>
          </table:table-cell>
          <table:table-cell office:value-type="float" office:value="77" calcext:value-type="float">
            <text:p>77</text:p>
          </table:table-cell>
          <table:table-cell table:formula="of:=[.T18]*[.$R$54]/[.$T$2]" office:value-type="float" office:value="65558.2673808024" calcext:value-type="float">
            <text:p>65558,2673808024</text:p>
          </table:table-cell>
          <table:table-cell office:value-type="string" calcext:value-type="string">
            <text:p>2011-04-24 - 2011-04-30</text:p>
          </table:table-cell>
          <table:table-cell office:value-type="float" office:value="94" calcext:value-type="float">
            <text:p>94</text:p>
          </table:table-cell>
          <table:table-cell table:formula="of:=[.W18]*[.$U$54]/[.$W$2]" office:value-type="float" office:value="83589.1559273838" calcext:value-type="float">
            <text:p>83589,1559273838</text:p>
          </table:table-cell>
          <table:table-cell office:value-type="string" calcext:value-type="string">
            <text:p>2012-04-22 - 2012-04-28</text:p>
          </table:table-cell>
          <table:table-cell office:value-type="float" office:value="74" calcext:value-type="float">
            <text:p>74</text:p>
          </table:table-cell>
          <table:table-cell table:formula="of:=[.Z18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4-28 - 2013-05-04</text:p>
          </table:table-cell>
          <table:table-cell office:value-type="float" office:value="93" calcext:value-type="float">
            <text:p>93</text:p>
          </table:table-cell>
          <table:table-cell table:formula="of:=[.AC18]*[.$AA$55]/[.$AC$2]" office:value-type="float" office:value="91311.7268394665" calcext:value-type="float">
            <text:p>91311,7268394665</text:p>
          </table:table-cell>
          <table:table-cell office:value-type="string" calcext:value-type="string">
            <text:p>2014-04-27 - 2014-05-03</text:p>
          </table:table-cell>
          <table:table-cell office:value-type="float" office:value="94" calcext:value-type="float">
            <text:p>94</text:p>
          </table:table-cell>
          <table:table-cell table:formula="of:=[.AF18]*[.$AD$54]/[.$AF$2]" office:value-type="float" office:value="73648.4070283348" calcext:value-type="float">
            <text:p>73648,407028334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5-02 - 2004-05-08</text:p>
          </table:table-cell>
          <table:table-cell office:value-type="float" office:value="9" calcext:value-type="float">
            <text:p>9</text:p>
          </table:table-cell>
          <table:table-cell table:formula="of:=[.B19]*1" office:value-type="float" office:value="9" calcext:value-type="float">
            <text:p>9</text:p>
          </table:table-cell>
          <table:table-cell office:value-type="string" calcext:value-type="string">
            <text:p>2005-05-01 - 2005-05-07</text:p>
          </table:table-cell>
          <table:table-cell office:value-type="float" office:value="48" calcext:value-type="float">
            <text:p>48</text:p>
          </table:table-cell>
          <table:table-cell table:formula="of:=[.E19]*[.$B$54]/[.$E$2]" office:value-type="float" office:value="121.04347826087" calcext:value-type="float">
            <text:p>121,0434782609</text:p>
          </table:table-cell>
          <table:table-cell office:value-type="string" calcext:value-type="string">
            <text:p>2006-04-30 - 2006-05-06</text:p>
          </table:table-cell>
          <table:table-cell office:value-type="float" office:value="31" calcext:value-type="float">
            <text:p>31</text:p>
          </table:table-cell>
          <table:table-cell table:formula="of:=[.H19]*[.$F$54]/[.$H$2]" office:value-type="float" office:value="282.105860113422" calcext:value-type="float">
            <text:p>282,1058601134</text:p>
          </table:table-cell>
          <table:table-cell office:value-type="string" calcext:value-type="string">
            <text:p>2007-05-06 - 2007-05-12</text:p>
          </table:table-cell>
          <table:table-cell office:value-type="float" office:value="27" calcext:value-type="float">
            <text:p>27</text:p>
          </table:table-cell>
          <table:table-cell table:formula="of:=[.K19]*[.$I$55]/[.$K$2]" office:value-type="float" office:value="1719.93572778828" calcext:value-type="float">
            <text:p>1719,9357277883</text:p>
          </table:table-cell>
          <table:table-cell office:value-type="string" calcext:value-type="string">
            <text:p>2008-05-04 - 2008-05-10</text:p>
          </table:table-cell>
          <table:table-cell office:value-type="float" office:value="27" calcext:value-type="float">
            <text:p>27</text:p>
          </table:table-cell>
          <table:table-cell table:formula="of:=[.N19]*[.$L$54]/[.$N$2]" office:value-type="float" office:value="7616.85822306238" calcext:value-type="float">
            <text:p>7616,8582230624</text:p>
          </table:table-cell>
          <table:table-cell office:value-type="string" calcext:value-type="string">
            <text:p>2009-05-03 - 2009-05-09</text:p>
          </table:table-cell>
          <table:table-cell office:value-type="float" office:value="56" calcext:value-type="float">
            <text:p>56</text:p>
          </table:table-cell>
          <table:table-cell table:formula="of:=[.Q19]*[.$O$54]/[.$Q$2]" office:value-type="float" office:value="33476.5620667927" calcext:value-type="float">
            <text:p>33476,5620667927</text:p>
          </table:table-cell>
          <table:table-cell office:value-type="string" calcext:value-type="string">
            <text:p>2010-05-02 - 2010-05-08</text:p>
          </table:table-cell>
          <table:table-cell office:value-type="float" office:value="79" calcext:value-type="float">
            <text:p>79</text:p>
          </table:table-cell>
          <table:table-cell table:formula="of:=[.T19]*[.$R$54]/[.$T$2]" office:value-type="float" office:value="67261.0795205635" calcext:value-type="float">
            <text:p>67261,0795205635</text:p>
          </table:table-cell>
          <table:table-cell office:value-type="string" calcext:value-type="string">
            <text:p>2011-05-01 - 2011-05-07</text:p>
          </table:table-cell>
          <table:table-cell office:value-type="float" office:value="88" calcext:value-type="float">
            <text:p>88</text:p>
          </table:table-cell>
          <table:table-cell table:formula="of:=[.W19]*[.$U$54]/[.$W$2]" office:value-type="float" office:value="78253.6778894657" calcext:value-type="float">
            <text:p>78253,6778894657</text:p>
          </table:table-cell>
          <table:table-cell office:value-type="string" calcext:value-type="string">
            <text:p>2012-04-29 - 2012-05-05</text:p>
          </table:table-cell>
          <table:table-cell office:value-type="float" office:value="75" calcext:value-type="float">
            <text:p>75</text:p>
          </table:table-cell>
          <table:table-cell table:formula="of:=[.Z19]*[.$X$54]/[.$Z$2]" office:value-type="float" office:value="80921.4169084247" calcext:value-type="float">
            <text:p>80921,4169084247</text:p>
          </table:table-cell>
          <table:table-cell office:value-type="string" calcext:value-type="string">
            <text:p>2013-05-05 - 2013-05-11</text:p>
          </table:table-cell>
          <table:table-cell office:value-type="float" office:value="94" calcext:value-type="float">
            <text:p>94</text:p>
          </table:table-cell>
          <table:table-cell table:formula="of:=[.AC19]*[.$AA$55]/[.$AC$2]" office:value-type="float" office:value="92293.573364622" calcext:value-type="float">
            <text:p>92293,573364622</text:p>
          </table:table-cell>
          <table:table-cell office:value-type="string" calcext:value-type="string">
            <text:p>2014-05-04 - 2014-05-10</text:p>
          </table:table-cell>
          <table:table-cell office:value-type="float" office:value="94" calcext:value-type="float">
            <text:p>94</text:p>
          </table:table-cell>
          <table:table-cell table:formula="of:=[.AF19]*[.$AD$54]/[.$AF$2]" office:value-type="float" office:value="73648.4070283348" calcext:value-type="float">
            <text:p>73648,407028334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5-09 - 2004-05-15</text:p>
          </table:table-cell>
          <table:table-cell office:value-type="float" office:value="5" calcext:value-type="float">
            <text:p>5</text:p>
          </table:table-cell>
          <table:table-cell table:formula="of:=[.B20]*1" office:value-type="float" office:value="5" calcext:value-type="float">
            <text:p>5</text:p>
          </table:table-cell>
          <table:table-cell office:value-type="string" calcext:value-type="string">
            <text:p>2005-05-08 - 2005-05-14</text:p>
          </table:table-cell>
          <table:table-cell office:value-type="float" office:value="43" calcext:value-type="float">
            <text:p>43</text:p>
          </table:table-cell>
          <table:table-cell table:formula="of:=[.E20]*[.$B$54]/[.$E$2]" office:value-type="float" office:value="108.434782608696" calcext:value-type="float">
            <text:p>108,4347826087</text:p>
          </table:table-cell>
          <table:table-cell office:value-type="string" calcext:value-type="string">
            <text:p>2006-05-07 - 2006-05-13</text:p>
          </table:table-cell>
          <table:table-cell office:value-type="float" office:value="29" calcext:value-type="float">
            <text:p>29</text:p>
          </table:table-cell>
          <table:table-cell table:formula="of:=[.H20]*[.$F$54]/[.$H$2]" office:value-type="float" office:value="263.905482041588" calcext:value-type="float">
            <text:p>263,9054820416</text:p>
          </table:table-cell>
          <table:table-cell office:value-type="string" calcext:value-type="string">
            <text:p>2007-05-13 - 2007-05-19</text:p>
          </table:table-cell>
          <table:table-cell office:value-type="float" office:value="29" calcext:value-type="float">
            <text:p>29</text:p>
          </table:table-cell>
          <table:table-cell table:formula="of:=[.K20]*[.$I$55]/[.$K$2]" office:value-type="float" office:value="1847.33837429112" calcext:value-type="float">
            <text:p>1847,3383742911</text:p>
          </table:table-cell>
          <table:table-cell office:value-type="string" calcext:value-type="string">
            <text:p>2008-05-11 - 2008-05-17</text:p>
          </table:table-cell>
          <table:table-cell office:value-type="float" office:value="28" calcext:value-type="float">
            <text:p>28</text:p>
          </table:table-cell>
          <table:table-cell table:formula="of:=[.N20]*[.$L$54]/[.$N$2]" office:value-type="float" office:value="7898.9640831758" calcext:value-type="float">
            <text:p>7898,9640831758</text:p>
          </table:table-cell>
          <table:table-cell office:value-type="string" calcext:value-type="string">
            <text:p>2009-05-10 - 2009-05-16</text:p>
          </table:table-cell>
          <table:table-cell office:value-type="float" office:value="57" calcext:value-type="float">
            <text:p>57</text:p>
          </table:table-cell>
          <table:table-cell table:formula="of:=[.Q20]*[.$O$54]/[.$Q$2]" office:value-type="float" office:value="34074.3578179854" calcext:value-type="float">
            <text:p>34074,3578179854</text:p>
          </table:table-cell>
          <table:table-cell office:value-type="string" calcext:value-type="string">
            <text:p>2010-05-09 - 2010-05-15</text:p>
          </table:table-cell>
          <table:table-cell office:value-type="float" office:value="77" calcext:value-type="float">
            <text:p>77</text:p>
          </table:table-cell>
          <table:table-cell table:formula="of:=[.T20]*[.$R$54]/[.$T$2]" office:value-type="float" office:value="65558.2673808024" calcext:value-type="float">
            <text:p>65558,2673808024</text:p>
          </table:table-cell>
          <table:table-cell office:value-type="string" calcext:value-type="string">
            <text:p>2011-05-08 - 2011-05-14</text:p>
          </table:table-cell>
          <table:table-cell office:value-type="float" office:value="87" calcext:value-type="float">
            <text:p>87</text:p>
          </table:table-cell>
          <table:table-cell table:formula="of:=[.W20]*[.$U$54]/[.$W$2]" office:value-type="float" office:value="77364.4315498127" calcext:value-type="float">
            <text:p>77364,4315498127</text:p>
          </table:table-cell>
          <table:table-cell office:value-type="string" calcext:value-type="string">
            <text:p>2012-05-06 - 2012-05-12</text:p>
          </table:table-cell>
          <table:table-cell office:value-type="float" office:value="74" calcext:value-type="float">
            <text:p>74</text:p>
          </table:table-cell>
          <table:table-cell table:formula="of:=[.Z20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5-12 - 2013-05-18</text:p>
          </table:table-cell>
          <table:table-cell office:value-type="float" office:value="93" calcext:value-type="float">
            <text:p>93</text:p>
          </table:table-cell>
          <table:table-cell table:formula="of:=[.AC20]*[.$AA$55]/[.$AC$2]" office:value-type="float" office:value="91311.7268394665" calcext:value-type="float">
            <text:p>91311,7268394665</text:p>
          </table:table-cell>
          <table:table-cell office:value-type="string" calcext:value-type="string">
            <text:p>2014-05-11 - 2014-05-17</text:p>
          </table:table-cell>
          <table:table-cell office:value-type="float" office:value="97" calcext:value-type="float">
            <text:p>97</text:p>
          </table:table-cell>
          <table:table-cell table:formula="of:=[.AF20]*[.$AD$54]/[.$AF$2]" office:value-type="float" office:value="75998.8881037072" calcext:value-type="float">
            <text:p>75998,88810370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04-05-16 - 2004-05-22</text:p>
          </table:table-cell>
          <table:table-cell office:value-type="float" office:value="5" calcext:value-type="float">
            <text:p>5</text:p>
          </table:table-cell>
          <table:table-cell table:formula="of:=[.B21]*1" office:value-type="float" office:value="5" calcext:value-type="float">
            <text:p>5</text:p>
          </table:table-cell>
          <table:table-cell office:value-type="string" calcext:value-type="string">
            <text:p>2005-05-15 - 2005-05-21</text:p>
          </table:table-cell>
          <table:table-cell office:value-type="float" office:value="41" calcext:value-type="float">
            <text:p>41</text:p>
          </table:table-cell>
          <table:table-cell table:formula="of:=[.E21]*[.$B$54]/[.$E$2]" office:value-type="float" office:value="103.391304347826" calcext:value-type="float">
            <text:p>103,3913043478</text:p>
          </table:table-cell>
          <table:table-cell office:value-type="string" calcext:value-type="string">
            <text:p>2006-05-14 - 2006-05-20</text:p>
          </table:table-cell>
          <table:table-cell office:value-type="float" office:value="30" calcext:value-type="float">
            <text:p>30</text:p>
          </table:table-cell>
          <table:table-cell table:formula="of:=[.H21]*[.$F$54]/[.$H$2]" office:value-type="float" office:value="273.005671077505" calcext:value-type="float">
            <text:p>273,0056710775</text:p>
          </table:table-cell>
          <table:table-cell office:value-type="string" calcext:value-type="string">
            <text:p>2007-05-20 - 2007-05-26</text:p>
          </table:table-cell>
          <table:table-cell office:value-type="float" office:value="32" calcext:value-type="float">
            <text:p>32</text:p>
          </table:table-cell>
          <table:table-cell table:formula="of:=[.K21]*[.$I$55]/[.$K$2]" office:value-type="float" office:value="2038.44234404537" calcext:value-type="float">
            <text:p>2038,4423440454</text:p>
          </table:table-cell>
          <table:table-cell office:value-type="string" calcext:value-type="string">
            <text:p>2008-05-18 - 2008-05-24</text:p>
          </table:table-cell>
          <table:table-cell office:value-type="float" office:value="30" calcext:value-type="float">
            <text:p>30</text:p>
          </table:table-cell>
          <table:table-cell table:formula="of:=[.N21]*[.$L$54]/[.$N$2]" office:value-type="float" office:value="8463.17580340265" calcext:value-type="float">
            <text:p>8463,1758034027</text:p>
          </table:table-cell>
          <table:table-cell office:value-type="string" calcext:value-type="string">
            <text:p>2009-05-17 - 2009-05-23</text:p>
          </table:table-cell>
          <table:table-cell office:value-type="float" office:value="59" calcext:value-type="float">
            <text:p>59</text:p>
          </table:table-cell>
          <table:table-cell table:formula="of:=[.Q21]*[.$O$54]/[.$Q$2]" office:value-type="float" office:value="35269.9493203709" calcext:value-type="float">
            <text:p>35269,9493203709</text:p>
          </table:table-cell>
          <table:table-cell office:value-type="string" calcext:value-type="string">
            <text:p>2010-05-16 - 2010-05-22</text:p>
          </table:table-cell>
          <table:table-cell office:value-type="float" office:value="77" calcext:value-type="float">
            <text:p>77</text:p>
          </table:table-cell>
          <table:table-cell table:formula="of:=[.T21]*[.$R$54]/[.$T$2]" office:value-type="float" office:value="65558.2673808024" calcext:value-type="float">
            <text:p>65558,2673808024</text:p>
          </table:table-cell>
          <table:table-cell office:value-type="string" calcext:value-type="string">
            <text:p>2011-05-15 - 2011-05-21</text:p>
          </table:table-cell>
          <table:table-cell office:value-type="float" office:value="86" calcext:value-type="float">
            <text:p>86</text:p>
          </table:table-cell>
          <table:table-cell table:formula="of:=[.W21]*[.$U$54]/[.$W$2]" office:value-type="float" office:value="76475.1852101596" calcext:value-type="float">
            <text:p>76475,1852101596</text:p>
          </table:table-cell>
          <table:table-cell office:value-type="string" calcext:value-type="string">
            <text:p>2012-05-13 - 2012-05-19</text:p>
          </table:table-cell>
          <table:table-cell office:value-type="float" office:value="74" calcext:value-type="float">
            <text:p>74</text:p>
          </table:table-cell>
          <table:table-cell table:formula="of:=[.Z21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5-19 - 2013-05-25</text:p>
          </table:table-cell>
          <table:table-cell office:value-type="float" office:value="99" calcext:value-type="float">
            <text:p>99</text:p>
          </table:table-cell>
          <table:table-cell table:formula="of:=[.AC21]*[.$AA$55]/[.$AC$2]" office:value-type="float" office:value="97202.8059903998" calcext:value-type="float">
            <text:p>97202,8059903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5-23 - 2004-05-29</text:p>
          </table:table-cell>
          <table:table-cell office:value-type="float" office:value="6" calcext:value-type="float">
            <text:p>6</text:p>
          </table:table-cell>
          <table:table-cell table:formula="of:=[.B22]*1" office:value-type="float" office:value="6" calcext:value-type="float">
            <text:p>6</text:p>
          </table:table-cell>
          <table:table-cell office:value-type="string" calcext:value-type="string">
            <text:p>2005-05-22 - 2005-05-28</text:p>
          </table:table-cell>
          <table:table-cell office:value-type="float" office:value="39" calcext:value-type="float">
            <text:p>39</text:p>
          </table:table-cell>
          <table:table-cell table:formula="of:=[.E22]*[.$B$54]/[.$E$2]" office:value-type="float" office:value="98.3478260869565" calcext:value-type="float">
            <text:p>98,347826087</text:p>
          </table:table-cell>
          <table:table-cell office:value-type="string" calcext:value-type="string">
            <text:p>2006-05-21 - 2006-05-27</text:p>
          </table:table-cell>
          <table:table-cell office:value-type="float" office:value="29" calcext:value-type="float">
            <text:p>29</text:p>
          </table:table-cell>
          <table:table-cell table:formula="of:=[.H22]*[.$F$54]/[.$H$2]" office:value-type="float" office:value="263.905482041588" calcext:value-type="float">
            <text:p>263,9054820416</text:p>
          </table:table-cell>
          <table:table-cell office:value-type="string" calcext:value-type="string">
            <text:p>2007-05-27 - 2007-06-02</text:p>
          </table:table-cell>
          <table:table-cell office:value-type="float" office:value="33" calcext:value-type="float">
            <text:p>33</text:p>
          </table:table-cell>
          <table:table-cell table:formula="of:=[.K22]*[.$I$55]/[.$K$2]" office:value-type="float" office:value="2102.14366729679" calcext:value-type="float">
            <text:p>2102,1436672968</text:p>
          </table:table-cell>
          <table:table-cell office:value-type="string" calcext:value-type="string">
            <text:p>2008-05-25 - 2008-05-31</text:p>
          </table:table-cell>
          <table:table-cell office:value-type="float" office:value="31" calcext:value-type="float">
            <text:p>31</text:p>
          </table:table-cell>
          <table:table-cell table:formula="of:=[.N22]*[.$L$54]/[.$N$2]" office:value-type="float" office:value="8745.28166351607" calcext:value-type="float">
            <text:p>8745,2816635161</text:p>
          </table:table-cell>
          <table:table-cell office:value-type="string" calcext:value-type="string">
            <text:p>2009-05-24 - 2009-05-30</text:p>
          </table:table-cell>
          <table:table-cell office:value-type="float" office:value="60" calcext:value-type="float">
            <text:p>60</text:p>
          </table:table-cell>
          <table:table-cell table:formula="of:=[.Q22]*[.$O$54]/[.$Q$2]" office:value-type="float" office:value="35867.7450715636" calcext:value-type="float">
            <text:p>35867,7450715636</text:p>
          </table:table-cell>
          <table:table-cell office:value-type="string" calcext:value-type="string">
            <text:p>2010-05-23 - 2010-05-29</text:p>
          </table:table-cell>
          <table:table-cell office:value-type="float" office:value="78" calcext:value-type="float">
            <text:p>78</text:p>
          </table:table-cell>
          <table:table-cell table:formula="of:=[.T22]*[.$R$54]/[.$T$2]" office:value-type="float" office:value="66409.6734506829" calcext:value-type="float">
            <text:p>66409,6734506829</text:p>
          </table:table-cell>
          <table:table-cell office:value-type="string" calcext:value-type="string">
            <text:p>2011-05-22 - 2011-05-28</text:p>
          </table:table-cell>
          <table:table-cell office:value-type="float" office:value="84" calcext:value-type="float">
            <text:p>84</text:p>
          </table:table-cell>
          <table:table-cell table:formula="of:=[.W22]*[.$U$54]/[.$W$2]" office:value-type="float" office:value="74696.6925308536" calcext:value-type="float">
            <text:p>74696,6925308536</text:p>
          </table:table-cell>
          <table:table-cell office:value-type="string" calcext:value-type="string">
            <text:p>2012-05-20 - 2012-05-26</text:p>
          </table:table-cell>
          <table:table-cell office:value-type="float" office:value="73" calcext:value-type="float">
            <text:p>73</text:p>
          </table:table-cell>
          <table:table-cell table:formula="of:=[.Z22]*[.$X$54]/[.$Z$2]" office:value-type="float" office:value="78763.5124575334" calcext:value-type="float">
            <text:p>78763,5124575334</text:p>
          </table:table-cell>
          <table:table-cell office:value-type="string" calcext:value-type="string">
            <text:p>2013-05-26 - 2013-06-01</text:p>
          </table:table-cell>
          <table:table-cell office:value-type="float" office:value="97" calcext:value-type="float">
            <text:p>97</text:p>
          </table:table-cell>
          <table:table-cell table:formula="of:=[.AC22]*[.$AA$55]/[.$AC$2]" office:value-type="float" office:value="95239.1129400887" calcext:value-type="float">
            <text:p>95239,112940088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5-30 - 2004-06-05</text:p>
          </table:table-cell>
          <table:table-cell office:value-type="float" office:value="5" calcext:value-type="float">
            <text:p>5</text:p>
          </table:table-cell>
          <table:table-cell table:formula="of:=[.B23]*1" office:value-type="float" office:value="5" calcext:value-type="float">
            <text:p>5</text:p>
          </table:table-cell>
          <table:table-cell office:value-type="string" calcext:value-type="string">
            <text:p>2005-05-29 - 2005-06-04</text:p>
          </table:table-cell>
          <table:table-cell office:value-type="float" office:value="38" calcext:value-type="float">
            <text:p>38</text:p>
          </table:table-cell>
          <table:table-cell table:formula="of:=[.E23]*[.$B$54]/[.$E$2]" office:value-type="float" office:value="95.8260869565217" calcext:value-type="float">
            <text:p>95,8260869565</text:p>
          </table:table-cell>
          <table:table-cell office:value-type="string" calcext:value-type="string">
            <text:p>2006-05-28 - 2006-06-03</text:p>
          </table:table-cell>
          <table:table-cell office:value-type="float" office:value="32" calcext:value-type="float">
            <text:p>32</text:p>
          </table:table-cell>
          <table:table-cell table:formula="of:=[.H23]*[.$F$54]/[.$H$2]" office:value-type="float" office:value="291.206049149338" calcext:value-type="float">
            <text:p>291,2060491493</text:p>
          </table:table-cell>
          <table:table-cell office:value-type="string" calcext:value-type="string">
            <text:p>2007-06-03 - 2007-06-09</text:p>
          </table:table-cell>
          <table:table-cell office:value-type="float" office:value="35" calcext:value-type="float">
            <text:p>35</text:p>
          </table:table-cell>
          <table:table-cell table:formula="of:=[.K23]*[.$I$55]/[.$K$2]" office:value-type="float" office:value="2229.54631379962" calcext:value-type="float">
            <text:p>2229,5463137996</text:p>
          </table:table-cell>
          <table:table-cell office:value-type="string" calcext:value-type="string">
            <text:p>2008-06-01 - 2008-06-07</text:p>
          </table:table-cell>
          <table:table-cell office:value-type="float" office:value="31" calcext:value-type="float">
            <text:p>31</text:p>
          </table:table-cell>
          <table:table-cell table:formula="of:=[.N23]*[.$L$54]/[.$N$2]" office:value-type="float" office:value="8745.28166351607" calcext:value-type="float">
            <text:p>8745,2816635161</text:p>
          </table:table-cell>
          <table:table-cell office:value-type="string" calcext:value-type="string">
            <text:p>2009-05-31 - 2009-06-06</text:p>
          </table:table-cell>
          <table:table-cell office:value-type="float" office:value="60" calcext:value-type="float">
            <text:p>60</text:p>
          </table:table-cell>
          <table:table-cell table:formula="of:=[.Q23]*[.$O$54]/[.$Q$2]" office:value-type="float" office:value="35867.7450715636" calcext:value-type="float">
            <text:p>35867,7450715636</text:p>
          </table:table-cell>
          <table:table-cell office:value-type="string" calcext:value-type="string">
            <text:p>2010-05-30 - 2010-06-05</text:p>
          </table:table-cell>
          <table:table-cell office:value-type="float" office:value="76" calcext:value-type="float">
            <text:p>76</text:p>
          </table:table-cell>
          <table:table-cell table:formula="of:=[.T23]*[.$R$54]/[.$T$2]" office:value-type="float" office:value="64706.8613109218" calcext:value-type="float">
            <text:p>64706,8613109218</text:p>
          </table:table-cell>
          <table:table-cell office:value-type="string" calcext:value-type="string">
            <text:p>2011-05-29 - 2011-06-04</text:p>
          </table:table-cell>
          <table:table-cell office:value-type="float" office:value="89" calcext:value-type="float">
            <text:p>89</text:p>
          </table:table-cell>
          <table:table-cell table:formula="of:=[.W23]*[.$U$54]/[.$W$2]" office:value-type="float" office:value="79142.9242291187" calcext:value-type="float">
            <text:p>79142,9242291187</text:p>
          </table:table-cell>
          <table:table-cell office:value-type="string" calcext:value-type="string">
            <text:p>2012-05-27 - 2012-06-02</text:p>
          </table:table-cell>
          <table:table-cell office:value-type="float" office:value="76" calcext:value-type="float">
            <text:p>76</text:p>
          </table:table-cell>
          <table:table-cell table:formula="of:=[.Z23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6-02 - 2013-06-08</text:p>
          </table:table-cell>
          <table:table-cell office:value-type="float" office:value="98" calcext:value-type="float">
            <text:p>98</text:p>
          </table:table-cell>
          <table:table-cell table:formula="of:=[.AC23]*[.$AA$55]/[.$AC$2]" office:value-type="float" office:value="96220.9594652443" calcext:value-type="float">
            <text:p>96220,95946524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6-06 - 2004-06-12</text:p>
          </table:table-cell>
          <table:table-cell office:value-type="float" office:value="5" calcext:value-type="float">
            <text:p>5</text:p>
          </table:table-cell>
          <table:table-cell table:formula="of:=[.B24]*1" office:value-type="float" office:value="5" calcext:value-type="float">
            <text:p>5</text:p>
          </table:table-cell>
          <table:table-cell office:value-type="string" calcext:value-type="string">
            <text:p>2005-06-05 - 2005-06-11</text:p>
          </table:table-cell>
          <table:table-cell office:value-type="float" office:value="41" calcext:value-type="float">
            <text:p>41</text:p>
          </table:table-cell>
          <table:table-cell table:formula="of:=[.E24]*[.$B$54]/[.$E$2]" office:value-type="float" office:value="103.391304347826" calcext:value-type="float">
            <text:p>103,3913043478</text:p>
          </table:table-cell>
          <table:table-cell office:value-type="string" calcext:value-type="string">
            <text:p>2006-06-04 - 2006-06-10</text:p>
          </table:table-cell>
          <table:table-cell office:value-type="float" office:value="30" calcext:value-type="float">
            <text:p>30</text:p>
          </table:table-cell>
          <table:table-cell table:formula="of:=[.H24]*[.$F$54]/[.$H$2]" office:value-type="float" office:value="273.005671077505" calcext:value-type="float">
            <text:p>273,0056710775</text:p>
          </table:table-cell>
          <table:table-cell office:value-type="string" calcext:value-type="string">
            <text:p>2007-06-10 - 2007-06-16</text:p>
          </table:table-cell>
          <table:table-cell office:value-type="float" office:value="35" calcext:value-type="float">
            <text:p>35</text:p>
          </table:table-cell>
          <table:table-cell table:formula="of:=[.K24]*[.$I$55]/[.$K$2]" office:value-type="float" office:value="2229.54631379962" calcext:value-type="float">
            <text:p>2229,5463137996</text:p>
          </table:table-cell>
          <table:table-cell office:value-type="string" calcext:value-type="string">
            <text:p>2008-06-08 - 2008-06-14</text:p>
          </table:table-cell>
          <table:table-cell office:value-type="float" office:value="32" calcext:value-type="float">
            <text:p>32</text:p>
          </table:table-cell>
          <table:table-cell table:formula="of:=[.N24]*[.$L$54]/[.$N$2]" office:value-type="float" office:value="9027.38752362949" calcext:value-type="float">
            <text:p>9027,3875236295</text:p>
          </table:table-cell>
          <table:table-cell office:value-type="string" calcext:value-type="string">
            <text:p>2009-06-07 - 2009-06-13</text:p>
          </table:table-cell>
          <table:table-cell office:value-type="float" office:value="63" calcext:value-type="float">
            <text:p>63</text:p>
          </table:table-cell>
          <table:table-cell table:formula="of:=[.Q24]*[.$O$54]/[.$Q$2]" office:value-type="float" office:value="37661.1323251418" calcext:value-type="float">
            <text:p>37661,1323251418</text:p>
          </table:table-cell>
          <table:table-cell office:value-type="string" calcext:value-type="string">
            <text:p>2010-06-06 - 2010-06-12</text:p>
          </table:table-cell>
          <table:table-cell office:value-type="float" office:value="77" calcext:value-type="float">
            <text:p>77</text:p>
          </table:table-cell>
          <table:table-cell table:formula="of:=[.T24]*[.$R$54]/[.$T$2]" office:value-type="float" office:value="65558.2673808024" calcext:value-type="float">
            <text:p>65558,2673808024</text:p>
          </table:table-cell>
          <table:table-cell office:value-type="string" calcext:value-type="string">
            <text:p>2011-06-05 - 2011-06-11</text:p>
          </table:table-cell>
          <table:table-cell office:value-type="float" office:value="85" calcext:value-type="float">
            <text:p>85</text:p>
          </table:table-cell>
          <table:table-cell table:formula="of:=[.W24]*[.$U$54]/[.$W$2]" office:value-type="float" office:value="75585.9388705066" calcext:value-type="float">
            <text:p>75585,9388705066</text:p>
          </table:table-cell>
          <table:table-cell office:value-type="string" calcext:value-type="string">
            <text:p>2012-06-03 - 2012-06-09</text:p>
          </table:table-cell>
          <table:table-cell office:value-type="float" office:value="74" calcext:value-type="float">
            <text:p>74</text:p>
          </table:table-cell>
          <table:table-cell table:formula="of:=[.Z24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6-09 - 2013-06-15</text:p>
          </table:table-cell>
          <table:table-cell office:value-type="float" office:value="99" calcext:value-type="float">
            <text:p>99</text:p>
          </table:table-cell>
          <table:table-cell table:formula="of:=[.AC24]*[.$AA$55]/[.$AC$2]" office:value-type="float" office:value="97202.8059903998" calcext:value-type="float">
            <text:p>97202,8059903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6-13 - 2004-06-19</text:p>
          </table:table-cell>
          <table:table-cell office:value-type="float" office:value="4" calcext:value-type="float">
            <text:p>4</text:p>
          </table:table-cell>
          <table:table-cell table:formula="of:=[.B25]*1" office:value-type="float" office:value="4" calcext:value-type="float">
            <text:p>4</text:p>
          </table:table-cell>
          <table:table-cell office:value-type="string" calcext:value-type="string">
            <text:p>2005-06-12 - 2005-06-18</text:p>
          </table:table-cell>
          <table:table-cell office:value-type="float" office:value="40" calcext:value-type="float">
            <text:p>40</text:p>
          </table:table-cell>
          <table:table-cell table:formula="of:=[.E25]*[.$B$54]/[.$E$2]" office:value-type="float" office:value="100.869565217391" calcext:value-type="float">
            <text:p>100,8695652174</text:p>
          </table:table-cell>
          <table:table-cell office:value-type="string" calcext:value-type="string">
            <text:p>2006-06-11 - 2006-06-17</text:p>
          </table:table-cell>
          <table:table-cell office:value-type="float" office:value="32" calcext:value-type="float">
            <text:p>32</text:p>
          </table:table-cell>
          <table:table-cell table:formula="of:=[.H25]*[.$F$54]/[.$H$2]" office:value-type="float" office:value="291.206049149338" calcext:value-type="float">
            <text:p>291,2060491493</text:p>
          </table:table-cell>
          <table:table-cell office:value-type="string" calcext:value-type="string">
            <text:p>2007-06-17 - 2007-06-23</text:p>
          </table:table-cell>
          <table:table-cell office:value-type="float" office:value="38" calcext:value-type="float">
            <text:p>38</text:p>
          </table:table-cell>
          <table:table-cell table:formula="of:=[.K25]*[.$I$55]/[.$K$2]" office:value-type="float" office:value="2420.65028355388" calcext:value-type="float">
            <text:p>2420,6502835539</text:p>
          </table:table-cell>
          <table:table-cell office:value-type="string" calcext:value-type="string">
            <text:p>2008-06-15 - 2008-06-21</text:p>
          </table:table-cell>
          <table:table-cell office:value-type="float" office:value="36" calcext:value-type="float">
            <text:p>36</text:p>
          </table:table-cell>
          <table:table-cell table:formula="of:=[.N25]*[.$L$54]/[.$N$2]" office:value-type="float" office:value="10155.8109640832" calcext:value-type="float">
            <text:p>10155,8109640832</text:p>
          </table:table-cell>
          <table:table-cell office:value-type="string" calcext:value-type="string">
            <text:p>2009-06-14 - 2009-06-20</text:p>
          </table:table-cell>
          <table:table-cell office:value-type="float" office:value="63" calcext:value-type="float">
            <text:p>63</text:p>
          </table:table-cell>
          <table:table-cell table:formula="of:=[.Q25]*[.$O$54]/[.$Q$2]" office:value-type="float" office:value="37661.1323251418" calcext:value-type="float">
            <text:p>37661,1323251418</text:p>
          </table:table-cell>
          <table:table-cell office:value-type="string" calcext:value-type="string">
            <text:p>2010-06-13 - 2010-06-19</text:p>
          </table:table-cell>
          <table:table-cell office:value-type="float" office:value="78" calcext:value-type="float">
            <text:p>78</text:p>
          </table:table-cell>
          <table:table-cell table:formula="of:=[.T25]*[.$R$54]/[.$T$2]" office:value-type="float" office:value="66409.6734506829" calcext:value-type="float">
            <text:p>66409,6734506829</text:p>
          </table:table-cell>
          <table:table-cell office:value-type="string" calcext:value-type="string">
            <text:p>2011-06-12 - 2011-06-18</text:p>
          </table:table-cell>
          <table:table-cell office:value-type="float" office:value="90" calcext:value-type="float">
            <text:p>90</text:p>
          </table:table-cell>
          <table:table-cell table:formula="of:=[.W25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6-10 - 2012-06-16</text:p>
          </table:table-cell>
          <table:table-cell office:value-type="float" office:value="73" calcext:value-type="float">
            <text:p>73</text:p>
          </table:table-cell>
          <table:table-cell table:formula="of:=[.Z25]*[.$X$54]/[.$Z$2]" office:value-type="float" office:value="78763.5124575334" calcext:value-type="float">
            <text:p>78763,5124575334</text:p>
          </table:table-cell>
          <table:table-cell office:value-type="string" calcext:value-type="string">
            <text:p>2013-06-16 - 2013-06-22</text:p>
          </table:table-cell>
          <table:table-cell office:value-type="float" office:value="99" calcext:value-type="float">
            <text:p>99</text:p>
          </table:table-cell>
          <table:table-cell table:formula="of:=[.AC25]*[.$AA$55]/[.$AC$2]" office:value-type="float" office:value="97202.8059903998" calcext:value-type="float">
            <text:p>97202,8059903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6-20 - 2004-06-26</text:p>
          </table:table-cell>
          <table:table-cell office:value-type="float" office:value="6" calcext:value-type="float">
            <text:p>6</text:p>
          </table:table-cell>
          <table:table-cell table:formula="of:=[.B26]*1" office:value-type="float" office:value="6" calcext:value-type="float">
            <text:p>6</text:p>
          </table:table-cell>
          <table:table-cell office:value-type="string" calcext:value-type="string">
            <text:p>2005-06-19 - 2005-06-25</text:p>
          </table:table-cell>
          <table:table-cell office:value-type="float" office:value="43" calcext:value-type="float">
            <text:p>43</text:p>
          </table:table-cell>
          <table:table-cell table:formula="of:=[.E26]*[.$B$54]/[.$E$2]" office:value-type="float" office:value="108.434782608696" calcext:value-type="float">
            <text:p>108,4347826087</text:p>
          </table:table-cell>
          <table:table-cell office:value-type="string" calcext:value-type="string">
            <text:p>2006-06-18 - 2006-06-24</text:p>
          </table:table-cell>
          <table:table-cell office:value-type="float" office:value="32" calcext:value-type="float">
            <text:p>32</text:p>
          </table:table-cell>
          <table:table-cell table:formula="of:=[.H26]*[.$F$54]/[.$H$2]" office:value-type="float" office:value="291.206049149338" calcext:value-type="float">
            <text:p>291,2060491493</text:p>
          </table:table-cell>
          <table:table-cell office:value-type="string" calcext:value-type="string">
            <text:p>2007-06-24 - 2007-06-30</text:p>
          </table:table-cell>
          <table:table-cell office:value-type="float" office:value="42" calcext:value-type="float">
            <text:p>42</text:p>
          </table:table-cell>
          <table:table-cell table:formula="of:=[.K26]*[.$I$55]/[.$K$2]" office:value-type="float" office:value="2675.45557655955" calcext:value-type="float">
            <text:p>2675,4555765596</text:p>
          </table:table-cell>
          <table:table-cell office:value-type="string" calcext:value-type="string">
            <text:p>2008-06-22 - 2008-06-28</text:p>
          </table:table-cell>
          <table:table-cell office:value-type="float" office:value="35" calcext:value-type="float">
            <text:p>35</text:p>
          </table:table-cell>
          <table:table-cell table:formula="of:=[.N26]*[.$L$54]/[.$N$2]" office:value-type="float" office:value="9873.70510396976" calcext:value-type="float">
            <text:p>9873,7051039698</text:p>
          </table:table-cell>
          <table:table-cell office:value-type="string" calcext:value-type="string">
            <text:p>2009-06-21 - 2009-06-27</text:p>
          </table:table-cell>
          <table:table-cell office:value-type="float" office:value="63" calcext:value-type="float">
            <text:p>63</text:p>
          </table:table-cell>
          <table:table-cell table:formula="of:=[.Q26]*[.$O$54]/[.$Q$2]" office:value-type="float" office:value="37661.1323251418" calcext:value-type="float">
            <text:p>37661,1323251418</text:p>
          </table:table-cell>
          <table:table-cell office:value-type="string" calcext:value-type="string">
            <text:p>2010-06-20 - 2010-06-26</text:p>
          </table:table-cell>
          <table:table-cell office:value-type="float" office:value="79" calcext:value-type="float">
            <text:p>79</text:p>
          </table:table-cell>
          <table:table-cell table:formula="of:=[.T26]*[.$R$54]/[.$T$2]" office:value-type="float" office:value="67261.0795205635" calcext:value-type="float">
            <text:p>67261,0795205635</text:p>
          </table:table-cell>
          <table:table-cell office:value-type="string" calcext:value-type="string">
            <text:p>2011-06-19 - 2011-06-25</text:p>
          </table:table-cell>
          <table:table-cell office:value-type="float" office:value="90" calcext:value-type="float">
            <text:p>90</text:p>
          </table:table-cell>
          <table:table-cell table:formula="of:=[.W26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6-17 - 2012-06-23</text:p>
          </table:table-cell>
          <table:table-cell office:value-type="float" office:value="76" calcext:value-type="float">
            <text:p>76</text:p>
          </table:table-cell>
          <table:table-cell table:formula="of:=[.Z26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6-23 - 2013-06-29</text:p>
          </table:table-cell>
          <table:table-cell office:value-type="float" office:value="97" calcext:value-type="float">
            <text:p>97</text:p>
          </table:table-cell>
          <table:table-cell table:formula="of:=[.AC26]*[.$AA$55]/[.$AC$2]" office:value-type="float" office:value="95239.1129400887" calcext:value-type="float">
            <text:p>95239,112940088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6-27 - 2004-07-03</text:p>
          </table:table-cell>
          <table:table-cell office:value-type="float" office:value="5" calcext:value-type="float">
            <text:p>5</text:p>
          </table:table-cell>
          <table:table-cell table:formula="of:=[.B27]*1" office:value-type="float" office:value="5" calcext:value-type="float">
            <text:p>5</text:p>
          </table:table-cell>
          <table:table-cell office:value-type="string" calcext:value-type="string">
            <text:p>2005-06-26 - 2005-07-02</text:p>
          </table:table-cell>
          <table:table-cell office:value-type="float" office:value="45" calcext:value-type="float">
            <text:p>45</text:p>
          </table:table-cell>
          <table:table-cell table:formula="of:=[.E27]*[.$B$54]/[.$E$2]" office:value-type="float" office:value="113.478260869565" calcext:value-type="float">
            <text:p>113,4782608696</text:p>
          </table:table-cell>
          <table:table-cell office:value-type="string" calcext:value-type="string">
            <text:p>2006-06-25 - 2006-07-01</text:p>
          </table:table-cell>
          <table:table-cell office:value-type="float" office:value="35" calcext:value-type="float">
            <text:p>35</text:p>
          </table:table-cell>
          <table:table-cell table:formula="of:=[.H27]*[.$F$54]/[.$H$2]" office:value-type="float" office:value="318.506616257089" calcext:value-type="float">
            <text:p>318,5066162571</text:p>
          </table:table-cell>
          <table:table-cell office:value-type="string" calcext:value-type="string">
            <text:p>2007-07-01 - 2007-07-07</text:p>
          </table:table-cell>
          <table:table-cell office:value-type="float" office:value="40" calcext:value-type="float">
            <text:p>40</text:p>
          </table:table-cell>
          <table:table-cell table:formula="of:=[.K27]*[.$I$55]/[.$K$2]" office:value-type="float" office:value="2548.05293005671" calcext:value-type="float">
            <text:p>2548,0529300567</text:p>
          </table:table-cell>
          <table:table-cell office:value-type="string" calcext:value-type="string">
            <text:p>2008-06-29 - 2008-07-05</text:p>
          </table:table-cell>
          <table:table-cell office:value-type="float" office:value="36" calcext:value-type="float">
            <text:p>36</text:p>
          </table:table-cell>
          <table:table-cell table:formula="of:=[.N27]*[.$L$54]/[.$N$2]" office:value-type="float" office:value="10155.8109640832" calcext:value-type="float">
            <text:p>10155,8109640832</text:p>
          </table:table-cell>
          <table:table-cell office:value-type="string" calcext:value-type="string">
            <text:p>2009-06-28 - 2009-07-04</text:p>
          </table:table-cell>
          <table:table-cell office:value-type="float" office:value="65" calcext:value-type="float">
            <text:p>65</text:p>
          </table:table-cell>
          <table:table-cell table:formula="of:=[.Q27]*[.$O$54]/[.$Q$2]" office:value-type="float" office:value="38856.7238275272" calcext:value-type="float">
            <text:p>38856,7238275272</text:p>
          </table:table-cell>
          <table:table-cell office:value-type="string" calcext:value-type="string">
            <text:p>2010-06-27 - 2010-07-03</text:p>
          </table:table-cell>
          <table:table-cell office:value-type="float" office:value="81" calcext:value-type="float">
            <text:p>81</text:p>
          </table:table-cell>
          <table:table-cell table:formula="of:=[.T27]*[.$R$54]/[.$T$2]" office:value-type="float" office:value="68963.8916603246" calcext:value-type="float">
            <text:p>68963,8916603246</text:p>
          </table:table-cell>
          <table:table-cell office:value-type="string" calcext:value-type="string">
            <text:p>2011-06-26 - 2011-07-02</text:p>
          </table:table-cell>
          <table:table-cell office:value-type="float" office:value="90" calcext:value-type="float">
            <text:p>90</text:p>
          </table:table-cell>
          <table:table-cell table:formula="of:=[.W27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6-24 - 2012-06-30</text:p>
          </table:table-cell>
          <table:table-cell office:value-type="float" office:value="76" calcext:value-type="float">
            <text:p>76</text:p>
          </table:table-cell>
          <table:table-cell table:formula="of:=[.Z27]*[.$X$54]/[.$Z$2]" office:value-type="float" office:value="82000.3691338704" calcext:value-type="float">
            <text:p>82000,3691338704</text:p>
          </table:table-cell>
          <table:table-cell office:value-type="string" calcext:value-type="string">
            <text:p>2013-06-30 - 2013-07-06</text:p>
          </table:table-cell>
          <table:table-cell office:value-type="float" office:value="99" calcext:value-type="float">
            <text:p>99</text:p>
          </table:table-cell>
          <table:table-cell table:formula="of:=[.AC27]*[.$AA$55]/[.$AC$2]" office:value-type="float" office:value="97202.8059903998" calcext:value-type="float">
            <text:p>97202,8059903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7-04 - 2004-07-10</text:p>
          </table:table-cell>
          <table:table-cell office:value-type="float" office:value="6" calcext:value-type="float">
            <text:p>6</text:p>
          </table:table-cell>
          <table:table-cell table:formula="of:=[.B28]*1" office:value-type="float" office:value="6" calcext:value-type="float">
            <text:p>6</text:p>
          </table:table-cell>
          <table:table-cell office:value-type="string" calcext:value-type="string">
            <text:p>2005-07-03 - 2005-07-09</text:p>
          </table:table-cell>
          <table:table-cell office:value-type="float" office:value="47" calcext:value-type="float">
            <text:p>47</text:p>
          </table:table-cell>
          <table:table-cell table:formula="of:=[.E28]*[.$B$54]/[.$E$2]" office:value-type="float" office:value="118.521739130435" calcext:value-type="float">
            <text:p>118,5217391304</text:p>
          </table:table-cell>
          <table:table-cell office:value-type="string" calcext:value-type="string">
            <text:p>2006-07-02 - 2006-07-08</text:p>
          </table:table-cell>
          <table:table-cell office:value-type="float" office:value="33" calcext:value-type="float">
            <text:p>33</text:p>
          </table:table-cell>
          <table:table-cell table:formula="of:=[.H28]*[.$F$54]/[.$H$2]" office:value-type="float" office:value="300.306238185255" calcext:value-type="float">
            <text:p>300,3062381853</text:p>
          </table:table-cell>
          <table:table-cell office:value-type="string" calcext:value-type="string">
            <text:p>2007-07-08 - 2007-07-14</text:p>
          </table:table-cell>
          <table:table-cell office:value-type="float" office:value="44" calcext:value-type="float">
            <text:p>44</text:p>
          </table:table-cell>
          <table:table-cell table:formula="of:=[.K28]*[.$I$55]/[.$K$2]" office:value-type="float" office:value="2802.85822306238" calcext:value-type="float">
            <text:p>2802,8582230624</text:p>
          </table:table-cell>
          <table:table-cell office:value-type="string" calcext:value-type="string">
            <text:p>2008-07-06 - 2008-07-12</text:p>
          </table:table-cell>
          <table:table-cell office:value-type="float" office:value="38" calcext:value-type="float">
            <text:p>38</text:p>
          </table:table-cell>
          <table:table-cell table:formula="of:=[.N28]*[.$L$54]/[.$N$2]" office:value-type="float" office:value="10720.02268431" calcext:value-type="float">
            <text:p>10720,02268431</text:p>
          </table:table-cell>
          <table:table-cell office:value-type="string" calcext:value-type="string">
            <text:p>2009-07-05 - 2009-07-11</text:p>
          </table:table-cell>
          <table:table-cell office:value-type="float" office:value="66" calcext:value-type="float">
            <text:p>66</text:p>
          </table:table-cell>
          <table:table-cell table:formula="of:=[.Q28]*[.$O$54]/[.$Q$2]" office:value-type="float" office:value="39454.51957872" calcext:value-type="float">
            <text:p>39454,51957872</text:p>
          </table:table-cell>
          <table:table-cell office:value-type="string" calcext:value-type="string">
            <text:p>2010-07-04 - 2010-07-10</text:p>
          </table:table-cell>
          <table:table-cell office:value-type="float" office:value="80" calcext:value-type="float">
            <text:p>80</text:p>
          </table:table-cell>
          <table:table-cell table:formula="of:=[.T28]*[.$R$54]/[.$T$2]" office:value-type="float" office:value="68112.485590444" calcext:value-type="float">
            <text:p>68112,485590444</text:p>
          </table:table-cell>
          <table:table-cell office:value-type="string" calcext:value-type="string">
            <text:p>2011-07-03 - 2011-07-09</text:p>
          </table:table-cell>
          <table:table-cell office:value-type="float" office:value="92" calcext:value-type="float">
            <text:p>92</text:p>
          </table:table-cell>
          <table:table-cell table:formula="of:=[.W28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7-01 - 2012-07-07</text:p>
          </table:table-cell>
          <table:table-cell office:value-type="float" office:value="74" calcext:value-type="float">
            <text:p>74</text:p>
          </table:table-cell>
          <table:table-cell table:formula="of:=[.Z28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7-07 - 2013-07-13</text:p>
          </table:table-cell>
          <table:table-cell office:value-type="float" office:value="97" calcext:value-type="float">
            <text:p>97</text:p>
          </table:table-cell>
          <table:table-cell table:formula="of:=[.AC28]*[.$AA$55]/[.$AC$2]" office:value-type="float" office:value="95239.1129400887" calcext:value-type="float">
            <text:p>95239,112940088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7-11 - 2004-07-17</text:p>
          </table:table-cell>
          <table:table-cell office:value-type="float" office:value="6" calcext:value-type="float">
            <text:p>6</text:p>
          </table:table-cell>
          <table:table-cell table:formula="of:=[.B29]*1" office:value-type="float" office:value="6" calcext:value-type="float">
            <text:p>6</text:p>
          </table:table-cell>
          <table:table-cell office:value-type="string" calcext:value-type="string">
            <text:p>2005-07-10 - 2005-07-16</text:p>
          </table:table-cell>
          <table:table-cell office:value-type="float" office:value="50" calcext:value-type="float">
            <text:p>50</text:p>
          </table:table-cell>
          <table:table-cell table:formula="of:=[.E29]*[.$B$54]/[.$E$2]" office:value-type="float" office:value="126.086956521739" calcext:value-type="float">
            <text:p>126,0869565217</text:p>
          </table:table-cell>
          <table:table-cell office:value-type="string" calcext:value-type="string">
            <text:p>2006-07-09 - 2006-07-15</text:p>
          </table:table-cell>
          <table:table-cell office:value-type="float" office:value="39" calcext:value-type="float">
            <text:p>39</text:p>
          </table:table-cell>
          <table:table-cell table:formula="of:=[.H29]*[.$F$54]/[.$H$2]" office:value-type="float" office:value="354.907372400756" calcext:value-type="float">
            <text:p>354,9073724008</text:p>
          </table:table-cell>
          <table:table-cell office:value-type="string" calcext:value-type="string">
            <text:p>2007-07-15 - 2007-07-21</text:p>
          </table:table-cell>
          <table:table-cell office:value-type="float" office:value="48" calcext:value-type="float">
            <text:p>48</text:p>
          </table:table-cell>
          <table:table-cell table:formula="of:=[.K29]*[.$I$55]/[.$K$2]" office:value-type="float" office:value="3057.66351606805" calcext:value-type="float">
            <text:p>3057,6635160681</text:p>
          </table:table-cell>
          <table:table-cell office:value-type="string" calcext:value-type="string">
            <text:p>2008-07-13 - 2008-07-19</text:p>
          </table:table-cell>
          <table:table-cell office:value-type="float" office:value="38" calcext:value-type="float">
            <text:p>38</text:p>
          </table:table-cell>
          <table:table-cell table:formula="of:=[.N29]*[.$L$54]/[.$N$2]" office:value-type="float" office:value="10720.02268431" calcext:value-type="float">
            <text:p>10720,02268431</text:p>
          </table:table-cell>
          <table:table-cell office:value-type="string" calcext:value-type="string">
            <text:p>2009-07-12 - 2009-07-18</text:p>
          </table:table-cell>
          <table:table-cell office:value-type="float" office:value="68" calcext:value-type="float">
            <text:p>68</text:p>
          </table:table-cell>
          <table:table-cell table:formula="of:=[.Q29]*[.$O$54]/[.$Q$2]" office:value-type="float" office:value="40650.1110811054" calcext:value-type="float">
            <text:p>40650,1110811054</text:p>
          </table:table-cell>
          <table:table-cell office:value-type="string" calcext:value-type="string">
            <text:p>2010-07-11 - 2010-07-17</text:p>
          </table:table-cell>
          <table:table-cell office:value-type="float" office:value="80" calcext:value-type="float">
            <text:p>80</text:p>
          </table:table-cell>
          <table:table-cell table:formula="of:=[.T29]*[.$R$54]/[.$T$2]" office:value-type="float" office:value="68112.485590444" calcext:value-type="float">
            <text:p>68112,485590444</text:p>
          </table:table-cell>
          <table:table-cell office:value-type="string" calcext:value-type="string">
            <text:p>2011-07-10 - 2011-07-16</text:p>
          </table:table-cell>
          <table:table-cell office:value-type="float" office:value="93" calcext:value-type="float">
            <text:p>93</text:p>
          </table:table-cell>
          <table:table-cell table:formula="of:=[.W29]*[.$U$54]/[.$W$2]" office:value-type="float" office:value="82699.9095877308" calcext:value-type="float">
            <text:p>82699,9095877308</text:p>
          </table:table-cell>
          <table:table-cell office:value-type="string" calcext:value-type="string">
            <text:p>2012-07-08 - 2012-07-14</text:p>
          </table:table-cell>
          <table:table-cell office:value-type="float" office:value="73" calcext:value-type="float">
            <text:p>73</text:p>
          </table:table-cell>
          <table:table-cell table:formula="of:=[.Z29]*[.$X$54]/[.$Z$2]" office:value-type="float" office:value="78763.5124575334" calcext:value-type="float">
            <text:p>78763,5124575334</text:p>
          </table:table-cell>
          <table:table-cell office:value-type="string" calcext:value-type="string">
            <text:p>2013-07-14 - 2013-07-20</text:p>
          </table:table-cell>
          <table:table-cell office:value-type="float" office:value="99" calcext:value-type="float">
            <text:p>99</text:p>
          </table:table-cell>
          <table:table-cell table:formula="of:=[.AC29]*[.$AA$55]/[.$AC$2]" office:value-type="float" office:value="97202.8059903998" calcext:value-type="float">
            <text:p>97202,8059903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7-18 - 2004-07-24</text:p>
          </table:table-cell>
          <table:table-cell office:value-type="float" office:value="9" calcext:value-type="float">
            <text:p>9</text:p>
          </table:table-cell>
          <table:table-cell table:formula="of:=[.B30]*1" office:value-type="float" office:value="9" calcext:value-type="float">
            <text:p>9</text:p>
          </table:table-cell>
          <table:table-cell office:value-type="string" calcext:value-type="string">
            <text:p>2005-07-17 - 2005-07-23</text:p>
          </table:table-cell>
          <table:table-cell office:value-type="float" office:value="50" calcext:value-type="float">
            <text:p>50</text:p>
          </table:table-cell>
          <table:table-cell table:formula="of:=[.E30]*[.$B$54]/[.$E$2]" office:value-type="float" office:value="126.086956521739" calcext:value-type="float">
            <text:p>126,0869565217</text:p>
          </table:table-cell>
          <table:table-cell office:value-type="string" calcext:value-type="string">
            <text:p>2006-07-16 - 2006-07-22</text:p>
          </table:table-cell>
          <table:table-cell office:value-type="float" office:value="40" calcext:value-type="float">
            <text:p>40</text:p>
          </table:table-cell>
          <table:table-cell table:formula="of:=[.H30]*[.$F$54]/[.$H$2]" office:value-type="float" office:value="364.007561436673" calcext:value-type="float">
            <text:p>364,0075614367</text:p>
          </table:table-cell>
          <table:table-cell office:value-type="string" calcext:value-type="string">
            <text:p>2007-07-22 - 2007-07-28</text:p>
          </table:table-cell>
          <table:table-cell office:value-type="float" office:value="47" calcext:value-type="float">
            <text:p>47</text:p>
          </table:table-cell>
          <table:table-cell table:formula="of:=[.K30]*[.$I$55]/[.$K$2]" office:value-type="float" office:value="2993.96219281663" calcext:value-type="float">
            <text:p>2993,9621928166</text:p>
          </table:table-cell>
          <table:table-cell office:value-type="string" calcext:value-type="string">
            <text:p>2008-07-20 - 2008-07-26</text:p>
          </table:table-cell>
          <table:table-cell office:value-type="float" office:value="40" calcext:value-type="float">
            <text:p>40</text:p>
          </table:table-cell>
          <table:table-cell table:formula="of:=[.N30]*[.$L$54]/[.$N$2]" office:value-type="float" office:value="11284.2344045369" calcext:value-type="float">
            <text:p>11284,2344045369</text:p>
          </table:table-cell>
          <table:table-cell office:value-type="string" calcext:value-type="string">
            <text:p>2009-07-19 - 2009-07-25</text:p>
          </table:table-cell>
          <table:table-cell office:value-type="float" office:value="68" calcext:value-type="float">
            <text:p>68</text:p>
          </table:table-cell>
          <table:table-cell table:formula="of:=[.Q30]*[.$O$54]/[.$Q$2]" office:value-type="float" office:value="40650.1110811054" calcext:value-type="float">
            <text:p>40650,1110811054</text:p>
          </table:table-cell>
          <table:table-cell office:value-type="string" calcext:value-type="string">
            <text:p>2010-07-18 - 2010-07-24</text:p>
          </table:table-cell>
          <table:table-cell office:value-type="float" office:value="82" calcext:value-type="float">
            <text:p>82</text:p>
          </table:table-cell>
          <table:table-cell table:formula="of:=[.T30]*[.$R$54]/[.$T$2]" office:value-type="float" office:value="69815.2977302051" calcext:value-type="float">
            <text:p>69815,2977302051</text:p>
          </table:table-cell>
          <table:table-cell office:value-type="string" calcext:value-type="string">
            <text:p>2011-07-17 - 2011-07-23</text:p>
          </table:table-cell>
          <table:table-cell office:value-type="float" office:value="92" calcext:value-type="float">
            <text:p>92</text:p>
          </table:table-cell>
          <table:table-cell table:formula="of:=[.W30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7-15 - 2012-07-21</text:p>
          </table:table-cell>
          <table:table-cell office:value-type="float" office:value="74" calcext:value-type="float">
            <text:p>74</text:p>
          </table:table-cell>
          <table:table-cell table:formula="of:=[.Z30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7-21 - 2013-07-27</text:p>
          </table:table-cell>
          <table:table-cell office:value-type="float" office:value="95" calcext:value-type="float">
            <text:p>95</text:p>
          </table:table-cell>
          <table:table-cell table:formula="of:=[.AC30]*[.$AA$55]/[.$AC$2]" office:value-type="float" office:value="93275.4198897776" calcext:value-type="float">
            <text:p>93275,4198897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7-25 - 2004-07-31</text:p>
          </table:table-cell>
          <table:table-cell office:value-type="float" office:value="10" calcext:value-type="float">
            <text:p>10</text:p>
          </table:table-cell>
          <table:table-cell table:formula="of:=[.B31]*1" office:value-type="float" office:value="10" calcext:value-type="float">
            <text:p>10</text:p>
          </table:table-cell>
          <table:table-cell office:value-type="string" calcext:value-type="string">
            <text:p>2005-07-24 - 2005-07-30</text:p>
          </table:table-cell>
          <table:table-cell office:value-type="float" office:value="52" calcext:value-type="float">
            <text:p>52</text:p>
          </table:table-cell>
          <table:table-cell table:formula="of:=[.E31]*[.$B$54]/[.$E$2]" office:value-type="float" office:value="131.130434782609" calcext:value-type="float">
            <text:p>131,1304347826</text:p>
          </table:table-cell>
          <table:table-cell office:value-type="string" calcext:value-type="string">
            <text:p>2006-07-23 - 2006-07-29</text:p>
          </table:table-cell>
          <table:table-cell office:value-type="float" office:value="41" calcext:value-type="float">
            <text:p>41</text:p>
          </table:table-cell>
          <table:table-cell table:formula="of:=[.H31]*[.$F$54]/[.$H$2]" office:value-type="float" office:value="373.10775047259" calcext:value-type="float">
            <text:p>373,1077504726</text:p>
          </table:table-cell>
          <table:table-cell office:value-type="string" calcext:value-type="string">
            <text:p>2007-07-29 - 2007-08-04</text:p>
          </table:table-cell>
          <table:table-cell office:value-type="float" office:value="51" calcext:value-type="float">
            <text:p>51</text:p>
          </table:table-cell>
          <table:table-cell table:formula="of:=[.K31]*[.$I$55]/[.$K$2]" office:value-type="float" office:value="3248.76748582231" calcext:value-type="float">
            <text:p>3248,7674858223</text:p>
          </table:table-cell>
          <table:table-cell office:value-type="string" calcext:value-type="string">
            <text:p>2008-07-27 - 2008-08-02</text:p>
          </table:table-cell>
          <table:table-cell office:value-type="float" office:value="44" calcext:value-type="float">
            <text:p>44</text:p>
          </table:table-cell>
          <table:table-cell table:formula="of:=[.N31]*[.$L$54]/[.$N$2]" office:value-type="float" office:value="12412.6578449906" calcext:value-type="float">
            <text:p>12412,6578449906</text:p>
          </table:table-cell>
          <table:table-cell office:value-type="string" calcext:value-type="string">
            <text:p>2009-07-26 - 2009-08-01</text:p>
          </table:table-cell>
          <table:table-cell office:value-type="float" office:value="69" calcext:value-type="float">
            <text:p>69</text:p>
          </table:table-cell>
          <table:table-cell table:formula="of:=[.Q31]*[.$O$54]/[.$Q$2]" office:value-type="float" office:value="41247.9068322981" calcext:value-type="float">
            <text:p>41247,9068322981</text:p>
          </table:table-cell>
          <table:table-cell office:value-type="string" calcext:value-type="string">
            <text:p>2010-07-25 - 2010-07-31</text:p>
          </table:table-cell>
          <table:table-cell office:value-type="float" office:value="81" calcext:value-type="float">
            <text:p>81</text:p>
          </table:table-cell>
          <table:table-cell table:formula="of:=[.T31]*[.$R$54]/[.$T$2]" office:value-type="float" office:value="68963.8916603246" calcext:value-type="float">
            <text:p>68963,8916603246</text:p>
          </table:table-cell>
          <table:table-cell office:value-type="string" calcext:value-type="string">
            <text:p>2011-07-24 - 2011-07-30</text:p>
          </table:table-cell>
          <table:table-cell office:value-type="float" office:value="92" calcext:value-type="float">
            <text:p>92</text:p>
          </table:table-cell>
          <table:table-cell table:formula="of:=[.W31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7-22 - 2012-07-28</text:p>
          </table:table-cell>
          <table:table-cell office:value-type="float" office:value="72" calcext:value-type="float">
            <text:p>72</text:p>
          </table:table-cell>
          <table:table-cell table:formula="of:=[.Z31]*[.$X$54]/[.$Z$2]" office:value-type="float" office:value="77684.5602320878" calcext:value-type="float">
            <text:p>77684,5602320878</text:p>
          </table:table-cell>
          <table:table-cell office:value-type="string" calcext:value-type="string">
            <text:p>2013-07-28 - 2013-08-03</text:p>
          </table:table-cell>
          <table:table-cell office:value-type="float" office:value="97" calcext:value-type="float">
            <text:p>97</text:p>
          </table:table-cell>
          <table:table-cell table:formula="of:=[.AC31]*[.$AA$55]/[.$AC$2]" office:value-type="float" office:value="95239.1129400887" calcext:value-type="float">
            <text:p>95239,112940088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8-01 - 2004-08-07</text:p>
          </table:table-cell>
          <table:table-cell office:value-type="float" office:value="10" calcext:value-type="float">
            <text:p>10</text:p>
          </table:table-cell>
          <table:table-cell table:formula="of:=[.B32]*1" office:value-type="float" office:value="10" calcext:value-type="float">
            <text:p>10</text:p>
          </table:table-cell>
          <table:table-cell office:value-type="string" calcext:value-type="string">
            <text:p>2005-07-31 - 2005-08-06</text:p>
          </table:table-cell>
          <table:table-cell office:value-type="float" office:value="53" calcext:value-type="float">
            <text:p>53</text:p>
          </table:table-cell>
          <table:table-cell table:formula="of:=[.E32]*[.$B$54]/[.$E$2]" office:value-type="float" office:value="133.652173913043" calcext:value-type="float">
            <text:p>133,652173913</text:p>
          </table:table-cell>
          <table:table-cell office:value-type="string" calcext:value-type="string">
            <text:p>2006-07-30 - 2006-08-05</text:p>
          </table:table-cell>
          <table:table-cell office:value-type="float" office:value="41" calcext:value-type="float">
            <text:p>41</text:p>
          </table:table-cell>
          <table:table-cell table:formula="of:=[.H32]*[.$F$54]/[.$H$2]" office:value-type="float" office:value="373.10775047259" calcext:value-type="float">
            <text:p>373,1077504726</text:p>
          </table:table-cell>
          <table:table-cell office:value-type="string" calcext:value-type="string">
            <text:p>2007-08-05 - 2007-08-11</text:p>
          </table:table-cell>
          <table:table-cell office:value-type="float" office:value="49" calcext:value-type="float">
            <text:p>49</text:p>
          </table:table-cell>
          <table:table-cell table:formula="of:=[.K32]*[.$I$55]/[.$K$2]" office:value-type="float" office:value="3121.36483931947" calcext:value-type="float">
            <text:p>3121,3648393195</text:p>
          </table:table-cell>
          <table:table-cell office:value-type="string" calcext:value-type="string">
            <text:p>2008-08-03 - 2008-08-09</text:p>
          </table:table-cell>
          <table:table-cell office:value-type="float" office:value="40" calcext:value-type="float">
            <text:p>40</text:p>
          </table:table-cell>
          <table:table-cell table:formula="of:=[.N32]*[.$L$54]/[.$N$2]" office:value-type="float" office:value="11284.2344045369" calcext:value-type="float">
            <text:p>11284,2344045369</text:p>
          </table:table-cell>
          <table:table-cell office:value-type="string" calcext:value-type="string">
            <text:p>2009-08-02 - 2009-08-08</text:p>
          </table:table-cell>
          <table:table-cell office:value-type="float" office:value="73" calcext:value-type="float">
            <text:p>73</text:p>
          </table:table-cell>
          <table:table-cell table:formula="of:=[.Q32]*[.$O$54]/[.$Q$2]" office:value-type="float" office:value="43639.0898370691" calcext:value-type="float">
            <text:p>43639,0898370691</text:p>
          </table:table-cell>
          <table:table-cell office:value-type="string" calcext:value-type="string">
            <text:p>2010-08-01 - 2010-08-07</text:p>
          </table:table-cell>
          <table:table-cell office:value-type="float" office:value="82" calcext:value-type="float">
            <text:p>82</text:p>
          </table:table-cell>
          <table:table-cell table:formula="of:=[.T32]*[.$R$54]/[.$T$2]" office:value-type="float" office:value="69815.2977302051" calcext:value-type="float">
            <text:p>69815,2977302051</text:p>
          </table:table-cell>
          <table:table-cell office:value-type="string" calcext:value-type="string">
            <text:p>2011-07-31 - 2011-08-06</text:p>
          </table:table-cell>
          <table:table-cell office:value-type="float" office:value="94" calcext:value-type="float">
            <text:p>94</text:p>
          </table:table-cell>
          <table:table-cell table:formula="of:=[.W32]*[.$U$54]/[.$W$2]" office:value-type="float" office:value="83589.1559273838" calcext:value-type="float">
            <text:p>83589,1559273838</text:p>
          </table:table-cell>
          <table:table-cell office:value-type="string" calcext:value-type="string">
            <text:p>2012-07-29 - 2012-08-04</text:p>
          </table:table-cell>
          <table:table-cell office:value-type="float" office:value="74" calcext:value-type="float">
            <text:p>74</text:p>
          </table:table-cell>
          <table:table-cell table:formula="of:=[.Z32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8-04 - 2013-08-10</text:p>
          </table:table-cell>
          <table:table-cell office:value-type="float" office:value="92" calcext:value-type="float">
            <text:p>92</text:p>
          </table:table-cell>
          <table:table-cell table:formula="of:=[.AC32]*[.$AA$55]/[.$AC$2]" office:value-type="float" office:value="90329.8803143109" calcext:value-type="float">
            <text:p>90329,880314310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8-08 - 2004-08-14</text:p>
          </table:table-cell>
          <table:table-cell office:value-type="float" office:value="6" calcext:value-type="float">
            <text:p>6</text:p>
          </table:table-cell>
          <table:table-cell table:formula="of:=[.B33]*1" office:value-type="float" office:value="6" calcext:value-type="float">
            <text:p>6</text:p>
          </table:table-cell>
          <table:table-cell office:value-type="string" calcext:value-type="string">
            <text:p>2005-08-07 - 2005-08-13</text:p>
          </table:table-cell>
          <table:table-cell office:value-type="float" office:value="43" calcext:value-type="float">
            <text:p>43</text:p>
          </table:table-cell>
          <table:table-cell table:formula="of:=[.E33]*[.$B$54]/[.$E$2]" office:value-type="float" office:value="108.434782608696" calcext:value-type="float">
            <text:p>108,4347826087</text:p>
          </table:table-cell>
          <table:table-cell office:value-type="string" calcext:value-type="string">
            <text:p>2006-08-06 - 2006-08-12</text:p>
          </table:table-cell>
          <table:table-cell office:value-type="float" office:value="42" calcext:value-type="float">
            <text:p>42</text:p>
          </table:table-cell>
          <table:table-cell table:formula="of:=[.H33]*[.$F$54]/[.$H$2]" office:value-type="float" office:value="382.207939508507" calcext:value-type="float">
            <text:p>382,2079395085</text:p>
          </table:table-cell>
          <table:table-cell office:value-type="string" calcext:value-type="string">
            <text:p>2007-08-12 - 2007-08-18</text:p>
          </table:table-cell>
          <table:table-cell office:value-type="float" office:value="54" calcext:value-type="float">
            <text:p>54</text:p>
          </table:table-cell>
          <table:table-cell table:formula="of:=[.K33]*[.$I$55]/[.$K$2]" office:value-type="float" office:value="3439.87145557656" calcext:value-type="float">
            <text:p>3439,8714555766</text:p>
          </table:table-cell>
          <table:table-cell office:value-type="string" calcext:value-type="string">
            <text:p>2008-08-10 - 2008-08-16</text:p>
          </table:table-cell>
          <table:table-cell office:value-type="float" office:value="43" calcext:value-type="float">
            <text:p>43</text:p>
          </table:table-cell>
          <table:table-cell table:formula="of:=[.N33]*[.$L$54]/[.$N$2]" office:value-type="float" office:value="12130.5519848771" calcext:value-type="float">
            <text:p>12130,5519848771</text:p>
          </table:table-cell>
          <table:table-cell office:value-type="string" calcext:value-type="string">
            <text:p>2009-08-09 - 2009-08-15</text:p>
          </table:table-cell>
          <table:table-cell office:value-type="float" office:value="72" calcext:value-type="float">
            <text:p>72</text:p>
          </table:table-cell>
          <table:table-cell table:formula="of:=[.Q33]*[.$O$54]/[.$Q$2]" office:value-type="float" office:value="43041.2940858763" calcext:value-type="float">
            <text:p>43041,2940858763</text:p>
          </table:table-cell>
          <table:table-cell office:value-type="string" calcext:value-type="string">
            <text:p>2010-08-08 - 2010-08-14</text:p>
          </table:table-cell>
          <table:table-cell office:value-type="float" office:value="83" calcext:value-type="float">
            <text:p>83</text:p>
          </table:table-cell>
          <table:table-cell table:formula="of:=[.T33]*[.$R$54]/[.$T$2]" office:value-type="float" office:value="70666.7038000857" calcext:value-type="float">
            <text:p>70666,7038000857</text:p>
          </table:table-cell>
          <table:table-cell office:value-type="string" calcext:value-type="string">
            <text:p>2011-08-07 - 2011-08-13</text:p>
          </table:table-cell>
          <table:table-cell office:value-type="float" office:value="95" calcext:value-type="float">
            <text:p>95</text:p>
          </table:table-cell>
          <table:table-cell table:formula="of:=[.W33]*[.$U$54]/[.$W$2]" office:value-type="float" office:value="84478.4022670368" calcext:value-type="float">
            <text:p>84478,4022670368</text:p>
          </table:table-cell>
          <table:table-cell office:value-type="string" calcext:value-type="string">
            <text:p>2012-08-05 - 2012-08-11</text:p>
          </table:table-cell>
          <table:table-cell office:value-type="float" office:value="72" calcext:value-type="float">
            <text:p>72</text:p>
          </table:table-cell>
          <table:table-cell table:formula="of:=[.Z33]*[.$X$54]/[.$Z$2]" office:value-type="float" office:value="77684.5602320878" calcext:value-type="float">
            <text:p>77684,5602320878</text:p>
          </table:table-cell>
          <table:table-cell office:value-type="string" calcext:value-type="string">
            <text:p>2013-08-11 - 2013-08-17</text:p>
          </table:table-cell>
          <table:table-cell office:value-type="float" office:value="95" calcext:value-type="float">
            <text:p>95</text:p>
          </table:table-cell>
          <table:table-cell table:formula="of:=[.AC33]*[.$AA$55]/[.$AC$2]" office:value-type="float" office:value="93275.4198897776" calcext:value-type="float">
            <text:p>93275,4198897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8-15 - 2004-08-21</text:p>
          </table:table-cell>
          <table:table-cell office:value-type="float" office:value="8" calcext:value-type="float">
            <text:p>8</text:p>
          </table:table-cell>
          <table:table-cell table:formula="of:=[.B34]*1" office:value-type="float" office:value="8" calcext:value-type="float">
            <text:p>8</text:p>
          </table:table-cell>
          <table:table-cell office:value-type="string" calcext:value-type="string">
            <text:p>2005-08-14 - 2005-08-20</text:p>
          </table:table-cell>
          <table:table-cell office:value-type="float" office:value="42" calcext:value-type="float">
            <text:p>42</text:p>
          </table:table-cell>
          <table:table-cell table:formula="of:=[.E34]*[.$B$54]/[.$E$2]" office:value-type="float" office:value="105.913043478261" calcext:value-type="float">
            <text:p>105,9130434783</text:p>
          </table:table-cell>
          <table:table-cell office:value-type="string" calcext:value-type="string">
            <text:p>2006-08-13 - 2006-08-19</text:p>
          </table:table-cell>
          <table:table-cell office:value-type="float" office:value="44" calcext:value-type="float">
            <text:p>44</text:p>
          </table:table-cell>
          <table:table-cell table:formula="of:=[.H34]*[.$F$54]/[.$H$2]" office:value-type="float" office:value="400.40831758034" calcext:value-type="float">
            <text:p>400,4083175803</text:p>
          </table:table-cell>
          <table:table-cell office:value-type="string" calcext:value-type="string">
            <text:p>2007-08-19 - 2007-08-25</text:p>
          </table:table-cell>
          <table:table-cell office:value-type="float" office:value="56" calcext:value-type="float">
            <text:p>56</text:p>
          </table:table-cell>
          <table:table-cell table:formula="of:=[.K34]*[.$I$55]/[.$K$2]" office:value-type="float" office:value="3567.27410207939" calcext:value-type="float">
            <text:p>3567,2741020794</text:p>
          </table:table-cell>
          <table:table-cell office:value-type="string" calcext:value-type="string">
            <text:p>2008-08-17 - 2008-08-23</text:p>
          </table:table-cell>
          <table:table-cell office:value-type="float" office:value="43" calcext:value-type="float">
            <text:p>43</text:p>
          </table:table-cell>
          <table:table-cell table:formula="of:=[.N34]*[.$L$54]/[.$N$2]" office:value-type="float" office:value="12130.5519848771" calcext:value-type="float">
            <text:p>12130,5519848771</text:p>
          </table:table-cell>
          <table:table-cell office:value-type="string" calcext:value-type="string">
            <text:p>2009-08-16 - 2009-08-22</text:p>
          </table:table-cell>
          <table:table-cell office:value-type="float" office:value="73" calcext:value-type="float">
            <text:p>73</text:p>
          </table:table-cell>
          <table:table-cell table:formula="of:=[.Q34]*[.$O$54]/[.$Q$2]" office:value-type="float" office:value="43639.0898370691" calcext:value-type="float">
            <text:p>43639,0898370691</text:p>
          </table:table-cell>
          <table:table-cell office:value-type="string" calcext:value-type="string">
            <text:p>2010-08-15 - 2010-08-21</text:p>
          </table:table-cell>
          <table:table-cell office:value-type="float" office:value="85" calcext:value-type="float">
            <text:p>85</text:p>
          </table:table-cell>
          <table:table-cell table:formula="of:=[.T34]*[.$R$54]/[.$T$2]" office:value-type="float" office:value="72369.5159398468" calcext:value-type="float">
            <text:p>72369,5159398468</text:p>
          </table:table-cell>
          <table:table-cell office:value-type="string" calcext:value-type="string">
            <text:p>2011-08-14 - 2011-08-20</text:p>
          </table:table-cell>
          <table:table-cell office:value-type="float" office:value="90" calcext:value-type="float">
            <text:p>90</text:p>
          </table:table-cell>
          <table:table-cell table:formula="of:=[.W34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08-12 - 2012-08-18</text:p>
          </table:table-cell>
          <table:table-cell office:value-type="float" office:value="74" calcext:value-type="float">
            <text:p>74</text:p>
          </table:table-cell>
          <table:table-cell table:formula="of:=[.Z34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8-18 - 2013-08-24</text:p>
          </table:table-cell>
          <table:table-cell office:value-type="float" office:value="93" calcext:value-type="float">
            <text:p>93</text:p>
          </table:table-cell>
          <table:table-cell table:formula="of:=[.AC34]*[.$AA$55]/[.$AC$2]" office:value-type="float" office:value="91311.7268394665" calcext:value-type="float">
            <text:p>91311,72683946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8-22 - 2004-08-28</text:p>
          </table:table-cell>
          <table:table-cell office:value-type="float" office:value="10" calcext:value-type="float">
            <text:p>10</text:p>
          </table:table-cell>
          <table:table-cell table:formula="of:=[.B35]*1" office:value-type="float" office:value="10" calcext:value-type="float">
            <text:p>10</text:p>
          </table:table-cell>
          <table:table-cell office:value-type="string" calcext:value-type="string">
            <text:p>2005-08-21 - 2005-08-27</text:p>
          </table:table-cell>
          <table:table-cell office:value-type="float" office:value="50" calcext:value-type="float">
            <text:p>50</text:p>
          </table:table-cell>
          <table:table-cell table:formula="of:=[.E35]*[.$B$54]/[.$E$2]" office:value-type="float" office:value="126.086956521739" calcext:value-type="float">
            <text:p>126,0869565217</text:p>
          </table:table-cell>
          <table:table-cell office:value-type="string" calcext:value-type="string">
            <text:p>2006-08-20 - 2006-08-26</text:p>
          </table:table-cell>
          <table:table-cell office:value-type="float" office:value="47" calcext:value-type="float">
            <text:p>47</text:p>
          </table:table-cell>
          <table:table-cell table:formula="of:=[.H35]*[.$F$54]/[.$H$2]" office:value-type="float" office:value="427.708884688091" calcext:value-type="float">
            <text:p>427,7088846881</text:p>
          </table:table-cell>
          <table:table-cell office:value-type="string" calcext:value-type="string">
            <text:p>2007-08-26 - 2007-09-01</text:p>
          </table:table-cell>
          <table:table-cell office:value-type="float" office:value="56" calcext:value-type="float">
            <text:p>56</text:p>
          </table:table-cell>
          <table:table-cell table:formula="of:=[.K35]*[.$I$55]/[.$K$2]" office:value-type="float" office:value="3567.27410207939" calcext:value-type="float">
            <text:p>3567,2741020794</text:p>
          </table:table-cell>
          <table:table-cell office:value-type="string" calcext:value-type="string">
            <text:p>2008-08-24 - 2008-08-30</text:p>
          </table:table-cell>
          <table:table-cell office:value-type="float" office:value="47" calcext:value-type="float">
            <text:p>47</text:p>
          </table:table-cell>
          <table:table-cell table:formula="of:=[.N35]*[.$L$54]/[.$N$2]" office:value-type="float" office:value="13258.9754253308" calcext:value-type="float">
            <text:p>13258,9754253308</text:p>
          </table:table-cell>
          <table:table-cell office:value-type="string" calcext:value-type="string">
            <text:p>2009-08-23 - 2009-08-29</text:p>
          </table:table-cell>
          <table:table-cell office:value-type="float" office:value="79" calcext:value-type="float">
            <text:p>79</text:p>
          </table:table-cell>
          <table:table-cell table:formula="of:=[.Q35]*[.$O$54]/[.$Q$2]" office:value-type="float" office:value="47225.8643442254" calcext:value-type="float">
            <text:p>47225,8643442254</text:p>
          </table:table-cell>
          <table:table-cell office:value-type="string" calcext:value-type="string">
            <text:p>2010-08-22 - 2010-08-28</text:p>
          </table:table-cell>
          <table:table-cell office:value-type="float" office:value="83" calcext:value-type="float">
            <text:p>83</text:p>
          </table:table-cell>
          <table:table-cell table:formula="of:=[.T35]*[.$R$54]/[.$T$2]" office:value-type="float" office:value="70666.7038000857" calcext:value-type="float">
            <text:p>70666,7038000857</text:p>
          </table:table-cell>
          <table:table-cell office:value-type="string" calcext:value-type="string">
            <text:p>2011-08-21 - 2011-08-27</text:p>
          </table:table-cell>
          <table:table-cell office:value-type="float" office:value="92" calcext:value-type="float">
            <text:p>92</text:p>
          </table:table-cell>
          <table:table-cell table:formula="of:=[.W35]*[.$U$54]/[.$W$2]" office:value-type="float" office:value="81810.6632480778" calcext:value-type="float">
            <text:p>81810,6632480778</text:p>
          </table:table-cell>
          <table:table-cell office:value-type="string" calcext:value-type="string">
            <text:p>2012-08-19 - 2012-08-25</text:p>
          </table:table-cell>
          <table:table-cell office:value-type="float" office:value="75" calcext:value-type="float">
            <text:p>75</text:p>
          </table:table-cell>
          <table:table-cell table:formula="of:=[.Z35]*[.$X$54]/[.$Z$2]" office:value-type="float" office:value="80921.4169084247" calcext:value-type="float">
            <text:p>80921,4169084247</text:p>
          </table:table-cell>
          <table:table-cell office:value-type="string" calcext:value-type="string">
            <text:p>2013-08-25 - 2013-08-31</text:p>
          </table:table-cell>
          <table:table-cell office:value-type="float" office:value="92" calcext:value-type="float">
            <text:p>92</text:p>
          </table:table-cell>
          <table:table-cell table:formula="of:=[.AC35]*[.$AA$55]/[.$AC$2]" office:value-type="float" office:value="90329.8803143109" calcext:value-type="float">
            <text:p>90329,880314310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8-29 - 2004-09-04</text:p>
          </table:table-cell>
          <table:table-cell office:value-type="float" office:value="12" calcext:value-type="float">
            <text:p>12</text:p>
          </table:table-cell>
          <table:table-cell table:formula="of:=[.B36]*1" office:value-type="float" office:value="12" calcext:value-type="float">
            <text:p>12</text:p>
          </table:table-cell>
          <table:table-cell office:value-type="string" calcext:value-type="string">
            <text:p>2005-08-28 - 2005-09-03</text:p>
          </table:table-cell>
          <table:table-cell office:value-type="float" office:value="58" calcext:value-type="float">
            <text:p>58</text:p>
          </table:table-cell>
          <table:table-cell table:formula="of:=[.E36]*[.$B$54]/[.$E$2]" office:value-type="float" office:value="146.260869565217" calcext:value-type="float">
            <text:p>146,2608695652</text:p>
          </table:table-cell>
          <table:table-cell office:value-type="string" calcext:value-type="string">
            <text:p>2006-08-27 - 2006-09-02</text:p>
          </table:table-cell>
          <table:table-cell office:value-type="float" office:value="47" calcext:value-type="float">
            <text:p>47</text:p>
          </table:table-cell>
          <table:table-cell table:formula="of:=[.H36]*[.$F$54]/[.$H$2]" office:value-type="float" office:value="427.708884688091" calcext:value-type="float">
            <text:p>427,7088846881</text:p>
          </table:table-cell>
          <table:table-cell office:value-type="string" calcext:value-type="string">
            <text:p>2007-09-02 - 2007-09-08</text:p>
          </table:table-cell>
          <table:table-cell office:value-type="float" office:value="56" calcext:value-type="float">
            <text:p>56</text:p>
          </table:table-cell>
          <table:table-cell table:formula="of:=[.K36]*[.$I$55]/[.$K$2]" office:value-type="float" office:value="3567.27410207939" calcext:value-type="float">
            <text:p>3567,2741020794</text:p>
          </table:table-cell>
          <table:table-cell office:value-type="string" calcext:value-type="string">
            <text:p>2008-08-31 - 2008-09-06</text:p>
          </table:table-cell>
          <table:table-cell office:value-type="float" office:value="48" calcext:value-type="float">
            <text:p>48</text:p>
          </table:table-cell>
          <table:table-cell table:formula="of:=[.N36]*[.$L$54]/[.$N$2]" office:value-type="float" office:value="13541.0812854442" calcext:value-type="float">
            <text:p>13541,0812854442</text:p>
          </table:table-cell>
          <table:table-cell office:value-type="string" calcext:value-type="string">
            <text:p>2009-08-30 - 2009-09-05</text:p>
          </table:table-cell>
          <table:table-cell office:value-type="float" office:value="78" calcext:value-type="float">
            <text:p>78</text:p>
          </table:table-cell>
          <table:table-cell table:formula="of:=[.Q36]*[.$O$54]/[.$Q$2]" office:value-type="float" office:value="46628.0685930327" calcext:value-type="float">
            <text:p>46628,0685930327</text:p>
          </table:table-cell>
          <table:table-cell office:value-type="string" calcext:value-type="string">
            <text:p>2010-08-29 - 2010-09-04</text:p>
          </table:table-cell>
          <table:table-cell office:value-type="float" office:value="86" calcext:value-type="float">
            <text:p>86</text:p>
          </table:table-cell>
          <table:table-cell table:formula="of:=[.T36]*[.$R$54]/[.$T$2]" office:value-type="float" office:value="73220.9220097273" calcext:value-type="float">
            <text:p>73220,9220097273</text:p>
          </table:table-cell>
          <table:table-cell office:value-type="string" calcext:value-type="string">
            <text:p>2011-08-28 - 2011-09-03</text:p>
          </table:table-cell>
          <table:table-cell office:value-type="float" office:value="93" calcext:value-type="float">
            <text:p>93</text:p>
          </table:table-cell>
          <table:table-cell table:formula="of:=[.W36]*[.$U$54]/[.$W$2]" office:value-type="float" office:value="82699.9095877308" calcext:value-type="float">
            <text:p>82699,9095877308</text:p>
          </table:table-cell>
          <table:table-cell office:value-type="string" calcext:value-type="string">
            <text:p>2012-08-26 - 2012-09-01</text:p>
          </table:table-cell>
          <table:table-cell office:value-type="float" office:value="74" calcext:value-type="float">
            <text:p>74</text:p>
          </table:table-cell>
          <table:table-cell table:formula="of:=[.Z36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9-01 - 2013-09-07</text:p>
          </table:table-cell>
          <table:table-cell office:value-type="float" office:value="90" calcext:value-type="float">
            <text:p>90</text:p>
          </table:table-cell>
          <table:table-cell table:formula="of:=[.AC36]*[.$AA$55]/[.$AC$2]" office:value-type="float" office:value="88366.1872639998" calcext:value-type="float">
            <text:p>88366,1872639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9-05 - 2004-09-11</text:p>
          </table:table-cell>
          <table:table-cell office:value-type="float" office:value="20" calcext:value-type="float">
            <text:p>20</text:p>
          </table:table-cell>
          <table:table-cell table:formula="of:=[.B37]*1" office:value-type="float" office:value="20" calcext:value-type="float">
            <text:p>20</text:p>
          </table:table-cell>
          <table:table-cell office:value-type="string" calcext:value-type="string">
            <text:p>2005-09-04 - 2005-09-10</text:p>
          </table:table-cell>
          <table:table-cell office:value-type="float" office:value="100" calcext:value-type="float">
            <text:p>100</text:p>
          </table:table-cell>
          <table:table-cell table:formula="of:=[.E37]*[.$B$54]/[.$E$2]" office:value-type="float" office:value="252.173913043478" calcext:value-type="float">
            <text:p>252,1739130435</text:p>
          </table:table-cell>
          <table:table-cell office:value-type="string" calcext:value-type="string">
            <text:p>2006-09-03 - 2006-09-09</text:p>
          </table:table-cell>
          <table:table-cell office:value-type="float" office:value="56" calcext:value-type="float">
            <text:p>56</text:p>
          </table:table-cell>
          <table:table-cell table:formula="of:=[.H37]*[.$F$54]/[.$H$2]" office:value-type="float" office:value="509.610586011342" calcext:value-type="float">
            <text:p>509,6105860113</text:p>
          </table:table-cell>
          <table:table-cell office:value-type="string" calcext:value-type="string">
            <text:p>2007-09-09 - 2007-09-15</text:p>
          </table:table-cell>
          <table:table-cell office:value-type="float" office:value="60" calcext:value-type="float">
            <text:p>60</text:p>
          </table:table-cell>
          <table:table-cell table:formula="of:=[.K37]*[.$I$55]/[.$K$2]" office:value-type="float" office:value="3822.07939508507" calcext:value-type="float">
            <text:p>3822,0793950851</text:p>
          </table:table-cell>
          <table:table-cell office:value-type="string" calcext:value-type="string">
            <text:p>2008-09-07 - 2008-09-13</text:p>
          </table:table-cell>
          <table:table-cell office:value-type="float" office:value="50" calcext:value-type="float">
            <text:p>50</text:p>
          </table:table-cell>
          <table:table-cell table:formula="of:=[.N37]*[.$L$54]/[.$N$2]" office:value-type="float" office:value="14105.2930056711" calcext:value-type="float">
            <text:p>14105,2930056711</text:p>
          </table:table-cell>
          <table:table-cell office:value-type="string" calcext:value-type="string">
            <text:p>2009-09-06 - 2009-09-12</text:p>
          </table:table-cell>
          <table:table-cell office:value-type="float" office:value="80" calcext:value-type="float">
            <text:p>80</text:p>
          </table:table-cell>
          <table:table-cell table:formula="of:=[.Q37]*[.$O$54]/[.$Q$2]" office:value-type="float" office:value="47823.6600954181" calcext:value-type="float">
            <text:p>47823,6600954181</text:p>
          </table:table-cell>
          <table:table-cell office:value-type="string" calcext:value-type="string">
            <text:p>2010-09-05 - 2010-09-11</text:p>
          </table:table-cell>
          <table:table-cell office:value-type="float" office:value="85" calcext:value-type="float">
            <text:p>85</text:p>
          </table:table-cell>
          <table:table-cell table:formula="of:=[.T37]*[.$R$54]/[.$T$2]" office:value-type="float" office:value="72369.5159398468" calcext:value-type="float">
            <text:p>72369,5159398468</text:p>
          </table:table-cell>
          <table:table-cell office:value-type="string" calcext:value-type="string">
            <text:p>2011-09-04 - 2011-09-10</text:p>
          </table:table-cell>
          <table:table-cell office:value-type="float" office:value="93" calcext:value-type="float">
            <text:p>93</text:p>
          </table:table-cell>
          <table:table-cell table:formula="of:=[.W37]*[.$U$54]/[.$W$2]" office:value-type="float" office:value="82699.9095877308" calcext:value-type="float">
            <text:p>82699,9095877308</text:p>
          </table:table-cell>
          <table:table-cell office:value-type="string" calcext:value-type="string">
            <text:p>2012-09-02 - 2012-09-08</text:p>
          </table:table-cell>
          <table:table-cell office:value-type="float" office:value="74" calcext:value-type="float">
            <text:p>74</text:p>
          </table:table-cell>
          <table:table-cell table:formula="of:=[.Z37]*[.$X$54]/[.$Z$2]" office:value-type="float" office:value="79842.4646829791" calcext:value-type="float">
            <text:p>79842,4646829791</text:p>
          </table:table-cell>
          <table:table-cell office:value-type="string" calcext:value-type="string">
            <text:p>2013-09-08 - 2013-09-14</text:p>
          </table:table-cell>
          <table:table-cell office:value-type="float" office:value="89" calcext:value-type="float">
            <text:p>89</text:p>
          </table:table-cell>
          <table:table-cell table:formula="of:=[.AC37]*[.$AA$55]/[.$AC$2]" office:value-type="float" office:value="87384.3407388443" calcext:value-type="float">
            <text:p>87384,34073884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9-12 - 2004-09-18</text:p>
          </table:table-cell>
          <table:table-cell office:value-type="float" office:value="19" calcext:value-type="float">
            <text:p>19</text:p>
          </table:table-cell>
          <table:table-cell table:formula="of:=[.B38]*1" office:value-type="float" office:value="19" calcext:value-type="float">
            <text:p>19</text:p>
          </table:table-cell>
          <table:table-cell office:value-type="string" calcext:value-type="string">
            <text:p>2005-09-11 - 2005-09-17</text:p>
          </table:table-cell>
          <table:table-cell office:value-type="float" office:value="77" calcext:value-type="float">
            <text:p>77</text:p>
          </table:table-cell>
          <table:table-cell table:formula="of:=[.E38]*[.$B$54]/[.$E$2]" office:value-type="float" office:value="194.173913043478" calcext:value-type="float">
            <text:p>194,1739130435</text:p>
          </table:table-cell>
          <table:table-cell office:value-type="string" calcext:value-type="string">
            <text:p>2006-09-10 - 2006-09-16</text:p>
          </table:table-cell>
          <table:table-cell office:value-type="float" office:value="51" calcext:value-type="float">
            <text:p>51</text:p>
          </table:table-cell>
          <table:table-cell table:formula="of:=[.H38]*[.$F$54]/[.$H$2]" office:value-type="float" office:value="464.109640831758" calcext:value-type="float">
            <text:p>464,1096408318</text:p>
          </table:table-cell>
          <table:table-cell office:value-type="string" calcext:value-type="string">
            <text:p>2007-09-16 - 2007-09-22</text:p>
          </table:table-cell>
          <table:table-cell office:value-type="float" office:value="62" calcext:value-type="float">
            <text:p>62</text:p>
          </table:table-cell>
          <table:table-cell table:formula="of:=[.K38]*[.$I$55]/[.$K$2]" office:value-type="float" office:value="3949.4820415879" calcext:value-type="float">
            <text:p>3949,4820415879</text:p>
          </table:table-cell>
          <table:table-cell office:value-type="string" calcext:value-type="string">
            <text:p>2008-09-14 - 2008-09-20</text:p>
          </table:table-cell>
          <table:table-cell office:value-type="float" office:value="50" calcext:value-type="float">
            <text:p>50</text:p>
          </table:table-cell>
          <table:table-cell table:formula="of:=[.N38]*[.$L$54]/[.$N$2]" office:value-type="float" office:value="14105.2930056711" calcext:value-type="float">
            <text:p>14105,2930056711</text:p>
          </table:table-cell>
          <table:table-cell office:value-type="string" calcext:value-type="string">
            <text:p>2009-09-13 - 2009-09-19</text:p>
          </table:table-cell>
          <table:table-cell office:value-type="float" office:value="82" calcext:value-type="float">
            <text:p>82</text:p>
          </table:table-cell>
          <table:table-cell table:formula="of:=[.Q38]*[.$O$54]/[.$Q$2]" office:value-type="float" office:value="49019.2515978036" calcext:value-type="float">
            <text:p>49019,2515978036</text:p>
          </table:table-cell>
          <table:table-cell office:value-type="string" calcext:value-type="string">
            <text:p>2010-09-12 - 2010-09-18</text:p>
          </table:table-cell>
          <table:table-cell office:value-type="float" office:value="85" calcext:value-type="float">
            <text:p>85</text:p>
          </table:table-cell>
          <table:table-cell table:formula="of:=[.T38]*[.$R$54]/[.$T$2]" office:value-type="float" office:value="72369.5159398468" calcext:value-type="float">
            <text:p>72369,5159398468</text:p>
          </table:table-cell>
          <table:table-cell office:value-type="string" calcext:value-type="string">
            <text:p>2011-09-11 - 2011-09-17</text:p>
          </table:table-cell>
          <table:table-cell office:value-type="float" office:value="95" calcext:value-type="float">
            <text:p>95</text:p>
          </table:table-cell>
          <table:table-cell table:formula="of:=[.W38]*[.$U$54]/[.$W$2]" office:value-type="float" office:value="84478.4022670368" calcext:value-type="float">
            <text:p>84478,4022670368</text:p>
          </table:table-cell>
          <table:table-cell office:value-type="string" calcext:value-type="string">
            <text:p>2012-09-09 - 2012-09-15</text:p>
          </table:table-cell>
          <table:table-cell office:value-type="float" office:value="71" calcext:value-type="float">
            <text:p>71</text:p>
          </table:table-cell>
          <table:table-cell table:formula="of:=[.Z38]*[.$X$54]/[.$Z$2]" office:value-type="float" office:value="76605.6080066421" calcext:value-type="float">
            <text:p>76605,6080066421</text:p>
          </table:table-cell>
          <table:table-cell office:value-type="string" calcext:value-type="string">
            <text:p>2013-09-15 - 2013-09-21</text:p>
          </table:table-cell>
          <table:table-cell office:value-type="float" office:value="89" calcext:value-type="float">
            <text:p>89</text:p>
          </table:table-cell>
          <table:table-cell table:formula="of:=[.AC38]*[.$AA$55]/[.$AC$2]" office:value-type="float" office:value="87384.3407388443" calcext:value-type="float">
            <text:p>87384,34073884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9-19 - 2004-09-25</text:p>
          </table:table-cell>
          <table:table-cell office:value-type="float" office:value="19" calcext:value-type="float">
            <text:p>19</text:p>
          </table:table-cell>
          <table:table-cell table:formula="of:=[.B39]*1" office:value-type="float" office:value="19" calcext:value-type="float">
            <text:p>19</text:p>
          </table:table-cell>
          <table:table-cell office:value-type="string" calcext:value-type="string">
            <text:p>2005-09-18 - 2005-09-24</text:p>
          </table:table-cell>
          <table:table-cell office:value-type="float" office:value="76" calcext:value-type="float">
            <text:p>76</text:p>
          </table:table-cell>
          <table:table-cell table:formula="of:=[.E39]*[.$B$54]/[.$E$2]" office:value-type="float" office:value="191.652173913043" calcext:value-type="float">
            <text:p>191,652173913</text:p>
          </table:table-cell>
          <table:table-cell office:value-type="string" calcext:value-type="string">
            <text:p>2006-09-17 - 2006-09-23</text:p>
          </table:table-cell>
          <table:table-cell office:value-type="float" office:value="52" calcext:value-type="float">
            <text:p>52</text:p>
          </table:table-cell>
          <table:table-cell table:formula="of:=[.H39]*[.$F$54]/[.$H$2]" office:value-type="float" office:value="473.209829867675" calcext:value-type="float">
            <text:p>473,2098298677</text:p>
          </table:table-cell>
          <table:table-cell office:value-type="string" calcext:value-type="string">
            <text:p>2007-09-23 - 2007-09-29</text:p>
          </table:table-cell>
          <table:table-cell office:value-type="float" office:value="65" calcext:value-type="float">
            <text:p>65</text:p>
          </table:table-cell>
          <table:table-cell table:formula="of:=[.K39]*[.$I$55]/[.$K$2]" office:value-type="float" office:value="4140.58601134215" calcext:value-type="float">
            <text:p>4140,5860113422</text:p>
          </table:table-cell>
          <table:table-cell office:value-type="string" calcext:value-type="string">
            <text:p>2008-09-21 - 2008-09-27</text:p>
          </table:table-cell>
          <table:table-cell office:value-type="float" office:value="52" calcext:value-type="float">
            <text:p>52</text:p>
          </table:table-cell>
          <table:table-cell table:formula="of:=[.N39]*[.$L$54]/[.$N$2]" office:value-type="float" office:value="14669.5047258979" calcext:value-type="float">
            <text:p>14669,5047258979</text:p>
          </table:table-cell>
          <table:table-cell office:value-type="string" calcext:value-type="string">
            <text:p>2009-09-20 - 2009-09-26</text:p>
          </table:table-cell>
          <table:table-cell office:value-type="float" office:value="80" calcext:value-type="float">
            <text:p>80</text:p>
          </table:table-cell>
          <table:table-cell table:formula="of:=[.Q39]*[.$O$54]/[.$Q$2]" office:value-type="float" office:value="47823.6600954181" calcext:value-type="float">
            <text:p>47823,6600954181</text:p>
          </table:table-cell>
          <table:table-cell office:value-type="string" calcext:value-type="string">
            <text:p>2010-09-19 - 2010-09-25</text:p>
          </table:table-cell>
          <table:table-cell office:value-type="float" office:value="93" calcext:value-type="float">
            <text:p>93</text:p>
          </table:table-cell>
          <table:table-cell table:formula="of:=[.T39]*[.$R$54]/[.$T$2]" office:value-type="float" office:value="79180.7644988912" calcext:value-type="float">
            <text:p>79180,7644988912</text:p>
          </table:table-cell>
          <table:table-cell office:value-type="string" calcext:value-type="string">
            <text:p>2011-09-18 - 2011-09-24</text:p>
          </table:table-cell>
          <table:table-cell office:value-type="float" office:value="93" calcext:value-type="float">
            <text:p>93</text:p>
          </table:table-cell>
          <table:table-cell table:formula="of:=[.W39]*[.$U$54]/[.$W$2]" office:value-type="float" office:value="82699.9095877308" calcext:value-type="float">
            <text:p>82699,9095877308</text:p>
          </table:table-cell>
          <table:table-cell office:value-type="string" calcext:value-type="string">
            <text:p>2012-09-16 - 2012-09-22</text:p>
          </table:table-cell>
          <table:table-cell office:value-type="float" office:value="73" calcext:value-type="float">
            <text:p>73</text:p>
          </table:table-cell>
          <table:table-cell table:formula="of:=[.Z39]*[.$X$54]/[.$Z$2]" office:value-type="float" office:value="78763.5124575334" calcext:value-type="float">
            <text:p>78763,5124575334</text:p>
          </table:table-cell>
          <table:table-cell office:value-type="string" calcext:value-type="string">
            <text:p>2013-09-22 - 2013-09-28</text:p>
          </table:table-cell>
          <table:table-cell office:value-type="float" office:value="89" calcext:value-type="float">
            <text:p>89</text:p>
          </table:table-cell>
          <table:table-cell table:formula="of:=[.AC39]*[.$AA$55]/[.$AC$2]" office:value-type="float" office:value="87384.3407388443" calcext:value-type="float">
            <text:p>87384,34073884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09-26 - 2004-10-02</text:p>
          </table:table-cell>
          <table:table-cell office:value-type="float" office:value="22" calcext:value-type="float">
            <text:p>22</text:p>
          </table:table-cell>
          <table:table-cell table:formula="of:=[.B40]*1" office:value-type="float" office:value="22" calcext:value-type="float">
            <text:p>22</text:p>
          </table:table-cell>
          <table:table-cell office:value-type="string" calcext:value-type="string">
            <text:p>2005-09-25 - 2005-10-01</text:p>
          </table:table-cell>
          <table:table-cell office:value-type="float" office:value="75" calcext:value-type="float">
            <text:p>75</text:p>
          </table:table-cell>
          <table:table-cell table:formula="of:=[.E40]*[.$B$54]/[.$E$2]" office:value-type="float" office:value="189.130434782609" calcext:value-type="float">
            <text:p>189,1304347826</text:p>
          </table:table-cell>
          <table:table-cell office:value-type="string" calcext:value-type="string">
            <text:p>2006-09-24 - 2006-09-30</text:p>
          </table:table-cell>
          <table:table-cell office:value-type="float" office:value="56" calcext:value-type="float">
            <text:p>56</text:p>
          </table:table-cell>
          <table:table-cell table:formula="of:=[.H40]*[.$F$54]/[.$H$2]" office:value-type="float" office:value="509.610586011342" calcext:value-type="float">
            <text:p>509,6105860113</text:p>
          </table:table-cell>
          <table:table-cell office:value-type="string" calcext:value-type="string">
            <text:p>2007-09-30 - 2007-10-06</text:p>
          </table:table-cell>
          <table:table-cell office:value-type="float" office:value="65" calcext:value-type="float">
            <text:p>65</text:p>
          </table:table-cell>
          <table:table-cell table:formula="of:=[.K40]*[.$I$55]/[.$K$2]" office:value-type="float" office:value="4140.58601134215" calcext:value-type="float">
            <text:p>4140,5860113422</text:p>
          </table:table-cell>
          <table:table-cell office:value-type="string" calcext:value-type="string">
            <text:p>2008-09-28 - 2008-10-04</text:p>
          </table:table-cell>
          <table:table-cell office:value-type="float" office:value="53" calcext:value-type="float">
            <text:p>53</text:p>
          </table:table-cell>
          <table:table-cell table:formula="of:=[.N40]*[.$L$54]/[.$N$2]" office:value-type="float" office:value="14951.6105860113" calcext:value-type="float">
            <text:p>14951,6105860113</text:p>
          </table:table-cell>
          <table:table-cell office:value-type="string" calcext:value-type="string">
            <text:p>2009-09-27 - 2009-10-03</text:p>
          </table:table-cell>
          <table:table-cell office:value-type="float" office:value="78" calcext:value-type="float">
            <text:p>78</text:p>
          </table:table-cell>
          <table:table-cell table:formula="of:=[.Q40]*[.$O$54]/[.$Q$2]" office:value-type="float" office:value="46628.0685930327" calcext:value-type="float">
            <text:p>46628,0685930327</text:p>
          </table:table-cell>
          <table:table-cell office:value-type="string" calcext:value-type="string">
            <text:p>2010-09-26 - 2010-10-02</text:p>
          </table:table-cell>
          <table:table-cell office:value-type="float" office:value="86" calcext:value-type="float">
            <text:p>86</text:p>
          </table:table-cell>
          <table:table-cell table:formula="of:=[.T40]*[.$R$54]/[.$T$2]" office:value-type="float" office:value="73220.9220097273" calcext:value-type="float">
            <text:p>73220,9220097273</text:p>
          </table:table-cell>
          <table:table-cell office:value-type="string" calcext:value-type="string">
            <text:p>2011-09-25 - 2011-10-01</text:p>
          </table:table-cell>
          <table:table-cell office:value-type="float" office:value="91" calcext:value-type="float">
            <text:p>91</text:p>
          </table:table-cell>
          <table:table-cell table:formula="of:=[.W40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09-23 - 2012-09-29</text:p>
          </table:table-cell>
          <table:table-cell office:value-type="float" office:value="71" calcext:value-type="float">
            <text:p>71</text:p>
          </table:table-cell>
          <table:table-cell table:formula="of:=[.Z40]*[.$X$54]/[.$Z$2]" office:value-type="float" office:value="76605.6080066421" calcext:value-type="float">
            <text:p>76605,6080066421</text:p>
          </table:table-cell>
          <table:table-cell office:value-type="string" calcext:value-type="string">
            <text:p>2013-09-29 - 2013-10-05</text:p>
          </table:table-cell>
          <table:table-cell office:value-type="float" office:value="87" calcext:value-type="float">
            <text:p>87</text:p>
          </table:table-cell>
          <table:table-cell table:formula="of:=[.AC40]*[.$AA$55]/[.$AC$2]" office:value-type="float" office:value="85420.6476885332" calcext:value-type="float">
            <text:p>85420,647688533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0-03 - 2004-10-09</text:p>
          </table:table-cell>
          <table:table-cell office:value-type="float" office:value="31" calcext:value-type="float">
            <text:p>31</text:p>
          </table:table-cell>
          <table:table-cell table:formula="of:=[.B41]*1" office:value-type="float" office:value="31" calcext:value-type="float">
            <text:p>31</text:p>
          </table:table-cell>
          <table:table-cell office:value-type="string" calcext:value-type="string">
            <text:p>2005-10-02 - 2005-10-08</text:p>
          </table:table-cell>
          <table:table-cell office:value-type="float" office:value="81" calcext:value-type="float">
            <text:p>81</text:p>
          </table:table-cell>
          <table:table-cell table:formula="of:=[.E41]*[.$B$54]/[.$E$2]" office:value-type="float" office:value="204.260869565217" calcext:value-type="float">
            <text:p>204,2608695652</text:p>
          </table:table-cell>
          <table:table-cell office:value-type="string" calcext:value-type="string">
            <text:p>2006-10-01 - 2006-10-07</text:p>
          </table:table-cell>
          <table:table-cell office:value-type="float" office:value="54" calcext:value-type="float">
            <text:p>54</text:p>
          </table:table-cell>
          <table:table-cell table:formula="of:=[.H41]*[.$F$54]/[.$H$2]" office:value-type="float" office:value="491.410207939509" calcext:value-type="float">
            <text:p>491,4102079395</text:p>
          </table:table-cell>
          <table:table-cell office:value-type="string" calcext:value-type="string">
            <text:p>2007-10-07 - 2007-10-13</text:p>
          </table:table-cell>
          <table:table-cell office:value-type="float" office:value="70" calcext:value-type="float">
            <text:p>70</text:p>
          </table:table-cell>
          <table:table-cell table:formula="of:=[.K41]*[.$I$55]/[.$K$2]" office:value-type="float" office:value="4459.09262759924" calcext:value-type="float">
            <text:p>4459,0926275993</text:p>
          </table:table-cell>
          <table:table-cell office:value-type="string" calcext:value-type="string">
            <text:p>2008-10-05 - 2008-10-11</text:p>
          </table:table-cell>
          <table:table-cell office:value-type="float" office:value="54" calcext:value-type="float">
            <text:p>54</text:p>
          </table:table-cell>
          <table:table-cell table:formula="of:=[.N41]*[.$L$54]/[.$N$2]" office:value-type="float" office:value="15233.7164461248" calcext:value-type="float">
            <text:p>15233,7164461248</text:p>
          </table:table-cell>
          <table:table-cell office:value-type="string" calcext:value-type="string">
            <text:p>2009-10-04 - 2009-10-10</text:p>
          </table:table-cell>
          <table:table-cell office:value-type="float" office:value="81" calcext:value-type="float">
            <text:p>81</text:p>
          </table:table-cell>
          <table:table-cell table:formula="of:=[.Q41]*[.$O$54]/[.$Q$2]" office:value-type="float" office:value="48421.4558466109" calcext:value-type="float">
            <text:p>48421,4558466109</text:p>
          </table:table-cell>
          <table:table-cell office:value-type="string" calcext:value-type="string">
            <text:p>2010-10-03 - 2010-10-09</text:p>
          </table:table-cell>
          <table:table-cell office:value-type="float" office:value="88" calcext:value-type="float">
            <text:p>88</text:p>
          </table:table-cell>
          <table:table-cell table:formula="of:=[.T41]*[.$R$54]/[.$T$2]" office:value-type="float" office:value="74923.7341494884" calcext:value-type="float">
            <text:p>74923,7341494884</text:p>
          </table:table-cell>
          <table:table-cell office:value-type="string" calcext:value-type="string">
            <text:p>2011-10-02 - 2011-10-08</text:p>
          </table:table-cell>
          <table:table-cell office:value-type="float" office:value="91" calcext:value-type="float">
            <text:p>91</text:p>
          </table:table-cell>
          <table:table-cell table:formula="of:=[.W41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09-30 - 2012-10-06</text:p>
          </table:table-cell>
          <table:table-cell office:value-type="float" office:value="83" calcext:value-type="float">
            <text:p>83</text:p>
          </table:table-cell>
          <table:table-cell table:formula="of:=[.Z41]*[.$X$54]/[.$Z$2]" office:value-type="float" office:value="89553.03471199" calcext:value-type="float">
            <text:p>89553,03471199</text:p>
          </table:table-cell>
          <table:table-cell office:value-type="string" calcext:value-type="string">
            <text:p>2013-10-06 - 2013-10-12</text:p>
          </table:table-cell>
          <table:table-cell office:value-type="float" office:value="86" calcext:value-type="float">
            <text:p>86</text:p>
          </table:table-cell>
          <table:table-cell table:formula="of:=[.AC41]*[.$AA$55]/[.$AC$2]" office:value-type="float" office:value="84438.8011633776" calcext:value-type="float">
            <text:p>84438,8011633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0-10 - 2004-10-16</text:p>
          </table:table-cell>
          <table:table-cell office:value-type="float" office:value="38" calcext:value-type="float">
            <text:p>38</text:p>
          </table:table-cell>
          <table:table-cell table:formula="of:=[.B42]*1" office:value-type="float" office:value="38" calcext:value-type="float">
            <text:p>38</text:p>
          </table:table-cell>
          <table:table-cell office:value-type="string" calcext:value-type="string">
            <text:p>2005-10-09 - 2005-10-15</text:p>
          </table:table-cell>
          <table:table-cell office:value-type="float" office:value="82" calcext:value-type="float">
            <text:p>82</text:p>
          </table:table-cell>
          <table:table-cell table:formula="of:=[.E42]*[.$B$54]/[.$E$2]" office:value-type="float" office:value="206.782608695652" calcext:value-type="float">
            <text:p>206,7826086957</text:p>
          </table:table-cell>
          <table:table-cell office:value-type="string" calcext:value-type="string">
            <text:p>2006-10-08 - 2006-10-14</text:p>
          </table:table-cell>
          <table:table-cell office:value-type="float" office:value="59" calcext:value-type="float">
            <text:p>59</text:p>
          </table:table-cell>
          <table:table-cell table:formula="of:=[.H42]*[.$F$54]/[.$H$2]" office:value-type="float" office:value="536.911153119093" calcext:value-type="float">
            <text:p>536,9111531191</text:p>
          </table:table-cell>
          <table:table-cell office:value-type="string" calcext:value-type="string">
            <text:p>2007-10-14 - 2007-10-20</text:p>
          </table:table-cell>
          <table:table-cell office:value-type="float" office:value="72" calcext:value-type="float">
            <text:p>72</text:p>
          </table:table-cell>
          <table:table-cell table:formula="of:=[.K42]*[.$I$55]/[.$K$2]" office:value-type="float" office:value="4586.49527410208" calcext:value-type="float">
            <text:p>4586,4952741021</text:p>
          </table:table-cell>
          <table:table-cell office:value-type="string" calcext:value-type="string">
            <text:p>2008-10-12 - 2008-10-18</text:p>
          </table:table-cell>
          <table:table-cell office:value-type="float" office:value="57" calcext:value-type="float">
            <text:p>57</text:p>
          </table:table-cell>
          <table:table-cell table:formula="of:=[.N42]*[.$L$54]/[.$N$2]" office:value-type="float" office:value="16080.034026465" calcext:value-type="float">
            <text:p>16080,034026465</text:p>
          </table:table-cell>
          <table:table-cell office:value-type="string" calcext:value-type="string">
            <text:p>2009-10-11 - 2009-10-17</text:p>
          </table:table-cell>
          <table:table-cell office:value-type="float" office:value="82" calcext:value-type="float">
            <text:p>82</text:p>
          </table:table-cell>
          <table:table-cell table:formula="of:=[.Q42]*[.$O$54]/[.$Q$2]" office:value-type="float" office:value="49019.2515978036" calcext:value-type="float">
            <text:p>49019,2515978036</text:p>
          </table:table-cell>
          <table:table-cell office:value-type="string" calcext:value-type="string">
            <text:p>2010-10-10 - 2010-10-16</text:p>
          </table:table-cell>
          <table:table-cell office:value-type="float" office:value="88" calcext:value-type="float">
            <text:p>88</text:p>
          </table:table-cell>
          <table:table-cell table:formula="of:=[.T42]*[.$R$54]/[.$T$2]" office:value-type="float" office:value="74923.7341494884" calcext:value-type="float">
            <text:p>74923,7341494884</text:p>
          </table:table-cell>
          <table:table-cell office:value-type="string" calcext:value-type="string">
            <text:p>2011-10-09 - 2011-10-15</text:p>
          </table:table-cell>
          <table:table-cell office:value-type="float" office:value="89" calcext:value-type="float">
            <text:p>89</text:p>
          </table:table-cell>
          <table:table-cell table:formula="of:=[.W42]*[.$U$54]/[.$W$2]" office:value-type="float" office:value="79142.9242291187" calcext:value-type="float">
            <text:p>79142,9242291187</text:p>
          </table:table-cell>
          <table:table-cell office:value-type="string" calcext:value-type="string">
            <text:p>2012-10-07 - 2012-10-13</text:p>
          </table:table-cell>
          <table:table-cell office:value-type="float" office:value="94" calcext:value-type="float">
            <text:p>94</text:p>
          </table:table-cell>
          <table:table-cell table:formula="of:=[.Z42]*[.$X$54]/[.$Z$2]" office:value-type="float" office:value="101421.509191892" calcext:value-type="float">
            <text:p>101421,509191892</text:p>
          </table:table-cell>
          <table:table-cell office:value-type="string" calcext:value-type="string">
            <text:p>2013-10-13 - 2013-10-19</text:p>
          </table:table-cell>
          <table:table-cell office:value-type="float" office:value="86" calcext:value-type="float">
            <text:p>86</text:p>
          </table:table-cell>
          <table:table-cell table:formula="of:=[.AC42]*[.$AA$55]/[.$AC$2]" office:value-type="float" office:value="84438.8011633776" calcext:value-type="float">
            <text:p>84438,8011633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0-17 - 2004-10-23</text:p>
          </table:table-cell>
          <table:table-cell office:value-type="float" office:value="37" calcext:value-type="float">
            <text:p>37</text:p>
          </table:table-cell>
          <table:table-cell table:formula="of:=[.B43]*1" office:value-type="float" office:value="37" calcext:value-type="float">
            <text:p>37</text:p>
          </table:table-cell>
          <table:table-cell office:value-type="string" calcext:value-type="string">
            <text:p>2005-10-16 - 2005-10-22</text:p>
          </table:table-cell>
          <table:table-cell office:value-type="float" office:value="96" calcext:value-type="float">
            <text:p>96</text:p>
          </table:table-cell>
          <table:table-cell table:formula="of:=[.E43]*[.$B$54]/[.$E$2]" office:value-type="float" office:value="242.086956521739" calcext:value-type="float">
            <text:p>242,0869565217</text:p>
          </table:table-cell>
          <table:table-cell office:value-type="string" calcext:value-type="string">
            <text:p>2006-10-15 - 2006-10-21</text:p>
          </table:table-cell>
          <table:table-cell office:value-type="float" office:value="59" calcext:value-type="float">
            <text:p>59</text:p>
          </table:table-cell>
          <table:table-cell table:formula="of:=[.H43]*[.$F$54]/[.$H$2]" office:value-type="float" office:value="536.911153119093" calcext:value-type="float">
            <text:p>536,9111531191</text:p>
          </table:table-cell>
          <table:table-cell office:value-type="string" calcext:value-type="string">
            <text:p>2007-10-21 - 2007-10-27</text:p>
          </table:table-cell>
          <table:table-cell office:value-type="float" office:value="78" calcext:value-type="float">
            <text:p>78</text:p>
          </table:table-cell>
          <table:table-cell table:formula="of:=[.K43]*[.$I$55]/[.$K$2]" office:value-type="float" office:value="4968.70321361059" calcext:value-type="float">
            <text:p>4968,7032136106</text:p>
          </table:table-cell>
          <table:table-cell office:value-type="string" calcext:value-type="string">
            <text:p>2008-10-19 - 2008-10-25</text:p>
          </table:table-cell>
          <table:table-cell office:value-type="float" office:value="59" calcext:value-type="float">
            <text:p>59</text:p>
          </table:table-cell>
          <table:table-cell table:formula="of:=[.N43]*[.$L$54]/[.$N$2]" office:value-type="float" office:value="16644.2457466919" calcext:value-type="float">
            <text:p>16644,2457466919</text:p>
          </table:table-cell>
          <table:table-cell office:value-type="string" calcext:value-type="string">
            <text:p>2009-10-18 - 2009-10-24</text:p>
          </table:table-cell>
          <table:table-cell office:value-type="float" office:value="83" calcext:value-type="float">
            <text:p>83</text:p>
          </table:table-cell>
          <table:table-cell table:formula="of:=[.Q43]*[.$O$54]/[.$Q$2]" office:value-type="float" office:value="49617.0473489963" calcext:value-type="float">
            <text:p>49617,0473489963</text:p>
          </table:table-cell>
          <table:table-cell office:value-type="string" calcext:value-type="string">
            <text:p>2010-10-17 - 2010-10-23</text:p>
          </table:table-cell>
          <table:table-cell office:value-type="float" office:value="88" calcext:value-type="float">
            <text:p>88</text:p>
          </table:table-cell>
          <table:table-cell table:formula="of:=[.T43]*[.$R$54]/[.$T$2]" office:value-type="float" office:value="74923.7341494884" calcext:value-type="float">
            <text:p>74923,7341494884</text:p>
          </table:table-cell>
          <table:table-cell office:value-type="string" calcext:value-type="string">
            <text:p>2011-10-16 - 2011-10-22</text:p>
          </table:table-cell>
          <table:table-cell office:value-type="float" office:value="90" calcext:value-type="float">
            <text:p>90</text:p>
          </table:table-cell>
          <table:table-cell table:formula="of:=[.W43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10-14 - 2012-10-20</text:p>
          </table:table-cell>
          <table:table-cell office:value-type="float" office:value="94" calcext:value-type="float">
            <text:p>94</text:p>
          </table:table-cell>
          <table:table-cell table:formula="of:=[.Z43]*[.$X$54]/[.$Z$2]" office:value-type="float" office:value="101421.509191892" calcext:value-type="float">
            <text:p>101421,509191892</text:p>
          </table:table-cell>
          <table:table-cell office:value-type="string" calcext:value-type="string">
            <text:p>2013-10-20 - 2013-10-26</text:p>
          </table:table-cell>
          <table:table-cell office:value-type="float" office:value="82" calcext:value-type="float">
            <text:p>82</text:p>
          </table:table-cell>
          <table:table-cell table:formula="of:=[.AC43]*[.$AA$55]/[.$AC$2]" office:value-type="float" office:value="80511.4150627554" calcext:value-type="float">
            <text:p>80511,415062755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0-24 - 2004-10-30</text:p>
          </table:table-cell>
          <table:table-cell office:value-type="float" office:value="43" calcext:value-type="float">
            <text:p>43</text:p>
          </table:table-cell>
          <table:table-cell table:formula="of:=[.B44]*1" office:value-type="float" office:value="43" calcext:value-type="float">
            <text:p>43</text:p>
          </table:table-cell>
          <table:table-cell office:value-type="string" calcext:value-type="string">
            <text:p>2005-10-23 - 2005-10-29</text:p>
          </table:table-cell>
          <table:table-cell office:value-type="float" office:value="86" calcext:value-type="float">
            <text:p>86</text:p>
          </table:table-cell>
          <table:table-cell table:formula="of:=[.E44]*[.$B$54]/[.$E$2]" office:value-type="float" office:value="216.869565217391" calcext:value-type="float">
            <text:p>216,8695652174</text:p>
          </table:table-cell>
          <table:table-cell office:value-type="string" calcext:value-type="string">
            <text:p>2006-10-22 - 2006-10-28</text:p>
          </table:table-cell>
          <table:table-cell office:value-type="float" office:value="60" calcext:value-type="float">
            <text:p>60</text:p>
          </table:table-cell>
          <table:table-cell table:formula="of:=[.H44]*[.$F$54]/[.$H$2]" office:value-type="float" office:value="546.01134215501" calcext:value-type="float">
            <text:p>546,011342155</text:p>
          </table:table-cell>
          <table:table-cell office:value-type="string" calcext:value-type="string">
            <text:p>2007-10-28 - 2007-11-03</text:p>
          </table:table-cell>
          <table:table-cell office:value-type="float" office:value="87" calcext:value-type="float">
            <text:p>87</text:p>
          </table:table-cell>
          <table:table-cell table:formula="of:=[.K44]*[.$I$55]/[.$K$2]" office:value-type="float" office:value="5542.01512287335" calcext:value-type="float">
            <text:p>5542,0151228734</text:p>
          </table:table-cell>
          <table:table-cell office:value-type="string" calcext:value-type="string">
            <text:p>2008-10-26 - 2008-11-01</text:p>
          </table:table-cell>
          <table:table-cell office:value-type="float" office:value="61" calcext:value-type="float">
            <text:p>61</text:p>
          </table:table-cell>
          <table:table-cell table:formula="of:=[.N44]*[.$L$54]/[.$N$2]" office:value-type="float" office:value="17208.4574669187" calcext:value-type="float">
            <text:p>17208,4574669187</text:p>
          </table:table-cell>
          <table:table-cell office:value-type="string" calcext:value-type="string">
            <text:p>2009-10-25 - 2009-10-31</text:p>
          </table:table-cell>
          <table:table-cell office:value-type="float" office:value="82" calcext:value-type="float">
            <text:p>82</text:p>
          </table:table-cell>
          <table:table-cell table:formula="of:=[.Q44]*[.$O$54]/[.$Q$2]" office:value-type="float" office:value="49019.2515978036" calcext:value-type="float">
            <text:p>49019,2515978036</text:p>
          </table:table-cell>
          <table:table-cell office:value-type="string" calcext:value-type="string">
            <text:p>2010-10-24 - 2010-10-30</text:p>
          </table:table-cell>
          <table:table-cell office:value-type="float" office:value="87" calcext:value-type="float">
            <text:p>87</text:p>
          </table:table-cell>
          <table:table-cell table:formula="of:=[.T44]*[.$R$54]/[.$T$2]" office:value-type="float" office:value="74072.3280796079" calcext:value-type="float">
            <text:p>74072,3280796079</text:p>
          </table:table-cell>
          <table:table-cell office:value-type="string" calcext:value-type="string">
            <text:p>2011-10-23 - 2011-10-29</text:p>
          </table:table-cell>
          <table:table-cell office:value-type="float" office:value="91" calcext:value-type="float">
            <text:p>91</text:p>
          </table:table-cell>
          <table:table-cell table:formula="of:=[.W44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10-21 - 2012-10-27</text:p>
          </table:table-cell>
          <table:table-cell office:value-type="float" office:value="90" calcext:value-type="float">
            <text:p>90</text:p>
          </table:table-cell>
          <table:table-cell table:formula="of:=[.Z44]*[.$X$54]/[.$Z$2]" office:value-type="float" office:value="97105.7002901097" calcext:value-type="float">
            <text:p>97105,7002901097</text:p>
          </table:table-cell>
          <table:table-cell office:value-type="string" calcext:value-type="string">
            <text:p>2013-10-27 - 2013-11-02</text:p>
          </table:table-cell>
          <table:table-cell office:value-type="float" office:value="85" calcext:value-type="float">
            <text:p>85</text:p>
          </table:table-cell>
          <table:table-cell table:formula="of:=[.AC44]*[.$AA$55]/[.$AC$2]" office:value-type="float" office:value="83456.9546382221" calcext:value-type="float">
            <text:p>83456,954638222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0-31 - 2004-11-06</text:p>
          </table:table-cell>
          <table:table-cell office:value-type="float" office:value="39" calcext:value-type="float">
            <text:p>39</text:p>
          </table:table-cell>
          <table:table-cell table:formula="of:=[.B45]*1" office:value-type="float" office:value="39" calcext:value-type="float">
            <text:p>39</text:p>
          </table:table-cell>
          <table:table-cell office:value-type="string" calcext:value-type="string">
            <text:p>2005-10-30 - 2005-11-05</text:p>
          </table:table-cell>
          <table:table-cell office:value-type="float" office:value="87" calcext:value-type="float">
            <text:p>87</text:p>
          </table:table-cell>
          <table:table-cell table:formula="of:=[.E45]*[.$B$54]/[.$E$2]" office:value-type="float" office:value="219.391304347826" calcext:value-type="float">
            <text:p>219,3913043478</text:p>
          </table:table-cell>
          <table:table-cell office:value-type="string" calcext:value-type="string">
            <text:p>2006-10-29 - 2006-11-04</text:p>
          </table:table-cell>
          <table:table-cell office:value-type="float" office:value="68" calcext:value-type="float">
            <text:p>68</text:p>
          </table:table-cell>
          <table:table-cell table:formula="of:=[.H45]*[.$F$54]/[.$H$2]" office:value-type="float" office:value="618.812854442344" calcext:value-type="float">
            <text:p>618,8128544423</text:p>
          </table:table-cell>
          <table:table-cell office:value-type="string" calcext:value-type="string">
            <text:p>2007-11-04 - 2007-11-10</text:p>
          </table:table-cell>
          <table:table-cell office:value-type="float" office:value="89" calcext:value-type="float">
            <text:p>89</text:p>
          </table:table-cell>
          <table:table-cell table:formula="of:=[.K45]*[.$I$55]/[.$K$2]" office:value-type="float" office:value="5669.41776937618" calcext:value-type="float">
            <text:p>5669,4177693762</text:p>
          </table:table-cell>
          <table:table-cell office:value-type="string" calcext:value-type="string">
            <text:p>2008-11-02 - 2008-11-08</text:p>
          </table:table-cell>
          <table:table-cell office:value-type="float" office:value="63" calcext:value-type="float">
            <text:p>63</text:p>
          </table:table-cell>
          <table:table-cell table:formula="of:=[.N45]*[.$L$54]/[.$N$2]" office:value-type="float" office:value="17772.6691871456" calcext:value-type="float">
            <text:p>17772,6691871456</text:p>
          </table:table-cell>
          <table:table-cell office:value-type="string" calcext:value-type="string">
            <text:p>2009-11-01 - 2009-11-07</text:p>
          </table:table-cell>
          <table:table-cell office:value-type="float" office:value="84" calcext:value-type="float">
            <text:p>84</text:p>
          </table:table-cell>
          <table:table-cell table:formula="of:=[.Q45]*[.$O$54]/[.$Q$2]" office:value-type="float" office:value="50214.843100189" calcext:value-type="float">
            <text:p>50214,843100189</text:p>
          </table:table-cell>
          <table:table-cell office:value-type="string" calcext:value-type="string">
            <text:p>2010-10-31 - 2010-11-06</text:p>
          </table:table-cell>
          <table:table-cell office:value-type="float" office:value="88" calcext:value-type="float">
            <text:p>88</text:p>
          </table:table-cell>
          <table:table-cell table:formula="of:=[.T45]*[.$R$54]/[.$T$2]" office:value-type="float" office:value="74923.7341494884" calcext:value-type="float">
            <text:p>74923,7341494884</text:p>
          </table:table-cell>
          <table:table-cell office:value-type="string" calcext:value-type="string">
            <text:p>2011-10-30 - 2011-11-05</text:p>
          </table:table-cell>
          <table:table-cell office:value-type="float" office:value="90" calcext:value-type="float">
            <text:p>90</text:p>
          </table:table-cell>
          <table:table-cell table:formula="of:=[.W45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10-28 - 2012-11-03</text:p>
          </table:table-cell>
          <table:table-cell office:value-type="float" office:value="95" calcext:value-type="float">
            <text:p>95</text:p>
          </table:table-cell>
          <table:table-cell table:formula="of:=[.Z45]*[.$X$54]/[.$Z$2]" office:value-type="float" office:value="102500.461417338" calcext:value-type="float">
            <text:p>102500,461417338</text:p>
          </table:table-cell>
          <table:table-cell office:value-type="string" calcext:value-type="string">
            <text:p>2013-11-03 - 2013-11-09</text:p>
          </table:table-cell>
          <table:table-cell office:value-type="float" office:value="84" calcext:value-type="float">
            <text:p>84</text:p>
          </table:table-cell>
          <table:table-cell table:formula="of:=[.AC45]*[.$AA$55]/[.$AC$2]" office:value-type="float" office:value="82475.1081130665" calcext:value-type="float">
            <text:p>82475,10811306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1-07 - 2004-11-13</text:p>
          </table:table-cell>
          <table:table-cell office:value-type="float" office:value="51" calcext:value-type="float">
            <text:p>51</text:p>
          </table:table-cell>
          <table:table-cell table:formula="of:=[.B46]*1" office:value-type="float" office:value="51" calcext:value-type="float">
            <text:p>51</text:p>
          </table:table-cell>
          <table:table-cell office:value-type="string" calcext:value-type="string">
            <text:p>2005-11-06 - 2005-11-12</text:p>
          </table:table-cell>
          <table:table-cell office:value-type="float" office:value="97" calcext:value-type="float">
            <text:p>97</text:p>
          </table:table-cell>
          <table:table-cell table:formula="of:=[.E46]*[.$B$54]/[.$E$2]" office:value-type="float" office:value="244.608695652174" calcext:value-type="float">
            <text:p>244,6086956522</text:p>
          </table:table-cell>
          <table:table-cell office:value-type="string" calcext:value-type="string">
            <text:p>2006-11-05 - 2006-11-11</text:p>
          </table:table-cell>
          <table:table-cell office:value-type="float" office:value="66" calcext:value-type="float">
            <text:p>66</text:p>
          </table:table-cell>
          <table:table-cell table:formula="of:=[.H46]*[.$F$54]/[.$H$2]" office:value-type="float" office:value="600.61247637051" calcext:value-type="float">
            <text:p>600,6124763705</text:p>
          </table:table-cell>
          <table:table-cell office:value-type="string" calcext:value-type="string">
            <text:p>2007-11-11 - 2007-11-17</text:p>
          </table:table-cell>
          <table:table-cell office:value-type="float" office:value="90" calcext:value-type="float">
            <text:p>90</text:p>
          </table:table-cell>
          <table:table-cell table:formula="of:=[.K46]*[.$I$55]/[.$K$2]" office:value-type="float" office:value="5733.1190926276" calcext:value-type="float">
            <text:p>5733,1190926276</text:p>
          </table:table-cell>
          <table:table-cell office:value-type="string" calcext:value-type="string">
            <text:p>2008-11-09 - 2008-11-15</text:p>
          </table:table-cell>
          <table:table-cell office:value-type="float" office:value="70" calcext:value-type="float">
            <text:p>70</text:p>
          </table:table-cell>
          <table:table-cell table:formula="of:=[.N46]*[.$L$54]/[.$N$2]" office:value-type="float" office:value="19747.4102079395" calcext:value-type="float">
            <text:p>19747,4102079395</text:p>
          </table:table-cell>
          <table:table-cell office:value-type="string" calcext:value-type="string">
            <text:p>2009-11-08 - 2009-11-14</text:p>
          </table:table-cell>
          <table:table-cell office:value-type="float" office:value="85" calcext:value-type="float">
            <text:p>85</text:p>
          </table:table-cell>
          <table:table-cell table:formula="of:=[.Q46]*[.$O$54]/[.$Q$2]" office:value-type="float" office:value="50812.6388513818" calcext:value-type="float">
            <text:p>50812,6388513818</text:p>
          </table:table-cell>
          <table:table-cell office:value-type="string" calcext:value-type="string">
            <text:p>2010-11-07 - 2010-11-13</text:p>
          </table:table-cell>
          <table:table-cell office:value-type="float" office:value="85" calcext:value-type="float">
            <text:p>85</text:p>
          </table:table-cell>
          <table:table-cell table:formula="of:=[.T46]*[.$R$54]/[.$T$2]" office:value-type="float" office:value="72369.5159398468" calcext:value-type="float">
            <text:p>72369,5159398468</text:p>
          </table:table-cell>
          <table:table-cell office:value-type="string" calcext:value-type="string">
            <text:p>2011-11-06 - 2011-11-12</text:p>
          </table:table-cell>
          <table:table-cell office:value-type="float" office:value="91" calcext:value-type="float">
            <text:p>91</text:p>
          </table:table-cell>
          <table:table-cell table:formula="of:=[.W46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11-04 - 2012-11-10</text:p>
          </table:table-cell>
          <table:table-cell office:value-type="float" office:value="93" calcext:value-type="float">
            <text:p>93</text:p>
          </table:table-cell>
          <table:table-cell table:formula="of:=[.Z46]*[.$X$54]/[.$Z$2]" office:value-type="float" office:value="100342.556966447" calcext:value-type="float">
            <text:p>100342,556966447</text:p>
          </table:table-cell>
          <table:table-cell office:value-type="string" calcext:value-type="string">
            <text:p>2013-11-10 - 2013-11-16</text:p>
          </table:table-cell>
          <table:table-cell office:value-type="float" office:value="84" calcext:value-type="float">
            <text:p>84</text:p>
          </table:table-cell>
          <table:table-cell table:formula="of:=[.AC46]*[.$AA$55]/[.$AC$2]" office:value-type="float" office:value="82475.1081130665" calcext:value-type="float">
            <text:p>82475,10811306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1-14 - 2004-11-20</text:p>
          </table:table-cell>
          <table:table-cell office:value-type="float" office:value="69" calcext:value-type="float">
            <text:p>69</text:p>
          </table:table-cell>
          <table:table-cell table:formula="of:=[.B47]*1" office:value-type="float" office:value="69" calcext:value-type="float">
            <text:p>69</text:p>
          </table:table-cell>
          <table:table-cell office:value-type="string" calcext:value-type="string">
            <text:p>2005-11-13 - 2005-11-19</text:p>
          </table:table-cell>
          <table:table-cell office:value-type="float" office:value="88" calcext:value-type="float">
            <text:p>88</text:p>
          </table:table-cell>
          <table:table-cell table:formula="of:=[.E47]*[.$B$54]/[.$E$2]" office:value-type="float" office:value="221.913043478261" calcext:value-type="float">
            <text:p>221,9130434783</text:p>
          </table:table-cell>
          <table:table-cell office:value-type="string" calcext:value-type="string">
            <text:p>2006-11-12 - 2006-11-18</text:p>
          </table:table-cell>
          <table:table-cell office:value-type="float" office:value="65" calcext:value-type="float">
            <text:p>65</text:p>
          </table:table-cell>
          <table:table-cell table:formula="of:=[.H47]*[.$F$54]/[.$H$2]" office:value-type="float" office:value="591.512287334594" calcext:value-type="float">
            <text:p>591,5122873346</text:p>
          </table:table-cell>
          <table:table-cell office:value-type="string" calcext:value-type="string">
            <text:p>2007-11-18 - 2007-11-24</text:p>
          </table:table-cell>
          <table:table-cell office:value-type="float" office:value="96" calcext:value-type="float">
            <text:p>96</text:p>
          </table:table-cell>
          <table:table-cell table:formula="of:=[.K47]*[.$I$55]/[.$K$2]" office:value-type="float" office:value="6115.32703213611" calcext:value-type="float">
            <text:p>6115,3270321361</text:p>
          </table:table-cell>
          <table:table-cell office:value-type="string" calcext:value-type="string">
            <text:p>2008-11-16 - 2008-11-22</text:p>
          </table:table-cell>
          <table:table-cell office:value-type="float" office:value="70" calcext:value-type="float">
            <text:p>70</text:p>
          </table:table-cell>
          <table:table-cell table:formula="of:=[.N47]*[.$L$54]/[.$N$2]" office:value-type="float" office:value="19747.4102079395" calcext:value-type="float">
            <text:p>19747,4102079395</text:p>
          </table:table-cell>
          <table:table-cell office:value-type="string" calcext:value-type="string">
            <text:p>2009-11-15 - 2009-11-21</text:p>
          </table:table-cell>
          <table:table-cell office:value-type="float" office:value="85" calcext:value-type="float">
            <text:p>85</text:p>
          </table:table-cell>
          <table:table-cell table:formula="of:=[.Q47]*[.$O$54]/[.$Q$2]" office:value-type="float" office:value="50812.6388513818" calcext:value-type="float">
            <text:p>50812,6388513818</text:p>
          </table:table-cell>
          <table:table-cell office:value-type="string" calcext:value-type="string">
            <text:p>2010-11-14 - 2010-11-20</text:p>
          </table:table-cell>
          <table:table-cell office:value-type="float" office:value="89" calcext:value-type="float">
            <text:p>89</text:p>
          </table:table-cell>
          <table:table-cell table:formula="of:=[.T47]*[.$R$54]/[.$T$2]" office:value-type="float" office:value="75775.140219369" calcext:value-type="float">
            <text:p>75775,140219369</text:p>
          </table:table-cell>
          <table:table-cell office:value-type="string" calcext:value-type="string">
            <text:p>2011-11-13 - 2011-11-19</text:p>
          </table:table-cell>
          <table:table-cell office:value-type="float" office:value="90" calcext:value-type="float">
            <text:p>90</text:p>
          </table:table-cell>
          <table:table-cell table:formula="of:=[.W47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11-11 - 2012-11-17</text:p>
          </table:table-cell>
          <table:table-cell office:value-type="float" office:value="93" calcext:value-type="float">
            <text:p>93</text:p>
          </table:table-cell>
          <table:table-cell table:formula="of:=[.Z47]*[.$X$54]/[.$Z$2]" office:value-type="float" office:value="100342.556966447" calcext:value-type="float">
            <text:p>100342,556966447</text:p>
          </table:table-cell>
          <table:table-cell office:value-type="string" calcext:value-type="string">
            <text:p>2013-11-17 - 2013-11-23</text:p>
          </table:table-cell>
          <table:table-cell office:value-type="float" office:value="83" calcext:value-type="float">
            <text:p>83</text:p>
          </table:table-cell>
          <table:table-cell table:formula="of:=[.AC47]*[.$AA$55]/[.$AC$2]" office:value-type="float" office:value="81493.2615879109" calcext:value-type="float">
            <text:p>81493,261587910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1-21 - 2004-11-27</text:p>
          </table:table-cell>
          <table:table-cell office:value-type="float" office:value="65" calcext:value-type="float">
            <text:p>65</text:p>
          </table:table-cell>
          <table:table-cell table:formula="of:=[.B48]*1" office:value-type="float" office:value="65" calcext:value-type="float">
            <text:p>65</text:p>
          </table:table-cell>
          <table:table-cell office:value-type="string" calcext:value-type="string">
            <text:p>2005-11-20 - 2005-11-26</text:p>
          </table:table-cell>
          <table:table-cell office:value-type="float" office:value="78" calcext:value-type="float">
            <text:p>78</text:p>
          </table:table-cell>
          <table:table-cell table:formula="of:=[.E48]*[.$B$54]/[.$E$2]" office:value-type="float" office:value="196.695652173913" calcext:value-type="float">
            <text:p>196,6956521739</text:p>
          </table:table-cell>
          <table:table-cell office:value-type="string" calcext:value-type="string">
            <text:p>2006-11-19 - 2006-11-25</text:p>
          </table:table-cell>
          <table:table-cell office:value-type="float" office:value="65" calcext:value-type="float">
            <text:p>65</text:p>
          </table:table-cell>
          <table:table-cell table:formula="of:=[.H48]*[.$F$54]/[.$H$2]" office:value-type="float" office:value="591.512287334594" calcext:value-type="float">
            <text:p>591,5122873346</text:p>
          </table:table-cell>
          <table:table-cell office:value-type="string" calcext:value-type="string">
            <text:p>2007-11-25 - 2007-12-01</text:p>
          </table:table-cell>
          <table:table-cell office:value-type="float" office:value="100" calcext:value-type="float">
            <text:p>100</text:p>
          </table:table-cell>
          <table:table-cell table:formula="of:=[.K48]*[.$I$55]/[.$K$2]" office:value-type="float" office:value="6370.13232514178" calcext:value-type="float">
            <text:p>6370,1323251418</text:p>
          </table:table-cell>
          <table:table-cell office:value-type="string" calcext:value-type="string">
            <text:p>2008-11-23 - 2008-11-29</text:p>
          </table:table-cell>
          <table:table-cell office:value-type="float" office:value="72" calcext:value-type="float">
            <text:p>72</text:p>
          </table:table-cell>
          <table:table-cell table:formula="of:=[.N48]*[.$L$54]/[.$N$2]" office:value-type="float" office:value="20311.6219281664" calcext:value-type="float">
            <text:p>20311,6219281664</text:p>
          </table:table-cell>
          <table:table-cell office:value-type="string" calcext:value-type="string">
            <text:p>2009-11-22 - 2009-11-28</text:p>
          </table:table-cell>
          <table:table-cell office:value-type="float" office:value="90" calcext:value-type="float">
            <text:p>90</text:p>
          </table:table-cell>
          <table:table-cell table:formula="of:=[.Q48]*[.$O$54]/[.$Q$2]" office:value-type="float" office:value="53801.6176073454" calcext:value-type="float">
            <text:p>53801,6176073454</text:p>
          </table:table-cell>
          <table:table-cell office:value-type="string" calcext:value-type="string">
            <text:p>2010-11-21 - 2010-11-27</text:p>
          </table:table-cell>
          <table:table-cell office:value-type="float" office:value="89" calcext:value-type="float">
            <text:p>89</text:p>
          </table:table-cell>
          <table:table-cell table:formula="of:=[.T48]*[.$R$54]/[.$T$2]" office:value-type="float" office:value="75775.140219369" calcext:value-type="float">
            <text:p>75775,140219369</text:p>
          </table:table-cell>
          <table:table-cell office:value-type="string" calcext:value-type="string">
            <text:p>2011-11-20 - 2011-11-26</text:p>
          </table:table-cell>
          <table:table-cell office:value-type="float" office:value="88" calcext:value-type="float">
            <text:p>88</text:p>
          </table:table-cell>
          <table:table-cell table:formula="of:=[.W48]*[.$U$54]/[.$W$2]" office:value-type="float" office:value="78253.6778894657" calcext:value-type="float">
            <text:p>78253,6778894657</text:p>
          </table:table-cell>
          <table:table-cell office:value-type="string" calcext:value-type="string">
            <text:p>2012-11-18 - 2012-11-24</text:p>
          </table:table-cell>
          <table:table-cell office:value-type="float" office:value="91" calcext:value-type="float">
            <text:p>91</text:p>
          </table:table-cell>
          <table:table-cell table:formula="of:=[.Z48]*[.$X$54]/[.$Z$2]" office:value-type="float" office:value="98184.6525155554" calcext:value-type="float">
            <text:p>98184,6525155554</text:p>
          </table:table-cell>
          <table:table-cell office:value-type="string" calcext:value-type="string">
            <text:p>2013-11-24 - 2013-11-30</text:p>
          </table:table-cell>
          <table:table-cell office:value-type="float" office:value="81" calcext:value-type="float">
            <text:p>81</text:p>
          </table:table-cell>
          <table:table-cell table:formula="of:=[.AC48]*[.$AA$55]/[.$AC$2]" office:value-type="float" office:value="79529.5685375998" calcext:value-type="float">
            <text:p>79529,56853759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1-28 - 2004-12-04</text:p>
          </table:table-cell>
          <table:table-cell office:value-type="float" office:value="100" calcext:value-type="float">
            <text:p>100</text:p>
          </table:table-cell>
          <table:table-cell table:formula="of:=[.B49]*1" office:value-type="float" office:value="100" calcext:value-type="float">
            <text:p>100</text:p>
          </table:table-cell>
          <table:table-cell office:value-type="string" calcext:value-type="string">
            <text:p>2005-11-27 - 2005-12-03</text:p>
          </table:table-cell>
          <table:table-cell office:value-type="float" office:value="87" calcext:value-type="float">
            <text:p>87</text:p>
          </table:table-cell>
          <table:table-cell table:formula="of:=[.E49]*[.$B$54]/[.$E$2]" office:value-type="float" office:value="219.391304347826" calcext:value-type="float">
            <text:p>219,3913043478</text:p>
          </table:table-cell>
          <table:table-cell office:value-type="string" calcext:value-type="string">
            <text:p>2006-11-26 - 2006-12-02</text:p>
          </table:table-cell>
          <table:table-cell office:value-type="float" office:value="71" calcext:value-type="float">
            <text:p>71</text:p>
          </table:table-cell>
          <table:table-cell table:formula="of:=[.H49]*[.$F$54]/[.$H$2]" office:value-type="float" office:value="646.113421550094" calcext:value-type="float">
            <text:p>646,1134215501</text:p>
          </table:table-cell>
          <table:table-cell office:value-type="string" calcext:value-type="string">
            <text:p>2007-12-02 - 2007-12-08</text:p>
          </table:table-cell>
          <table:table-cell office:value-type="float" office:value="94" calcext:value-type="float">
            <text:p>94</text:p>
          </table:table-cell>
          <table:table-cell table:formula="of:=[.K49]*[.$I$55]/[.$K$2]" office:value-type="float" office:value="5987.92438563327" calcext:value-type="float">
            <text:p>5987,9243856333</text:p>
          </table:table-cell>
          <table:table-cell office:value-type="string" calcext:value-type="string">
            <text:p>2008-11-30 - 2008-12-06</text:p>
          </table:table-cell>
          <table:table-cell office:value-type="float" office:value="73" calcext:value-type="float">
            <text:p>73</text:p>
          </table:table-cell>
          <table:table-cell table:formula="of:=[.N49]*[.$L$54]/[.$N$2]" office:value-type="float" office:value="20593.7277882798" calcext:value-type="float">
            <text:p>20593,7277882798</text:p>
          </table:table-cell>
          <table:table-cell office:value-type="string" calcext:value-type="string">
            <text:p>2009-11-29 - 2009-12-05</text:p>
          </table:table-cell>
          <table:table-cell office:value-type="float" office:value="83" calcext:value-type="float">
            <text:p>83</text:p>
          </table:table-cell>
          <table:table-cell table:formula="of:=[.Q49]*[.$O$54]/[.$Q$2]" office:value-type="float" office:value="49617.0473489963" calcext:value-type="float">
            <text:p>49617,0473489963</text:p>
          </table:table-cell>
          <table:table-cell office:value-type="string" calcext:value-type="string">
            <text:p>2010-11-28 - 2010-12-04</text:p>
          </table:table-cell>
          <table:table-cell office:value-type="float" office:value="87" calcext:value-type="float">
            <text:p>87</text:p>
          </table:table-cell>
          <table:table-cell table:formula="of:=[.T49]*[.$R$54]/[.$T$2]" office:value-type="float" office:value="74072.3280796079" calcext:value-type="float">
            <text:p>74072,3280796079</text:p>
          </table:table-cell>
          <table:table-cell office:value-type="string" calcext:value-type="string">
            <text:p>2011-11-27 - 2011-12-03</text:p>
          </table:table-cell>
          <table:table-cell office:value-type="float" office:value="89" calcext:value-type="float">
            <text:p>89</text:p>
          </table:table-cell>
          <table:table-cell table:formula="of:=[.W49]*[.$U$54]/[.$W$2]" office:value-type="float" office:value="79142.9242291187" calcext:value-type="float">
            <text:p>79142,9242291187</text:p>
          </table:table-cell>
          <table:table-cell office:value-type="string" calcext:value-type="string">
            <text:p>2012-11-25 - 2012-12-01</text:p>
          </table:table-cell>
          <table:table-cell office:value-type="float" office:value="91" calcext:value-type="float">
            <text:p>91</text:p>
          </table:table-cell>
          <table:table-cell table:formula="of:=[.Z49]*[.$X$54]/[.$Z$2]" office:value-type="float" office:value="98184.6525155554" calcext:value-type="float">
            <text:p>98184,6525155554</text:p>
          </table:table-cell>
          <table:table-cell office:value-type="string" calcext:value-type="string">
            <text:p>2013-12-01 - 2013-12-07</text:p>
          </table:table-cell>
          <table:table-cell office:value-type="float" office:value="82" calcext:value-type="float">
            <text:p>82</text:p>
          </table:table-cell>
          <table:table-cell table:formula="of:=[.AC49]*[.$AA$55]/[.$AC$2]" office:value-type="float" office:value="80511.4150627554" calcext:value-type="float">
            <text:p>80511,415062755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2-05 - 2004-12-11</text:p>
          </table:table-cell>
          <table:table-cell office:value-type="float" office:value="72" calcext:value-type="float">
            <text:p>72</text:p>
          </table:table-cell>
          <table:table-cell table:formula="of:=[.B50]*1" office:value-type="float" office:value="72" calcext:value-type="float">
            <text:p>72</text:p>
          </table:table-cell>
          <table:table-cell office:value-type="string" calcext:value-type="string">
            <text:p>2005-12-04 - 2005-12-10</text:p>
          </table:table-cell>
          <table:table-cell office:value-type="float" office:value="94" calcext:value-type="float">
            <text:p>94</text:p>
          </table:table-cell>
          <table:table-cell table:formula="of:=[.E50]*[.$B$54]/[.$E$2]" office:value-type="float" office:value="237.04347826087" calcext:value-type="float">
            <text:p>237,0434782609</text:p>
          </table:table-cell>
          <table:table-cell office:value-type="string" calcext:value-type="string">
            <text:p>2006-12-03 - 2006-12-09</text:p>
          </table:table-cell>
          <table:table-cell office:value-type="float" office:value="73" calcext:value-type="float">
            <text:p>73</text:p>
          </table:table-cell>
          <table:table-cell table:formula="of:=[.H50]*[.$F$54]/[.$H$2]" office:value-type="float" office:value="664.313799621928" calcext:value-type="float">
            <text:p>664,3137996219</text:p>
          </table:table-cell>
          <table:table-cell office:value-type="string" calcext:value-type="string">
            <text:p>2007-12-09 - 2007-12-15</text:p>
          </table:table-cell>
          <table:table-cell office:value-type="float" office:value="96" calcext:value-type="float">
            <text:p>96</text:p>
          </table:table-cell>
          <table:table-cell table:formula="of:=[.K50]*[.$I$55]/[.$K$2]" office:value-type="float" office:value="6115.32703213611" calcext:value-type="float">
            <text:p>6115,3270321361</text:p>
          </table:table-cell>
          <table:table-cell office:value-type="string" calcext:value-type="string">
            <text:p>2008-12-07 - 2008-12-13</text:p>
          </table:table-cell>
          <table:table-cell office:value-type="float" office:value="76" calcext:value-type="float">
            <text:p>76</text:p>
          </table:table-cell>
          <table:table-cell table:formula="of:=[.N50]*[.$L$54]/[.$N$2]" office:value-type="float" office:value="21440.04536862" calcext:value-type="float">
            <text:p>21440,04536862</text:p>
          </table:table-cell>
          <table:table-cell office:value-type="string" calcext:value-type="string">
            <text:p>2009-12-06 - 2009-12-12</text:p>
          </table:table-cell>
          <table:table-cell office:value-type="float" office:value="87" calcext:value-type="float">
            <text:p>87</text:p>
          </table:table-cell>
          <table:table-cell table:formula="of:=[.Q50]*[.$O$54]/[.$Q$2]" office:value-type="float" office:value="52008.2303537672" calcext:value-type="float">
            <text:p>52008,2303537672</text:p>
          </table:table-cell>
          <table:table-cell office:value-type="string" calcext:value-type="string">
            <text:p>2010-12-05 - 2010-12-11</text:p>
          </table:table-cell>
          <table:table-cell office:value-type="float" office:value="89" calcext:value-type="float">
            <text:p>89</text:p>
          </table:table-cell>
          <table:table-cell table:formula="of:=[.T50]*[.$R$54]/[.$T$2]" office:value-type="float" office:value="75775.140219369" calcext:value-type="float">
            <text:p>75775,140219369</text:p>
          </table:table-cell>
          <table:table-cell office:value-type="string" calcext:value-type="string">
            <text:p>2011-12-04 - 2011-12-10</text:p>
          </table:table-cell>
          <table:table-cell office:value-type="float" office:value="88" calcext:value-type="float">
            <text:p>88</text:p>
          </table:table-cell>
          <table:table-cell table:formula="of:=[.W50]*[.$U$54]/[.$W$2]" office:value-type="float" office:value="78253.6778894657" calcext:value-type="float">
            <text:p>78253,6778894657</text:p>
          </table:table-cell>
          <table:table-cell office:value-type="string" calcext:value-type="string">
            <text:p>2012-12-02 - 2012-12-08</text:p>
          </table:table-cell>
          <table:table-cell office:value-type="float" office:value="92" calcext:value-type="float">
            <text:p>92</text:p>
          </table:table-cell>
          <table:table-cell table:formula="of:=[.Z50]*[.$X$54]/[.$Z$2]" office:value-type="float" office:value="99263.604741001" calcext:value-type="float">
            <text:p>99263,604741001</text:p>
          </table:table-cell>
          <table:table-cell office:value-type="string" calcext:value-type="string">
            <text:p>2013-12-08 - 2013-12-14</text:p>
          </table:table-cell>
          <table:table-cell office:value-type="float" office:value="77" calcext:value-type="float">
            <text:p>77</text:p>
          </table:table-cell>
          <table:table-cell table:formula="of:=[.AC50]*[.$AA$55]/[.$AC$2]" office:value-type="float" office:value="75602.1824369776" calcext:value-type="float">
            <text:p>75602,1824369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2-12 - 2004-12-18</text:p>
          </table:table-cell>
          <table:table-cell office:value-type="float" office:value="80" calcext:value-type="float">
            <text:p>80</text:p>
          </table:table-cell>
          <table:table-cell table:formula="of:=[.B51]*1" office:value-type="float" office:value="80" calcext:value-type="float">
            <text:p>80</text:p>
          </table:table-cell>
          <table:table-cell office:value-type="string" calcext:value-type="string">
            <text:p>2005-12-11 - 2005-12-17</text:p>
          </table:table-cell>
          <table:table-cell office:value-type="float" office:value="89" calcext:value-type="float">
            <text:p>89</text:p>
          </table:table-cell>
          <table:table-cell table:formula="of:=[.E51]*[.$B$54]/[.$E$2]" office:value-type="float" office:value="224.434782608696" calcext:value-type="float">
            <text:p>224,4347826087</text:p>
          </table:table-cell>
          <table:table-cell office:value-type="string" calcext:value-type="string">
            <text:p>2006-12-10 - 2006-12-16</text:p>
          </table:table-cell>
          <table:table-cell office:value-type="float" office:value="76" calcext:value-type="float">
            <text:p>76</text:p>
          </table:table-cell>
          <table:table-cell table:formula="of:=[.H51]*[.$F$54]/[.$H$2]" office:value-type="float" office:value="691.614366729679" calcext:value-type="float">
            <text:p>691,6143667297</text:p>
          </table:table-cell>
          <table:table-cell office:value-type="string" calcext:value-type="string">
            <text:p>2007-12-16 - 2007-12-22</text:p>
          </table:table-cell>
          <table:table-cell office:value-type="float" office:value="96" calcext:value-type="float">
            <text:p>96</text:p>
          </table:table-cell>
          <table:table-cell table:formula="of:=[.K51]*[.$I$55]/[.$K$2]" office:value-type="float" office:value="6115.32703213611" calcext:value-type="float">
            <text:p>6115,3270321361</text:p>
          </table:table-cell>
          <table:table-cell office:value-type="string" calcext:value-type="string">
            <text:p>2008-12-14 - 2008-12-20</text:p>
          </table:table-cell>
          <table:table-cell office:value-type="float" office:value="81" calcext:value-type="float">
            <text:p>81</text:p>
          </table:table-cell>
          <table:table-cell table:formula="of:=[.N51]*[.$L$54]/[.$N$2]" office:value-type="float" office:value="22850.5746691871" calcext:value-type="float">
            <text:p>22850,5746691871</text:p>
          </table:table-cell>
          <table:table-cell office:value-type="string" calcext:value-type="string">
            <text:p>2009-12-13 - 2009-12-19</text:p>
          </table:table-cell>
          <table:table-cell office:value-type="float" office:value="88" calcext:value-type="float">
            <text:p>88</text:p>
          </table:table-cell>
          <table:table-cell table:formula="of:=[.Q51]*[.$O$54]/[.$Q$2]" office:value-type="float" office:value="52606.0261049599" calcext:value-type="float">
            <text:p>52606,0261049599</text:p>
          </table:table-cell>
          <table:table-cell office:value-type="string" calcext:value-type="string">
            <text:p>2010-12-12 - 2010-12-18</text:p>
          </table:table-cell>
          <table:table-cell office:value-type="float" office:value="89" calcext:value-type="float">
            <text:p>89</text:p>
          </table:table-cell>
          <table:table-cell table:formula="of:=[.T51]*[.$R$54]/[.$T$2]" office:value-type="float" office:value="75775.140219369" calcext:value-type="float">
            <text:p>75775,140219369</text:p>
          </table:table-cell>
          <table:table-cell office:value-type="string" calcext:value-type="string">
            <text:p>2011-12-11 - 2011-12-17</text:p>
          </table:table-cell>
          <table:table-cell office:value-type="float" office:value="90" calcext:value-type="float">
            <text:p>90</text:p>
          </table:table-cell>
          <table:table-cell table:formula="of:=[.W51]*[.$U$54]/[.$W$2]" office:value-type="float" office:value="80032.1705687717" calcext:value-type="float">
            <text:p>80032,1705687717</text:p>
          </table:table-cell>
          <table:table-cell office:value-type="string" calcext:value-type="string">
            <text:p>2012-12-09 - 2012-12-15</text:p>
          </table:table-cell>
          <table:table-cell office:value-type="float" office:value="93" calcext:value-type="float">
            <text:p>93</text:p>
          </table:table-cell>
          <table:table-cell table:formula="of:=[.Z51]*[.$X$54]/[.$Z$2]" office:value-type="float" office:value="100342.556966447" calcext:value-type="float">
            <text:p>100342,556966447</text:p>
          </table:table-cell>
          <table:table-cell office:value-type="string" calcext:value-type="string">
            <text:p>2013-12-15 - 2013-12-21</text:p>
          </table:table-cell>
          <table:table-cell office:value-type="float" office:value="80" calcext:value-type="float">
            <text:p>80</text:p>
          </table:table-cell>
          <table:table-cell table:formula="of:=[.AC51]*[.$AA$55]/[.$AC$2]" office:value-type="float" office:value="78547.7220124443" calcext:value-type="float">
            <text:p>78547,72201244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2-19 - 2004-12-25</text:p>
          </table:table-cell>
          <table:table-cell office:value-type="float" office:value="75" calcext:value-type="float">
            <text:p>75</text:p>
          </table:table-cell>
          <table:table-cell table:formula="of:=[.B52]*1" office:value-type="float" office:value="75" calcext:value-type="float">
            <text:p>75</text:p>
          </table:table-cell>
          <table:table-cell office:value-type="string" calcext:value-type="string">
            <text:p>2005-12-18 - 2005-12-24</text:p>
          </table:table-cell>
          <table:table-cell office:value-type="float" office:value="84" calcext:value-type="float">
            <text:p>84</text:p>
          </table:table-cell>
          <table:table-cell table:formula="of:=[.E52]*[.$B$54]/[.$E$2]" office:value-type="float" office:value="211.826086956522" calcext:value-type="float">
            <text:p>211,8260869565</text:p>
          </table:table-cell>
          <table:table-cell office:value-type="string" calcext:value-type="string">
            <text:p>2006-12-17 - 2006-12-23</text:p>
          </table:table-cell>
          <table:table-cell office:value-type="float" office:value="87" calcext:value-type="float">
            <text:p>87</text:p>
          </table:table-cell>
          <table:table-cell table:formula="of:=[.H52]*[.$F$54]/[.$H$2]" office:value-type="float" office:value="791.716446124764" calcext:value-type="float">
            <text:p>791,7164461248</text:p>
          </table:table-cell>
          <table:table-cell office:value-type="string" calcext:value-type="string">
            <text:p>2007-12-23 - 2007-12-29</text:p>
          </table:table-cell>
          <table:table-cell office:value-type="float" office:value="96" calcext:value-type="float">
            <text:p>96</text:p>
          </table:table-cell>
          <table:table-cell table:formula="of:=[.K52]*[.$I$55]/[.$K$2]" office:value-type="float" office:value="6115.32703213611" calcext:value-type="float">
            <text:p>6115,3270321361</text:p>
          </table:table-cell>
          <table:table-cell office:value-type="string" calcext:value-type="string">
            <text:p>2008-12-21 - 2008-12-27</text:p>
          </table:table-cell>
          <table:table-cell office:value-type="float" office:value="92" calcext:value-type="float">
            <text:p>92</text:p>
          </table:table-cell>
          <table:table-cell table:formula="of:=[.N52]*[.$L$54]/[.$N$2]" office:value-type="float" office:value="25953.7391304348" calcext:value-type="float">
            <text:p>25953,7391304348</text:p>
          </table:table-cell>
          <table:table-cell office:value-type="string" calcext:value-type="string">
            <text:p>2009-12-20 - 2009-12-26</text:p>
          </table:table-cell>
          <table:table-cell office:value-type="float" office:value="98" calcext:value-type="float">
            <text:p>98</text:p>
          </table:table-cell>
          <table:table-cell table:formula="of:=[.Q52]*[.$O$54]/[.$Q$2]" office:value-type="float" office:value="58583.9836168872" calcext:value-type="float">
            <text:p>58583,9836168872</text:p>
          </table:table-cell>
          <table:table-cell office:value-type="string" calcext:value-type="string">
            <text:p>2010-12-19 - 2010-12-25</text:p>
          </table:table-cell>
          <table:table-cell office:value-type="float" office:value="95" calcext:value-type="float">
            <text:p>95</text:p>
          </table:table-cell>
          <table:table-cell table:formula="of:=[.T52]*[.$R$54]/[.$T$2]" office:value-type="float" office:value="80883.5766386523" calcext:value-type="float">
            <text:p>80883,5766386523</text:p>
          </table:table-cell>
          <table:table-cell office:value-type="string" calcext:value-type="string">
            <text:p>2011-12-18 - 2011-12-24</text:p>
          </table:table-cell>
          <table:table-cell office:value-type="float" office:value="93" calcext:value-type="float">
            <text:p>93</text:p>
          </table:table-cell>
          <table:table-cell table:formula="of:=[.W52]*[.$U$54]/[.$W$2]" office:value-type="float" office:value="82699.9095877308" calcext:value-type="float">
            <text:p>82699,9095877308</text:p>
          </table:table-cell>
          <table:table-cell office:value-type="string" calcext:value-type="string">
            <text:p>2012-12-16 - 2012-12-22</text:p>
          </table:table-cell>
          <table:table-cell office:value-type="float" office:value="91" calcext:value-type="float">
            <text:p>91</text:p>
          </table:table-cell>
          <table:table-cell table:formula="of:=[.Z52]*[.$X$54]/[.$Z$2]" office:value-type="float" office:value="98184.6525155554" calcext:value-type="float">
            <text:p>98184,6525155554</text:p>
          </table:table-cell>
          <table:table-cell office:value-type="string" calcext:value-type="string">
            <text:p>2013-12-22 - 2013-12-28</text:p>
          </table:table-cell>
          <table:table-cell office:value-type="float" office:value="86" calcext:value-type="float">
            <text:p>86</text:p>
          </table:table-cell>
          <table:table-cell table:formula="of:=[.AC52]*[.$AA$55]/[.$AC$2]" office:value-type="float" office:value="84438.8011633776" calcext:value-type="float">
            <text:p>84438,80116337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4-12-26 - 2005-01-01</text:p>
          </table:table-cell>
          <table:table-cell office:value-type="float" office:value="68" calcext:value-type="float">
            <text:p>68</text:p>
          </table:table-cell>
          <table:table-cell table:formula="of:=[.B53]*1" office:value-type="float" office:value="68" calcext:value-type="float">
            <text:p>68</text:p>
          </table:table-cell>
          <table:table-cell office:value-type="string" calcext:value-type="string">
            <text:p>2005-12-25 - 2005-12-31</text:p>
          </table:table-cell>
          <table:table-cell office:value-type="float" office:value="85" calcext:value-type="float">
            <text:p>85</text:p>
          </table:table-cell>
          <table:table-cell table:formula="of:=[.E53]*[.$B$54]/[.$E$2]" office:value-type="float" office:value="214.347826086957" calcext:value-type="float">
            <text:p>214,347826087</text:p>
          </table:table-cell>
          <table:table-cell office:value-type="string" calcext:value-type="string">
            <text:p>2006-12-24 - 2006-12-30</text:p>
          </table:table-cell>
          <table:table-cell office:value-type="float" office:value="87" calcext:value-type="float">
            <text:p>87</text:p>
          </table:table-cell>
          <table:table-cell table:formula="of:=[.H53]*[.$F$54]/[.$H$2]" office:value-type="float" office:value="791.716446124764" calcext:value-type="float">
            <text:p>791,7164461248</text:p>
          </table:table-cell>
          <table:table-cell office:value-type="string" calcext:value-type="string">
            <text:p>2007-12-30 - 2008-01-05</text:p>
          </table:table-cell>
          <table:table-cell office:value-type="float" office:value="99" calcext:value-type="float">
            <text:p>99</text:p>
          </table:table-cell>
          <table:table-cell table:formula="of:=[.K53]*[.$I$55]/[.$K$2]" office:value-type="float" office:value="6306.43100189036" calcext:value-type="float">
            <text:p>6306,4310018904</text:p>
          </table:table-cell>
          <table:table-cell office:value-type="string" calcext:value-type="string">
            <text:p>2008-12-28 - 2009-01-03</text:p>
          </table:table-cell>
          <table:table-cell office:value-type="float" office:value="95" calcext:value-type="float">
            <text:p>95</text:p>
          </table:table-cell>
          <table:table-cell table:formula="of:=[.N53]*[.$L$54]/[.$N$2]" office:value-type="float" office:value="26800.056710775" calcext:value-type="float">
            <text:p>26800,056710775</text:p>
          </table:table-cell>
          <table:table-cell office:value-type="string" calcext:value-type="string">
            <text:p>2009-12-27 - 2010-01-02</text:p>
          </table:table-cell>
          <table:table-cell office:value-type="float" office:value="100" calcext:value-type="float">
            <text:p>100</text:p>
          </table:table-cell>
          <table:table-cell table:formula="of:=[.Q53]*[.$O$54]/[.$Q$2]" office:value-type="float" office:value="59779.5751192727" calcext:value-type="float">
            <text:p>59779,5751192727</text:p>
          </table:table-cell>
          <table:table-cell office:value-type="string" calcext:value-type="string">
            <text:p>2010-12-26 - 2011-01-01</text:p>
          </table:table-cell>
          <table:table-cell office:value-type="float" office:value="100" calcext:value-type="float">
            <text:p>100</text:p>
          </table:table-cell>
          <table:table-cell table:formula="of:=[.T53]*[.$R$54]/[.$T$2]" office:value-type="float" office:value="85140.606988055" calcext:value-type="float">
            <text:p>85140,606988055</text:p>
          </table:table-cell>
          <table:table-cell office:value-type="string" calcext:value-type="string">
            <text:p>2011-12-25 - 2011-12-31</text:p>
          </table:table-cell>
          <table:table-cell office:value-type="float" office:value="100" calcext:value-type="float">
            <text:p>100</text:p>
          </table:table-cell>
          <table:table-cell table:formula="of:=[.W53]*[.$U$54]/[.$W$2]" office:value-type="float" office:value="88924.6339653019" calcext:value-type="float">
            <text:p>88924,6339653019</text:p>
          </table:table-cell>
          <table:table-cell office:value-type="string" calcext:value-type="string">
            <text:p>2012-12-23 - 2012-12-29</text:p>
          </table:table-cell>
          <table:table-cell office:value-type="float" office:value="100" calcext:value-type="float">
            <text:p>100</text:p>
          </table:table-cell>
          <table:table-cell table:formula="of:=[.Z53]*[.$X$54]/[.$Z$2]" office:value-type="float" office:value="107895.222544566" calcext:value-type="float">
            <text:p>107895,222544566</text:p>
          </table:table-cell>
          <table:table-cell office:value-type="string" calcext:value-type="string">
            <text:p>2013-12-29 - 2014-01-04</text:p>
          </table:table-cell>
          <table:table-cell office:value-type="float" office:value="82" calcext:value-type="float">
            <text:p>82</text:p>
          </table:table-cell>
          <table:table-cell table:formula="of:=[.AC53]*[.$AA$55]/[.$AC$2]" office:value-type="float" office:value="80511.4150627554" calcext:value-type="float">
            <text:p>80511,415062755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05-01-02 - 2005-01-08</text:p>
          </table:table-cell>
          <table:table-cell office:value-type="float" office:value="58" calcext:value-type="float">
            <text:p>58</text:p>
          </table:table-cell>
          <table:table-cell table:formula="of:=[.B54]*1" office:value-type="float" office:value="58" calcext:value-type="float">
            <text:p>58</text:p>
          </table:table-cell>
          <table:table-cell office:value-type="string" calcext:value-type="string">
            <text:p>2006-01-01 - 2006-01-07</text:p>
          </table:table-cell>
          <table:table-cell office:value-type="float" office:value="83" calcext:value-type="float">
            <text:p>83</text:p>
          </table:table-cell>
          <table:table-cell table:formula="of:=[.E54]*[.$B$54]/[.$E$2]" office:value-type="float" office:value="209.304347826087" calcext:value-type="float">
            <text:p>209,3043478261</text:p>
          </table:table-cell>
          <table:table-cell office:value-type="string" calcext:value-type="string">
            <text:p>2006-12-31 - 2007-01-06</text:p>
          </table:table-cell>
          <table:table-cell office:value-type="float" office:value="88" calcext:value-type="float">
            <text:p>88</text:p>
          </table:table-cell>
          <table:table-cell table:formula="of:=[.H54]*[.$F$54]/[.$H$2]" office:value-type="float" office:value="800.816635160681" calcext:value-type="float">
            <text:p>800,8166351607</text:p>
          </table:table-cell>
          <table:table-cell office:value-type="string" calcext:value-type="string">
            <text:p>2008-01-06 - 2008-01-12</text:p>
          </table:table-cell>
          <table:table-cell office:value-type="float" office:value="93" calcext:value-type="float">
            <text:p>93</text:p>
          </table:table-cell>
          <table:table-cell table:formula="of:=[.K54]*[.$I$55]/[.$K$2]" office:value-type="float" office:value="5924.22306238185" calcext:value-type="float">
            <text:p>5924,2230623819</text:p>
          </table:table-cell>
          <table:table-cell office:value-type="string" calcext:value-type="string">
            <text:p>2009-01-04 - 2009-01-10</text:p>
          </table:table-cell>
          <table:table-cell office:value-type="float" office:value="89" calcext:value-type="float">
            <text:p>89</text:p>
          </table:table-cell>
          <table:table-cell table:formula="of:=[.N54]*[.$L$54]/[.$N$2]" office:value-type="float" office:value="25107.4215500945" calcext:value-type="float">
            <text:p>25107,4215500945</text:p>
          </table:table-cell>
          <table:table-cell office:value-type="string" calcext:value-type="string">
            <text:p>2010-01-03 - 2010-01-09</text:p>
          </table:table-cell>
          <table:table-cell office:value-type="float" office:value="94" calcext:value-type="float">
            <text:p>94</text:p>
          </table:table-cell>
          <table:table-cell table:formula="of:=[.Q54]*[.$O$54]/[.$Q$2]" office:value-type="float" office:value="56192.8006121163" calcext:value-type="float">
            <text:p>56192,8006121163</text:p>
          </table:table-cell>
          <table:table-cell office:value-type="string" calcext:value-type="string">
            <text:p>2011-01-02 - 2011-01-08</text:p>
          </table:table-cell>
          <table:table-cell office:value-type="float" office:value="94" calcext:value-type="float">
            <text:p>94</text:p>
          </table:table-cell>
          <table:table-cell table:formula="of:=[.T54]*[.$R$54]/[.$T$2]" office:value-type="float" office:value="80032.1705687717" calcext:value-type="float">
            <text:p>80032,1705687717</text:p>
          </table:table-cell>
          <table:table-cell office:value-type="string" calcext:value-type="string">
            <text:p>2012-01-01 - 2012-01-07</text:p>
          </table:table-cell>
          <table:table-cell office:value-type="float" office:value="91" calcext:value-type="float">
            <text:p>91</text:p>
          </table:table-cell>
          <table:table-cell table:formula="of:=[.W54]*[.$U$54]/[.$W$2]" office:value-type="float" office:value="80921.4169084247" calcext:value-type="float">
            <text:p>80921,4169084247</text:p>
          </table:table-cell>
          <table:table-cell office:value-type="string" calcext:value-type="string">
            <text:p>2012-12-30 - 2013-01-05</text:p>
          </table:table-cell>
          <table:table-cell office:value-type="float" office:value="97" calcext:value-type="float">
            <text:p>97</text:p>
          </table:table-cell>
          <table:table-cell table:formula="of:=[.Z54]*[.$X$54]/[.$Z$2]" office:value-type="float" office:value="104658.365868229" calcext:value-type="float">
            <text:p>104658,365868229</text:p>
          </table:table-cell>
          <table:table-cell office:value-type="string" calcext:value-type="string">
            <text:p>2014-01-05 - 2014-01-11</text:p>
          </table:table-cell>
          <table:table-cell office:value-type="float" office:value="79" calcext:value-type="float">
            <text:p>79</text:p>
          </table:table-cell>
          <table:table-cell table:formula="of:=[.AC54]*[.$AA$55]/[.$AC$2]" office:value-type="float" office:value="77565.8754872887" calcext:value-type="float">
            <text:p>77565,8754872887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string" calcext:value-type="string">
            <text:p>2007-01-07 - 2007-01-13</text:p>
          </table:table-cell>
          <table:table-cell office:value-type="float" office:value="84" calcext:value-type="float">
            <text:p>84</text:p>
          </table:table-cell>
          <table:table-cell table:formula="of:=[.H55]*[.$F$54]/[.$H$2]" office:value-type="float" office:value="764.415879017013" calcext:value-type="float">
            <text:p>764,415879017</text:p>
          </table:table-cell>
          <table:table-cell table:number-columns-repeated="15"/>
          <table:table-cell office:value-type="string" calcext:value-type="string">
            <text:p>2013-01-06 - 2013-01-12</text:p>
          </table:table-cell>
          <table:table-cell office:value-type="float" office:value="91" calcext:value-type="float">
            <text:p>91</text:p>
          </table:table-cell>
          <table:table-cell table:formula="of:=[.Z55]*[.$X$54]/[.$Z$2]" office:value-type="float" office:value="98184.6525155554" calcext:value-type="float">
            <text:p>98184,6525155554</text:p>
          </table:table-cell>
          <table:table-cell table:number-columns-repeated="99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ed data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adjusted</text:p>
          </table:table-cell>
          <table:table-cell table:style-name="ce1" office:value-type="string" calcext:value-type="string">
            <text:p>normalized</text:p>
          </table:table-cell>
        </table:table-row>
        <table:table-row table:style-name="ro2">
          <table:table-cell office:value-type="string" calcext:value-type="string">
            <text:p>2004-01-04 - 2004-01-10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C2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1-11 - 2004-01-17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[.C3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1-18 - 2004-01-24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0" calcext:value-type="float">
            <text:p>0</text:p>
          </table:table-cell>
          <table:table-cell table:formula="of:=[.C4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1-25 - 2004-01-31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C5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2-01 - 2004-02-07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2-08 - 2004-02-14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0" calcext:value-type="float">
            <text:p>0</text:p>
          </table:table-cell>
          <table:table-cell table:formula="of:=[.C7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2-15 - 2004-02-21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[.C8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2-22 - 2004-02-2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[.C9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2-29 - 2004-03-06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3-07 - 2004-03-13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3-14 - 2004-03-20</text:p>
          </table:table-cell>
          <table:table-cell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3-21 - 2004-03-27</text:p>
          </table:table-cell>
          <table:table-cell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/MAX([.$C$2:.$C$542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4-03-28 - 2004-04-03</text:p>
          </table:table-cell>
          <table:table-cell office:value-type="float" office:value="2" calcext:value-type="float">
            <text:p>2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/MAX([.$C$2:.$C$542])*100" office:value-type="float" office:value="0.00223331348449795" calcext:value-type="float">
            <text:p>0,0022333135</text:p>
          </table:table-cell>
        </table:table-row>
        <table:table-row table:style-name="ro2">
          <table:table-cell office:value-type="string" calcext:value-type="string">
            <text:p>2004-04-04 - 2004-04-10</text:p>
          </table:table-cell>
          <table:table-cell office:value-type="float" office:value="5" calcext:value-type="float">
            <text:p>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4-11 - 2004-04-17</text:p>
          </table:table-cell>
          <table:table-cell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/MAX([.$C$2:.$C$542])*100" office:value-type="float" office:value="0.00446662696899589" calcext:value-type="float">
            <text:p>0,004466627</text:p>
          </table:table-cell>
        </table:table-row>
        <table:table-row table:style-name="ro2">
          <table:table-cell office:value-type="string" calcext:value-type="string">
            <text:p>2004-04-18 - 2004-04-24</text:p>
          </table:table-cell>
          <table:table-cell office:value-type="float" office:value="6" calcext:value-type="float">
            <text:p>6</text:p>
          </table:table-cell>
          <table:table-cell table:formula="of:=[.B17]" office:value-type="float" office:value="6" calcext:value-type="float">
            <text:p>6</text:p>
          </table:table-cell>
          <table:table-cell table:formula="of:=[.C17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4-25 - 2004-05-01</text:p>
          </table:table-cell>
          <table:table-cell office:value-type="float" office:value="9" calcext:value-type="float">
            <text:p>9</text:p>
          </table:table-cell>
          <table:table-cell table:formula="of:=[.B18]" office:value-type="float" office:value="9" calcext:value-type="float">
            <text:p>9</text:p>
          </table:table-cell>
          <table:table-cell table:formula="of:=[.C18]/MAX([.$C$2:.$C$542])*100" office:value-type="float" office:value="0.0100499106802408" calcext:value-type="float">
            <text:p>0,0100499107</text:p>
          </table:table-cell>
        </table:table-row>
        <table:table-row table:style-name="ro2">
          <table:table-cell office:value-type="string" calcext:value-type="string">
            <text:p>2004-05-02 - 2004-05-08</text:p>
          </table:table-cell>
          <table:table-cell office:value-type="float" office:value="9" calcext:value-type="float">
            <text:p>9</text:p>
          </table:table-cell>
          <table:table-cell table:formula="of:=[.B19]" office:value-type="float" office:value="9" calcext:value-type="float">
            <text:p>9</text:p>
          </table:table-cell>
          <table:table-cell table:formula="of:=[.C19]/MAX([.$C$2:.$C$542])*100" office:value-type="float" office:value="0.0100499106802408" calcext:value-type="float">
            <text:p>0,0100499107</text:p>
          </table:table-cell>
        </table:table-row>
        <table:table-row table:style-name="ro2">
          <table:table-cell office:value-type="string" calcext:value-type="string">
            <text:p>2004-05-09 - 2004-05-15</text:p>
          </table:table-cell>
          <table:table-cell office:value-type="float" office:value="5" calcext:value-type="float">
            <text:p>5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5-16 - 2004-05-22</text:p>
          </table:table-cell>
          <table:table-cell office:value-type="float" office:value="5" calcext:value-type="float">
            <text:p>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5-23 - 2004-05-29</text:p>
          </table:table-cell>
          <table:table-cell office:value-type="float" office:value="6" calcext:value-type="float">
            <text:p>6</text:p>
          </table:table-cell>
          <table:table-cell table:formula="of:=[.B22]" office:value-type="float" office:value="6" calcext:value-type="float">
            <text:p>6</text:p>
          </table:table-cell>
          <table:table-cell table:formula="of:=[.C22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5-30 - 2004-06-05</text:p>
          </table:table-cell>
          <table:table-cell office:value-type="float" office:value="5" calcext:value-type="float">
            <text:p>5</text:p>
          </table:table-cell>
          <table:table-cell table:formula="of:=[.B23]" office:value-type="float" office:value="5" calcext:value-type="float">
            <text:p>5</text:p>
          </table:table-cell>
          <table:table-cell table:formula="of:=[.C23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6-06 - 2004-06-12</text:p>
          </table:table-cell>
          <table:table-cell office:value-type="float" office:value="5" calcext:value-type="float">
            <text:p>5</text:p>
          </table:table-cell>
          <table:table-cell table:formula="of:=[.B24]" office:value-type="float" office:value="5" calcext:value-type="float">
            <text:p>5</text:p>
          </table:table-cell>
          <table:table-cell table:formula="of:=[.C24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6-13 - 2004-06-19</text:p>
          </table:table-cell>
          <table:table-cell office:value-type="float" office:value="4" calcext:value-type="float">
            <text:p>4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/MAX([.$C$2:.$C$542])*100" office:value-type="float" office:value="0.00446662696899589" calcext:value-type="float">
            <text:p>0,004466627</text:p>
          </table:table-cell>
        </table:table-row>
        <table:table-row table:style-name="ro2">
          <table:table-cell office:value-type="string" calcext:value-type="string">
            <text:p>2004-06-20 - 2004-06-26</text:p>
          </table:table-cell>
          <table:table-cell office:value-type="float" office:value="6" calcext:value-type="float">
            <text:p>6</text:p>
          </table:table-cell>
          <table:table-cell table:formula="of:=[.B26]" office:value-type="float" office:value="6" calcext:value-type="float">
            <text:p>6</text:p>
          </table:table-cell>
          <table:table-cell table:formula="of:=[.C26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6-27 - 2004-07-03</text:p>
          </table:table-cell>
          <table:table-cell office:value-type="float" office:value="5" calcext:value-type="float">
            <text:p>5</text:p>
          </table:table-cell>
          <table:table-cell table:formula="of:=[.B27]" office:value-type="float" office:value="5" calcext:value-type="float">
            <text:p>5</text:p>
          </table:table-cell>
          <table:table-cell table:formula="of:=[.C27]/MAX([.$C$2:.$C$542])*100" office:value-type="float" office:value="0.00558328371124486" calcext:value-type="float">
            <text:p>0,0055832837</text:p>
          </table:table-cell>
        </table:table-row>
        <table:table-row table:style-name="ro2">
          <table:table-cell office:value-type="string" calcext:value-type="string">
            <text:p>2004-07-04 - 2004-07-10</text:p>
          </table:table-cell>
          <table:table-cell office:value-type="float" office:value="6" calcext:value-type="float">
            <text:p>6</text:p>
          </table:table-cell>
          <table:table-cell table:formula="of:=[.B28]" office:value-type="float" office:value="6" calcext:value-type="float">
            <text:p>6</text:p>
          </table:table-cell>
          <table:table-cell table:formula="of:=[.C28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7-11 - 2004-07-17</text:p>
          </table:table-cell>
          <table:table-cell office:value-type="float" office:value="6" calcext:value-type="float">
            <text:p>6</text:p>
          </table:table-cell>
          <table:table-cell table:formula="of:=[.B29]" office:value-type="float" office:value="6" calcext:value-type="float">
            <text:p>6</text:p>
          </table:table-cell>
          <table:table-cell table:formula="of:=[.C29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7-18 - 2004-07-24</text:p>
          </table:table-cell>
          <table:table-cell office:value-type="float" office:value="9" calcext:value-type="float">
            <text:p>9</text:p>
          </table:table-cell>
          <table:table-cell table:formula="of:=[.B30]" office:value-type="float" office:value="9" calcext:value-type="float">
            <text:p>9</text:p>
          </table:table-cell>
          <table:table-cell table:formula="of:=[.C30]/MAX([.$C$2:.$C$542])*100" office:value-type="float" office:value="0.0100499106802408" calcext:value-type="float">
            <text:p>0,0100499107</text:p>
          </table:table-cell>
        </table:table-row>
        <table:table-row table:style-name="ro2">
          <table:table-cell office:value-type="string" calcext:value-type="string">
            <text:p>2004-07-25 - 2004-07-31</text:p>
          </table:table-cell>
          <table:table-cell office:value-type="float" office:value="10" calcext:value-type="float">
            <text:p>10</text:p>
          </table:table-cell>
          <table:table-cell table:formula="of:=[.B31]" office:value-type="float" office:value="10" calcext:value-type="float">
            <text:p>10</text:p>
          </table:table-cell>
          <table:table-cell table:formula="of:=[.C31]/MAX([.$C$2:.$C$542])*100" office:value-type="float" office:value="0.0111665674224897" calcext:value-type="float">
            <text:p>0,0111665674</text:p>
          </table:table-cell>
        </table:table-row>
        <table:table-row table:style-name="ro2">
          <table:table-cell office:value-type="string" calcext:value-type="string">
            <text:p>2004-08-01 - 2004-08-07</text:p>
          </table:table-cell>
          <table:table-cell office:value-type="float" office:value="10" calcext:value-type="float">
            <text:p>10</text:p>
          </table:table-cell>
          <table:table-cell table:formula="of:=[.B32]" office:value-type="float" office:value="10" calcext:value-type="float">
            <text:p>10</text:p>
          </table:table-cell>
          <table:table-cell table:formula="of:=[.C32]/MAX([.$C$2:.$C$542])*100" office:value-type="float" office:value="0.0111665674224897" calcext:value-type="float">
            <text:p>0,0111665674</text:p>
          </table:table-cell>
        </table:table-row>
        <table:table-row table:style-name="ro2">
          <table:table-cell office:value-type="string" calcext:value-type="string">
            <text:p>2004-08-08 - 2004-08-14</text:p>
          </table:table-cell>
          <table:table-cell office:value-type="float" office:value="6" calcext:value-type="float">
            <text:p>6</text:p>
          </table:table-cell>
          <table:table-cell table:formula="of:=[.B33]" office:value-type="float" office:value="6" calcext:value-type="float">
            <text:p>6</text:p>
          </table:table-cell>
          <table:table-cell table:formula="of:=[.C33]/MAX([.$C$2:.$C$542])*100" office:value-type="float" office:value="0.00669994045349384" calcext:value-type="float">
            <text:p>0,0066999405</text:p>
          </table:table-cell>
        </table:table-row>
        <table:table-row table:style-name="ro2">
          <table:table-cell office:value-type="string" calcext:value-type="string">
            <text:p>2004-08-15 - 2004-08-21</text:p>
          </table:table-cell>
          <table:table-cell office:value-type="float" office:value="8" calcext:value-type="float">
            <text:p>8</text:p>
          </table:table-cell>
          <table:table-cell table:formula="of:=[.B34]" office:value-type="float" office:value="8" calcext:value-type="float">
            <text:p>8</text:p>
          </table:table-cell>
          <table:table-cell table:formula="of:=[.C34]/MAX([.$C$2:.$C$542])*100" office:value-type="float" office:value="0.00893325393799178" calcext:value-type="float">
            <text:p>0,0089332539</text:p>
          </table:table-cell>
        </table:table-row>
        <table:table-row table:style-name="ro2">
          <table:table-cell office:value-type="string" calcext:value-type="string">
            <text:p>2004-08-22 - 2004-08-28</text:p>
          </table:table-cell>
          <table:table-cell office:value-type="float" office:value="10" calcext:value-type="float">
            <text:p>10</text:p>
          </table:table-cell>
          <table:table-cell table:formula="of:=[.B35]" office:value-type="float" office:value="10" calcext:value-type="float">
            <text:p>10</text:p>
          </table:table-cell>
          <table:table-cell table:formula="of:=[.C35]/MAX([.$C$2:.$C$542])*100" office:value-type="float" office:value="0.0111665674224897" calcext:value-type="float">
            <text:p>0,0111665674</text:p>
          </table:table-cell>
        </table:table-row>
        <table:table-row table:style-name="ro2">
          <table:table-cell office:value-type="string" calcext:value-type="string">
            <text:p>2004-08-29 - 2004-09-04</text:p>
          </table:table-cell>
          <table:table-cell office:value-type="float" office:value="12" calcext:value-type="float">
            <text:p>12</text:p>
          </table:table-cell>
          <table:table-cell table:formula="of:=[.B36]" office:value-type="float" office:value="12" calcext:value-type="float">
            <text:p>12</text:p>
          </table:table-cell>
          <table:table-cell table:formula="of:=[.C36]/MAX([.$C$2:.$C$542])*100" office:value-type="float" office:value="0.0133998809069877" calcext:value-type="float">
            <text:p>0,0133998809</text:p>
          </table:table-cell>
        </table:table-row>
        <table:table-row table:style-name="ro2">
          <table:table-cell office:value-type="string" calcext:value-type="string">
            <text:p>2004-09-05 - 2004-09-11</text:p>
          </table:table-cell>
          <table:table-cell office:value-type="float" office:value="20" calcext:value-type="float">
            <text:p>20</text:p>
          </table:table-cell>
          <table:table-cell table:formula="of:=[.B37]" office:value-type="float" office:value="20" calcext:value-type="float">
            <text:p>20</text:p>
          </table:table-cell>
          <table:table-cell table:formula="of:=[.C37]/MAX([.$C$2:.$C$542])*100" office:value-type="float" office:value="0.0223331348449795" calcext:value-type="float">
            <text:p>0,0223331348</text:p>
          </table:table-cell>
        </table:table-row>
        <table:table-row table:style-name="ro2">
          <table:table-cell office:value-type="string" calcext:value-type="string">
            <text:p>2004-09-12 - 2004-09-18</text:p>
          </table:table-cell>
          <table:table-cell office:value-type="float" office:value="19" calcext:value-type="float">
            <text:p>19</text:p>
          </table:table-cell>
          <table:table-cell table:formula="of:=[.B38]" office:value-type="float" office:value="19" calcext:value-type="float">
            <text:p>19</text:p>
          </table:table-cell>
          <table:table-cell table:formula="of:=[.C38]/MAX([.$C$2:.$C$542])*100" office:value-type="float" office:value="0.0212164781027305" calcext:value-type="float">
            <text:p>0,0212164781</text:p>
          </table:table-cell>
        </table:table-row>
        <table:table-row table:style-name="ro2">
          <table:table-cell office:value-type="string" calcext:value-type="string">
            <text:p>2004-09-19 - 2004-09-25</text:p>
          </table:table-cell>
          <table:table-cell office:value-type="float" office:value="19" calcext:value-type="float">
            <text:p>19</text:p>
          </table:table-cell>
          <table:table-cell table:formula="of:=[.B39]" office:value-type="float" office:value="19" calcext:value-type="float">
            <text:p>19</text:p>
          </table:table-cell>
          <table:table-cell table:formula="of:=[.C39]/MAX([.$C$2:.$C$542])*100" office:value-type="float" office:value="0.0212164781027305" calcext:value-type="float">
            <text:p>0,0212164781</text:p>
          </table:table-cell>
        </table:table-row>
        <table:table-row table:style-name="ro2">
          <table:table-cell office:value-type="string" calcext:value-type="string">
            <text:p>2004-09-26 - 2004-10-02</text:p>
          </table:table-cell>
          <table:table-cell office:value-type="float" office:value="22" calcext:value-type="float">
            <text:p>22</text:p>
          </table:table-cell>
          <table:table-cell table:formula="of:=[.B40]" office:value-type="float" office:value="22" calcext:value-type="float">
            <text:p>22</text:p>
          </table:table-cell>
          <table:table-cell table:formula="of:=[.C40]/MAX([.$C$2:.$C$542])*100" office:value-type="float" office:value="0.0245664483294774" calcext:value-type="float">
            <text:p>0,0245664483</text:p>
          </table:table-cell>
        </table:table-row>
        <table:table-row table:style-name="ro2">
          <table:table-cell office:value-type="string" calcext:value-type="string">
            <text:p>2004-10-03 - 2004-10-09</text:p>
          </table:table-cell>
          <table:table-cell office:value-type="float" office:value="31" calcext:value-type="float">
            <text:p>31</text:p>
          </table:table-cell>
          <table:table-cell table:formula="of:=[.B41]" office:value-type="float" office:value="31" calcext:value-type="float">
            <text:p>31</text:p>
          </table:table-cell>
          <table:table-cell table:formula="of:=[.C41]/MAX([.$C$2:.$C$542])*100" office:value-type="float" office:value="0.0346163590097182" calcext:value-type="float">
            <text:p>0,034616359</text:p>
          </table:table-cell>
        </table:table-row>
        <table:table-row table:style-name="ro2">
          <table:table-cell office:value-type="string" calcext:value-type="string">
            <text:p>2004-10-10 - 2004-10-16</text:p>
          </table:table-cell>
          <table:table-cell office:value-type="float" office:value="38" calcext:value-type="float">
            <text:p>38</text:p>
          </table:table-cell>
          <table:table-cell table:formula="of:=[.B42]" office:value-type="float" office:value="38" calcext:value-type="float">
            <text:p>38</text:p>
          </table:table-cell>
          <table:table-cell table:formula="of:=[.C42]/MAX([.$C$2:.$C$542])*100" office:value-type="float" office:value="0.042432956205461" calcext:value-type="float">
            <text:p>0,0424329562</text:p>
          </table:table-cell>
        </table:table-row>
        <table:table-row table:style-name="ro2">
          <table:table-cell office:value-type="string" calcext:value-type="string">
            <text:p>2004-10-17 - 2004-10-23</text:p>
          </table:table-cell>
          <table:table-cell office:value-type="float" office:value="37" calcext:value-type="float">
            <text:p>37</text:p>
          </table:table-cell>
          <table:table-cell table:formula="of:=[.B43]" office:value-type="float" office:value="37" calcext:value-type="float">
            <text:p>37</text:p>
          </table:table-cell>
          <table:table-cell table:formula="of:=[.C43]/MAX([.$C$2:.$C$542])*100" office:value-type="float" office:value="0.041316299463212" calcext:value-type="float">
            <text:p>0,0413162995</text:p>
          </table:table-cell>
        </table:table-row>
        <table:table-row table:style-name="ro2">
          <table:table-cell office:value-type="string" calcext:value-type="string">
            <text:p>2004-10-24 - 2004-10-30</text:p>
          </table:table-cell>
          <table:table-cell office:value-type="float" office:value="43" calcext:value-type="float">
            <text:p>43</text:p>
          </table:table-cell>
          <table:table-cell table:formula="of:=[.B44]" office:value-type="float" office:value="43" calcext:value-type="float">
            <text:p>43</text:p>
          </table:table-cell>
          <table:table-cell table:formula="of:=[.C44]/MAX([.$C$2:.$C$542])*100" office:value-type="float" office:value="0.0480162399167058" calcext:value-type="float">
            <text:p>0,0480162399</text:p>
          </table:table-cell>
        </table:table-row>
        <table:table-row table:style-name="ro2">
          <table:table-cell office:value-type="string" calcext:value-type="string">
            <text:p>2004-10-31 - 2004-11-06</text:p>
          </table:table-cell>
          <table:table-cell office:value-type="float" office:value="39" calcext:value-type="float">
            <text:p>39</text:p>
          </table:table-cell>
          <table:table-cell table:formula="of:=[.B45]" office:value-type="float" office:value="39" calcext:value-type="float">
            <text:p>39</text:p>
          </table:table-cell>
          <table:table-cell table:formula="of:=[.C45]/MAX([.$C$2:.$C$542])*100" office:value-type="float" office:value="0.04354961294771" calcext:value-type="float">
            <text:p>0,0435496129</text:p>
          </table:table-cell>
        </table:table-row>
        <table:table-row table:style-name="ro2">
          <table:table-cell office:value-type="string" calcext:value-type="string">
            <text:p>2004-11-07 - 2004-11-13</text:p>
          </table:table-cell>
          <table:table-cell office:value-type="float" office:value="51" calcext:value-type="float">
            <text:p>51</text:p>
          </table:table-cell>
          <table:table-cell table:formula="of:=[.B46]" office:value-type="float" office:value="51" calcext:value-type="float">
            <text:p>51</text:p>
          </table:table-cell>
          <table:table-cell table:formula="of:=[.C46]/MAX([.$C$2:.$C$542])*100" office:value-type="float" office:value="0.0569494938546976" calcext:value-type="float">
            <text:p>0,0569494939</text:p>
          </table:table-cell>
        </table:table-row>
        <table:table-row table:style-name="ro2">
          <table:table-cell office:value-type="string" calcext:value-type="string">
            <text:p>2004-11-14 - 2004-11-20</text:p>
          </table:table-cell>
          <table:table-cell office:value-type="float" office:value="69" calcext:value-type="float">
            <text:p>69</text:p>
          </table:table-cell>
          <table:table-cell table:formula="of:=[.B47]" office:value-type="float" office:value="69" calcext:value-type="float">
            <text:p>69</text:p>
          </table:table-cell>
          <table:table-cell table:formula="of:=[.C47]/MAX([.$C$2:.$C$542])*100" office:value-type="float" office:value="0.0770493152151791" calcext:value-type="float">
            <text:p>0,0770493152</text:p>
          </table:table-cell>
        </table:table-row>
        <table:table-row table:style-name="ro2">
          <table:table-cell office:value-type="string" calcext:value-type="string">
            <text:p>2004-11-21 - 2004-11-27</text:p>
          </table:table-cell>
          <table:table-cell office:value-type="float" office:value="65" calcext:value-type="float">
            <text:p>65</text:p>
          </table:table-cell>
          <table:table-cell table:formula="of:=[.B48]" office:value-type="float" office:value="65" calcext:value-type="float">
            <text:p>65</text:p>
          </table:table-cell>
          <table:table-cell table:formula="of:=[.C48]/MAX([.$C$2:.$C$542])*100" office:value-type="float" office:value="0.0725826882461833" calcext:value-type="float">
            <text:p>0,0725826882</text:p>
          </table:table-cell>
        </table:table-row>
        <table:table-row table:style-name="ro2">
          <table:table-cell office:value-type="string" calcext:value-type="string">
            <text:p>2004-11-28 - 2004-12-04</text:p>
          </table:table-cell>
          <table:table-cell office:value-type="float" office:value="100" calcext:value-type="float">
            <text:p>100</text:p>
          </table:table-cell>
          <table:table-cell table:formula="of:=[.B49]" office:value-type="float" office:value="100" calcext:value-type="float">
            <text:p>100</text:p>
          </table:table-cell>
          <table:table-cell table:formula="of:=[.C49]/MAX([.$C$2:.$C$542])*100" office:value-type="float" office:value="0.111665674224897" calcext:value-type="float">
            <text:p>0,1116656742</text:p>
          </table:table-cell>
        </table:table-row>
        <table:table-row table:style-name="ro2">
          <table:table-cell office:value-type="string" calcext:value-type="string">
            <text:p>2004-12-05 - 2004-12-11</text:p>
          </table:table-cell>
          <table:table-cell office:value-type="float" office:value="72" calcext:value-type="float">
            <text:p>72</text:p>
          </table:table-cell>
          <table:table-cell table:formula="of:=[.B50]" office:value-type="float" office:value="72" calcext:value-type="float">
            <text:p>72</text:p>
          </table:table-cell>
          <table:table-cell table:formula="of:=[.C50]/MAX([.$C$2:.$C$542])*100" office:value-type="float" office:value="0.0803992854419261" calcext:value-type="float">
            <text:p>0,0803992854</text:p>
          </table:table-cell>
        </table:table-row>
        <table:table-row table:style-name="ro2">
          <table:table-cell office:value-type="string" calcext:value-type="string">
            <text:p>2004-12-12 - 2004-12-18</text:p>
          </table:table-cell>
          <table:table-cell office:value-type="float" office:value="80" calcext:value-type="float">
            <text:p>80</text:p>
          </table:table-cell>
          <table:table-cell table:formula="of:=[.B51]" office:value-type="float" office:value="80" calcext:value-type="float">
            <text:p>80</text:p>
          </table:table-cell>
          <table:table-cell table:formula="of:=[.C51]/MAX([.$C$2:.$C$542])*100" office:value-type="float" office:value="0.0893325393799178" calcext:value-type="float">
            <text:p>0,0893325394</text:p>
          </table:table-cell>
        </table:table-row>
        <table:table-row table:style-name="ro2">
          <table:table-cell office:value-type="string" calcext:value-type="string">
            <text:p>2004-12-19 - 2004-12-25</text:p>
          </table:table-cell>
          <table:table-cell office:value-type="float" office:value="75" calcext:value-type="float">
            <text:p>75</text:p>
          </table:table-cell>
          <table:table-cell table:formula="of:=[.B52]" office:value-type="float" office:value="75" calcext:value-type="float">
            <text:p>75</text:p>
          </table:table-cell>
          <table:table-cell table:formula="of:=[.C52]/MAX([.$C$2:.$C$542])*100" office:value-type="float" office:value="0.083749255668673" calcext:value-type="float">
            <text:p>0,0837492557</text:p>
          </table:table-cell>
        </table:table-row>
        <table:table-row table:style-name="ro2">
          <table:table-cell office:value-type="string" calcext:value-type="string">
            <text:p>2004-12-26 - 2005-01-01</text:p>
          </table:table-cell>
          <table:table-cell office:value-type="float" office:value="68" calcext:value-type="float">
            <text:p>68</text:p>
          </table:table-cell>
          <table:table-cell table:formula="of:=[.B53]" office:value-type="float" office:value="68" calcext:value-type="float">
            <text:p>68</text:p>
          </table:table-cell>
          <table:table-cell table:formula="of:=[.C53]/MAX([.$C$2:.$C$542])*100" office:value-type="float" office:value="0.0759326584729302" calcext:value-type="float">
            <text:p>0,0759326585</text:p>
          </table:table-cell>
        </table:table-row>
        <table:table-row table:style-name="ro2">
          <table:table-cell office:value-type="string" calcext:value-type="string">
            <text:p>2005-01-02 - 2005-01-08</text:p>
          </table:table-cell>
          <table:table-cell office:value-type="float" office:value="58" calcext:value-type="float">
            <text:p>58</text:p>
          </table:table-cell>
          <table:table-cell table:formula="of:=[.B54]" office:value-type="float" office:value="58" calcext:value-type="float">
            <text:p>58</text:p>
          </table:table-cell>
          <table:table-cell table:formula="of:=[.C54]/MAX([.$C$2:.$C$542])*100" office:value-type="float" office:value="0.0647660910504404" calcext:value-type="float">
            <text:p>0,0647660911</text:p>
          </table:table-cell>
        </table:table-row>
        <table:table-row table:style-name="ro2">
          <table:table-cell office:value-type="string" calcext:value-type="string">
            <text:p>2005-01-09 - 2005-01-15</text:p>
          </table:table-cell>
          <table:table-cell office:value-type="float" office:value="65.5652173913043" calcext:value-type="float">
            <text:p>65,5652173913</text:p>
          </table:table-cell>
          <table:table-cell table:formula="of:=[.B55]" office:value-type="float" office:value="65.5652173913043" calcext:value-type="float">
            <text:p>65,5652173913</text:p>
          </table:table-cell>
          <table:table-cell table:formula="of:=[.C55]/MAX([.$C$2:.$C$542])*100" office:value-type="float" office:value="0.0732138420570196" calcext:value-type="float">
            <text:p>0,0732138421</text:p>
          </table:table-cell>
        </table:table-row>
        <table:table-row table:style-name="ro2">
          <table:table-cell office:value-type="string" calcext:value-type="string">
            <text:p>2005-01-16 - 2005-01-22</text:p>
          </table:table-cell>
          <table:table-cell office:value-type="float" office:value="73.1304347826087" calcext:value-type="float">
            <text:p>73,1304347826</text:p>
          </table:table-cell>
          <table:table-cell table:formula="of:=[.B56]" office:value-type="float" office:value="73.1304347826087" calcext:value-type="float">
            <text:p>73,1304347826</text:p>
          </table:table-cell>
          <table:table-cell table:formula="of:=[.C56]/MAX([.$C$2:.$C$542])*100" office:value-type="float" office:value="0.0816615930635988" calcext:value-type="float">
            <text:p>0,0816615931</text:p>
          </table:table-cell>
        </table:table-row>
        <table:table-row table:style-name="ro2">
          <table:table-cell office:value-type="string" calcext:value-type="string">
            <text:p>2005-01-23 - 2005-01-29</text:p>
          </table:table-cell>
          <table:table-cell office:value-type="float" office:value="83.2173913043478" calcext:value-type="float">
            <text:p>83,2173913043</text:p>
          </table:table-cell>
          <table:table-cell table:formula="of:=[.B57]" office:value-type="float" office:value="83.2173913043478" calcext:value-type="float">
            <text:p>83,2173913043</text:p>
          </table:table-cell>
          <table:table-cell table:formula="of:=[.C57]/MAX([.$C$2:.$C$542])*100" office:value-type="float" office:value="0.092925261072371" calcext:value-type="float">
            <text:p>0,0929252611</text:p>
          </table:table-cell>
        </table:table-row>
        <table:table-row table:style-name="ro2">
          <table:table-cell office:value-type="string" calcext:value-type="string">
            <text:p>2005-01-30 - 2005-02-05</text:p>
          </table:table-cell>
          <table:table-cell office:value-type="float" office:value="93.3043478260869" calcext:value-type="float">
            <text:p>93,3043478261</text:p>
          </table:table-cell>
          <table:table-cell table:formula="of:=[.B58]" office:value-type="float" office:value="93.3043478260869" calcext:value-type="float">
            <text:p>93,3043478261</text:p>
          </table:table-cell>
          <table:table-cell table:formula="of:=[.C58]/MAX([.$C$2:.$C$542])*100" office:value-type="float" office:value="0.104188929081143" calcext:value-type="float">
            <text:p>0,1041889291</text:p>
          </table:table-cell>
        </table:table-row>
        <table:table-row table:style-name="ro2">
          <table:table-cell office:value-type="string" calcext:value-type="string">
            <text:p>2005-02-06 - 2005-02-12</text:p>
          </table:table-cell>
          <table:table-cell office:value-type="float" office:value="98.3478260869565" calcext:value-type="float">
            <text:p>98,347826087</text:p>
          </table:table-cell>
          <table:table-cell table:formula="of:=[.B59]" office:value-type="float" office:value="98.3478260869565" calcext:value-type="float">
            <text:p>98,347826087</text:p>
          </table:table-cell>
          <table:table-cell table:formula="of:=[.C59]/MAX([.$C$2:.$C$542])*100" office:value-type="float" office:value="0.109820763085529" calcext:value-type="float">
            <text:p>0,1098207631</text:p>
          </table:table-cell>
        </table:table-row>
        <table:table-row table:style-name="ro2">
          <table:table-cell office:value-type="string" calcext:value-type="string">
            <text:p>2005-02-13 - 2005-02-19</text:p>
          </table:table-cell>
          <table:table-cell office:value-type="float" office:value="100.869565217391" calcext:value-type="float">
            <text:p>100,8695652174</text:p>
          </table:table-cell>
          <table:table-cell table:formula="of:=[.B60]" office:value-type="float" office:value="100.869565217391" calcext:value-type="float">
            <text:p>100,8695652174</text:p>
          </table:table-cell>
          <table:table-cell table:formula="of:=[.C60]/MAX([.$C$2:.$C$542])*100" office:value-type="float" office:value="0.112636680087722" calcext:value-type="float">
            <text:p>0,1126366801</text:p>
          </table:table-cell>
        </table:table-row>
        <table:table-row table:style-name="ro2">
          <table:table-cell office:value-type="string" calcext:value-type="string">
            <text:p>2005-02-20 - 2005-02-26</text:p>
          </table:table-cell>
          <table:table-cell office:value-type="float" office:value="73.1304347826087" calcext:value-type="float">
            <text:p>73,1304347826</text:p>
          </table:table-cell>
          <table:table-cell table:formula="of:=[.B61]" office:value-type="float" office:value="73.1304347826087" calcext:value-type="float">
            <text:p>73,1304347826</text:p>
          </table:table-cell>
          <table:table-cell table:formula="of:=[.C61]/MAX([.$C$2:.$C$542])*100" office:value-type="float" office:value="0.0816615930635988" calcext:value-type="float">
            <text:p>0,0816615931</text:p>
          </table:table-cell>
        </table:table-row>
        <table:table-row table:style-name="ro2">
          <table:table-cell office:value-type="string" calcext:value-type="string">
            <text:p>2005-02-27 - 2005-03-05</text:p>
          </table:table-cell>
          <table:table-cell office:value-type="float" office:value="98.3478260869565" calcext:value-type="float">
            <text:p>98,347826087</text:p>
          </table:table-cell>
          <table:table-cell table:formula="of:=[.B62]" office:value-type="float" office:value="98.3478260869565" calcext:value-type="float">
            <text:p>98,347826087</text:p>
          </table:table-cell>
          <table:table-cell table:formula="of:=[.C62]/MAX([.$C$2:.$C$542])*100" office:value-type="float" office:value="0.109820763085529" calcext:value-type="float">
            <text:p>0,1098207631</text:p>
          </table:table-cell>
        </table:table-row>
        <table:table-row table:style-name="ro2">
          <table:table-cell office:value-type="string" calcext:value-type="string">
            <text:p>2005-03-06 - 2005-03-12</text:p>
          </table:table-cell>
          <table:table-cell office:value-type="float" office:value="73.1304347826087" calcext:value-type="float">
            <text:p>73,1304347826</text:p>
          </table:table-cell>
          <table:table-cell table:formula="of:=[.B63]" office:value-type="float" office:value="73.1304347826087" calcext:value-type="float">
            <text:p>73,1304347826</text:p>
          </table:table-cell>
          <table:table-cell table:formula="of:=[.C63]/MAX([.$C$2:.$C$542])*100" office:value-type="float" office:value="0.0816615930635988" calcext:value-type="float">
            <text:p>0,0816615931</text:p>
          </table:table-cell>
        </table:table-row>
        <table:table-row table:style-name="ro2">
          <table:table-cell office:value-type="string" calcext:value-type="string">
            <text:p>2005-03-13 - 2005-03-19</text:p>
          </table:table-cell>
          <table:table-cell office:value-type="float" office:value="73.1304347826087" calcext:value-type="float">
            <text:p>73,1304347826</text:p>
          </table:table-cell>
          <table:table-cell table:formula="of:=[.B64]" office:value-type="float" office:value="73.1304347826087" calcext:value-type="float">
            <text:p>73,1304347826</text:p>
          </table:table-cell>
          <table:table-cell table:formula="of:=[.C64]/MAX([.$C$2:.$C$542])*100" office:value-type="float" office:value="0.0816615930635988" calcext:value-type="float">
            <text:p>0,0816615931</text:p>
          </table:table-cell>
        </table:table-row>
        <table:table-row table:style-name="ro2">
          <table:table-cell office:value-type="string" calcext:value-type="string">
            <text:p>2005-03-20 - 2005-03-26</text:p>
          </table:table-cell>
          <table:table-cell office:value-type="float" office:value="75.6521739130435" calcext:value-type="float">
            <text:p>75,652173913</text:p>
          </table:table-cell>
          <table:table-cell table:formula="of:=[.B65]" office:value-type="float" office:value="75.6521739130435" calcext:value-type="float">
            <text:p>75,652173913</text:p>
          </table:table-cell>
          <table:table-cell table:formula="of:=[.C65]/MAX([.$C$2:.$C$542])*100" office:value-type="float" office:value="0.0844775100657919" calcext:value-type="float">
            <text:p>0,0844775101</text:p>
          </table:table-cell>
        </table:table-row>
        <table:table-row table:style-name="ro2">
          <table:table-cell office:value-type="string" calcext:value-type="string">
            <text:p>2005-03-27 - 2005-04-02</text:p>
          </table:table-cell>
          <table:table-cell office:value-type="float" office:value="78.1739130434783" calcext:value-type="float">
            <text:p>78,1739130435</text:p>
          </table:table-cell>
          <table:table-cell table:formula="of:=[.B66]" office:value-type="float" office:value="78.1739130434783" calcext:value-type="float">
            <text:p>78,1739130435</text:p>
          </table:table-cell>
          <table:table-cell table:formula="of:=[.C66]/MAX([.$C$2:.$C$542])*100" office:value-type="float" office:value="0.087293427067985" calcext:value-type="float">
            <text:p>0,0872934271</text:p>
          </table:table-cell>
        </table:table-row>
        <table:table-row table:style-name="ro2">
          <table:table-cell office:value-type="string" calcext:value-type="string">
            <text:p>2005-04-03 - 2005-04-09</text:p>
          </table:table-cell>
          <table:table-cell office:value-type="float" office:value="85.7391304347826" calcext:value-type="float">
            <text:p>85,7391304348</text:p>
          </table:table-cell>
          <table:table-cell table:formula="of:=[.B67]" office:value-type="float" office:value="85.7391304347826" calcext:value-type="float">
            <text:p>85,7391304348</text:p>
          </table:table-cell>
          <table:table-cell table:formula="of:=[.C67]/MAX([.$C$2:.$C$542])*100" office:value-type="float" office:value="0.0957411780745641" calcext:value-type="float">
            <text:p>0,0957411781</text:p>
          </table:table-cell>
        </table:table-row>
        <table:table-row table:style-name="ro2">
          <table:table-cell office:value-type="string" calcext:value-type="string">
            <text:p>2005-04-10 - 2005-04-16</text:p>
          </table:table-cell>
          <table:table-cell office:value-type="float" office:value="93.3043478260869" calcext:value-type="float">
            <text:p>93,3043478261</text:p>
          </table:table-cell>
          <table:table-cell table:formula="of:=[.B68]" office:value-type="float" office:value="93.3043478260869" calcext:value-type="float">
            <text:p>93,3043478261</text:p>
          </table:table-cell>
          <table:table-cell table:formula="of:=[.C68]/MAX([.$C$2:.$C$542])*100" office:value-type="float" office:value="0.104188929081143" calcext:value-type="float">
            <text:p>0,1041889291</text:p>
          </table:table-cell>
        </table:table-row>
        <table:table-row table:style-name="ro2">
          <table:table-cell office:value-type="string" calcext:value-type="string">
            <text:p>2005-04-17 - 2005-04-23</text:p>
          </table:table-cell>
          <table:table-cell office:value-type="float" office:value="118.521739130435" calcext:value-type="float">
            <text:p>118,5217391304</text:p>
          </table:table-cell>
          <table:table-cell table:formula="of:=[.B69]" office:value-type="float" office:value="118.521739130435" calcext:value-type="float">
            <text:p>118,5217391304</text:p>
          </table:table-cell>
          <table:table-cell table:formula="of:=[.C69]/MAX([.$C$2:.$C$542])*100" office:value-type="float" office:value="0.132348099103074" calcext:value-type="float">
            <text:p>0,1323480991</text:p>
          </table:table-cell>
        </table:table-row>
        <table:table-row table:style-name="ro2">
          <table:table-cell office:value-type="string" calcext:value-type="string">
            <text:p>2005-04-24 - 2005-04-30</text:p>
          </table:table-cell>
          <table:table-cell office:value-type="float" office:value="141.217391304348" calcext:value-type="float">
            <text:p>141,2173913043</text:p>
          </table:table-cell>
          <table:table-cell table:formula="of:=[.B70]" office:value-type="float" office:value="141.217391304348" calcext:value-type="float">
            <text:p>141,2173913043</text:p>
          </table:table-cell>
          <table:table-cell table:formula="of:=[.C70]/MAX([.$C$2:.$C$542])*100" office:value-type="float" office:value="0.157691352122812" calcext:value-type="float">
            <text:p>0,1576913521</text:p>
          </table:table-cell>
        </table:table-row>
        <table:table-row table:style-name="ro2">
          <table:table-cell office:value-type="string" calcext:value-type="string">
            <text:p>2005-05-01 - 2005-05-07</text:p>
          </table:table-cell>
          <table:table-cell office:value-type="float" office:value="121.04347826087" calcext:value-type="float">
            <text:p>121,0434782609</text:p>
          </table:table-cell>
          <table:table-cell table:formula="of:=[.B71]" office:value-type="float" office:value="121.04347826087" calcext:value-type="float">
            <text:p>121,0434782609</text:p>
          </table:table-cell>
          <table:table-cell table:formula="of:=[.C71]/MAX([.$C$2:.$C$542])*100" office:value-type="float" office:value="0.135164016105267" calcext:value-type="float">
            <text:p>0,1351640161</text:p>
          </table:table-cell>
        </table:table-row>
        <table:table-row table:style-name="ro2">
          <table:table-cell office:value-type="string" calcext:value-type="string">
            <text:p>2005-05-08 - 2005-05-14</text:p>
          </table:table-cell>
          <table:table-cell office:value-type="float" office:value="108.434782608696" calcext:value-type="float">
            <text:p>108,4347826087</text:p>
          </table:table-cell>
          <table:table-cell table:formula="of:=[.B72]" office:value-type="float" office:value="108.434782608696" calcext:value-type="float">
            <text:p>108,4347826087</text:p>
          </table:table-cell>
          <table:table-cell table:formula="of:=[.C72]/MAX([.$C$2:.$C$542])*100" office:value-type="float" office:value="0.121084431094302" calcext:value-type="float">
            <text:p>0,1210844311</text:p>
          </table:table-cell>
        </table:table-row>
        <table:table-row table:style-name="ro2">
          <table:table-cell office:value-type="string" calcext:value-type="string">
            <text:p>2005-05-15 - 2005-05-21</text:p>
          </table:table-cell>
          <table:table-cell office:value-type="float" office:value="103.391304347826" calcext:value-type="float">
            <text:p>103,3913043478</text:p>
          </table:table-cell>
          <table:table-cell table:formula="of:=[.B73]" office:value-type="float" office:value="103.391304347826" calcext:value-type="float">
            <text:p>103,3913043478</text:p>
          </table:table-cell>
          <table:table-cell table:formula="of:=[.C73]/MAX([.$C$2:.$C$542])*100" office:value-type="float" office:value="0.115452597089915" calcext:value-type="float">
            <text:p>0,1154525971</text:p>
          </table:table-cell>
        </table:table-row>
        <table:table-row table:style-name="ro2">
          <table:table-cell office:value-type="string" calcext:value-type="string">
            <text:p>2005-05-22 - 2005-05-28</text:p>
          </table:table-cell>
          <table:table-cell office:value-type="float" office:value="98.3478260869565" calcext:value-type="float">
            <text:p>98,347826087</text:p>
          </table:table-cell>
          <table:table-cell table:formula="of:=[.B74]" office:value-type="float" office:value="98.3478260869565" calcext:value-type="float">
            <text:p>98,347826087</text:p>
          </table:table-cell>
          <table:table-cell table:formula="of:=[.C74]/MAX([.$C$2:.$C$542])*100" office:value-type="float" office:value="0.109820763085529" calcext:value-type="float">
            <text:p>0,1098207631</text:p>
          </table:table-cell>
        </table:table-row>
        <table:table-row table:style-name="ro2">
          <table:table-cell office:value-type="string" calcext:value-type="string">
            <text:p>2005-05-29 - 2005-06-04</text:p>
          </table:table-cell>
          <table:table-cell office:value-type="float" office:value="95.8260869565217" calcext:value-type="float">
            <text:p>95,8260869565</text:p>
          </table:table-cell>
          <table:table-cell table:formula="of:=[.B75]" office:value-type="float" office:value="95.8260869565217" calcext:value-type="float">
            <text:p>95,8260869565</text:p>
          </table:table-cell>
          <table:table-cell table:formula="of:=[.C75]/MAX([.$C$2:.$C$542])*100" office:value-type="float" office:value="0.107004846083336" calcext:value-type="float">
            <text:p>0,1070048461</text:p>
          </table:table-cell>
        </table:table-row>
        <table:table-row table:style-name="ro2">
          <table:table-cell office:value-type="string" calcext:value-type="string">
            <text:p>2005-06-05 - 2005-06-11</text:p>
          </table:table-cell>
          <table:table-cell office:value-type="float" office:value="103.391304347826" calcext:value-type="float">
            <text:p>103,3913043478</text:p>
          </table:table-cell>
          <table:table-cell table:formula="of:=[.B76]" office:value-type="float" office:value="103.391304347826" calcext:value-type="float">
            <text:p>103,3913043478</text:p>
          </table:table-cell>
          <table:table-cell table:formula="of:=[.C76]/MAX([.$C$2:.$C$542])*100" office:value-type="float" office:value="0.115452597089915" calcext:value-type="float">
            <text:p>0,1154525971</text:p>
          </table:table-cell>
        </table:table-row>
        <table:table-row table:style-name="ro2">
          <table:table-cell office:value-type="string" calcext:value-type="string">
            <text:p>2005-06-12 - 2005-06-18</text:p>
          </table:table-cell>
          <table:table-cell office:value-type="float" office:value="100.869565217391" calcext:value-type="float">
            <text:p>100,8695652174</text:p>
          </table:table-cell>
          <table:table-cell table:formula="of:=[.B77]" office:value-type="float" office:value="100.869565217391" calcext:value-type="float">
            <text:p>100,8695652174</text:p>
          </table:table-cell>
          <table:table-cell table:formula="of:=[.C77]/MAX([.$C$2:.$C$542])*100" office:value-type="float" office:value="0.112636680087722" calcext:value-type="float">
            <text:p>0,1126366801</text:p>
          </table:table-cell>
        </table:table-row>
        <table:table-row table:style-name="ro2">
          <table:table-cell office:value-type="string" calcext:value-type="string">
            <text:p>2005-06-19 - 2005-06-25</text:p>
          </table:table-cell>
          <table:table-cell office:value-type="float" office:value="108.434782608696" calcext:value-type="float">
            <text:p>108,4347826087</text:p>
          </table:table-cell>
          <table:table-cell table:formula="of:=[.B78]" office:value-type="float" office:value="108.434782608696" calcext:value-type="float">
            <text:p>108,4347826087</text:p>
          </table:table-cell>
          <table:table-cell table:formula="of:=[.C78]/MAX([.$C$2:.$C$542])*100" office:value-type="float" office:value="0.121084431094302" calcext:value-type="float">
            <text:p>0,1210844311</text:p>
          </table:table-cell>
        </table:table-row>
        <table:table-row table:style-name="ro2">
          <table:table-cell office:value-type="string" calcext:value-type="string">
            <text:p>2005-06-26 - 2005-07-02</text:p>
          </table:table-cell>
          <table:table-cell office:value-type="float" office:value="113.478260869565" calcext:value-type="float">
            <text:p>113,4782608696</text:p>
          </table:table-cell>
          <table:table-cell table:formula="of:=[.B79]" office:value-type="float" office:value="113.478260869565" calcext:value-type="float">
            <text:p>113,4782608696</text:p>
          </table:table-cell>
          <table:table-cell table:formula="of:=[.C79]/MAX([.$C$2:.$C$542])*100" office:value-type="float" office:value="0.126716265098688" calcext:value-type="float">
            <text:p>0,1267162651</text:p>
          </table:table-cell>
        </table:table-row>
        <table:table-row table:style-name="ro2">
          <table:table-cell office:value-type="string" calcext:value-type="string">
            <text:p>2005-07-03 - 2005-07-09</text:p>
          </table:table-cell>
          <table:table-cell office:value-type="float" office:value="118.521739130435" calcext:value-type="float">
            <text:p>118,5217391304</text:p>
          </table:table-cell>
          <table:table-cell table:formula="of:=[.B80]" office:value-type="float" office:value="118.521739130435" calcext:value-type="float">
            <text:p>118,5217391304</text:p>
          </table:table-cell>
          <table:table-cell table:formula="of:=[.C80]/MAX([.$C$2:.$C$542])*100" office:value-type="float" office:value="0.132348099103074" calcext:value-type="float">
            <text:p>0,1323480991</text:p>
          </table:table-cell>
        </table:table-row>
        <table:table-row table:style-name="ro2">
          <table:table-cell office:value-type="string" calcext:value-type="string">
            <text:p>2005-07-10 - 2005-07-16</text:p>
          </table:table-cell>
          <table:table-cell office:value-type="float" office:value="126.086956521739" calcext:value-type="float">
            <text:p>126,0869565217</text:p>
          </table:table-cell>
          <table:table-cell table:formula="of:=[.B81]" office:value-type="float" office:value="126.086956521739" calcext:value-type="float">
            <text:p>126,0869565217</text:p>
          </table:table-cell>
          <table:table-cell table:formula="of:=[.C81]/MAX([.$C$2:.$C$542])*100" office:value-type="float" office:value="0.140795850109653" calcext:value-type="float">
            <text:p>0,1407958501</text:p>
          </table:table-cell>
        </table:table-row>
        <table:table-row table:style-name="ro2">
          <table:table-cell office:value-type="string" calcext:value-type="string">
            <text:p>2005-07-17 - 2005-07-23</text:p>
          </table:table-cell>
          <table:table-cell office:value-type="float" office:value="126.086956521739" calcext:value-type="float">
            <text:p>126,0869565217</text:p>
          </table:table-cell>
          <table:table-cell table:formula="of:=[.B82]" office:value-type="float" office:value="126.086956521739" calcext:value-type="float">
            <text:p>126,0869565217</text:p>
          </table:table-cell>
          <table:table-cell table:formula="of:=[.C82]/MAX([.$C$2:.$C$542])*100" office:value-type="float" office:value="0.140795850109653" calcext:value-type="float">
            <text:p>0,1407958501</text:p>
          </table:table-cell>
        </table:table-row>
        <table:table-row table:style-name="ro2">
          <table:table-cell office:value-type="string" calcext:value-type="string">
            <text:p>2005-07-24 - 2005-07-30</text:p>
          </table:table-cell>
          <table:table-cell office:value-type="float" office:value="131.130434782609" calcext:value-type="float">
            <text:p>131,1304347826</text:p>
          </table:table-cell>
          <table:table-cell table:formula="of:=[.B83]" office:value-type="float" office:value="131.130434782609" calcext:value-type="float">
            <text:p>131,1304347826</text:p>
          </table:table-cell>
          <table:table-cell table:formula="of:=[.C83]/MAX([.$C$2:.$C$542])*100" office:value-type="float" office:value="0.14642768411404" calcext:value-type="float">
            <text:p>0,1464276841</text:p>
          </table:table-cell>
        </table:table-row>
        <table:table-row table:style-name="ro2">
          <table:table-cell office:value-type="string" calcext:value-type="string">
            <text:p>2005-07-31 - 2005-08-06</text:p>
          </table:table-cell>
          <table:table-cell office:value-type="float" office:value="133.652173913043" calcext:value-type="float">
            <text:p>133,652173913</text:p>
          </table:table-cell>
          <table:table-cell table:formula="of:=[.B84]" office:value-type="float" office:value="133.652173913043" calcext:value-type="float">
            <text:p>133,652173913</text:p>
          </table:table-cell>
          <table:table-cell table:formula="of:=[.C84]/MAX([.$C$2:.$C$542])*100" office:value-type="float" office:value="0.149243601116232" calcext:value-type="float">
            <text:p>0,1492436011</text:p>
          </table:table-cell>
        </table:table-row>
        <table:table-row table:style-name="ro2">
          <table:table-cell office:value-type="string" calcext:value-type="string">
            <text:p>2005-08-07 - 2005-08-13</text:p>
          </table:table-cell>
          <table:table-cell office:value-type="float" office:value="108.434782608696" calcext:value-type="float">
            <text:p>108,4347826087</text:p>
          </table:table-cell>
          <table:table-cell table:formula="of:=[.B85]" office:value-type="float" office:value="108.434782608696" calcext:value-type="float">
            <text:p>108,4347826087</text:p>
          </table:table-cell>
          <table:table-cell table:formula="of:=[.C85]/MAX([.$C$2:.$C$542])*100" office:value-type="float" office:value="0.121084431094302" calcext:value-type="float">
            <text:p>0,1210844311</text:p>
          </table:table-cell>
        </table:table-row>
        <table:table-row table:style-name="ro2">
          <table:table-cell office:value-type="string" calcext:value-type="string">
            <text:p>2005-08-14 - 2005-08-20</text:p>
          </table:table-cell>
          <table:table-cell office:value-type="float" office:value="105.913043478261" calcext:value-type="float">
            <text:p>105,9130434783</text:p>
          </table:table-cell>
          <table:table-cell table:formula="of:=[.B86]" office:value-type="float" office:value="105.913043478261" calcext:value-type="float">
            <text:p>105,9130434783</text:p>
          </table:table-cell>
          <table:table-cell table:formula="of:=[.C86]/MAX([.$C$2:.$C$542])*100" office:value-type="float" office:value="0.118268514092109" calcext:value-type="float">
            <text:p>0,1182685141</text:p>
          </table:table-cell>
        </table:table-row>
        <table:table-row table:style-name="ro2">
          <table:table-cell office:value-type="string" calcext:value-type="string">
            <text:p>2005-08-21 - 2005-08-27</text:p>
          </table:table-cell>
          <table:table-cell office:value-type="float" office:value="126.086956521739" calcext:value-type="float">
            <text:p>126,0869565217</text:p>
          </table:table-cell>
          <table:table-cell table:formula="of:=[.B87]" office:value-type="float" office:value="126.086956521739" calcext:value-type="float">
            <text:p>126,0869565217</text:p>
          </table:table-cell>
          <table:table-cell table:formula="of:=[.C87]/MAX([.$C$2:.$C$542])*100" office:value-type="float" office:value="0.140795850109653" calcext:value-type="float">
            <text:p>0,1407958501</text:p>
          </table:table-cell>
        </table:table-row>
        <table:table-row table:style-name="ro2">
          <table:table-cell office:value-type="string" calcext:value-type="string">
            <text:p>2005-08-28 - 2005-09-03</text:p>
          </table:table-cell>
          <table:table-cell office:value-type="float" office:value="146.260869565217" calcext:value-type="float">
            <text:p>146,2608695652</text:p>
          </table:table-cell>
          <table:table-cell table:formula="of:=[.B88]" office:value-type="float" office:value="146.260869565217" calcext:value-type="float">
            <text:p>146,2608695652</text:p>
          </table:table-cell>
          <table:table-cell table:formula="of:=[.C88]/MAX([.$C$2:.$C$542])*100" office:value-type="float" office:value="0.163323186127197" calcext:value-type="float">
            <text:p>0,1633231861</text:p>
          </table:table-cell>
        </table:table-row>
        <table:table-row table:style-name="ro2">
          <table:table-cell office:value-type="string" calcext:value-type="string">
            <text:p>2005-09-04 - 2005-09-10</text:p>
          </table:table-cell>
          <table:table-cell office:value-type="float" office:value="252.173913043478" calcext:value-type="float">
            <text:p>252,1739130435</text:p>
          </table:table-cell>
          <table:table-cell table:formula="of:=[.B89]" office:value-type="float" office:value="252.173913043478" calcext:value-type="float">
            <text:p>252,1739130435</text:p>
          </table:table-cell>
          <table:table-cell table:formula="of:=[.C89]/MAX([.$C$2:.$C$542])*100" office:value-type="float" office:value="0.281591700219306" calcext:value-type="float">
            <text:p>0,2815917002</text:p>
          </table:table-cell>
        </table:table-row>
        <table:table-row table:style-name="ro2">
          <table:table-cell office:value-type="string" calcext:value-type="string">
            <text:p>2005-09-11 - 2005-09-17</text:p>
          </table:table-cell>
          <table:table-cell office:value-type="float" office:value="194.173913043478" calcext:value-type="float">
            <text:p>194,1739130435</text:p>
          </table:table-cell>
          <table:table-cell table:formula="of:=[.B90]" office:value-type="float" office:value="194.173913043478" calcext:value-type="float">
            <text:p>194,1739130435</text:p>
          </table:table-cell>
          <table:table-cell table:formula="of:=[.C90]/MAX([.$C$2:.$C$542])*100" office:value-type="float" office:value="0.216825609168866" calcext:value-type="float">
            <text:p>0,2168256092</text:p>
          </table:table-cell>
        </table:table-row>
        <table:table-row table:style-name="ro2">
          <table:table-cell office:value-type="string" calcext:value-type="string">
            <text:p>2005-09-18 - 2005-09-24</text:p>
          </table:table-cell>
          <table:table-cell office:value-type="float" office:value="191.652173913043" calcext:value-type="float">
            <text:p>191,652173913</text:p>
          </table:table-cell>
          <table:table-cell table:formula="of:=[.B91]" office:value-type="float" office:value="191.652173913043" calcext:value-type="float">
            <text:p>191,652173913</text:p>
          </table:table-cell>
          <table:table-cell table:formula="of:=[.C91]/MAX([.$C$2:.$C$542])*100" office:value-type="float" office:value="0.214009692166672" calcext:value-type="float">
            <text:p>0,2140096922</text:p>
          </table:table-cell>
        </table:table-row>
        <table:table-row table:style-name="ro2">
          <table:table-cell office:value-type="string" calcext:value-type="string">
            <text:p>2005-09-25 - 2005-10-01</text:p>
          </table:table-cell>
          <table:table-cell office:value-type="float" office:value="189.130434782609" calcext:value-type="float">
            <text:p>189,1304347826</text:p>
          </table:table-cell>
          <table:table-cell table:formula="of:=[.B92]" office:value-type="float" office:value="189.130434782609" calcext:value-type="float">
            <text:p>189,1304347826</text:p>
          </table:table-cell>
          <table:table-cell table:formula="of:=[.C92]/MAX([.$C$2:.$C$542])*100" office:value-type="float" office:value="0.21119377516448" calcext:value-type="float">
            <text:p>0,2111937752</text:p>
          </table:table-cell>
        </table:table-row>
        <table:table-row table:style-name="ro2">
          <table:table-cell office:value-type="string" calcext:value-type="string">
            <text:p>2005-10-02 - 2005-10-08</text:p>
          </table:table-cell>
          <table:table-cell office:value-type="float" office:value="204.260869565217" calcext:value-type="float">
            <text:p>204,2608695652</text:p>
          </table:table-cell>
          <table:table-cell table:formula="of:=[.B93]" office:value-type="float" office:value="204.260869565217" calcext:value-type="float">
            <text:p>204,2608695652</text:p>
          </table:table-cell>
          <table:table-cell table:formula="of:=[.C93]/MAX([.$C$2:.$C$542])*100" office:value-type="float" office:value="0.228089277177638" calcext:value-type="float">
            <text:p>0,2280892772</text:p>
          </table:table-cell>
        </table:table-row>
        <table:table-row table:style-name="ro2">
          <table:table-cell office:value-type="string" calcext:value-type="string">
            <text:p>2005-10-09 - 2005-10-15</text:p>
          </table:table-cell>
          <table:table-cell office:value-type="float" office:value="206.782608695652" calcext:value-type="float">
            <text:p>206,7826086957</text:p>
          </table:table-cell>
          <table:table-cell table:formula="of:=[.B94]" office:value-type="float" office:value="206.782608695652" calcext:value-type="float">
            <text:p>206,7826086957</text:p>
          </table:table-cell>
          <table:table-cell table:formula="of:=[.C94]/MAX([.$C$2:.$C$542])*100" office:value-type="float" office:value="0.230905194179831" calcext:value-type="float">
            <text:p>0,2309051942</text:p>
          </table:table-cell>
        </table:table-row>
        <table:table-row table:style-name="ro2">
          <table:table-cell office:value-type="string" calcext:value-type="string">
            <text:p>2005-10-16 - 2005-10-22</text:p>
          </table:table-cell>
          <table:table-cell office:value-type="float" office:value="242.086956521739" calcext:value-type="float">
            <text:p>242,0869565217</text:p>
          </table:table-cell>
          <table:table-cell table:formula="of:=[.B95]" office:value-type="float" office:value="242.086956521739" calcext:value-type="float">
            <text:p>242,0869565217</text:p>
          </table:table-cell>
          <table:table-cell table:formula="of:=[.C95]/MAX([.$C$2:.$C$542])*100" office:value-type="float" office:value="0.270328032210534" calcext:value-type="float">
            <text:p>0,2703280322</text:p>
          </table:table-cell>
        </table:table-row>
        <table:table-row table:style-name="ro2">
          <table:table-cell office:value-type="string" calcext:value-type="string">
            <text:p>2005-10-23 - 2005-10-29</text:p>
          </table:table-cell>
          <table:table-cell office:value-type="float" office:value="216.869565217391" calcext:value-type="float">
            <text:p>216,8695652174</text:p>
          </table:table-cell>
          <table:table-cell table:formula="of:=[.B96]" office:value-type="float" office:value="216.869565217391" calcext:value-type="float">
            <text:p>216,8695652174</text:p>
          </table:table-cell>
          <table:table-cell table:formula="of:=[.C96]/MAX([.$C$2:.$C$542])*100" office:value-type="float" office:value="0.242168862188603" calcext:value-type="float">
            <text:p>0,2421688622</text:p>
          </table:table-cell>
        </table:table-row>
        <table:table-row table:style-name="ro2">
          <table:table-cell office:value-type="string" calcext:value-type="string">
            <text:p>2005-10-30 - 2005-11-05</text:p>
          </table:table-cell>
          <table:table-cell office:value-type="float" office:value="219.391304347826" calcext:value-type="float">
            <text:p>219,3913043478</text:p>
          </table:table-cell>
          <table:table-cell table:formula="of:=[.B97]" office:value-type="float" office:value="219.391304347826" calcext:value-type="float">
            <text:p>219,3913043478</text:p>
          </table:table-cell>
          <table:table-cell table:formula="of:=[.C97]/MAX([.$C$2:.$C$542])*100" office:value-type="float" office:value="0.244984779190796" calcext:value-type="float">
            <text:p>0,2449847792</text:p>
          </table:table-cell>
        </table:table-row>
        <table:table-row table:style-name="ro2">
          <table:table-cell office:value-type="string" calcext:value-type="string">
            <text:p>2005-11-06 - 2005-11-12</text:p>
          </table:table-cell>
          <table:table-cell office:value-type="float" office:value="244.608695652174" calcext:value-type="float">
            <text:p>244,6086956522</text:p>
          </table:table-cell>
          <table:table-cell table:formula="of:=[.B98]" office:value-type="float" office:value="244.608695652174" calcext:value-type="float">
            <text:p>244,6086956522</text:p>
          </table:table-cell>
          <table:table-cell table:formula="of:=[.C98]/MAX([.$C$2:.$C$542])*100" office:value-type="float" office:value="0.273143949212727" calcext:value-type="float">
            <text:p>0,2731439492</text:p>
          </table:table-cell>
        </table:table-row>
        <table:table-row table:style-name="ro2">
          <table:table-cell office:value-type="string" calcext:value-type="string">
            <text:p>2005-11-13 - 2005-11-19</text:p>
          </table:table-cell>
          <table:table-cell office:value-type="float" office:value="221.913043478261" calcext:value-type="float">
            <text:p>221,9130434783</text:p>
          </table:table-cell>
          <table:table-cell table:formula="of:=[.B99]" office:value-type="float" office:value="221.913043478261" calcext:value-type="float">
            <text:p>221,9130434783</text:p>
          </table:table-cell>
          <table:table-cell table:formula="of:=[.C99]/MAX([.$C$2:.$C$542])*100" office:value-type="float" office:value="0.24780069619299" calcext:value-type="float">
            <text:p>0,2478006962</text:p>
          </table:table-cell>
        </table:table-row>
        <table:table-row table:style-name="ro2">
          <table:table-cell office:value-type="string" calcext:value-type="string">
            <text:p>2005-11-20 - 2005-11-26</text:p>
          </table:table-cell>
          <table:table-cell office:value-type="float" office:value="196.695652173913" calcext:value-type="float">
            <text:p>196,6956521739</text:p>
          </table:table-cell>
          <table:table-cell table:formula="of:=[.B100]" office:value-type="float" office:value="196.695652173913" calcext:value-type="float">
            <text:p>196,6956521739</text:p>
          </table:table-cell>
          <table:table-cell table:formula="of:=[.C100]/MAX([.$C$2:.$C$542])*100" office:value-type="float" office:value="0.219641526171059" calcext:value-type="float">
            <text:p>0,2196415262</text:p>
          </table:table-cell>
        </table:table-row>
        <table:table-row table:style-name="ro2">
          <table:table-cell office:value-type="string" calcext:value-type="string">
            <text:p>2005-11-27 - 2005-12-03</text:p>
          </table:table-cell>
          <table:table-cell office:value-type="float" office:value="219.391304347826" calcext:value-type="float">
            <text:p>219,3913043478</text:p>
          </table:table-cell>
          <table:table-cell table:formula="of:=[.B101]" office:value-type="float" office:value="219.391304347826" calcext:value-type="float">
            <text:p>219,3913043478</text:p>
          </table:table-cell>
          <table:table-cell table:formula="of:=[.C101]/MAX([.$C$2:.$C$542])*100" office:value-type="float" office:value="0.244984779190796" calcext:value-type="float">
            <text:p>0,2449847792</text:p>
          </table:table-cell>
        </table:table-row>
        <table:table-row table:style-name="ro2">
          <table:table-cell office:value-type="string" calcext:value-type="string">
            <text:p>2005-12-04 - 2005-12-10</text:p>
          </table:table-cell>
          <table:table-cell office:value-type="float" office:value="237.04347826087" calcext:value-type="float">
            <text:p>237,0434782609</text:p>
          </table:table-cell>
          <table:table-cell table:formula="of:=[.B102]" office:value-type="float" office:value="237.04347826087" calcext:value-type="float">
            <text:p>237,0434782609</text:p>
          </table:table-cell>
          <table:table-cell table:formula="of:=[.C102]/MAX([.$C$2:.$C$542])*100" office:value-type="float" office:value="0.264696198206148" calcext:value-type="float">
            <text:p>0,2646961982</text:p>
          </table:table-cell>
        </table:table-row>
        <table:table-row table:style-name="ro2">
          <table:table-cell office:value-type="string" calcext:value-type="string">
            <text:p>2005-12-11 - 2005-12-17</text:p>
          </table:table-cell>
          <table:table-cell office:value-type="float" office:value="224.434782608696" calcext:value-type="float">
            <text:p>224,4347826087</text:p>
          </table:table-cell>
          <table:table-cell table:formula="of:=[.B103]" office:value-type="float" office:value="224.434782608696" calcext:value-type="float">
            <text:p>224,4347826087</text:p>
          </table:table-cell>
          <table:table-cell table:formula="of:=[.C103]/MAX([.$C$2:.$C$542])*100" office:value-type="float" office:value="0.250616613195183" calcext:value-type="float">
            <text:p>0,2506166132</text:p>
          </table:table-cell>
        </table:table-row>
        <table:table-row table:style-name="ro2">
          <table:table-cell office:value-type="string" calcext:value-type="string">
            <text:p>2005-12-18 - 2005-12-24</text:p>
          </table:table-cell>
          <table:table-cell office:value-type="float" office:value="211.826086956522" calcext:value-type="float">
            <text:p>211,8260869565</text:p>
          </table:table-cell>
          <table:table-cell table:formula="of:=[.B104]" office:value-type="float" office:value="211.826086956522" calcext:value-type="float">
            <text:p>211,8260869565</text:p>
          </table:table-cell>
          <table:table-cell table:formula="of:=[.C104]/MAX([.$C$2:.$C$542])*100" office:value-type="float" office:value="0.236537028184218" calcext:value-type="float">
            <text:p>0,2365370282</text:p>
          </table:table-cell>
        </table:table-row>
        <table:table-row table:style-name="ro2">
          <table:table-cell office:value-type="string" calcext:value-type="string">
            <text:p>2005-12-25 - 2005-12-31</text:p>
          </table:table-cell>
          <table:table-cell office:value-type="float" office:value="214.347826086957" calcext:value-type="float">
            <text:p>214,347826087</text:p>
          </table:table-cell>
          <table:table-cell table:formula="of:=[.B105]" office:value-type="float" office:value="214.347826086957" calcext:value-type="float">
            <text:p>214,347826087</text:p>
          </table:table-cell>
          <table:table-cell table:formula="of:=[.C105]/MAX([.$C$2:.$C$542])*100" office:value-type="float" office:value="0.239352945186411" calcext:value-type="float">
            <text:p>0,2393529452</text:p>
          </table:table-cell>
        </table:table-row>
        <table:table-row table:style-name="ro2">
          <table:table-cell office:value-type="string" calcext:value-type="string">
            <text:p>2006-01-01 - 2006-01-07</text:p>
          </table:table-cell>
          <table:table-cell office:value-type="float" office:value="209.304347826087" calcext:value-type="float">
            <text:p>209,3043478261</text:p>
          </table:table-cell>
          <table:table-cell table:formula="of:=[.B106]" office:value-type="float" office:value="209.304347826087" calcext:value-type="float">
            <text:p>209,3043478261</text:p>
          </table:table-cell>
          <table:table-cell table:formula="of:=[.C106]/MAX([.$C$2:.$C$542])*100" office:value-type="float" office:value="0.233721111182024" calcext:value-type="float">
            <text:p>0,2337211112</text:p>
          </table:table-cell>
        </table:table-row>
        <table:table-row table:style-name="ro2">
          <table:table-cell office:value-type="string" calcext:value-type="string">
            <text:p>2006-01-08 - 2006-01-14</text:p>
          </table:table-cell>
          <table:table-cell office:value-type="float" office:value="209.304347826087" calcext:value-type="float">
            <text:p>209,3043478261</text:p>
          </table:table-cell>
          <table:table-cell table:formula="of:=[.B107]" office:value-type="float" office:value="209.304347826087" calcext:value-type="float">
            <text:p>209,3043478261</text:p>
          </table:table-cell>
          <table:table-cell table:formula="of:=[.C107]/MAX([.$C$2:.$C$542])*100" office:value-type="float" office:value="0.233721111182024" calcext:value-type="float">
            <text:p>0,2337211112</text:p>
          </table:table-cell>
        </table:table-row>
        <table:table-row table:style-name="ro2">
          <table:table-cell office:value-type="string" calcext:value-type="string">
            <text:p>2006-01-15 - 2006-01-21</text:p>
          </table:table-cell>
          <table:table-cell office:value-type="float" office:value="227.504725897921" calcext:value-type="float">
            <text:p>227,5047258979</text:p>
          </table:table-cell>
          <table:table-cell table:formula="of:=[.B108]" office:value-type="float" office:value="227.504725897921" calcext:value-type="float">
            <text:p>227,5047258979</text:p>
          </table:table-cell>
          <table:table-cell table:formula="of:=[.C108]/MAX([.$C$2:.$C$542])*100" office:value-type="float" office:value="0.254044686067418" calcext:value-type="float">
            <text:p>0,2540446861</text:p>
          </table:table-cell>
        </table:table-row>
        <table:table-row table:style-name="ro2">
          <table:table-cell office:value-type="string" calcext:value-type="string">
            <text:p>2006-01-22 - 2006-01-28</text:p>
          </table:table-cell>
          <table:table-cell office:value-type="float" office:value="227.504725897921" calcext:value-type="float">
            <text:p>227,5047258979</text:p>
          </table:table-cell>
          <table:table-cell table:formula="of:=[.B109]" office:value-type="float" office:value="227.504725897921" calcext:value-type="float">
            <text:p>227,5047258979</text:p>
          </table:table-cell>
          <table:table-cell table:formula="of:=[.C109]/MAX([.$C$2:.$C$542])*100" office:value-type="float" office:value="0.254044686067418" calcext:value-type="float">
            <text:p>0,2540446861</text:p>
          </table:table-cell>
        </table:table-row>
        <table:table-row table:style-name="ro2">
          <table:table-cell office:value-type="string" calcext:value-type="string">
            <text:p>2006-01-29 - 2006-02-04</text:p>
          </table:table-cell>
          <table:table-cell office:value-type="float" office:value="245.705103969754" calcext:value-type="float">
            <text:p>245,7051039698</text:p>
          </table:table-cell>
          <table:table-cell table:formula="of:=[.B110]" office:value-type="float" office:value="245.705103969754" calcext:value-type="float">
            <text:p>245,7051039698</text:p>
          </table:table-cell>
          <table:table-cell table:formula="of:=[.C110]/MAX([.$C$2:.$C$542])*100" office:value-type="float" office:value="0.274368260952811" calcext:value-type="float">
            <text:p>0,274368261</text:p>
          </table:table-cell>
        </table:table-row>
        <table:table-row table:style-name="ro2">
          <table:table-cell office:value-type="string" calcext:value-type="string">
            <text:p>2006-02-05 - 2006-02-11</text:p>
          </table:table-cell>
          <table:table-cell office:value-type="float" office:value="263.905482041588" calcext:value-type="float">
            <text:p>263,9054820416</text:p>
          </table:table-cell>
          <table:table-cell table:formula="of:=[.B111]" office:value-type="float" office:value="263.905482041588" calcext:value-type="float">
            <text:p>263,9054820416</text:p>
          </table:table-cell>
          <table:table-cell table:formula="of:=[.C111]/MAX([.$C$2:.$C$542])*100" office:value-type="float" office:value="0.294691835838205" calcext:value-type="float">
            <text:p>0,2946918358</text:p>
          </table:table-cell>
        </table:table-row>
        <table:table-row table:style-name="ro2">
          <table:table-cell office:value-type="string" calcext:value-type="string">
            <text:p>2006-02-12 - 2006-02-18</text:p>
          </table:table-cell>
          <table:table-cell office:value-type="float" office:value="236.604914933837" calcext:value-type="float">
            <text:p>236,6049149338</text:p>
          </table:table-cell>
          <table:table-cell table:formula="of:=[.B112]" office:value-type="float" office:value="236.604914933837" calcext:value-type="float">
            <text:p>236,6049149338</text:p>
          </table:table-cell>
          <table:table-cell table:formula="of:=[.C112]/MAX([.$C$2:.$C$542])*100" office:value-type="float" office:value="0.264206473510114" calcext:value-type="float">
            <text:p>0,2642064735</text:p>
          </table:table-cell>
        </table:table-row>
        <table:table-row table:style-name="ro2">
          <table:table-cell office:value-type="string" calcext:value-type="string">
            <text:p>2006-02-19 - 2006-02-25</text:p>
          </table:table-cell>
          <table:table-cell office:value-type="float" office:value="227.504725897921" calcext:value-type="float">
            <text:p>227,5047258979</text:p>
          </table:table-cell>
          <table:table-cell table:formula="of:=[.B113]" office:value-type="float" office:value="227.504725897921" calcext:value-type="float">
            <text:p>227,5047258979</text:p>
          </table:table-cell>
          <table:table-cell table:formula="of:=[.C113]/MAX([.$C$2:.$C$542])*100" office:value-type="float" office:value="0.254044686067418" calcext:value-type="float">
            <text:p>0,2540446861</text:p>
          </table:table-cell>
        </table:table-row>
        <table:table-row table:style-name="ro2">
          <table:table-cell office:value-type="string" calcext:value-type="string">
            <text:p>2006-02-26 - 2006-03-04</text:p>
          </table:table-cell>
          <table:table-cell office:value-type="float" office:value="263.905482041588" calcext:value-type="float">
            <text:p>263,9054820416</text:p>
          </table:table-cell>
          <table:table-cell table:formula="of:=[.B114]" office:value-type="float" office:value="263.905482041588" calcext:value-type="float">
            <text:p>263,9054820416</text:p>
          </table:table-cell>
          <table:table-cell table:formula="of:=[.C114]/MAX([.$C$2:.$C$542])*100" office:value-type="float" office:value="0.294691835838205" calcext:value-type="float">
            <text:p>0,2946918358</text:p>
          </table:table-cell>
        </table:table-row>
        <table:table-row table:style-name="ro2">
          <table:table-cell office:value-type="string" calcext:value-type="string">
            <text:p>2006-03-05 - 2006-03-11</text:p>
          </table:table-cell>
          <table:table-cell office:value-type="float" office:value="254.805293005671" calcext:value-type="float">
            <text:p>254,8052930057</text:p>
          </table:table-cell>
          <table:table-cell table:formula="of:=[.B115]" office:value-type="float" office:value="254.805293005671" calcext:value-type="float">
            <text:p>254,8052930057</text:p>
          </table:table-cell>
          <table:table-cell table:formula="of:=[.C115]/MAX([.$C$2:.$C$542])*100" office:value-type="float" office:value="0.284530048395508" calcext:value-type="float">
            <text:p>0,2845300484</text:p>
          </table:table-cell>
        </table:table-row>
        <table:table-row table:style-name="ro2">
          <table:table-cell office:value-type="string" calcext:value-type="string">
            <text:p>2006-03-12 - 2006-03-18</text:p>
          </table:table-cell>
          <table:table-cell office:value-type="float" office:value="245.705103969754" calcext:value-type="float">
            <text:p>245,7051039698</text:p>
          </table:table-cell>
          <table:table-cell table:formula="of:=[.B116]" office:value-type="float" office:value="245.705103969754" calcext:value-type="float">
            <text:p>245,7051039698</text:p>
          </table:table-cell>
          <table:table-cell table:formula="of:=[.C116]/MAX([.$C$2:.$C$542])*100" office:value-type="float" office:value="0.274368260952811" calcext:value-type="float">
            <text:p>0,274368261</text:p>
          </table:table-cell>
        </table:table-row>
        <table:table-row table:style-name="ro2">
          <table:table-cell office:value-type="string" calcext:value-type="string">
            <text:p>2006-03-19 - 2006-03-25</text:p>
          </table:table-cell>
          <table:table-cell office:value-type="float" office:value="245.705103969754" calcext:value-type="float">
            <text:p>245,7051039698</text:p>
          </table:table-cell>
          <table:table-cell table:formula="of:=[.B117]" office:value-type="float" office:value="245.705103969754" calcext:value-type="float">
            <text:p>245,7051039698</text:p>
          </table:table-cell>
          <table:table-cell table:formula="of:=[.C117]/MAX([.$C$2:.$C$542])*100" office:value-type="float" office:value="0.274368260952811" calcext:value-type="float">
            <text:p>0,274368261</text:p>
          </table:table-cell>
        </table:table-row>
        <table:table-row table:style-name="ro2">
          <table:table-cell office:value-type="string" calcext:value-type="string">
            <text:p>2006-03-26 - 2006-04-01</text:p>
          </table:table-cell>
          <table:table-cell office:value-type="float" office:value="427.708884688091" calcext:value-type="float">
            <text:p>427,7088846881</text:p>
          </table:table-cell>
          <table:table-cell table:formula="of:=[.B118]" office:value-type="float" office:value="427.708884688091" calcext:value-type="float">
            <text:p>427,7088846881</text:p>
          </table:table-cell>
          <table:table-cell table:formula="of:=[.C118]/MAX([.$C$2:.$C$542])*100" office:value-type="float" office:value="0.477604009806745" calcext:value-type="float">
            <text:p>0,4776040098</text:p>
          </table:table-cell>
        </table:table-row>
        <table:table-row table:style-name="ro2">
          <table:table-cell office:value-type="string" calcext:value-type="string">
            <text:p>2006-04-02 - 2006-04-08</text:p>
          </table:table-cell>
          <table:table-cell office:value-type="float" office:value="291.206049149338" calcext:value-type="float">
            <text:p>291,2060491493</text:p>
          </table:table-cell>
          <table:table-cell table:formula="of:=[.B119]" office:value-type="float" office:value="291.206049149338" calcext:value-type="float">
            <text:p>291,2060491493</text:p>
          </table:table-cell>
          <table:table-cell table:formula="of:=[.C119]/MAX([.$C$2:.$C$542])*100" office:value-type="float" office:value="0.325177198166294" calcext:value-type="float">
            <text:p>0,3251771982</text:p>
          </table:table-cell>
        </table:table-row>
        <table:table-row table:style-name="ro2">
          <table:table-cell office:value-type="string" calcext:value-type="string">
            <text:p>2006-04-09 - 2006-04-15</text:p>
          </table:table-cell>
          <table:table-cell office:value-type="float" office:value="282.105860113422" calcext:value-type="float">
            <text:p>282,1058601134</text:p>
          </table:table-cell>
          <table:table-cell table:formula="of:=[.B120]" office:value-type="float" office:value="282.105860113422" calcext:value-type="float">
            <text:p>282,1058601134</text:p>
          </table:table-cell>
          <table:table-cell table:formula="of:=[.C120]/MAX([.$C$2:.$C$542])*100" office:value-type="float" office:value="0.315015410723598" calcext:value-type="float">
            <text:p>0,3150154107</text:p>
          </table:table-cell>
        </table:table-row>
        <table:table-row table:style-name="ro2">
          <table:table-cell office:value-type="string" calcext:value-type="string">
            <text:p>2006-04-16 - 2006-04-22</text:p>
          </table:table-cell>
          <table:table-cell office:value-type="float" office:value="273.005671077505" calcext:value-type="float">
            <text:p>273,0056710775</text:p>
          </table:table-cell>
          <table:table-cell table:formula="of:=[.B121]" office:value-type="float" office:value="273.005671077505" calcext:value-type="float">
            <text:p>273,0056710775</text:p>
          </table:table-cell>
          <table:table-cell table:formula="of:=[.C121]/MAX([.$C$2:.$C$542])*100" office:value-type="float" office:value="0.304853623280901" calcext:value-type="float">
            <text:p>0,3048536233</text:p>
          </table:table-cell>
        </table:table-row>
        <table:table-row table:style-name="ro2">
          <table:table-cell office:value-type="string" calcext:value-type="string">
            <text:p>2006-04-23 - 2006-04-29</text:p>
          </table:table-cell>
          <table:table-cell office:value-type="float" office:value="282.105860113422" calcext:value-type="float">
            <text:p>282,1058601134</text:p>
          </table:table-cell>
          <table:table-cell table:formula="of:=[.B122]" office:value-type="float" office:value="282.105860113422" calcext:value-type="float">
            <text:p>282,1058601134</text:p>
          </table:table-cell>
          <table:table-cell table:formula="of:=[.C122]/MAX([.$C$2:.$C$542])*100" office:value-type="float" office:value="0.315015410723598" calcext:value-type="float">
            <text:p>0,3150154107</text:p>
          </table:table-cell>
        </table:table-row>
        <table:table-row table:style-name="ro2">
          <table:table-cell office:value-type="string" calcext:value-type="string">
            <text:p>2006-04-30 - 2006-05-06</text:p>
          </table:table-cell>
          <table:table-cell office:value-type="float" office:value="282.105860113422" calcext:value-type="float">
            <text:p>282,1058601134</text:p>
          </table:table-cell>
          <table:table-cell table:formula="of:=[.B123]" office:value-type="float" office:value="282.105860113422" calcext:value-type="float">
            <text:p>282,1058601134</text:p>
          </table:table-cell>
          <table:table-cell table:formula="of:=[.C123]/MAX([.$C$2:.$C$542])*100" office:value-type="float" office:value="0.315015410723598" calcext:value-type="float">
            <text:p>0,3150154107</text:p>
          </table:table-cell>
        </table:table-row>
        <table:table-row table:style-name="ro2">
          <table:table-cell office:value-type="string" calcext:value-type="string">
            <text:p>2006-05-07 - 2006-05-13</text:p>
          </table:table-cell>
          <table:table-cell office:value-type="float" office:value="263.905482041588" calcext:value-type="float">
            <text:p>263,9054820416</text:p>
          </table:table-cell>
          <table:table-cell table:formula="of:=[.B124]" office:value-type="float" office:value="263.905482041588" calcext:value-type="float">
            <text:p>263,9054820416</text:p>
          </table:table-cell>
          <table:table-cell table:formula="of:=[.C124]/MAX([.$C$2:.$C$542])*100" office:value-type="float" office:value="0.294691835838205" calcext:value-type="float">
            <text:p>0,2946918358</text:p>
          </table:table-cell>
        </table:table-row>
        <table:table-row table:style-name="ro2">
          <table:table-cell office:value-type="string" calcext:value-type="string">
            <text:p>2006-05-14 - 2006-05-20</text:p>
          </table:table-cell>
          <table:table-cell office:value-type="float" office:value="273.005671077505" calcext:value-type="float">
            <text:p>273,0056710775</text:p>
          </table:table-cell>
          <table:table-cell table:formula="of:=[.B125]" office:value-type="float" office:value="273.005671077505" calcext:value-type="float">
            <text:p>273,0056710775</text:p>
          </table:table-cell>
          <table:table-cell table:formula="of:=[.C125]/MAX([.$C$2:.$C$542])*100" office:value-type="float" office:value="0.304853623280901" calcext:value-type="float">
            <text:p>0,3048536233</text:p>
          </table:table-cell>
        </table:table-row>
        <table:table-row table:style-name="ro2">
          <table:table-cell office:value-type="string" calcext:value-type="string">
            <text:p>2006-05-21 - 2006-05-27</text:p>
          </table:table-cell>
          <table:table-cell office:value-type="float" office:value="263.905482041588" calcext:value-type="float">
            <text:p>263,9054820416</text:p>
          </table:table-cell>
          <table:table-cell table:formula="of:=[.B126]" office:value-type="float" office:value="263.905482041588" calcext:value-type="float">
            <text:p>263,9054820416</text:p>
          </table:table-cell>
          <table:table-cell table:formula="of:=[.C126]/MAX([.$C$2:.$C$542])*100" office:value-type="float" office:value="0.294691835838205" calcext:value-type="float">
            <text:p>0,2946918358</text:p>
          </table:table-cell>
        </table:table-row>
        <table:table-row table:style-name="ro2">
          <table:table-cell office:value-type="string" calcext:value-type="string">
            <text:p>2006-05-28 - 2006-06-03</text:p>
          </table:table-cell>
          <table:table-cell office:value-type="float" office:value="291.206049149338" calcext:value-type="float">
            <text:p>291,2060491493</text:p>
          </table:table-cell>
          <table:table-cell table:formula="of:=[.B127]" office:value-type="float" office:value="291.206049149338" calcext:value-type="float">
            <text:p>291,2060491493</text:p>
          </table:table-cell>
          <table:table-cell table:formula="of:=[.C127]/MAX([.$C$2:.$C$542])*100" office:value-type="float" office:value="0.325177198166294" calcext:value-type="float">
            <text:p>0,3251771982</text:p>
          </table:table-cell>
        </table:table-row>
        <table:table-row table:style-name="ro2">
          <table:table-cell office:value-type="string" calcext:value-type="string">
            <text:p>2006-06-04 - 2006-06-10</text:p>
          </table:table-cell>
          <table:table-cell office:value-type="float" office:value="273.005671077505" calcext:value-type="float">
            <text:p>273,0056710775</text:p>
          </table:table-cell>
          <table:table-cell table:formula="of:=[.B128]" office:value-type="float" office:value="273.005671077505" calcext:value-type="float">
            <text:p>273,0056710775</text:p>
          </table:table-cell>
          <table:table-cell table:formula="of:=[.C128]/MAX([.$C$2:.$C$542])*100" office:value-type="float" office:value="0.304853623280901" calcext:value-type="float">
            <text:p>0,3048536233</text:p>
          </table:table-cell>
        </table:table-row>
        <table:table-row table:style-name="ro2">
          <table:table-cell office:value-type="string" calcext:value-type="string">
            <text:p>2006-06-11 - 2006-06-17</text:p>
          </table:table-cell>
          <table:table-cell office:value-type="float" office:value="291.206049149338" calcext:value-type="float">
            <text:p>291,2060491493</text:p>
          </table:table-cell>
          <table:table-cell table:formula="of:=[.B129]" office:value-type="float" office:value="291.206049149338" calcext:value-type="float">
            <text:p>291,2060491493</text:p>
          </table:table-cell>
          <table:table-cell table:formula="of:=[.C129]/MAX([.$C$2:.$C$542])*100" office:value-type="float" office:value="0.325177198166294" calcext:value-type="float">
            <text:p>0,3251771982</text:p>
          </table:table-cell>
        </table:table-row>
        <table:table-row table:style-name="ro2">
          <table:table-cell office:value-type="string" calcext:value-type="string">
            <text:p>2006-06-18 - 2006-06-24</text:p>
          </table:table-cell>
          <table:table-cell office:value-type="float" office:value="291.206049149338" calcext:value-type="float">
            <text:p>291,2060491493</text:p>
          </table:table-cell>
          <table:table-cell table:formula="of:=[.B130]" office:value-type="float" office:value="291.206049149338" calcext:value-type="float">
            <text:p>291,2060491493</text:p>
          </table:table-cell>
          <table:table-cell table:formula="of:=[.C130]/MAX([.$C$2:.$C$542])*100" office:value-type="float" office:value="0.325177198166294" calcext:value-type="float">
            <text:p>0,3251771982</text:p>
          </table:table-cell>
        </table:table-row>
        <table:table-row table:style-name="ro2">
          <table:table-cell office:value-type="string" calcext:value-type="string">
            <text:p>2006-06-25 - 2006-07-01</text:p>
          </table:table-cell>
          <table:table-cell office:value-type="float" office:value="318.506616257089" calcext:value-type="float">
            <text:p>318,5066162571</text:p>
          </table:table-cell>
          <table:table-cell table:formula="of:=[.B131]" office:value-type="float" office:value="318.506616257089" calcext:value-type="float">
            <text:p>318,5066162571</text:p>
          </table:table-cell>
          <table:table-cell table:formula="of:=[.C131]/MAX([.$C$2:.$C$542])*100" office:value-type="float" office:value="0.355662560494385" calcext:value-type="float">
            <text:p>0,3556625605</text:p>
          </table:table-cell>
        </table:table-row>
        <table:table-row table:style-name="ro2">
          <table:table-cell office:value-type="string" calcext:value-type="string">
            <text:p>2006-07-02 - 2006-07-08</text:p>
          </table:table-cell>
          <table:table-cell office:value-type="float" office:value="300.306238185255" calcext:value-type="float">
            <text:p>300,3062381853</text:p>
          </table:table-cell>
          <table:table-cell table:formula="of:=[.B132]" office:value-type="float" office:value="300.306238185255" calcext:value-type="float">
            <text:p>300,3062381853</text:p>
          </table:table-cell>
          <table:table-cell table:formula="of:=[.C132]/MAX([.$C$2:.$C$542])*100" office:value-type="float" office:value="0.335338985608991" calcext:value-type="float">
            <text:p>0,3353389856</text:p>
          </table:table-cell>
        </table:table-row>
        <table:table-row table:style-name="ro2">
          <table:table-cell office:value-type="string" calcext:value-type="string">
            <text:p>2006-07-09 - 2006-07-15</text:p>
          </table:table-cell>
          <table:table-cell office:value-type="float" office:value="354.907372400756" calcext:value-type="float">
            <text:p>354,9073724008</text:p>
          </table:table-cell>
          <table:table-cell table:formula="of:=[.B133]" office:value-type="float" office:value="354.907372400756" calcext:value-type="float">
            <text:p>354,9073724008</text:p>
          </table:table-cell>
          <table:table-cell table:formula="of:=[.C133]/MAX([.$C$2:.$C$542])*100" office:value-type="float" office:value="0.396309710265171" calcext:value-type="float">
            <text:p>0,3963097103</text:p>
          </table:table-cell>
        </table:table-row>
        <table:table-row table:style-name="ro2">
          <table:table-cell office:value-type="string" calcext:value-type="string">
            <text:p>2006-07-16 - 2006-07-22</text:p>
          </table:table-cell>
          <table:table-cell office:value-type="float" office:value="364.007561436673" calcext:value-type="float">
            <text:p>364,0075614367</text:p>
          </table:table-cell>
          <table:table-cell table:formula="of:=[.B134]" office:value-type="float" office:value="364.007561436673" calcext:value-type="float">
            <text:p>364,0075614367</text:p>
          </table:table-cell>
          <table:table-cell table:formula="of:=[.C134]/MAX([.$C$2:.$C$542])*100" office:value-type="float" office:value="0.406471497707868" calcext:value-type="float">
            <text:p>0,4064714977</text:p>
          </table:table-cell>
        </table:table-row>
        <table:table-row table:style-name="ro2">
          <table:table-cell office:value-type="string" calcext:value-type="string">
            <text:p>2006-07-23 - 2006-07-29</text:p>
          </table:table-cell>
          <table:table-cell office:value-type="float" office:value="373.10775047259" calcext:value-type="float">
            <text:p>373,1077504726</text:p>
          </table:table-cell>
          <table:table-cell table:formula="of:=[.B135]" office:value-type="float" office:value="373.10775047259" calcext:value-type="float">
            <text:p>373,1077504726</text:p>
          </table:table-cell>
          <table:table-cell table:formula="of:=[.C135]/MAX([.$C$2:.$C$542])*100" office:value-type="float" office:value="0.416633285150565" calcext:value-type="float">
            <text:p>0,4166332852</text:p>
          </table:table-cell>
        </table:table-row>
        <table:table-row table:style-name="ro2">
          <table:table-cell office:value-type="string" calcext:value-type="string">
            <text:p>2006-07-30 - 2006-08-05</text:p>
          </table:table-cell>
          <table:table-cell office:value-type="float" office:value="373.10775047259" calcext:value-type="float">
            <text:p>373,1077504726</text:p>
          </table:table-cell>
          <table:table-cell table:formula="of:=[.B136]" office:value-type="float" office:value="373.10775047259" calcext:value-type="float">
            <text:p>373,1077504726</text:p>
          </table:table-cell>
          <table:table-cell table:formula="of:=[.C136]/MAX([.$C$2:.$C$542])*100" office:value-type="float" office:value="0.416633285150565" calcext:value-type="float">
            <text:p>0,4166332852</text:p>
          </table:table-cell>
        </table:table-row>
        <table:table-row table:style-name="ro2">
          <table:table-cell office:value-type="string" calcext:value-type="string">
            <text:p>2006-08-06 - 2006-08-12</text:p>
          </table:table-cell>
          <table:table-cell office:value-type="float" office:value="382.207939508507" calcext:value-type="float">
            <text:p>382,2079395085</text:p>
          </table:table-cell>
          <table:table-cell table:formula="of:=[.B137]" office:value-type="float" office:value="382.207939508507" calcext:value-type="float">
            <text:p>382,2079395085</text:p>
          </table:table-cell>
          <table:table-cell table:formula="of:=[.C137]/MAX([.$C$2:.$C$542])*100" office:value-type="float" office:value="0.426795072593262" calcext:value-type="float">
            <text:p>0,4267950726</text:p>
          </table:table-cell>
        </table:table-row>
        <table:table-row table:style-name="ro2">
          <table:table-cell office:value-type="string" calcext:value-type="string">
            <text:p>2006-08-13 - 2006-08-19</text:p>
          </table:table-cell>
          <table:table-cell office:value-type="float" office:value="400.40831758034" calcext:value-type="float">
            <text:p>400,4083175803</text:p>
          </table:table-cell>
          <table:table-cell table:formula="of:=[.B138]" office:value-type="float" office:value="400.40831758034" calcext:value-type="float">
            <text:p>400,4083175803</text:p>
          </table:table-cell>
          <table:table-cell table:formula="of:=[.C138]/MAX([.$C$2:.$C$542])*100" office:value-type="float" office:value="0.447118647478655" calcext:value-type="float">
            <text:p>0,4471186475</text:p>
          </table:table-cell>
        </table:table-row>
        <table:table-row table:style-name="ro2">
          <table:table-cell office:value-type="string" calcext:value-type="string">
            <text:p>2006-08-20 - 2006-08-26</text:p>
          </table:table-cell>
          <table:table-cell office:value-type="float" office:value="427.708884688091" calcext:value-type="float">
            <text:p>427,7088846881</text:p>
          </table:table-cell>
          <table:table-cell table:formula="of:=[.B139]" office:value-type="float" office:value="427.708884688091" calcext:value-type="float">
            <text:p>427,7088846881</text:p>
          </table:table-cell>
          <table:table-cell table:formula="of:=[.C139]/MAX([.$C$2:.$C$542])*100" office:value-type="float" office:value="0.477604009806745" calcext:value-type="float">
            <text:p>0,4776040098</text:p>
          </table:table-cell>
        </table:table-row>
        <table:table-row table:style-name="ro2">
          <table:table-cell office:value-type="string" calcext:value-type="string">
            <text:p>2006-08-27 - 2006-09-02</text:p>
          </table:table-cell>
          <table:table-cell office:value-type="float" office:value="427.708884688091" calcext:value-type="float">
            <text:p>427,7088846881</text:p>
          </table:table-cell>
          <table:table-cell table:formula="of:=[.B140]" office:value-type="float" office:value="427.708884688091" calcext:value-type="float">
            <text:p>427,7088846881</text:p>
          </table:table-cell>
          <table:table-cell table:formula="of:=[.C140]/MAX([.$C$2:.$C$542])*100" office:value-type="float" office:value="0.477604009806745" calcext:value-type="float">
            <text:p>0,4776040098</text:p>
          </table:table-cell>
        </table:table-row>
        <table:table-row table:style-name="ro2">
          <table:table-cell office:value-type="string" calcext:value-type="string">
            <text:p>2006-09-03 - 2006-09-09</text:p>
          </table:table-cell>
          <table:table-cell office:value-type="float" office:value="509.610586011342" calcext:value-type="float">
            <text:p>509,6105860113</text:p>
          </table:table-cell>
          <table:table-cell table:formula="of:=[.B141]" office:value-type="float" office:value="509.610586011342" calcext:value-type="float">
            <text:p>509,6105860113</text:p>
          </table:table-cell>
          <table:table-cell table:formula="of:=[.C141]/MAX([.$C$2:.$C$542])*100" office:value-type="float" office:value="0.569060096791015" calcext:value-type="float">
            <text:p>0,5690600968</text:p>
          </table:table-cell>
        </table:table-row>
        <table:table-row table:style-name="ro2">
          <table:table-cell office:value-type="string" calcext:value-type="string">
            <text:p>2006-09-10 - 2006-09-16</text:p>
          </table:table-cell>
          <table:table-cell office:value-type="float" office:value="464.109640831758" calcext:value-type="float">
            <text:p>464,1096408318</text:p>
          </table:table-cell>
          <table:table-cell table:formula="of:=[.B142]" office:value-type="float" office:value="464.109640831758" calcext:value-type="float">
            <text:p>464,1096408318</text:p>
          </table:table-cell>
          <table:table-cell table:formula="of:=[.C142]/MAX([.$C$2:.$C$542])*100" office:value-type="float" office:value="0.518251159577532" calcext:value-type="float">
            <text:p>0,5182511596</text:p>
          </table:table-cell>
        </table:table-row>
        <table:table-row table:style-name="ro2">
          <table:table-cell office:value-type="string" calcext:value-type="string">
            <text:p>2006-09-17 - 2006-09-23</text:p>
          </table:table-cell>
          <table:table-cell office:value-type="float" office:value="473.209829867675" calcext:value-type="float">
            <text:p>473,2098298677</text:p>
          </table:table-cell>
          <table:table-cell table:formula="of:=[.B143]" office:value-type="float" office:value="473.209829867675" calcext:value-type="float">
            <text:p>473,2098298677</text:p>
          </table:table-cell>
          <table:table-cell table:formula="of:=[.C143]/MAX([.$C$2:.$C$542])*100" office:value-type="float" office:value="0.528412947020229" calcext:value-type="float">
            <text:p>0,528412947</text:p>
          </table:table-cell>
        </table:table-row>
        <table:table-row table:style-name="ro2">
          <table:table-cell office:value-type="string" calcext:value-type="string">
            <text:p>2006-09-24 - 2006-09-30</text:p>
          </table:table-cell>
          <table:table-cell office:value-type="float" office:value="509.610586011342" calcext:value-type="float">
            <text:p>509,6105860113</text:p>
          </table:table-cell>
          <table:table-cell table:formula="of:=[.B144]" office:value-type="float" office:value="509.610586011342" calcext:value-type="float">
            <text:p>509,6105860113</text:p>
          </table:table-cell>
          <table:table-cell table:formula="of:=[.C144]/MAX([.$C$2:.$C$542])*100" office:value-type="float" office:value="0.569060096791015" calcext:value-type="float">
            <text:p>0,5690600968</text:p>
          </table:table-cell>
        </table:table-row>
        <table:table-row table:style-name="ro2">
          <table:table-cell office:value-type="string" calcext:value-type="string">
            <text:p>2006-10-01 - 2006-10-07</text:p>
          </table:table-cell>
          <table:table-cell office:value-type="float" office:value="491.410207939509" calcext:value-type="float">
            <text:p>491,4102079395</text:p>
          </table:table-cell>
          <table:table-cell table:formula="of:=[.B145]" office:value-type="float" office:value="491.410207939509" calcext:value-type="float">
            <text:p>491,4102079395</text:p>
          </table:table-cell>
          <table:table-cell table:formula="of:=[.C145]/MAX([.$C$2:.$C$542])*100" office:value-type="float" office:value="0.548736521905623" calcext:value-type="float">
            <text:p>0,5487365219</text:p>
          </table:table-cell>
        </table:table-row>
        <table:table-row table:style-name="ro2">
          <table:table-cell office:value-type="string" calcext:value-type="string">
            <text:p>2006-10-08 - 2006-10-14</text:p>
          </table:table-cell>
          <table:table-cell office:value-type="float" office:value="536.911153119093" calcext:value-type="float">
            <text:p>536,9111531191</text:p>
          </table:table-cell>
          <table:table-cell table:formula="of:=[.B146]" office:value-type="float" office:value="536.911153119093" calcext:value-type="float">
            <text:p>536,9111531191</text:p>
          </table:table-cell>
          <table:table-cell table:formula="of:=[.C146]/MAX([.$C$2:.$C$542])*100" office:value-type="float" office:value="0.599545459119106" calcext:value-type="float">
            <text:p>0,5995454591</text:p>
          </table:table-cell>
        </table:table-row>
        <table:table-row table:style-name="ro2">
          <table:table-cell office:value-type="string" calcext:value-type="string">
            <text:p>2006-10-15 - 2006-10-21</text:p>
          </table:table-cell>
          <table:table-cell office:value-type="float" office:value="536.911153119093" calcext:value-type="float">
            <text:p>536,9111531191</text:p>
          </table:table-cell>
          <table:table-cell table:formula="of:=[.B147]" office:value-type="float" office:value="536.911153119093" calcext:value-type="float">
            <text:p>536,9111531191</text:p>
          </table:table-cell>
          <table:table-cell table:formula="of:=[.C147]/MAX([.$C$2:.$C$542])*100" office:value-type="float" office:value="0.599545459119106" calcext:value-type="float">
            <text:p>0,5995454591</text:p>
          </table:table-cell>
        </table:table-row>
        <table:table-row table:style-name="ro2">
          <table:table-cell office:value-type="string" calcext:value-type="string">
            <text:p>2006-10-22 - 2006-10-28</text:p>
          </table:table-cell>
          <table:table-cell office:value-type="float" office:value="546.01134215501" calcext:value-type="float">
            <text:p>546,011342155</text:p>
          </table:table-cell>
          <table:table-cell table:formula="of:=[.B148]" office:value-type="float" office:value="546.01134215501" calcext:value-type="float">
            <text:p>546,011342155</text:p>
          </table:table-cell>
          <table:table-cell table:formula="of:=[.C148]/MAX([.$C$2:.$C$542])*100" office:value-type="float" office:value="0.609707246561803" calcext:value-type="float">
            <text:p>0,6097072466</text:p>
          </table:table-cell>
        </table:table-row>
        <table:table-row table:style-name="ro2">
          <table:table-cell office:value-type="string" calcext:value-type="string">
            <text:p>2006-10-29 - 2006-11-04</text:p>
          </table:table-cell>
          <table:table-cell office:value-type="float" office:value="618.812854442344" calcext:value-type="float">
            <text:p>618,8128544423</text:p>
          </table:table-cell>
          <table:table-cell table:formula="of:=[.B149]" office:value-type="float" office:value="618.812854442344" calcext:value-type="float">
            <text:p>618,8128544423</text:p>
          </table:table-cell>
          <table:table-cell table:formula="of:=[.C149]/MAX([.$C$2:.$C$542])*100" office:value-type="float" office:value="0.691001546103376" calcext:value-type="float">
            <text:p>0,6910015461</text:p>
          </table:table-cell>
        </table:table-row>
        <table:table-row table:style-name="ro2">
          <table:table-cell office:value-type="string" calcext:value-type="string">
            <text:p>2006-11-05 - 2006-11-11</text:p>
          </table:table-cell>
          <table:table-cell office:value-type="float" office:value="600.61247637051" calcext:value-type="float">
            <text:p>600,6124763705</text:p>
          </table:table-cell>
          <table:table-cell table:formula="of:=[.B150]" office:value-type="float" office:value="600.61247637051" calcext:value-type="float">
            <text:p>600,6124763705</text:p>
          </table:table-cell>
          <table:table-cell table:formula="of:=[.C150]/MAX([.$C$2:.$C$542])*100" office:value-type="float" office:value="0.670677971217982" calcext:value-type="float">
            <text:p>0,6706779712</text:p>
          </table:table-cell>
        </table:table-row>
        <table:table-row table:style-name="ro2">
          <table:table-cell office:value-type="string" calcext:value-type="string">
            <text:p>2006-11-12 - 2006-11-18</text:p>
          </table:table-cell>
          <table:table-cell office:value-type="float" office:value="591.512287334594" calcext:value-type="float">
            <text:p>591,5122873346</text:p>
          </table:table-cell>
          <table:table-cell table:formula="of:=[.B151]" office:value-type="float" office:value="591.512287334594" calcext:value-type="float">
            <text:p>591,5122873346</text:p>
          </table:table-cell>
          <table:table-cell table:formula="of:=[.C151]/MAX([.$C$2:.$C$542])*100" office:value-type="float" office:value="0.660516183775286" calcext:value-type="float">
            <text:p>0,6605161838</text:p>
          </table:table-cell>
        </table:table-row>
        <table:table-row table:style-name="ro2">
          <table:table-cell office:value-type="string" calcext:value-type="string">
            <text:p>2006-11-19 - 2006-11-25</text:p>
          </table:table-cell>
          <table:table-cell office:value-type="float" office:value="591.512287334594" calcext:value-type="float">
            <text:p>591,5122873346</text:p>
          </table:table-cell>
          <table:table-cell table:formula="of:=[.B152]" office:value-type="float" office:value="591.512287334594" calcext:value-type="float">
            <text:p>591,5122873346</text:p>
          </table:table-cell>
          <table:table-cell table:formula="of:=[.C152]/MAX([.$C$2:.$C$542])*100" office:value-type="float" office:value="0.660516183775286" calcext:value-type="float">
            <text:p>0,6605161838</text:p>
          </table:table-cell>
        </table:table-row>
        <table:table-row table:style-name="ro2">
          <table:table-cell office:value-type="string" calcext:value-type="string">
            <text:p>2006-11-26 - 2006-12-02</text:p>
          </table:table-cell>
          <table:table-cell office:value-type="float" office:value="646.113421550094" calcext:value-type="float">
            <text:p>646,1134215501</text:p>
          </table:table-cell>
          <table:table-cell table:formula="of:=[.B153]" office:value-type="float" office:value="646.113421550094" calcext:value-type="float">
            <text:p>646,1134215501</text:p>
          </table:table-cell>
          <table:table-cell table:formula="of:=[.C153]/MAX([.$C$2:.$C$542])*100" office:value-type="float" office:value="0.721486908431465" calcext:value-type="float">
            <text:p>0,7214869084</text:p>
          </table:table-cell>
        </table:table-row>
        <table:table-row table:style-name="ro2">
          <table:table-cell office:value-type="string" calcext:value-type="string">
            <text:p>2006-12-03 - 2006-12-09</text:p>
          </table:table-cell>
          <table:table-cell office:value-type="float" office:value="664.313799621928" calcext:value-type="float">
            <text:p>664,3137996219</text:p>
          </table:table-cell>
          <table:table-cell table:formula="of:=[.B154]" office:value-type="float" office:value="664.313799621928" calcext:value-type="float">
            <text:p>664,3137996219</text:p>
          </table:table-cell>
          <table:table-cell table:formula="of:=[.C154]/MAX([.$C$2:.$C$542])*100" office:value-type="float" office:value="0.741810483316859" calcext:value-type="float">
            <text:p>0,7418104833</text:p>
          </table:table-cell>
        </table:table-row>
        <table:table-row table:style-name="ro2">
          <table:table-cell office:value-type="string" calcext:value-type="string">
            <text:p>2006-12-10 - 2006-12-16</text:p>
          </table:table-cell>
          <table:table-cell office:value-type="float" office:value="691.614366729679" calcext:value-type="float">
            <text:p>691,6143667297</text:p>
          </table:table-cell>
          <table:table-cell table:formula="of:=[.B155]" office:value-type="float" office:value="691.614366729679" calcext:value-type="float">
            <text:p>691,6143667297</text:p>
          </table:table-cell>
          <table:table-cell table:formula="of:=[.C155]/MAX([.$C$2:.$C$542])*100" office:value-type="float" office:value="0.77229584564495" calcext:value-type="float">
            <text:p>0,7722958456</text:p>
          </table:table-cell>
        </table:table-row>
        <table:table-row table:style-name="ro2">
          <table:table-cell office:value-type="string" calcext:value-type="string">
            <text:p>2006-12-17 - 2006-12-23</text:p>
          </table:table-cell>
          <table:table-cell office:value-type="float" office:value="791.716446124764" calcext:value-type="float">
            <text:p>791,7164461248</text:p>
          </table:table-cell>
          <table:table-cell table:formula="of:=[.B156]" office:value-type="float" office:value="791.716446124764" calcext:value-type="float">
            <text:p>791,7164461248</text:p>
          </table:table-cell>
          <table:table-cell table:formula="of:=[.C156]/MAX([.$C$2:.$C$542])*100" office:value-type="float" office:value="0.884075507514614" calcext:value-type="float">
            <text:p>0,8840755075</text:p>
          </table:table-cell>
        </table:table-row>
        <table:table-row table:style-name="ro2">
          <table:table-cell office:value-type="string" calcext:value-type="string">
            <text:p>2006-12-24 - 2006-12-30</text:p>
          </table:table-cell>
          <table:table-cell office:value-type="float" office:value="791.716446124764" calcext:value-type="float">
            <text:p>791,7164461248</text:p>
          </table:table-cell>
          <table:table-cell table:formula="of:=[.B157]" office:value-type="float" office:value="791.716446124764" calcext:value-type="float">
            <text:p>791,7164461248</text:p>
          </table:table-cell>
          <table:table-cell table:formula="of:=[.C157]/MAX([.$C$2:.$C$542])*100" office:value-type="float" office:value="0.884075507514614" calcext:value-type="float">
            <text:p>0,8840755075</text:p>
          </table:table-cell>
        </table:table-row>
        <table:table-row table:style-name="ro2">
          <table:table-cell office:value-type="string" calcext:value-type="string">
            <text:p>2006-12-31 - 2007-01-06</text:p>
          </table:table-cell>
          <table:table-cell office:value-type="float" office:value="800.816635160681" calcext:value-type="float">
            <text:p>800,8166351607</text:p>
          </table:table-cell>
          <table:table-cell table:formula="of:=[.B158]" office:value-type="float" office:value="800.816635160681" calcext:value-type="float">
            <text:p>800,8166351607</text:p>
          </table:table-cell>
          <table:table-cell table:formula="of:=[.C158]/MAX([.$C$2:.$C$542])*100" office:value-type="float" office:value="0.894237294957311" calcext:value-type="float">
            <text:p>0,894237295</text:p>
          </table:table-cell>
        </table:table-row>
        <table:table-row table:style-name="ro2">
          <table:table-cell office:value-type="string" calcext:value-type="string">
            <text:p>2007-01-07 - 2007-01-13</text:p>
          </table:table-cell>
          <table:table-cell office:value-type="float" office:value="764.415879017013" calcext:value-type="float">
            <text:p>764,415879017</text:p>
          </table:table-cell>
          <table:table-cell table:formula="of:=[.B159]" office:value-type="float" office:value="764.415879017013" calcext:value-type="float">
            <text:p>764,415879017</text:p>
          </table:table-cell>
          <table:table-cell table:formula="of:=[.C159]/MAX([.$C$2:.$C$542])*100" office:value-type="float" office:value="0.853590145186523" calcext:value-type="float">
            <text:p>0,8535901452</text:p>
          </table:table-cell>
        </table:table-row>
        <table:table-row table:style-name="ro2">
          <table:table-cell office:value-type="string" calcext:value-type="string">
            <text:p>2007-01-14 - 2007-01-20</text:p>
          </table:table-cell>
          <table:table-cell office:value-type="float" office:value="700.714555765596" calcext:value-type="float">
            <text:p>700,7145557656</text:p>
          </table:table-cell>
          <table:table-cell table:formula="of:=[.B160]" office:value-type="float" office:value="700.714555765596" calcext:value-type="float">
            <text:p>700,7145557656</text:p>
          </table:table-cell>
          <table:table-cell table:formula="of:=[.C160]/MAX([.$C$2:.$C$542])*100" office:value-type="float" office:value="0.782457633087647" calcext:value-type="float">
            <text:p>0,7824576331</text:p>
          </table:table-cell>
        </table:table-row>
        <table:table-row table:style-name="ro2">
          <table:table-cell office:value-type="string" calcext:value-type="string">
            <text:p>2007-01-21 - 2007-01-27</text:p>
          </table:table-cell>
          <table:table-cell office:value-type="float" office:value="828.117202268431" calcext:value-type="float">
            <text:p>828,1172022684</text:p>
          </table:table-cell>
          <table:table-cell table:formula="of:=[.B161]" office:value-type="float" office:value="828.117202268431" calcext:value-type="float">
            <text:p>828,1172022684</text:p>
          </table:table-cell>
          <table:table-cell table:formula="of:=[.C161]/MAX([.$C$2:.$C$542])*100" office:value-type="float" office:value="0.9247226572854" calcext:value-type="float">
            <text:p>0,9247226573</text:p>
          </table:table-cell>
        </table:table-row>
        <table:table-row table:style-name="ro2">
          <table:table-cell office:value-type="string" calcext:value-type="string">
            <text:p>2007-01-28 - 2007-02-03</text:p>
          </table:table-cell>
          <table:table-cell office:value-type="float" office:value="828.117202268431" calcext:value-type="float">
            <text:p>828,1172022684</text:p>
          </table:table-cell>
          <table:table-cell table:formula="of:=[.B162]" office:value-type="float" office:value="828.117202268431" calcext:value-type="float">
            <text:p>828,1172022684</text:p>
          </table:table-cell>
          <table:table-cell table:formula="of:=[.C162]/MAX([.$C$2:.$C$542])*100" office:value-type="float" office:value="0.9247226572854" calcext:value-type="float">
            <text:p>0,9247226573</text:p>
          </table:table-cell>
        </table:table-row>
        <table:table-row table:style-name="ro2">
          <table:table-cell office:value-type="string" calcext:value-type="string">
            <text:p>2007-02-04 - 2007-02-10</text:p>
          </table:table-cell>
          <table:table-cell office:value-type="float" office:value="891.818525519849" calcext:value-type="float">
            <text:p>891,8185255198</text:p>
          </table:table-cell>
          <table:table-cell table:formula="of:=[.B163]" office:value-type="float" office:value="891.818525519849" calcext:value-type="float">
            <text:p>891,8185255198</text:p>
          </table:table-cell>
          <table:table-cell table:formula="of:=[.C163]/MAX([.$C$2:.$C$542])*100" office:value-type="float" office:value="0.995855169384277" calcext:value-type="float">
            <text:p>0,9958551694</text:p>
          </table:table-cell>
        </table:table-row>
        <table:table-row table:style-name="ro2">
          <table:table-cell office:value-type="string" calcext:value-type="string">
            <text:p>2007-02-11 - 2007-02-17</text:p>
          </table:table-cell>
          <table:table-cell office:value-type="float" office:value="955.519848771267" calcext:value-type="float">
            <text:p>955,5198487713</text:p>
          </table:table-cell>
          <table:table-cell table:formula="of:=[.B164]" office:value-type="float" office:value="955.519848771267" calcext:value-type="float">
            <text:p>955,5198487713</text:p>
          </table:table-cell>
          <table:table-cell table:formula="of:=[.C164]/MAX([.$C$2:.$C$542])*100" office:value-type="float" office:value="1.06698768148315" calcext:value-type="float">
            <text:p>1,0669876815</text:p>
          </table:table-cell>
        </table:table-row>
        <table:table-row table:style-name="ro2">
          <table:table-cell office:value-type="string" calcext:value-type="string">
            <text:p>2007-02-18 - 2007-02-24</text:p>
          </table:table-cell>
          <table:table-cell office:value-type="float" office:value="955.519848771267" calcext:value-type="float">
            <text:p>955,5198487713</text:p>
          </table:table-cell>
          <table:table-cell table:formula="of:=[.B165]" office:value-type="float" office:value="955.519848771267" calcext:value-type="float">
            <text:p>955,5198487713</text:p>
          </table:table-cell>
          <table:table-cell table:formula="of:=[.C165]/MAX([.$C$2:.$C$542])*100" office:value-type="float" office:value="1.06698768148315" calcext:value-type="float">
            <text:p>1,0669876815</text:p>
          </table:table-cell>
        </table:table-row>
        <table:table-row table:style-name="ro2">
          <table:table-cell office:value-type="string" calcext:value-type="string">
            <text:p>2007-02-25 - 2007-03-03</text:p>
          </table:table-cell>
          <table:table-cell office:value-type="float" office:value="1019.22117202268" calcext:value-type="float">
            <text:p>1019,2211720227</text:p>
          </table:table-cell>
          <table:table-cell table:formula="of:=[.B166]" office:value-type="float" office:value="1019.22117202268" calcext:value-type="float">
            <text:p>1019,2211720227</text:p>
          </table:table-cell>
          <table:table-cell table:formula="of:=[.C166]/MAX([.$C$2:.$C$542])*100" office:value-type="float" office:value="1.13812019358203" calcext:value-type="float">
            <text:p>1,1381201936</text:p>
          </table:table-cell>
        </table:table-row>
        <table:table-row table:style-name="ro2">
          <table:table-cell office:value-type="string" calcext:value-type="string">
            <text:p>2007-03-04 - 2007-03-10</text:p>
          </table:table-cell>
          <table:table-cell office:value-type="float" office:value="1019.22117202268" calcext:value-type="float">
            <text:p>1019,2211720227</text:p>
          </table:table-cell>
          <table:table-cell table:formula="of:=[.B167]" office:value-type="float" office:value="1019.22117202268" calcext:value-type="float">
            <text:p>1019,2211720227</text:p>
          </table:table-cell>
          <table:table-cell table:formula="of:=[.C167]/MAX([.$C$2:.$C$542])*100" office:value-type="float" office:value="1.13812019358203" calcext:value-type="float">
            <text:p>1,1381201936</text:p>
          </table:table-cell>
        </table:table-row>
        <table:table-row table:style-name="ro2">
          <table:table-cell office:value-type="string" calcext:value-type="string">
            <text:p>2007-03-11 - 2007-03-17</text:p>
          </table:table-cell>
          <table:table-cell office:value-type="float" office:value="1146.62381852552" calcext:value-type="float">
            <text:p>1146,6238185255</text:p>
          </table:table-cell>
          <table:table-cell table:formula="of:=[.B168]" office:value-type="float" office:value="1146.62381852552" calcext:value-type="float">
            <text:p>1146,6238185255</text:p>
          </table:table-cell>
          <table:table-cell table:formula="of:=[.C168]/MAX([.$C$2:.$C$542])*100" office:value-type="float" office:value="1.28038521777978" calcext:value-type="float">
            <text:p>1,2803852178</text:p>
          </table:table-cell>
        </table:table-row>
        <table:table-row table:style-name="ro2">
          <table:table-cell office:value-type="string" calcext:value-type="string">
            <text:p>2007-03-18 - 2007-03-24</text:p>
          </table:table-cell>
          <table:table-cell office:value-type="float" office:value="1146.62381852552" calcext:value-type="float">
            <text:p>1146,6238185255</text:p>
          </table:table-cell>
          <table:table-cell table:formula="of:=[.B169]" office:value-type="float" office:value="1146.62381852552" calcext:value-type="float">
            <text:p>1146,6238185255</text:p>
          </table:table-cell>
          <table:table-cell table:formula="of:=[.C169]/MAX([.$C$2:.$C$542])*100" office:value-type="float" office:value="1.28038521777978" calcext:value-type="float">
            <text:p>1,2803852178</text:p>
          </table:table-cell>
        </table:table-row>
        <table:table-row table:style-name="ro2">
          <table:table-cell office:value-type="string" calcext:value-type="string">
            <text:p>2007-03-25 - 2007-03-31</text:p>
          </table:table-cell>
          <table:table-cell office:value-type="float" office:value="1274.02646502836" calcext:value-type="float">
            <text:p>1274,0264650284</text:p>
          </table:table-cell>
          <table:table-cell table:formula="of:=[.B170]" office:value-type="float" office:value="1274.02646502836" calcext:value-type="float">
            <text:p>1274,0264650284</text:p>
          </table:table-cell>
          <table:table-cell table:formula="of:=[.C170]/MAX([.$C$2:.$C$542])*100" office:value-type="float" office:value="1.42265024197754" calcext:value-type="float">
            <text:p>1,422650242</text:p>
          </table:table-cell>
        </table:table-row>
        <table:table-row table:style-name="ro2">
          <table:table-cell office:value-type="string" calcext:value-type="string">
            <text:p>2007-04-01 - 2007-04-07</text:p>
          </table:table-cell>
          <table:table-cell office:value-type="float" office:value="1401.42911153119" calcext:value-type="float">
            <text:p>1401,4291115312</text:p>
          </table:table-cell>
          <table:table-cell table:formula="of:=[.B171]" office:value-type="float" office:value="1401.42911153119" calcext:value-type="float">
            <text:p>1401,4291115312</text:p>
          </table:table-cell>
          <table:table-cell table:formula="of:=[.C171]/MAX([.$C$2:.$C$542])*100" office:value-type="float" office:value="1.56491526617529" calcext:value-type="float">
            <text:p>1,5649152662</text:p>
          </table:table-cell>
        </table:table-row>
        <table:table-row table:style-name="ro2">
          <table:table-cell office:value-type="string" calcext:value-type="string">
            <text:p>2007-04-08 - 2007-04-14</text:p>
          </table:table-cell>
          <table:table-cell office:value-type="float" office:value="1528.83175803403" calcext:value-type="float">
            <text:p>1528,831758034</text:p>
          </table:table-cell>
          <table:table-cell table:formula="of:=[.B172]" office:value-type="float" office:value="1528.83175803403" calcext:value-type="float">
            <text:p>1528,831758034</text:p>
          </table:table-cell>
          <table:table-cell table:formula="of:=[.C172]/MAX([.$C$2:.$C$542])*100" office:value-type="float" office:value="1.70718029037305" calcext:value-type="float">
            <text:p>1,7071802904</text:p>
          </table:table-cell>
        </table:table-row>
        <table:table-row table:style-name="ro2">
          <table:table-cell office:value-type="string" calcext:value-type="string">
            <text:p>2007-04-15 - 2007-04-21</text:p>
          </table:table-cell>
          <table:table-cell office:value-type="float" office:value="1656.23440453686" calcext:value-type="float">
            <text:p>1656,2344045369</text:p>
          </table:table-cell>
          <table:table-cell table:formula="of:=[.B173]" office:value-type="float" office:value="1656.23440453686" calcext:value-type="float">
            <text:p>1656,2344045369</text:p>
          </table:table-cell>
          <table:table-cell table:formula="of:=[.C173]/MAX([.$C$2:.$C$542])*100" office:value-type="float" office:value="1.8494453145708" calcext:value-type="float">
            <text:p>1,8494453146</text:p>
          </table:table-cell>
        </table:table-row>
        <table:table-row table:style-name="ro2">
          <table:table-cell office:value-type="string" calcext:value-type="string">
            <text:p>2007-04-22 - 2007-04-28</text:p>
          </table:table-cell>
          <table:table-cell office:value-type="float" office:value="1656.23440453686" calcext:value-type="float">
            <text:p>1656,2344045369</text:p>
          </table:table-cell>
          <table:table-cell table:formula="of:=[.B174]" office:value-type="float" office:value="1656.23440453686" calcext:value-type="float">
            <text:p>1656,2344045369</text:p>
          </table:table-cell>
          <table:table-cell table:formula="of:=[.C174]/MAX([.$C$2:.$C$542])*100" office:value-type="float" office:value="1.8494453145708" calcext:value-type="float">
            <text:p>1,8494453146</text:p>
          </table:table-cell>
        </table:table-row>
        <table:table-row table:style-name="ro2">
          <table:table-cell office:value-type="string" calcext:value-type="string">
            <text:p>2007-04-29 - 2007-05-05</text:p>
          </table:table-cell>
          <table:table-cell office:value-type="float" office:value="1783.6370510397" calcext:value-type="float">
            <text:p>1783,6370510397</text:p>
          </table:table-cell>
          <table:table-cell table:formula="of:=[.B175]" office:value-type="float" office:value="1783.6370510397" calcext:value-type="float">
            <text:p>1783,6370510397</text:p>
          </table:table-cell>
          <table:table-cell table:formula="of:=[.C175]/MAX([.$C$2:.$C$542])*100" office:value-type="float" office:value="1.99171033876856" calcext:value-type="float">
            <text:p>1,9917103388</text:p>
          </table:table-cell>
        </table:table-row>
        <table:table-row table:style-name="ro2">
          <table:table-cell office:value-type="string" calcext:value-type="string">
            <text:p>2007-05-06 - 2007-05-12</text:p>
          </table:table-cell>
          <table:table-cell office:value-type="float" office:value="1719.93572778828" calcext:value-type="float">
            <text:p>1719,9357277883</text:p>
          </table:table-cell>
          <table:table-cell table:formula="of:=[.B176]" office:value-type="float" office:value="1719.93572778828" calcext:value-type="float">
            <text:p>1719,9357277883</text:p>
          </table:table-cell>
          <table:table-cell table:formula="of:=[.C176]/MAX([.$C$2:.$C$542])*100" office:value-type="float" office:value="1.92057782666968" calcext:value-type="float">
            <text:p>1,9205778267</text:p>
          </table:table-cell>
        </table:table-row>
        <table:table-row table:style-name="ro2">
          <table:table-cell office:value-type="string" calcext:value-type="string">
            <text:p>2007-05-13 - 2007-05-19</text:p>
          </table:table-cell>
          <table:table-cell office:value-type="float" office:value="1847.33837429112" calcext:value-type="float">
            <text:p>1847,3383742911</text:p>
          </table:table-cell>
          <table:table-cell table:formula="of:=[.B177]" office:value-type="float" office:value="1847.33837429112" calcext:value-type="float">
            <text:p>1847,3383742911</text:p>
          </table:table-cell>
          <table:table-cell table:formula="of:=[.C177]/MAX([.$C$2:.$C$542])*100" office:value-type="float" office:value="2.06284285086744" calcext:value-type="float">
            <text:p>2,0628428509</text:p>
          </table:table-cell>
        </table:table-row>
        <table:table-row table:style-name="ro2">
          <table:table-cell office:value-type="string" calcext:value-type="string">
            <text:p>2007-05-20 - 2007-05-26</text:p>
          </table:table-cell>
          <table:table-cell office:value-type="float" office:value="2038.44234404537" calcext:value-type="float">
            <text:p>2038,4423440454</text:p>
          </table:table-cell>
          <table:table-cell table:formula="of:=[.B178]" office:value-type="float" office:value="2038.44234404537" calcext:value-type="float">
            <text:p>2038,4423440454</text:p>
          </table:table-cell>
          <table:table-cell table:formula="of:=[.C178]/MAX([.$C$2:.$C$542])*100" office:value-type="float" office:value="2.27624038716406" calcext:value-type="float">
            <text:p>2,2762403872</text:p>
          </table:table-cell>
        </table:table-row>
        <table:table-row table:style-name="ro2">
          <table:table-cell office:value-type="string" calcext:value-type="string">
            <text:p>2007-05-27 - 2007-06-02</text:p>
          </table:table-cell>
          <table:table-cell office:value-type="float" office:value="2102.14366729679" calcext:value-type="float">
            <text:p>2102,1436672968</text:p>
          </table:table-cell>
          <table:table-cell table:formula="of:=[.B179]" office:value-type="float" office:value="2102.14366729679" calcext:value-type="float">
            <text:p>2102,1436672968</text:p>
          </table:table-cell>
          <table:table-cell table:formula="of:=[.C179]/MAX([.$C$2:.$C$542])*100" office:value-type="float" office:value="2.34737289926294" calcext:value-type="float">
            <text:p>2,3473728993</text:p>
          </table:table-cell>
        </table:table-row>
        <table:table-row table:style-name="ro2">
          <table:table-cell office:value-type="string" calcext:value-type="string">
            <text:p>2007-06-03 - 2007-06-09</text:p>
          </table:table-cell>
          <table:table-cell office:value-type="float" office:value="2229.54631379962" calcext:value-type="float">
            <text:p>2229,5463137996</text:p>
          </table:table-cell>
          <table:table-cell table:formula="of:=[.B180]" office:value-type="float" office:value="2229.54631379962" calcext:value-type="float">
            <text:p>2229,5463137996</text:p>
          </table:table-cell>
          <table:table-cell table:formula="of:=[.C180]/MAX([.$C$2:.$C$542])*100" office:value-type="float" office:value="2.48963792346069" calcext:value-type="float">
            <text:p>2,4896379235</text:p>
          </table:table-cell>
        </table:table-row>
        <table:table-row table:style-name="ro2">
          <table:table-cell office:value-type="string" calcext:value-type="string">
            <text:p>2007-06-10 - 2007-06-16</text:p>
          </table:table-cell>
          <table:table-cell office:value-type="float" office:value="2229.54631379962" calcext:value-type="float">
            <text:p>2229,5463137996</text:p>
          </table:table-cell>
          <table:table-cell table:formula="of:=[.B181]" office:value-type="float" office:value="2229.54631379962" calcext:value-type="float">
            <text:p>2229,5463137996</text:p>
          </table:table-cell>
          <table:table-cell table:formula="of:=[.C181]/MAX([.$C$2:.$C$542])*100" office:value-type="float" office:value="2.48963792346069" calcext:value-type="float">
            <text:p>2,4896379235</text:p>
          </table:table-cell>
        </table:table-row>
        <table:table-row table:style-name="ro2">
          <table:table-cell office:value-type="string" calcext:value-type="string">
            <text:p>2007-06-17 - 2007-06-23</text:p>
          </table:table-cell>
          <table:table-cell office:value-type="float" office:value="2420.65028355388" calcext:value-type="float">
            <text:p>2420,6502835539</text:p>
          </table:table-cell>
          <table:table-cell table:formula="of:=[.B182]" office:value-type="float" office:value="2420.65028355388" calcext:value-type="float">
            <text:p>2420,6502835539</text:p>
          </table:table-cell>
          <table:table-cell table:formula="of:=[.C182]/MAX([.$C$2:.$C$542])*100" office:value-type="float" office:value="2.70303545975733" calcext:value-type="float">
            <text:p>2,7030354598</text:p>
          </table:table-cell>
        </table:table-row>
        <table:table-row table:style-name="ro2">
          <table:table-cell office:value-type="string" calcext:value-type="string">
            <text:p>2007-06-24 - 2007-06-30</text:p>
          </table:table-cell>
          <table:table-cell office:value-type="float" office:value="2675.45557655955" calcext:value-type="float">
            <text:p>2675,4555765596</text:p>
          </table:table-cell>
          <table:table-cell table:formula="of:=[.B183]" office:value-type="float" office:value="2675.45557655955" calcext:value-type="float">
            <text:p>2675,4555765596</text:p>
          </table:table-cell>
          <table:table-cell table:formula="of:=[.C183]/MAX([.$C$2:.$C$542])*100" office:value-type="float" office:value="2.98756550815283" calcext:value-type="float">
            <text:p>2,9875655082</text:p>
          </table:table-cell>
        </table:table-row>
        <table:table-row table:style-name="ro2">
          <table:table-cell office:value-type="string" calcext:value-type="string">
            <text:p>2007-07-01 - 2007-07-07</text:p>
          </table:table-cell>
          <table:table-cell office:value-type="float" office:value="2548.05293005671" calcext:value-type="float">
            <text:p>2548,0529300567</text:p>
          </table:table-cell>
          <table:table-cell table:formula="of:=[.B184]" office:value-type="float" office:value="2548.05293005671" calcext:value-type="float">
            <text:p>2548,0529300567</text:p>
          </table:table-cell>
          <table:table-cell table:formula="of:=[.C184]/MAX([.$C$2:.$C$542])*100" office:value-type="float" office:value="2.84530048395508" calcext:value-type="float">
            <text:p>2,845300484</text:p>
          </table:table-cell>
        </table:table-row>
        <table:table-row table:style-name="ro2">
          <table:table-cell office:value-type="string" calcext:value-type="string">
            <text:p>2007-07-08 - 2007-07-14</text:p>
          </table:table-cell>
          <table:table-cell office:value-type="float" office:value="2802.85822306238" calcext:value-type="float">
            <text:p>2802,8582230624</text:p>
          </table:table-cell>
          <table:table-cell table:formula="of:=[.B185]" office:value-type="float" office:value="2802.85822306238" calcext:value-type="float">
            <text:p>2802,8582230624</text:p>
          </table:table-cell>
          <table:table-cell table:formula="of:=[.C185]/MAX([.$C$2:.$C$542])*100" office:value-type="float" office:value="3.12983053235058" calcext:value-type="float">
            <text:p>3,1298305324</text:p>
          </table:table-cell>
        </table:table-row>
        <table:table-row table:style-name="ro2">
          <table:table-cell office:value-type="string" calcext:value-type="string">
            <text:p>2007-07-15 - 2007-07-21</text:p>
          </table:table-cell>
          <table:table-cell office:value-type="float" office:value="3057.66351606805" calcext:value-type="float">
            <text:p>3057,6635160681</text:p>
          </table:table-cell>
          <table:table-cell table:formula="of:=[.B186]" office:value-type="float" office:value="3057.66351606805" calcext:value-type="float">
            <text:p>3057,6635160681</text:p>
          </table:table-cell>
          <table:table-cell table:formula="of:=[.C186]/MAX([.$C$2:.$C$542])*100" office:value-type="float" office:value="3.41436058074609" calcext:value-type="float">
            <text:p>3,4143605807</text:p>
          </table:table-cell>
        </table:table-row>
        <table:table-row table:style-name="ro2">
          <table:table-cell office:value-type="string" calcext:value-type="string">
            <text:p>2007-07-22 - 2007-07-28</text:p>
          </table:table-cell>
          <table:table-cell office:value-type="float" office:value="2993.96219281663" calcext:value-type="float">
            <text:p>2993,9621928166</text:p>
          </table:table-cell>
          <table:table-cell table:formula="of:=[.B187]" office:value-type="float" office:value="2993.96219281663" calcext:value-type="float">
            <text:p>2993,9621928166</text:p>
          </table:table-cell>
          <table:table-cell table:formula="of:=[.C187]/MAX([.$C$2:.$C$542])*100" office:value-type="float" office:value="3.34322806864721" calcext:value-type="float">
            <text:p>3,3432280686</text:p>
          </table:table-cell>
        </table:table-row>
        <table:table-row table:style-name="ro2">
          <table:table-cell office:value-type="string" calcext:value-type="string">
            <text:p>2007-07-29 - 2007-08-04</text:p>
          </table:table-cell>
          <table:table-cell office:value-type="float" office:value="3248.76748582231" calcext:value-type="float">
            <text:p>3248,7674858223</text:p>
          </table:table-cell>
          <table:table-cell table:formula="of:=[.B188]" office:value-type="float" office:value="3248.76748582231" calcext:value-type="float">
            <text:p>3248,7674858223</text:p>
          </table:table-cell>
          <table:table-cell table:formula="of:=[.C188]/MAX([.$C$2:.$C$542])*100" office:value-type="float" office:value="3.62775811704273" calcext:value-type="float">
            <text:p>3,627758117</text:p>
          </table:table-cell>
        </table:table-row>
        <table:table-row table:style-name="ro2">
          <table:table-cell office:value-type="string" calcext:value-type="string">
            <text:p>2007-08-05 - 2007-08-11</text:p>
          </table:table-cell>
          <table:table-cell office:value-type="float" office:value="3121.36483931947" calcext:value-type="float">
            <text:p>3121,3648393195</text:p>
          </table:table-cell>
          <table:table-cell table:formula="of:=[.B189]" office:value-type="float" office:value="3121.36483931947" calcext:value-type="float">
            <text:p>3121,3648393195</text:p>
          </table:table-cell>
          <table:table-cell table:formula="of:=[.C189]/MAX([.$C$2:.$C$542])*100" office:value-type="float" office:value="3.48549309284497" calcext:value-type="float">
            <text:p>3,4854930928</text:p>
          </table:table-cell>
        </table:table-row>
        <table:table-row table:style-name="ro2">
          <table:table-cell office:value-type="string" calcext:value-type="string">
            <text:p>2007-08-12 - 2007-08-18</text:p>
          </table:table-cell>
          <table:table-cell office:value-type="float" office:value="3439.87145557656" calcext:value-type="float">
            <text:p>3439,8714555766</text:p>
          </table:table-cell>
          <table:table-cell table:formula="of:=[.B190]" office:value-type="float" office:value="3439.87145557656" calcext:value-type="float">
            <text:p>3439,8714555766</text:p>
          </table:table-cell>
          <table:table-cell table:formula="of:=[.C190]/MAX([.$C$2:.$C$542])*100" office:value-type="float" office:value="3.84115565333935" calcext:value-type="float">
            <text:p>3,8411556533</text:p>
          </table:table-cell>
        </table:table-row>
        <table:table-row table:style-name="ro2">
          <table:table-cell office:value-type="string" calcext:value-type="string">
            <text:p>2007-08-19 - 2007-08-25</text:p>
          </table:table-cell>
          <table:table-cell office:value-type="float" office:value="3567.27410207939" calcext:value-type="float">
            <text:p>3567,2741020794</text:p>
          </table:table-cell>
          <table:table-cell table:formula="of:=[.B191]" office:value-type="float" office:value="3567.27410207939" calcext:value-type="float">
            <text:p>3567,2741020794</text:p>
          </table:table-cell>
          <table:table-cell table:formula="of:=[.C191]/MAX([.$C$2:.$C$542])*100" office:value-type="float" office:value="3.9834206775371" calcext:value-type="float">
            <text:p>3,9834206775</text:p>
          </table:table-cell>
        </table:table-row>
        <table:table-row table:style-name="ro2">
          <table:table-cell office:value-type="string" calcext:value-type="string">
            <text:p>2007-08-26 - 2007-09-01</text:p>
          </table:table-cell>
          <table:table-cell office:value-type="float" office:value="3567.27410207939" calcext:value-type="float">
            <text:p>3567,2741020794</text:p>
          </table:table-cell>
          <table:table-cell table:formula="of:=[.B192]" office:value-type="float" office:value="3567.27410207939" calcext:value-type="float">
            <text:p>3567,2741020794</text:p>
          </table:table-cell>
          <table:table-cell table:formula="of:=[.C192]/MAX([.$C$2:.$C$542])*100" office:value-type="float" office:value="3.9834206775371" calcext:value-type="float">
            <text:p>3,9834206775</text:p>
          </table:table-cell>
        </table:table-row>
        <table:table-row table:style-name="ro2">
          <table:table-cell office:value-type="string" calcext:value-type="string">
            <text:p>2007-09-02 - 2007-09-08</text:p>
          </table:table-cell>
          <table:table-cell office:value-type="float" office:value="3567.27410207939" calcext:value-type="float">
            <text:p>3567,2741020794</text:p>
          </table:table-cell>
          <table:table-cell table:formula="of:=[.B193]" office:value-type="float" office:value="3567.27410207939" calcext:value-type="float">
            <text:p>3567,2741020794</text:p>
          </table:table-cell>
          <table:table-cell table:formula="of:=[.C193]/MAX([.$C$2:.$C$542])*100" office:value-type="float" office:value="3.9834206775371" calcext:value-type="float">
            <text:p>3,9834206775</text:p>
          </table:table-cell>
        </table:table-row>
        <table:table-row table:style-name="ro2">
          <table:table-cell office:value-type="string" calcext:value-type="string">
            <text:p>2007-09-09 - 2007-09-15</text:p>
          </table:table-cell>
          <table:table-cell office:value-type="float" office:value="3822.07939508507" calcext:value-type="float">
            <text:p>3822,0793950851</text:p>
          </table:table-cell>
          <table:table-cell table:formula="of:=[.B194]" office:value-type="float" office:value="3822.07939508507" calcext:value-type="float">
            <text:p>3822,0793950851</text:p>
          </table:table-cell>
          <table:table-cell table:formula="of:=[.C194]/MAX([.$C$2:.$C$542])*100" office:value-type="float" office:value="4.26795072593262" calcext:value-type="float">
            <text:p>4,2679507259</text:p>
          </table:table-cell>
        </table:table-row>
        <table:table-row table:style-name="ro2">
          <table:table-cell office:value-type="string" calcext:value-type="string">
            <text:p>2007-09-16 - 2007-09-22</text:p>
          </table:table-cell>
          <table:table-cell office:value-type="float" office:value="3949.4820415879" calcext:value-type="float">
            <text:p>3949,4820415879</text:p>
          </table:table-cell>
          <table:table-cell table:formula="of:=[.B195]" office:value-type="float" office:value="3949.4820415879" calcext:value-type="float">
            <text:p>3949,4820415879</text:p>
          </table:table-cell>
          <table:table-cell table:formula="of:=[.C195]/MAX([.$C$2:.$C$542])*100" office:value-type="float" office:value="4.41021575013037" calcext:value-type="float">
            <text:p>4,4102157501</text:p>
          </table:table-cell>
        </table:table-row>
        <table:table-row table:style-name="ro2">
          <table:table-cell office:value-type="string" calcext:value-type="string">
            <text:p>2007-09-23 - 2007-09-29</text:p>
          </table:table-cell>
          <table:table-cell office:value-type="float" office:value="4140.58601134215" calcext:value-type="float">
            <text:p>4140,5860113422</text:p>
          </table:table-cell>
          <table:table-cell table:formula="of:=[.B196]" office:value-type="float" office:value="4140.58601134215" calcext:value-type="float">
            <text:p>4140,5860113422</text:p>
          </table:table-cell>
          <table:table-cell table:formula="of:=[.C196]/MAX([.$C$2:.$C$542])*100" office:value-type="float" office:value="4.623613286427" calcext:value-type="float">
            <text:p>4,6236132864</text:p>
          </table:table-cell>
        </table:table-row>
        <table:table-row table:style-name="ro2">
          <table:table-cell office:value-type="string" calcext:value-type="string">
            <text:p>2007-09-30 - 2007-10-06</text:p>
          </table:table-cell>
          <table:table-cell office:value-type="float" office:value="4140.58601134215" calcext:value-type="float">
            <text:p>4140,5860113422</text:p>
          </table:table-cell>
          <table:table-cell table:formula="of:=[.B197]" office:value-type="float" office:value="4140.58601134215" calcext:value-type="float">
            <text:p>4140,5860113422</text:p>
          </table:table-cell>
          <table:table-cell table:formula="of:=[.C197]/MAX([.$C$2:.$C$542])*100" office:value-type="float" office:value="4.623613286427" calcext:value-type="float">
            <text:p>4,6236132864</text:p>
          </table:table-cell>
        </table:table-row>
        <table:table-row table:style-name="ro2">
          <table:table-cell office:value-type="string" calcext:value-type="string">
            <text:p>2007-10-07 - 2007-10-13</text:p>
          </table:table-cell>
          <table:table-cell office:value-type="float" office:value="4459.09262759924" calcext:value-type="float">
            <text:p>4459,0926275992</text:p>
          </table:table-cell>
          <table:table-cell table:formula="of:=[.B198]" office:value-type="float" office:value="4459.09262759924" calcext:value-type="float">
            <text:p>4459,0926275992</text:p>
          </table:table-cell>
          <table:table-cell table:formula="of:=[.C198]/MAX([.$C$2:.$C$542])*100" office:value-type="float" office:value="4.97927584692138" calcext:value-type="float">
            <text:p>4,9792758469</text:p>
          </table:table-cell>
        </table:table-row>
        <table:table-row table:style-name="ro2">
          <table:table-cell office:value-type="string" calcext:value-type="string">
            <text:p>2007-10-14 - 2007-10-20</text:p>
          </table:table-cell>
          <table:table-cell office:value-type="float" office:value="4586.49527410208" calcext:value-type="float">
            <text:p>4586,4952741021</text:p>
          </table:table-cell>
          <table:table-cell table:formula="of:=[.B199]" office:value-type="float" office:value="4586.49527410208" calcext:value-type="float">
            <text:p>4586,4952741021</text:p>
          </table:table-cell>
          <table:table-cell table:formula="of:=[.C199]/MAX([.$C$2:.$C$542])*100" office:value-type="float" office:value="5.12154087111914" calcext:value-type="float">
            <text:p>5,1215408711</text:p>
          </table:table-cell>
        </table:table-row>
        <table:table-row table:style-name="ro2">
          <table:table-cell office:value-type="string" calcext:value-type="string">
            <text:p>2007-10-21 - 2007-10-27</text:p>
          </table:table-cell>
          <table:table-cell office:value-type="float" office:value="4968.70321361059" calcext:value-type="float">
            <text:p>4968,7032136106</text:p>
          </table:table-cell>
          <table:table-cell table:formula="of:=[.B200]" office:value-type="float" office:value="4968.70321361059" calcext:value-type="float">
            <text:p>4968,7032136106</text:p>
          </table:table-cell>
          <table:table-cell table:formula="of:=[.C200]/MAX([.$C$2:.$C$542])*100" office:value-type="float" office:value="5.54833594371241" calcext:value-type="float">
            <text:p>5,5483359437</text:p>
          </table:table-cell>
        </table:table-row>
        <table:table-row table:style-name="ro2">
          <table:table-cell office:value-type="string" calcext:value-type="string">
            <text:p>2007-10-28 - 2007-11-03</text:p>
          </table:table-cell>
          <table:table-cell office:value-type="float" office:value="5542.01512287335" calcext:value-type="float">
            <text:p>5542,0151228734</text:p>
          </table:table-cell>
          <table:table-cell table:formula="of:=[.B201]" office:value-type="float" office:value="5542.01512287335" calcext:value-type="float">
            <text:p>5542,0151228734</text:p>
          </table:table-cell>
          <table:table-cell table:formula="of:=[.C201]/MAX([.$C$2:.$C$542])*100" office:value-type="float" office:value="6.1885285526023" calcext:value-type="float">
            <text:p>6,1885285526</text:p>
          </table:table-cell>
        </table:table-row>
        <table:table-row table:style-name="ro2">
          <table:table-cell office:value-type="string" calcext:value-type="string">
            <text:p>2007-11-04 - 2007-11-10</text:p>
          </table:table-cell>
          <table:table-cell office:value-type="float" office:value="5669.41776937618" calcext:value-type="float">
            <text:p>5669,4177693762</text:p>
          </table:table-cell>
          <table:table-cell table:formula="of:=[.B202]" office:value-type="float" office:value="5669.41776937618" calcext:value-type="float">
            <text:p>5669,4177693762</text:p>
          </table:table-cell>
          <table:table-cell table:formula="of:=[.C202]/MAX([.$C$2:.$C$542])*100" office:value-type="float" office:value="6.33079357680005" calcext:value-type="float">
            <text:p>6,3307935768</text:p>
          </table:table-cell>
        </table:table-row>
        <table:table-row table:style-name="ro2">
          <table:table-cell office:value-type="string" calcext:value-type="string">
            <text:p>2007-11-11 - 2007-11-17</text:p>
          </table:table-cell>
          <table:table-cell office:value-type="float" office:value="5733.1190926276" calcext:value-type="float">
            <text:p>5733,1190926276</text:p>
          </table:table-cell>
          <table:table-cell table:formula="of:=[.B203]" office:value-type="float" office:value="5733.1190926276" calcext:value-type="float">
            <text:p>5733,1190926276</text:p>
          </table:table-cell>
          <table:table-cell table:formula="of:=[.C203]/MAX([.$C$2:.$C$542])*100" office:value-type="float" office:value="6.40192608889893" calcext:value-type="float">
            <text:p>6,4019260889</text:p>
          </table:table-cell>
        </table:table-row>
        <table:table-row table:style-name="ro2">
          <table:table-cell office:value-type="string" calcext:value-type="string">
            <text:p>2007-11-18 - 2007-11-24</text:p>
          </table:table-cell>
          <table:table-cell office:value-type="float" office:value="6115.32703213611" calcext:value-type="float">
            <text:p>6115,3270321361</text:p>
          </table:table-cell>
          <table:table-cell table:formula="of:=[.B204]" office:value-type="float" office:value="6115.32703213611" calcext:value-type="float">
            <text:p>6115,3270321361</text:p>
          </table:table-cell>
          <table:table-cell table:formula="of:=[.C204]/MAX([.$C$2:.$C$542])*100" office:value-type="float" office:value="6.82872116149219" calcext:value-type="float">
            <text:p>6,8287211615</text:p>
          </table:table-cell>
        </table:table-row>
        <table:table-row table:style-name="ro2">
          <table:table-cell office:value-type="string" calcext:value-type="string">
            <text:p>2007-11-25 - 2007-12-01</text:p>
          </table:table-cell>
          <table:table-cell office:value-type="float" office:value="6370.13232514178" calcext:value-type="float">
            <text:p>6370,1323251418</text:p>
          </table:table-cell>
          <table:table-cell table:formula="of:=[.B205]" office:value-type="float" office:value="6370.13232514178" calcext:value-type="float">
            <text:p>6370,1323251418</text:p>
          </table:table-cell>
          <table:table-cell table:formula="of:=[.C205]/MAX([.$C$2:.$C$542])*100" office:value-type="float" office:value="7.1132512098877" calcext:value-type="float">
            <text:p>7,1132512099</text:p>
          </table:table-cell>
        </table:table-row>
        <table:table-row table:style-name="ro2">
          <table:table-cell office:value-type="string" calcext:value-type="string">
            <text:p>2007-12-02 - 2007-12-08</text:p>
          </table:table-cell>
          <table:table-cell office:value-type="float" office:value="5987.92438563327" calcext:value-type="float">
            <text:p>5987,9243856333</text:p>
          </table:table-cell>
          <table:table-cell table:formula="of:=[.B206]" office:value-type="float" office:value="5987.92438563327" calcext:value-type="float">
            <text:p>5987,9243856333</text:p>
          </table:table-cell>
          <table:table-cell table:formula="of:=[.C206]/MAX([.$C$2:.$C$542])*100" office:value-type="float" office:value="6.68645613729443" calcext:value-type="float">
            <text:p>6,6864561373</text:p>
          </table:table-cell>
        </table:table-row>
        <table:table-row table:style-name="ro2">
          <table:table-cell office:value-type="string" calcext:value-type="string">
            <text:p>2007-12-09 - 2007-12-15</text:p>
          </table:table-cell>
          <table:table-cell office:value-type="float" office:value="6115.32703213611" calcext:value-type="float">
            <text:p>6115,3270321361</text:p>
          </table:table-cell>
          <table:table-cell table:formula="of:=[.B207]" office:value-type="float" office:value="6115.32703213611" calcext:value-type="float">
            <text:p>6115,3270321361</text:p>
          </table:table-cell>
          <table:table-cell table:formula="of:=[.C207]/MAX([.$C$2:.$C$542])*100" office:value-type="float" office:value="6.82872116149219" calcext:value-type="float">
            <text:p>6,8287211615</text:p>
          </table:table-cell>
        </table:table-row>
        <table:table-row table:style-name="ro2">
          <table:table-cell office:value-type="string" calcext:value-type="string">
            <text:p>2007-12-16 - 2007-12-22</text:p>
          </table:table-cell>
          <table:table-cell office:value-type="float" office:value="6115.32703213611" calcext:value-type="float">
            <text:p>6115,3270321361</text:p>
          </table:table-cell>
          <table:table-cell table:formula="of:=[.B208]" office:value-type="float" office:value="6115.32703213611" calcext:value-type="float">
            <text:p>6115,3270321361</text:p>
          </table:table-cell>
          <table:table-cell table:formula="of:=[.C208]/MAX([.$C$2:.$C$542])*100" office:value-type="float" office:value="6.82872116149219" calcext:value-type="float">
            <text:p>6,8287211615</text:p>
          </table:table-cell>
        </table:table-row>
        <table:table-row table:style-name="ro2">
          <table:table-cell office:value-type="string" calcext:value-type="string">
            <text:p>2007-12-23 - 2007-12-29</text:p>
          </table:table-cell>
          <table:table-cell office:value-type="float" office:value="6115.32703213611" calcext:value-type="float">
            <text:p>6115,3270321361</text:p>
          </table:table-cell>
          <table:table-cell table:formula="of:=[.B209]" office:value-type="float" office:value="6115.32703213611" calcext:value-type="float">
            <text:p>6115,3270321361</text:p>
          </table:table-cell>
          <table:table-cell table:formula="of:=[.C209]/MAX([.$C$2:.$C$542])*100" office:value-type="float" office:value="6.82872116149219" calcext:value-type="float">
            <text:p>6,8287211615</text:p>
          </table:table-cell>
        </table:table-row>
        <table:table-row table:style-name="ro2">
          <table:table-cell office:value-type="string" calcext:value-type="string">
            <text:p>2007-12-30 - 2008-01-05</text:p>
          </table:table-cell>
          <table:table-cell office:value-type="float" office:value="6306.43100189036" calcext:value-type="float">
            <text:p>6306,4310018904</text:p>
          </table:table-cell>
          <table:table-cell table:formula="of:=[.B210]" office:value-type="float" office:value="6306.43100189036" calcext:value-type="float">
            <text:p>6306,4310018904</text:p>
          </table:table-cell>
          <table:table-cell table:formula="of:=[.C210]/MAX([.$C$2:.$C$542])*100" office:value-type="float" office:value="7.04211869778882" calcext:value-type="float">
            <text:p>7,0421186978</text:p>
          </table:table-cell>
        </table:table-row>
        <table:table-row table:style-name="ro2">
          <table:table-cell office:value-type="string" calcext:value-type="string">
            <text:p>2008-01-06 - 2008-01-12</text:p>
          </table:table-cell>
          <table:table-cell office:value-type="float" office:value="5924.22306238185" calcext:value-type="float">
            <text:p>5924,2230623819</text:p>
          </table:table-cell>
          <table:table-cell table:formula="of:=[.B211]" office:value-type="float" office:value="5924.22306238185" calcext:value-type="float">
            <text:p>5924,2230623819</text:p>
          </table:table-cell>
          <table:table-cell table:formula="of:=[.C211]/MAX([.$C$2:.$C$542])*100" office:value-type="float" office:value="6.61532362519555" calcext:value-type="float">
            <text:p>6,6153236252</text:p>
          </table:table-cell>
        </table:table-row>
        <table:table-row table:style-name="ro2">
          <table:table-cell office:value-type="string" calcext:value-type="string">
            <text:p>2008-01-13 - 2008-01-19</text:p>
          </table:table-cell>
          <table:table-cell office:value-type="float" office:value="5924.22306238185" calcext:value-type="float">
            <text:p>5924,2230623819</text:p>
          </table:table-cell>
          <table:table-cell table:formula="of:=[.B212]" office:value-type="float" office:value="5924.22306238185" calcext:value-type="float">
            <text:p>5924,2230623819</text:p>
          </table:table-cell>
          <table:table-cell table:formula="of:=[.C212]/MAX([.$C$2:.$C$542])*100" office:value-type="float" office:value="6.61532362519555" calcext:value-type="float">
            <text:p>6,6153236252</text:p>
          </table:table-cell>
        </table:table-row>
        <table:table-row table:style-name="ro2">
          <table:table-cell office:value-type="string" calcext:value-type="string">
            <text:p>2008-01-20 - 2008-01-26</text:p>
          </table:table-cell>
          <table:table-cell office:value-type="float" office:value="5924.22306238185" calcext:value-type="float">
            <text:p>5924,2230623819</text:p>
          </table:table-cell>
          <table:table-cell table:formula="of:=[.B213]" office:value-type="float" office:value="5924.22306238185" calcext:value-type="float">
            <text:p>5924,2230623819</text:p>
          </table:table-cell>
          <table:table-cell table:formula="of:=[.C213]/MAX([.$C$2:.$C$542])*100" office:value-type="float" office:value="6.61532362519555" calcext:value-type="float">
            <text:p>6,6153236252</text:p>
          </table:table-cell>
        </table:table-row>
        <table:table-row table:style-name="ro2">
          <table:table-cell office:value-type="string" calcext:value-type="string">
            <text:p>2008-01-27 - 2008-02-02</text:p>
          </table:table-cell>
          <table:table-cell office:value-type="float" office:value="5924.22306238185" calcext:value-type="float">
            <text:p>5924,2230623819</text:p>
          </table:table-cell>
          <table:table-cell table:formula="of:=[.B214]" office:value-type="float" office:value="5924.22306238185" calcext:value-type="float">
            <text:p>5924,2230623819</text:p>
          </table:table-cell>
          <table:table-cell table:formula="of:=[.C214]/MAX([.$C$2:.$C$542])*100" office:value-type="float" office:value="6.61532362519555" calcext:value-type="float">
            <text:p>6,6153236252</text:p>
          </table:table-cell>
        </table:table-row>
        <table:table-row table:style-name="ro2">
          <table:table-cell office:value-type="string" calcext:value-type="string">
            <text:p>2008-02-03 - 2008-02-09</text:p>
          </table:table-cell>
          <table:table-cell office:value-type="float" office:value="6488.4347826087" calcext:value-type="float">
            <text:p>6488,4347826087</text:p>
          </table:table-cell>
          <table:table-cell table:formula="of:=[.B215]" office:value-type="float" office:value="6488.4347826087" calcext:value-type="float">
            <text:p>6488,4347826087</text:p>
          </table:table-cell>
          <table:table-cell table:formula="of:=[.C215]/MAX([.$C$2:.$C$542])*100" office:value-type="float" office:value="7.24535444664275" calcext:value-type="float">
            <text:p>7,2453544466</text:p>
          </table:table-cell>
        </table:table-row>
        <table:table-row table:style-name="ro2">
          <table:table-cell office:value-type="string" calcext:value-type="string">
            <text:p>2008-02-10 - 2008-02-16</text:p>
          </table:table-cell>
          <table:table-cell office:value-type="float" office:value="6206.32892249528" calcext:value-type="float">
            <text:p>6206,3289224953</text:p>
          </table:table-cell>
          <table:table-cell table:formula="of:=[.B216]" office:value-type="float" office:value="6206.32892249528" calcext:value-type="float">
            <text:p>6206,3289224953</text:p>
          </table:table-cell>
          <table:table-cell table:formula="of:=[.C216]/MAX([.$C$2:.$C$542])*100" office:value-type="float" office:value="6.93033903591916" calcext:value-type="float">
            <text:p>6,9303390359</text:p>
          </table:table-cell>
        </table:table-row>
        <table:table-row table:style-name="ro2">
          <table:table-cell office:value-type="string" calcext:value-type="string">
            <text:p>2008-02-17 - 2008-02-23</text:p>
          </table:table-cell>
          <table:table-cell office:value-type="float" office:value="6206.32892249528" calcext:value-type="float">
            <text:p>6206,3289224953</text:p>
          </table:table-cell>
          <table:table-cell table:formula="of:=[.B217]" office:value-type="float" office:value="6206.32892249528" calcext:value-type="float">
            <text:p>6206,3289224953</text:p>
          </table:table-cell>
          <table:table-cell table:formula="of:=[.C217]/MAX([.$C$2:.$C$542])*100" office:value-type="float" office:value="6.93033903591916" calcext:value-type="float">
            <text:p>6,9303390359</text:p>
          </table:table-cell>
        </table:table-row>
        <table:table-row table:style-name="ro2">
          <table:table-cell office:value-type="string" calcext:value-type="string">
            <text:p>2008-02-24 - 2008-03-01</text:p>
          </table:table-cell>
          <table:table-cell office:value-type="float" office:value="5924.22306238185" calcext:value-type="float">
            <text:p>5924,2230623819</text:p>
          </table:table-cell>
          <table:table-cell table:formula="of:=[.B218]" office:value-type="float" office:value="5924.22306238185" calcext:value-type="float">
            <text:p>5924,2230623819</text:p>
          </table:table-cell>
          <table:table-cell table:formula="of:=[.C218]/MAX([.$C$2:.$C$542])*100" office:value-type="float" office:value="6.61532362519555" calcext:value-type="float">
            <text:p>6,6153236252</text:p>
          </table:table-cell>
        </table:table-row>
        <table:table-row table:style-name="ro2">
          <table:table-cell office:value-type="string" calcext:value-type="string">
            <text:p>2008-03-02 - 2008-03-08</text:p>
          </table:table-cell>
          <table:table-cell office:value-type="float" office:value="6206.32892249528" calcext:value-type="float">
            <text:p>6206,3289224953</text:p>
          </table:table-cell>
          <table:table-cell table:formula="of:=[.B219]" office:value-type="float" office:value="6206.32892249528" calcext:value-type="float">
            <text:p>6206,3289224953</text:p>
          </table:table-cell>
          <table:table-cell table:formula="of:=[.C219]/MAX([.$C$2:.$C$542])*100" office:value-type="float" office:value="6.93033903591916" calcext:value-type="float">
            <text:p>6,9303390359</text:p>
          </table:table-cell>
        </table:table-row>
        <table:table-row table:style-name="ro2">
          <table:table-cell office:value-type="string" calcext:value-type="string">
            <text:p>2008-03-09 - 2008-03-15</text:p>
          </table:table-cell>
          <table:table-cell office:value-type="float" office:value="6206.32892249528" calcext:value-type="float">
            <text:p>6206,3289224953</text:p>
          </table:table-cell>
          <table:table-cell table:formula="of:=[.B220]" office:value-type="float" office:value="6206.32892249528" calcext:value-type="float">
            <text:p>6206,3289224953</text:p>
          </table:table-cell>
          <table:table-cell table:formula="of:=[.C220]/MAX([.$C$2:.$C$542])*100" office:value-type="float" office:value="6.93033903591916" calcext:value-type="float">
            <text:p>6,9303390359</text:p>
          </table:table-cell>
        </table:table-row>
        <table:table-row table:style-name="ro2">
          <table:table-cell office:value-type="string" calcext:value-type="string">
            <text:p>2008-03-16 - 2008-03-22</text:p>
          </table:table-cell>
          <table:table-cell office:value-type="float" office:value="6488.4347826087" calcext:value-type="float">
            <text:p>6488,4347826087</text:p>
          </table:table-cell>
          <table:table-cell table:formula="of:=[.B221]" office:value-type="float" office:value="6488.4347826087" calcext:value-type="float">
            <text:p>6488,4347826087</text:p>
          </table:table-cell>
          <table:table-cell table:formula="of:=[.C221]/MAX([.$C$2:.$C$542])*100" office:value-type="float" office:value="7.24535444664275" calcext:value-type="float">
            <text:p>7,2453544466</text:p>
          </table:table-cell>
        </table:table-row>
        <table:table-row table:style-name="ro2">
          <table:table-cell office:value-type="string" calcext:value-type="string">
            <text:p>2008-03-23 - 2008-03-29</text:p>
          </table:table-cell>
          <table:table-cell office:value-type="float" office:value="6770.54064272212" calcext:value-type="float">
            <text:p>6770,5406427221</text:p>
          </table:table-cell>
          <table:table-cell table:formula="of:=[.B222]" office:value-type="float" office:value="6770.54064272212" calcext:value-type="float">
            <text:p>6770,5406427221</text:p>
          </table:table-cell>
          <table:table-cell table:formula="of:=[.C222]/MAX([.$C$2:.$C$542])*100" office:value-type="float" office:value="7.56036985736635" calcext:value-type="float">
            <text:p>7,5603698574</text:p>
          </table:table-cell>
        </table:table-row>
        <table:table-row table:style-name="ro2">
          <table:table-cell office:value-type="string" calcext:value-type="string">
            <text:p>2008-03-30 - 2008-04-05</text:p>
          </table:table-cell>
          <table:table-cell office:value-type="float" office:value="6770.54064272212" calcext:value-type="float">
            <text:p>6770,5406427221</text:p>
          </table:table-cell>
          <table:table-cell table:formula="of:=[.B223]" office:value-type="float" office:value="6770.54064272212" calcext:value-type="float">
            <text:p>6770,5406427221</text:p>
          </table:table-cell>
          <table:table-cell table:formula="of:=[.C223]/MAX([.$C$2:.$C$542])*100" office:value-type="float" office:value="7.56036985736635" calcext:value-type="float">
            <text:p>7,5603698574</text:p>
          </table:table-cell>
        </table:table-row>
        <table:table-row table:style-name="ro2">
          <table:table-cell office:value-type="string" calcext:value-type="string">
            <text:p>2008-04-06 - 2008-04-12</text:p>
          </table:table-cell>
          <table:table-cell office:value-type="float" office:value="6770.54064272212" calcext:value-type="float">
            <text:p>6770,5406427221</text:p>
          </table:table-cell>
          <table:table-cell table:formula="of:=[.B224]" office:value-type="float" office:value="6770.54064272212" calcext:value-type="float">
            <text:p>6770,5406427221</text:p>
          </table:table-cell>
          <table:table-cell table:formula="of:=[.C224]/MAX([.$C$2:.$C$542])*100" office:value-type="float" office:value="7.56036985736635" calcext:value-type="float">
            <text:p>7,5603698574</text:p>
          </table:table-cell>
        </table:table-row>
        <table:table-row table:style-name="ro2">
          <table:table-cell office:value-type="string" calcext:value-type="string">
            <text:p>2008-04-13 - 2008-04-19</text:p>
          </table:table-cell>
          <table:table-cell office:value-type="float" office:value="6770.54064272212" calcext:value-type="float">
            <text:p>6770,5406427221</text:p>
          </table:table-cell>
          <table:table-cell table:formula="of:=[.B225]" office:value-type="float" office:value="6770.54064272212" calcext:value-type="float">
            <text:p>6770,5406427221</text:p>
          </table:table-cell>
          <table:table-cell table:formula="of:=[.C225]/MAX([.$C$2:.$C$542])*100" office:value-type="float" office:value="7.56036985736635" calcext:value-type="float">
            <text:p>7,5603698574</text:p>
          </table:table-cell>
        </table:table-row>
        <table:table-row table:style-name="ro2">
          <table:table-cell office:value-type="string" calcext:value-type="string">
            <text:p>2008-04-20 - 2008-04-26</text:p>
          </table:table-cell>
          <table:table-cell office:value-type="float" office:value="7334.75236294896" calcext:value-type="float">
            <text:p>7334,752362949</text:p>
          </table:table-cell>
          <table:table-cell table:formula="of:=[.B226]" office:value-type="float" office:value="7334.75236294896" calcext:value-type="float">
            <text:p>7334,752362949</text:p>
          </table:table-cell>
          <table:table-cell table:formula="of:=[.C226]/MAX([.$C$2:.$C$542])*100" office:value-type="float" office:value="8.19040067881354" calcext:value-type="float">
            <text:p>8,1904006788</text:p>
          </table:table-cell>
        </table:table-row>
        <table:table-row table:style-name="ro2">
          <table:table-cell office:value-type="string" calcext:value-type="string">
            <text:p>2008-04-27 - 2008-05-03</text:p>
          </table:table-cell>
          <table:table-cell office:value-type="float" office:value="7616.85822306238" calcext:value-type="float">
            <text:p>7616,8582230624</text:p>
          </table:table-cell>
          <table:table-cell table:formula="of:=[.B227]" office:value-type="float" office:value="7616.85822306238" calcext:value-type="float">
            <text:p>7616,8582230624</text:p>
          </table:table-cell>
          <table:table-cell table:formula="of:=[.C227]/MAX([.$C$2:.$C$542])*100" office:value-type="float" office:value="8.50541608953714" calcext:value-type="float">
            <text:p>8,5054160895</text:p>
          </table:table-cell>
        </table:table-row>
        <table:table-row table:style-name="ro2">
          <table:table-cell office:value-type="string" calcext:value-type="string">
            <text:p>2008-05-04 - 2008-05-10</text:p>
          </table:table-cell>
          <table:table-cell office:value-type="float" office:value="7616.85822306238" calcext:value-type="float">
            <text:p>7616,8582230624</text:p>
          </table:table-cell>
          <table:table-cell table:formula="of:=[.B228]" office:value-type="float" office:value="7616.85822306238" calcext:value-type="float">
            <text:p>7616,8582230624</text:p>
          </table:table-cell>
          <table:table-cell table:formula="of:=[.C228]/MAX([.$C$2:.$C$542])*100" office:value-type="float" office:value="8.50541608953714" calcext:value-type="float">
            <text:p>8,5054160895</text:p>
          </table:table-cell>
        </table:table-row>
        <table:table-row table:style-name="ro2">
          <table:table-cell office:value-type="string" calcext:value-type="string">
            <text:p>2008-05-11 - 2008-05-17</text:p>
          </table:table-cell>
          <table:table-cell office:value-type="float" office:value="7898.9640831758" calcext:value-type="float">
            <text:p>7898,9640831758</text:p>
          </table:table-cell>
          <table:table-cell table:formula="of:=[.B229]" office:value-type="float" office:value="7898.9640831758" calcext:value-type="float">
            <text:p>7898,9640831758</text:p>
          </table:table-cell>
          <table:table-cell table:formula="of:=[.C229]/MAX([.$C$2:.$C$542])*100" office:value-type="float" office:value="8.82043150026074" calcext:value-type="float">
            <text:p>8,8204315003</text:p>
          </table:table-cell>
        </table:table-row>
        <table:table-row table:style-name="ro2">
          <table:table-cell office:value-type="string" calcext:value-type="string">
            <text:p>2008-05-18 - 2008-05-24</text:p>
          </table:table-cell>
          <table:table-cell office:value-type="float" office:value="8463.17580340265" calcext:value-type="float">
            <text:p>8463,1758034027</text:p>
          </table:table-cell>
          <table:table-cell table:formula="of:=[.B230]" office:value-type="float" office:value="8463.17580340265" calcext:value-type="float">
            <text:p>8463,1758034027</text:p>
          </table:table-cell>
          <table:table-cell table:formula="of:=[.C230]/MAX([.$C$2:.$C$542])*100" office:value-type="float" office:value="9.45046232170794" calcext:value-type="float">
            <text:p>9,4504623217</text:p>
          </table:table-cell>
        </table:table-row>
        <table:table-row table:style-name="ro2">
          <table:table-cell office:value-type="string" calcext:value-type="string">
            <text:p>2008-05-25 - 2008-05-31</text:p>
          </table:table-cell>
          <table:table-cell office:value-type="float" office:value="8745.28166351607" calcext:value-type="float">
            <text:p>8745,2816635161</text:p>
          </table:table-cell>
          <table:table-cell table:formula="of:=[.B231]" office:value-type="float" office:value="8745.28166351607" calcext:value-type="float">
            <text:p>8745,2816635161</text:p>
          </table:table-cell>
          <table:table-cell table:formula="of:=[.C231]/MAX([.$C$2:.$C$542])*100" office:value-type="float" office:value="9.76547773243154" calcext:value-type="float">
            <text:p>9,7654777324</text:p>
          </table:table-cell>
        </table:table-row>
        <table:table-row table:style-name="ro2">
          <table:table-cell office:value-type="string" calcext:value-type="string">
            <text:p>2008-06-01 - 2008-06-07</text:p>
          </table:table-cell>
          <table:table-cell office:value-type="float" office:value="8745.28166351607" calcext:value-type="float">
            <text:p>8745,2816635161</text:p>
          </table:table-cell>
          <table:table-cell table:formula="of:=[.B232]" office:value-type="float" office:value="8745.28166351607" calcext:value-type="float">
            <text:p>8745,2816635161</text:p>
          </table:table-cell>
          <table:table-cell table:formula="of:=[.C232]/MAX([.$C$2:.$C$542])*100" office:value-type="float" office:value="9.76547773243154" calcext:value-type="float">
            <text:p>9,7654777324</text:p>
          </table:table-cell>
        </table:table-row>
        <table:table-row table:style-name="ro2">
          <table:table-cell office:value-type="string" calcext:value-type="string">
            <text:p>2008-06-08 - 2008-06-14</text:p>
          </table:table-cell>
          <table:table-cell office:value-type="float" office:value="9027.38752362949" calcext:value-type="float">
            <text:p>9027,3875236295</text:p>
          </table:table-cell>
          <table:table-cell table:formula="of:=[.B233]" office:value-type="float" office:value="9027.38752362949" calcext:value-type="float">
            <text:p>9027,3875236295</text:p>
          </table:table-cell>
          <table:table-cell table:formula="of:=[.C233]/MAX([.$C$2:.$C$542])*100" office:value-type="float" office:value="10.0804931431551" calcext:value-type="float">
            <text:p>10,0804931432</text:p>
          </table:table-cell>
        </table:table-row>
        <table:table-row table:style-name="ro2">
          <table:table-cell office:value-type="string" calcext:value-type="string">
            <text:p>2008-06-15 - 2008-06-21</text:p>
          </table:table-cell>
          <table:table-cell office:value-type="float" office:value="10155.8109640832" calcext:value-type="float">
            <text:p>10155,8109640832</text:p>
          </table:table-cell>
          <table:table-cell table:formula="of:=[.B234]" office:value-type="float" office:value="10155.8109640832" calcext:value-type="float">
            <text:p>10155,8109640832</text:p>
          </table:table-cell>
          <table:table-cell table:formula="of:=[.C234]/MAX([.$C$2:.$C$542])*100" office:value-type="float" office:value="11.3405547860495" calcext:value-type="float">
            <text:p>11,340554786</text:p>
          </table:table-cell>
        </table:table-row>
        <table:table-row table:style-name="ro2">
          <table:table-cell office:value-type="string" calcext:value-type="string">
            <text:p>2008-06-22 - 2008-06-28</text:p>
          </table:table-cell>
          <table:table-cell office:value-type="float" office:value="9873.70510396976" calcext:value-type="float">
            <text:p>9873,7051039698</text:p>
          </table:table-cell>
          <table:table-cell table:formula="of:=[.B235]" office:value-type="float" office:value="9873.70510396976" calcext:value-type="float">
            <text:p>9873,7051039698</text:p>
          </table:table-cell>
          <table:table-cell table:formula="of:=[.C235]/MAX([.$C$2:.$C$542])*100" office:value-type="float" office:value="11.0255393753259" calcext:value-type="float">
            <text:p>11,0255393753</text:p>
          </table:table-cell>
        </table:table-row>
        <table:table-row table:style-name="ro2">
          <table:table-cell office:value-type="string" calcext:value-type="string">
            <text:p>2008-06-29 - 2008-07-05</text:p>
          </table:table-cell>
          <table:table-cell office:value-type="float" office:value="10155.8109640832" calcext:value-type="float">
            <text:p>10155,8109640832</text:p>
          </table:table-cell>
          <table:table-cell table:formula="of:=[.B236]" office:value-type="float" office:value="10155.8109640832" calcext:value-type="float">
            <text:p>10155,8109640832</text:p>
          </table:table-cell>
          <table:table-cell table:formula="of:=[.C236]/MAX([.$C$2:.$C$542])*100" office:value-type="float" office:value="11.3405547860495" calcext:value-type="float">
            <text:p>11,340554786</text:p>
          </table:table-cell>
        </table:table-row>
        <table:table-row table:style-name="ro2">
          <table:table-cell office:value-type="string" calcext:value-type="string">
            <text:p>2008-07-06 - 2008-07-12</text:p>
          </table:table-cell>
          <table:table-cell office:value-type="float" office:value="10720.02268431" calcext:value-type="float">
            <text:p>10720,02268431</text:p>
          </table:table-cell>
          <table:table-cell table:formula="of:=[.B237]" office:value-type="float" office:value="10720.02268431" calcext:value-type="float">
            <text:p>10720,02268431</text:p>
          </table:table-cell>
          <table:table-cell table:formula="of:=[.C237]/MAX([.$C$2:.$C$542])*100" office:value-type="float" office:value="11.9705856074967" calcext:value-type="float">
            <text:p>11,9705856075</text:p>
          </table:table-cell>
        </table:table-row>
        <table:table-row table:style-name="ro2">
          <table:table-cell office:value-type="string" calcext:value-type="string">
            <text:p>2008-07-13 - 2008-07-19</text:p>
          </table:table-cell>
          <table:table-cell office:value-type="float" office:value="10720.02268431" calcext:value-type="float">
            <text:p>10720,02268431</text:p>
          </table:table-cell>
          <table:table-cell table:formula="of:=[.B238]" office:value-type="float" office:value="10720.02268431" calcext:value-type="float">
            <text:p>10720,02268431</text:p>
          </table:table-cell>
          <table:table-cell table:formula="of:=[.C238]/MAX([.$C$2:.$C$542])*100" office:value-type="float" office:value="11.9705856074967" calcext:value-type="float">
            <text:p>11,9705856075</text:p>
          </table:table-cell>
        </table:table-row>
        <table:table-row table:style-name="ro2">
          <table:table-cell office:value-type="string" calcext:value-type="string">
            <text:p>2008-07-20 - 2008-07-26</text:p>
          </table:table-cell>
          <table:table-cell office:value-type="float" office:value="11284.2344045369" calcext:value-type="float">
            <text:p>11284,2344045369</text:p>
          </table:table-cell>
          <table:table-cell table:formula="of:=[.B239]" office:value-type="float" office:value="11284.2344045369" calcext:value-type="float">
            <text:p>11284,2344045369</text:p>
          </table:table-cell>
          <table:table-cell table:formula="of:=[.C239]/MAX([.$C$2:.$C$542])*100" office:value-type="float" office:value="12.600616428944" calcext:value-type="float">
            <text:p>12,6006164289</text:p>
          </table:table-cell>
        </table:table-row>
        <table:table-row table:style-name="ro2">
          <table:table-cell office:value-type="string" calcext:value-type="string">
            <text:p>2008-07-27 - 2008-08-02</text:p>
          </table:table-cell>
          <table:table-cell office:value-type="float" office:value="12412.6578449906" calcext:value-type="float">
            <text:p>12412,6578449906</text:p>
          </table:table-cell>
          <table:table-cell table:formula="of:=[.B240]" office:value-type="float" office:value="12412.6578449906" calcext:value-type="float">
            <text:p>12412,6578449906</text:p>
          </table:table-cell>
          <table:table-cell table:formula="of:=[.C240]/MAX([.$C$2:.$C$542])*100" office:value-type="float" office:value="13.8606780718384" calcext:value-type="float">
            <text:p>13,8606780718</text:p>
          </table:table-cell>
        </table:table-row>
        <table:table-row table:style-name="ro2">
          <table:table-cell office:value-type="string" calcext:value-type="string">
            <text:p>2008-08-03 - 2008-08-09</text:p>
          </table:table-cell>
          <table:table-cell office:value-type="float" office:value="11284.2344045369" calcext:value-type="float">
            <text:p>11284,2344045369</text:p>
          </table:table-cell>
          <table:table-cell table:formula="of:=[.B241]" office:value-type="float" office:value="11284.2344045369" calcext:value-type="float">
            <text:p>11284,2344045369</text:p>
          </table:table-cell>
          <table:table-cell table:formula="of:=[.C241]/MAX([.$C$2:.$C$542])*100" office:value-type="float" office:value="12.600616428944" calcext:value-type="float">
            <text:p>12,6006164289</text:p>
          </table:table-cell>
        </table:table-row>
        <table:table-row table:style-name="ro2">
          <table:table-cell office:value-type="string" calcext:value-type="string">
            <text:p>2008-08-10 - 2008-08-16</text:p>
          </table:table-cell>
          <table:table-cell office:value-type="float" office:value="12130.5519848771" calcext:value-type="float">
            <text:p>12130,5519848771</text:p>
          </table:table-cell>
          <table:table-cell table:formula="of:=[.B242]" office:value-type="float" office:value="12130.5519848771" calcext:value-type="float">
            <text:p>12130,5519848771</text:p>
          </table:table-cell>
          <table:table-cell table:formula="of:=[.C242]/MAX([.$C$2:.$C$542])*100" office:value-type="float" office:value="13.5456626611147" calcext:value-type="float">
            <text:p>13,5456626611</text:p>
          </table:table-cell>
        </table:table-row>
        <table:table-row table:style-name="ro2">
          <table:table-cell office:value-type="string" calcext:value-type="string">
            <text:p>2008-08-17 - 2008-08-23</text:p>
          </table:table-cell>
          <table:table-cell office:value-type="float" office:value="12130.5519848771" calcext:value-type="float">
            <text:p>12130,5519848771</text:p>
          </table:table-cell>
          <table:table-cell table:formula="of:=[.B243]" office:value-type="float" office:value="12130.5519848771" calcext:value-type="float">
            <text:p>12130,5519848771</text:p>
          </table:table-cell>
          <table:table-cell table:formula="of:=[.C243]/MAX([.$C$2:.$C$542])*100" office:value-type="float" office:value="13.5456626611147" calcext:value-type="float">
            <text:p>13,5456626611</text:p>
          </table:table-cell>
        </table:table-row>
        <table:table-row table:style-name="ro2">
          <table:table-cell office:value-type="string" calcext:value-type="string">
            <text:p>2008-08-24 - 2008-08-30</text:p>
          </table:table-cell>
          <table:table-cell office:value-type="float" office:value="13258.9754253308" calcext:value-type="float">
            <text:p>13258,9754253308</text:p>
          </table:table-cell>
          <table:table-cell table:formula="of:=[.B244]" office:value-type="float" office:value="13258.9754253308" calcext:value-type="float">
            <text:p>13258,9754253308</text:p>
          </table:table-cell>
          <table:table-cell table:formula="of:=[.C244]/MAX([.$C$2:.$C$542])*100" office:value-type="float" office:value="14.8057243040091" calcext:value-type="float">
            <text:p>14,805724304</text:p>
          </table:table-cell>
        </table:table-row>
        <table:table-row table:style-name="ro2">
          <table:table-cell office:value-type="string" calcext:value-type="string">
            <text:p>2008-08-31 - 2008-09-06</text:p>
          </table:table-cell>
          <table:table-cell office:value-type="float" office:value="13541.0812854442" calcext:value-type="float">
            <text:p>13541,0812854442</text:p>
          </table:table-cell>
          <table:table-cell table:formula="of:=[.B245]" office:value-type="float" office:value="13541.0812854442" calcext:value-type="float">
            <text:p>13541,0812854442</text:p>
          </table:table-cell>
          <table:table-cell table:formula="of:=[.C245]/MAX([.$C$2:.$C$542])*100" office:value-type="float" office:value="15.1207397147327" calcext:value-type="float">
            <text:p>15,1207397147</text:p>
          </table:table-cell>
        </table:table-row>
        <table:table-row table:style-name="ro2">
          <table:table-cell office:value-type="string" calcext:value-type="string">
            <text:p>2008-09-07 - 2008-09-13</text:p>
          </table:table-cell>
          <table:table-cell office:value-type="float" office:value="14105.2930056711" calcext:value-type="float">
            <text:p>14105,2930056711</text:p>
          </table:table-cell>
          <table:table-cell table:formula="of:=[.B246]" office:value-type="float" office:value="14105.2930056711" calcext:value-type="float">
            <text:p>14105,2930056711</text:p>
          </table:table-cell>
          <table:table-cell table:formula="of:=[.C246]/MAX([.$C$2:.$C$542])*100" office:value-type="float" office:value="15.7507705361799" calcext:value-type="float">
            <text:p>15,7507705362</text:p>
          </table:table-cell>
        </table:table-row>
        <table:table-row table:style-name="ro2">
          <table:table-cell office:value-type="string" calcext:value-type="string">
            <text:p>2008-09-14 - 2008-09-20</text:p>
          </table:table-cell>
          <table:table-cell office:value-type="float" office:value="14105.2930056711" calcext:value-type="float">
            <text:p>14105,2930056711</text:p>
          </table:table-cell>
          <table:table-cell table:formula="of:=[.B247]" office:value-type="float" office:value="14105.2930056711" calcext:value-type="float">
            <text:p>14105,2930056711</text:p>
          </table:table-cell>
          <table:table-cell table:formula="of:=[.C247]/MAX([.$C$2:.$C$542])*100" office:value-type="float" office:value="15.7507705361799" calcext:value-type="float">
            <text:p>15,7507705362</text:p>
          </table:table-cell>
        </table:table-row>
        <table:table-row table:style-name="ro2">
          <table:table-cell office:value-type="string" calcext:value-type="string">
            <text:p>2008-09-21 - 2008-09-27</text:p>
          </table:table-cell>
          <table:table-cell office:value-type="float" office:value="14669.5047258979" calcext:value-type="float">
            <text:p>14669,5047258979</text:p>
          </table:table-cell>
          <table:table-cell table:formula="of:=[.B248]" office:value-type="float" office:value="14669.5047258979" calcext:value-type="float">
            <text:p>14669,5047258979</text:p>
          </table:table-cell>
          <table:table-cell table:formula="of:=[.C248]/MAX([.$C$2:.$C$542])*100" office:value-type="float" office:value="16.3808013576271" calcext:value-type="float">
            <text:p>16,3808013576</text:p>
          </table:table-cell>
        </table:table-row>
        <table:table-row table:style-name="ro2">
          <table:table-cell office:value-type="string" calcext:value-type="string">
            <text:p>2008-09-28 - 2008-10-04</text:p>
          </table:table-cell>
          <table:table-cell office:value-type="float" office:value="14951.6105860113" calcext:value-type="float">
            <text:p>14951,6105860113</text:p>
          </table:table-cell>
          <table:table-cell table:formula="of:=[.B249]" office:value-type="float" office:value="14951.6105860113" calcext:value-type="float">
            <text:p>14951,6105860113</text:p>
          </table:table-cell>
          <table:table-cell table:formula="of:=[.C249]/MAX([.$C$2:.$C$542])*100" office:value-type="float" office:value="16.6958167683506" calcext:value-type="float">
            <text:p>16,6958167684</text:p>
          </table:table-cell>
        </table:table-row>
        <table:table-row table:style-name="ro2">
          <table:table-cell office:value-type="string" calcext:value-type="string">
            <text:p>2008-10-05 - 2008-10-11</text:p>
          </table:table-cell>
          <table:table-cell office:value-type="float" office:value="15233.7164461248" calcext:value-type="float">
            <text:p>15233,7164461248</text:p>
          </table:table-cell>
          <table:table-cell table:formula="of:=[.B250]" office:value-type="float" office:value="15233.7164461248" calcext:value-type="float">
            <text:p>15233,7164461248</text:p>
          </table:table-cell>
          <table:table-cell table:formula="of:=[.C250]/MAX([.$C$2:.$C$542])*100" office:value-type="float" office:value="17.0108321790743" calcext:value-type="float">
            <text:p>17,0108321791</text:p>
          </table:table-cell>
        </table:table-row>
        <table:table-row table:style-name="ro2">
          <table:table-cell office:value-type="string" calcext:value-type="string">
            <text:p>2008-10-12 - 2008-10-18</text:p>
          </table:table-cell>
          <table:table-cell office:value-type="float" office:value="16080.034026465" calcext:value-type="float">
            <text:p>16080,034026465</text:p>
          </table:table-cell>
          <table:table-cell table:formula="of:=[.B251]" office:value-type="float" office:value="16080.034026465" calcext:value-type="float">
            <text:p>16080,034026465</text:p>
          </table:table-cell>
          <table:table-cell table:formula="of:=[.C251]/MAX([.$C$2:.$C$542])*100" office:value-type="float" office:value="17.955878411245" calcext:value-type="float">
            <text:p>17,9558784112</text:p>
          </table:table-cell>
        </table:table-row>
        <table:table-row table:style-name="ro2">
          <table:table-cell office:value-type="string" calcext:value-type="string">
            <text:p>2008-10-19 - 2008-10-25</text:p>
          </table:table-cell>
          <table:table-cell office:value-type="float" office:value="16644.2457466919" calcext:value-type="float">
            <text:p>16644,2457466919</text:p>
          </table:table-cell>
          <table:table-cell table:formula="of:=[.B252]" office:value-type="float" office:value="16644.2457466919" calcext:value-type="float">
            <text:p>16644,2457466919</text:p>
          </table:table-cell>
          <table:table-cell table:formula="of:=[.C252]/MAX([.$C$2:.$C$542])*100" office:value-type="float" office:value="18.5859092326923" calcext:value-type="float">
            <text:p>18,5859092327</text:p>
          </table:table-cell>
        </table:table-row>
        <table:table-row table:style-name="ro2">
          <table:table-cell office:value-type="string" calcext:value-type="string">
            <text:p>2008-10-26 - 2008-11-01</text:p>
          </table:table-cell>
          <table:table-cell office:value-type="float" office:value="17208.4574669187" calcext:value-type="float">
            <text:p>17208,4574669187</text:p>
          </table:table-cell>
          <table:table-cell table:formula="of:=[.B253]" office:value-type="float" office:value="17208.4574669187" calcext:value-type="float">
            <text:p>17208,4574669187</text:p>
          </table:table-cell>
          <table:table-cell table:formula="of:=[.C253]/MAX([.$C$2:.$C$542])*100" office:value-type="float" office:value="19.2159400541394" calcext:value-type="float">
            <text:p>19,2159400541</text:p>
          </table:table-cell>
        </table:table-row>
        <table:table-row table:style-name="ro2">
          <table:table-cell office:value-type="string" calcext:value-type="string">
            <text:p>2008-11-02 - 2008-11-08</text:p>
          </table:table-cell>
          <table:table-cell office:value-type="float" office:value="17772.6691871456" calcext:value-type="float">
            <text:p>17772,6691871456</text:p>
          </table:table-cell>
          <table:table-cell table:formula="of:=[.B254]" office:value-type="float" office:value="17772.6691871456" calcext:value-type="float">
            <text:p>17772,6691871456</text:p>
          </table:table-cell>
          <table:table-cell table:formula="of:=[.C254]/MAX([.$C$2:.$C$542])*100" office:value-type="float" office:value="19.8459708755867" calcext:value-type="float">
            <text:p>19,8459708756</text:p>
          </table:table-cell>
        </table:table-row>
        <table:table-row table:style-name="ro2">
          <table:table-cell office:value-type="string" calcext:value-type="string">
            <text:p>2008-11-09 - 2008-11-15</text:p>
          </table:table-cell>
          <table:table-cell office:value-type="float" office:value="19747.4102079395" calcext:value-type="float">
            <text:p>19747,4102079395</text:p>
          </table:table-cell>
          <table:table-cell table:formula="of:=[.B255]" office:value-type="float" office:value="19747.4102079395" calcext:value-type="float">
            <text:p>19747,4102079395</text:p>
          </table:table-cell>
          <table:table-cell table:formula="of:=[.C255]/MAX([.$C$2:.$C$542])*100" office:value-type="float" office:value="22.0510787506518" calcext:value-type="float">
            <text:p>22,0510787507</text:p>
          </table:table-cell>
        </table:table-row>
        <table:table-row table:style-name="ro2">
          <table:table-cell office:value-type="string" calcext:value-type="string">
            <text:p>2008-11-16 - 2008-11-22</text:p>
          </table:table-cell>
          <table:table-cell office:value-type="float" office:value="19747.4102079395" calcext:value-type="float">
            <text:p>19747,4102079395</text:p>
          </table:table-cell>
          <table:table-cell table:formula="of:=[.B256]" office:value-type="float" office:value="19747.4102079395" calcext:value-type="float">
            <text:p>19747,4102079395</text:p>
          </table:table-cell>
          <table:table-cell table:formula="of:=[.C256]/MAX([.$C$2:.$C$542])*100" office:value-type="float" office:value="22.0510787506518" calcext:value-type="float">
            <text:p>22,0510787507</text:p>
          </table:table-cell>
        </table:table-row>
        <table:table-row table:style-name="ro2">
          <table:table-cell office:value-type="string" calcext:value-type="string">
            <text:p>2008-11-23 - 2008-11-29</text:p>
          </table:table-cell>
          <table:table-cell office:value-type="float" office:value="20311.6219281664" calcext:value-type="float">
            <text:p>20311,6219281664</text:p>
          </table:table-cell>
          <table:table-cell table:formula="of:=[.B257]" office:value-type="float" office:value="20311.6219281664" calcext:value-type="float">
            <text:p>20311,6219281664</text:p>
          </table:table-cell>
          <table:table-cell table:formula="of:=[.C257]/MAX([.$C$2:.$C$542])*100" office:value-type="float" office:value="22.6811095720991" calcext:value-type="float">
            <text:p>22,6811095721</text:p>
          </table:table-cell>
        </table:table-row>
        <table:table-row table:style-name="ro2">
          <table:table-cell office:value-type="string" calcext:value-type="string">
            <text:p>2008-11-30 - 2008-12-06</text:p>
          </table:table-cell>
          <table:table-cell office:value-type="float" office:value="20593.7277882798" calcext:value-type="float">
            <text:p>20593,7277882798</text:p>
          </table:table-cell>
          <table:table-cell table:formula="of:=[.B258]" office:value-type="float" office:value="20593.7277882798" calcext:value-type="float">
            <text:p>20593,7277882798</text:p>
          </table:table-cell>
          <table:table-cell table:formula="of:=[.C258]/MAX([.$C$2:.$C$542])*100" office:value-type="float" office:value="22.9961249828227" calcext:value-type="float">
            <text:p>22,9961249828</text:p>
          </table:table-cell>
        </table:table-row>
        <table:table-row table:style-name="ro2">
          <table:table-cell office:value-type="string" calcext:value-type="string">
            <text:p>2008-12-07 - 2008-12-13</text:p>
          </table:table-cell>
          <table:table-cell office:value-type="float" office:value="21440.04536862" calcext:value-type="float">
            <text:p>21440,04536862</text:p>
          </table:table-cell>
          <table:table-cell table:formula="of:=[.B259]" office:value-type="float" office:value="21440.04536862" calcext:value-type="float">
            <text:p>21440,04536862</text:p>
          </table:table-cell>
          <table:table-cell table:formula="of:=[.C259]/MAX([.$C$2:.$C$542])*100" office:value-type="float" office:value="23.9411712149934" calcext:value-type="float">
            <text:p>23,941171215</text:p>
          </table:table-cell>
        </table:table-row>
        <table:table-row table:style-name="ro2">
          <table:table-cell office:value-type="string" calcext:value-type="string">
            <text:p>2008-12-14 - 2008-12-20</text:p>
          </table:table-cell>
          <table:table-cell office:value-type="float" office:value="22850.5746691871" calcext:value-type="float">
            <text:p>22850,5746691871</text:p>
          </table:table-cell>
          <table:table-cell table:formula="of:=[.B260]" office:value-type="float" office:value="22850.5746691871" calcext:value-type="float">
            <text:p>22850,5746691871</text:p>
          </table:table-cell>
          <table:table-cell table:formula="of:=[.C260]/MAX([.$C$2:.$C$542])*100" office:value-type="float" office:value="25.5162482686114" calcext:value-type="float">
            <text:p>25,5162482686</text:p>
          </table:table-cell>
        </table:table-row>
        <table:table-row table:style-name="ro2">
          <table:table-cell office:value-type="string" calcext:value-type="string">
            <text:p>2008-12-21 - 2008-12-27</text:p>
          </table:table-cell>
          <table:table-cell office:value-type="float" office:value="25953.7391304348" calcext:value-type="float">
            <text:p>25953,7391304348</text:p>
          </table:table-cell>
          <table:table-cell table:formula="of:=[.B261]" office:value-type="float" office:value="25953.7391304348" calcext:value-type="float">
            <text:p>25953,7391304348</text:p>
          </table:table-cell>
          <table:table-cell table:formula="of:=[.C261]/MAX([.$C$2:.$C$542])*100" office:value-type="float" office:value="28.981417786571" calcext:value-type="float">
            <text:p>28,9814177866</text:p>
          </table:table-cell>
        </table:table-row>
        <table:table-row table:style-name="ro2">
          <table:table-cell office:value-type="string" calcext:value-type="string">
            <text:p>2008-12-28 - 2009-01-03</text:p>
          </table:table-cell>
          <table:table-cell office:value-type="float" office:value="26800.056710775" calcext:value-type="float">
            <text:p>26800,056710775</text:p>
          </table:table-cell>
          <table:table-cell table:formula="of:=[.B262]" office:value-type="float" office:value="26800.056710775" calcext:value-type="float">
            <text:p>26800,056710775</text:p>
          </table:table-cell>
          <table:table-cell table:formula="of:=[.C262]/MAX([.$C$2:.$C$542])*100" office:value-type="float" office:value="29.9264640187417" calcext:value-type="float">
            <text:p>29,9264640187</text:p>
          </table:table-cell>
        </table:table-row>
        <table:table-row table:style-name="ro2">
          <table:table-cell office:value-type="string" calcext:value-type="string">
            <text:p>2009-01-04 - 2009-01-10</text:p>
          </table:table-cell>
          <table:table-cell office:value-type="float" office:value="25107.4215500945" calcext:value-type="float">
            <text:p>25107,4215500945</text:p>
          </table:table-cell>
          <table:table-cell table:formula="of:=[.B263]" office:value-type="float" office:value="25107.4215500945" calcext:value-type="float">
            <text:p>25107,4215500945</text:p>
          </table:table-cell>
          <table:table-cell table:formula="of:=[.C263]/MAX([.$C$2:.$C$542])*100" office:value-type="float" office:value="28.0363715544002" calcext:value-type="float">
            <text:p>28,0363715544</text:p>
          </table:table-cell>
        </table:table-row>
        <table:table-row table:style-name="ro2">
          <table:table-cell office:value-type="string" calcext:value-type="string">
            <text:p>2009-01-11 - 2009-01-17</text:p>
          </table:table-cell>
          <table:table-cell office:value-type="float" office:value="25705.2173012873" calcext:value-type="float">
            <text:p>25705,2173012873</text:p>
          </table:table-cell>
          <table:table-cell table:formula="of:=[.B264]" office:value-type="float" office:value="25705.2173012873" calcext:value-type="float">
            <text:p>25705,2173012873</text:p>
          </table:table-cell>
          <table:table-cell table:formula="of:=[.C264]/MAX([.$C$2:.$C$542])*100" office:value-type="float" office:value="28.7039042104574" calcext:value-type="float">
            <text:p>28,7039042105</text:p>
          </table:table-cell>
        </table:table-row>
        <table:table-row table:style-name="ro2">
          <table:table-cell office:value-type="string" calcext:value-type="string">
            <text:p>2009-01-18 - 2009-01-24</text:p>
          </table:table-cell>
          <table:table-cell office:value-type="float" office:value="26900.8088036727" calcext:value-type="float">
            <text:p>26900,8088036727</text:p>
          </table:table-cell>
          <table:table-cell table:formula="of:=[.B265]" office:value-type="float" office:value="26900.8088036727" calcext:value-type="float">
            <text:p>26900,8088036727</text:p>
          </table:table-cell>
          <table:table-cell table:formula="of:=[.C265]/MAX([.$C$2:.$C$542])*100" office:value-type="float" office:value="30.0389695225717" calcext:value-type="float">
            <text:p>30,0389695226</text:p>
          </table:table-cell>
        </table:table-row>
        <table:table-row table:style-name="ro2">
          <table:table-cell office:value-type="string" calcext:value-type="string">
            <text:p>2009-01-25 - 2009-01-31</text:p>
          </table:table-cell>
          <table:table-cell office:value-type="float" office:value="28096.4003060582" calcext:value-type="float">
            <text:p>28096,4003060582</text:p>
          </table:table-cell>
          <table:table-cell table:formula="of:=[.B266]" office:value-type="float" office:value="28096.4003060582" calcext:value-type="float">
            <text:p>28096,4003060582</text:p>
          </table:table-cell>
          <table:table-cell table:formula="of:=[.C266]/MAX([.$C$2:.$C$542])*100" office:value-type="float" office:value="31.374034834686" calcext:value-type="float">
            <text:p>31,3740348347</text:p>
          </table:table-cell>
        </table:table-row>
        <table:table-row table:style-name="ro2">
          <table:table-cell office:value-type="string" calcext:value-type="string">
            <text:p>2009-02-01 - 2009-02-07</text:p>
          </table:table-cell>
          <table:table-cell office:value-type="float" office:value="28694.1960572509" calcext:value-type="float">
            <text:p>28694,1960572509</text:p>
          </table:table-cell>
          <table:table-cell table:formula="of:=[.B267]" office:value-type="float" office:value="28694.1960572509" calcext:value-type="float">
            <text:p>28694,1960572509</text:p>
          </table:table-cell>
          <table:table-cell table:formula="of:=[.C267]/MAX([.$C$2:.$C$542])*100" office:value-type="float" office:value="32.0415674907431" calcext:value-type="float">
            <text:p>32,0415674907</text:p>
          </table:table-cell>
        </table:table-row>
        <table:table-row table:style-name="ro2">
          <table:table-cell office:value-type="string" calcext:value-type="string">
            <text:p>2009-02-08 - 2009-02-14</text:p>
          </table:table-cell>
          <table:table-cell office:value-type="float" office:value="29291.9918084436" calcext:value-type="float">
            <text:p>29291,9918084436</text:p>
          </table:table-cell>
          <table:table-cell table:formula="of:=[.B268]" office:value-type="float" office:value="29291.9918084436" calcext:value-type="float">
            <text:p>29291,9918084436</text:p>
          </table:table-cell>
          <table:table-cell table:formula="of:=[.C268]/MAX([.$C$2:.$C$542])*100" office:value-type="float" office:value="32.7091001468002" calcext:value-type="float">
            <text:p>32,7091001468</text:p>
          </table:table-cell>
        </table:table-row>
        <table:table-row table:style-name="ro2">
          <table:table-cell office:value-type="string" calcext:value-type="string">
            <text:p>2009-02-15 - 2009-02-21</text:p>
          </table:table-cell>
          <table:table-cell office:value-type="float" office:value="29889.7875596363" calcext:value-type="float">
            <text:p>29889,7875596363</text:p>
          </table:table-cell>
          <table:table-cell table:formula="of:=[.B269]" office:value-type="float" office:value="29889.7875596363" calcext:value-type="float">
            <text:p>29889,7875596363</text:p>
          </table:table-cell>
          <table:table-cell table:formula="of:=[.C269]/MAX([.$C$2:.$C$542])*100" office:value-type="float" office:value="33.3766328028573" calcext:value-type="float">
            <text:p>33,3766328029</text:p>
          </table:table-cell>
        </table:table-row>
        <table:table-row table:style-name="ro2">
          <table:table-cell office:value-type="string" calcext:value-type="string">
            <text:p>2009-02-22 - 2009-02-28</text:p>
          </table:table-cell>
          <table:table-cell office:value-type="float" office:value="29889.7875596363" calcext:value-type="float">
            <text:p>29889,7875596363</text:p>
          </table:table-cell>
          <table:table-cell table:formula="of:=[.B270]" office:value-type="float" office:value="29889.7875596363" calcext:value-type="float">
            <text:p>29889,7875596363</text:p>
          </table:table-cell>
          <table:table-cell table:formula="of:=[.C270]/MAX([.$C$2:.$C$542])*100" office:value-type="float" office:value="33.3766328028573" calcext:value-type="float">
            <text:p>33,3766328029</text:p>
          </table:table-cell>
        </table:table-row>
        <table:table-row table:style-name="ro2">
          <table:table-cell office:value-type="string" calcext:value-type="string">
            <text:p>2009-03-01 - 2009-03-07</text:p>
          </table:table-cell>
          <table:table-cell office:value-type="float" office:value="30487.5833108291" calcext:value-type="float">
            <text:p>30487,5833108291</text:p>
          </table:table-cell>
          <table:table-cell table:formula="of:=[.B271]" office:value-type="float" office:value="30487.5833108291" calcext:value-type="float">
            <text:p>30487,5833108291</text:p>
          </table:table-cell>
          <table:table-cell table:formula="of:=[.C271]/MAX([.$C$2:.$C$542])*100" office:value-type="float" office:value="34.0441654589146" calcext:value-type="float">
            <text:p>34,0441654589</text:p>
          </table:table-cell>
        </table:table-row>
        <table:table-row table:style-name="ro2">
          <table:table-cell office:value-type="string" calcext:value-type="string">
            <text:p>2009-03-08 - 2009-03-14</text:p>
          </table:table-cell>
          <table:table-cell office:value-type="float" office:value="29889.7875596363" calcext:value-type="float">
            <text:p>29889,7875596363</text:p>
          </table:table-cell>
          <table:table-cell table:formula="of:=[.B272]" office:value-type="float" office:value="29889.7875596363" calcext:value-type="float">
            <text:p>29889,7875596363</text:p>
          </table:table-cell>
          <table:table-cell table:formula="of:=[.C272]/MAX([.$C$2:.$C$542])*100" office:value-type="float" office:value="33.3766328028573" calcext:value-type="float">
            <text:p>33,3766328029</text:p>
          </table:table-cell>
        </table:table-row>
        <table:table-row table:style-name="ro2">
          <table:table-cell office:value-type="string" calcext:value-type="string">
            <text:p>2009-03-15 - 2009-03-21</text:p>
          </table:table-cell>
          <table:table-cell office:value-type="float" office:value="31085.3790620218" calcext:value-type="float">
            <text:p>31085,3790620218</text:p>
          </table:table-cell>
          <table:table-cell table:formula="of:=[.B273]" office:value-type="float" office:value="31085.3790620218" calcext:value-type="float">
            <text:p>31085,3790620218</text:p>
          </table:table-cell>
          <table:table-cell table:formula="of:=[.C273]/MAX([.$C$2:.$C$542])*100" office:value-type="float" office:value="34.7116981149717" calcext:value-type="float">
            <text:p>34,711698115</text:p>
          </table:table-cell>
        </table:table-row>
        <table:table-row table:style-name="ro2">
          <table:table-cell office:value-type="string" calcext:value-type="string">
            <text:p>2009-03-22 - 2009-03-28</text:p>
          </table:table-cell>
          <table:table-cell office:value-type="float" office:value="30487.5833108291" calcext:value-type="float">
            <text:p>30487,5833108291</text:p>
          </table:table-cell>
          <table:table-cell table:formula="of:=[.B274]" office:value-type="float" office:value="30487.5833108291" calcext:value-type="float">
            <text:p>30487,5833108291</text:p>
          </table:table-cell>
          <table:table-cell table:formula="of:=[.C274]/MAX([.$C$2:.$C$542])*100" office:value-type="float" office:value="34.0441654589146" calcext:value-type="float">
            <text:p>34,0441654589</text:p>
          </table:table-cell>
        </table:table-row>
        <table:table-row table:style-name="ro2">
          <table:table-cell office:value-type="string" calcext:value-type="string">
            <text:p>2009-03-29 - 2009-04-04</text:p>
          </table:table-cell>
          <table:table-cell office:value-type="float" office:value="32878.7663156" calcext:value-type="float">
            <text:p>32878,7663156</text:p>
          </table:table-cell>
          <table:table-cell table:formula="of:=[.B275]" office:value-type="float" office:value="32878.7663156" calcext:value-type="float">
            <text:p>32878,7663156</text:p>
          </table:table-cell>
          <table:table-cell table:formula="of:=[.C275]/MAX([.$C$2:.$C$542])*100" office:value-type="float" office:value="36.7142960831432" calcext:value-type="float">
            <text:p>36,7142960831</text:p>
          </table:table-cell>
        </table:table-row>
        <table:table-row table:style-name="ro2">
          <table:table-cell office:value-type="string" calcext:value-type="string">
            <text:p>2009-04-05 - 2009-04-11</text:p>
          </table:table-cell>
          <table:table-cell office:value-type="float" office:value="34074.3578179854" calcext:value-type="float">
            <text:p>34074,3578179854</text:p>
          </table:table-cell>
          <table:table-cell table:formula="of:=[.B276]" office:value-type="float" office:value="34074.3578179854" calcext:value-type="float">
            <text:p>34074,3578179854</text:p>
          </table:table-cell>
          <table:table-cell table:formula="of:=[.C276]/MAX([.$C$2:.$C$542])*100" office:value-type="float" office:value="38.0493613952574" calcext:value-type="float">
            <text:p>38,0493613953</text:p>
          </table:table-cell>
        </table:table-row>
        <table:table-row table:style-name="ro2">
          <table:table-cell office:value-type="string" calcext:value-type="string">
            <text:p>2009-04-12 - 2009-04-18</text:p>
          </table:table-cell>
          <table:table-cell office:value-type="float" office:value="34074.3578179854" calcext:value-type="float">
            <text:p>34074,3578179854</text:p>
          </table:table-cell>
          <table:table-cell table:formula="of:=[.B277]" office:value-type="float" office:value="34074.3578179854" calcext:value-type="float">
            <text:p>34074,3578179854</text:p>
          </table:table-cell>
          <table:table-cell table:formula="of:=[.C277]/MAX([.$C$2:.$C$542])*100" office:value-type="float" office:value="38.0493613952574" calcext:value-type="float">
            <text:p>38,0493613953</text:p>
          </table:table-cell>
        </table:table-row>
        <table:table-row table:style-name="ro2">
          <table:table-cell office:value-type="string" calcext:value-type="string">
            <text:p>2009-04-19 - 2009-04-25</text:p>
          </table:table-cell>
          <table:table-cell office:value-type="float" office:value="32878.7663156" calcext:value-type="float">
            <text:p>32878,7663156</text:p>
          </table:table-cell>
          <table:table-cell table:formula="of:=[.B278]" office:value-type="float" office:value="32878.7663156" calcext:value-type="float">
            <text:p>32878,7663156</text:p>
          </table:table-cell>
          <table:table-cell table:formula="of:=[.C278]/MAX([.$C$2:.$C$542])*100" office:value-type="float" office:value="36.7142960831432" calcext:value-type="float">
            <text:p>36,7142960831</text:p>
          </table:table-cell>
        </table:table-row>
        <table:table-row table:style-name="ro2">
          <table:table-cell office:value-type="string" calcext:value-type="string">
            <text:p>2009-04-26 - 2009-05-02</text:p>
          </table:table-cell>
          <table:table-cell office:value-type="float" office:value="34672.1535691781" calcext:value-type="float">
            <text:p>34672,1535691781</text:p>
          </table:table-cell>
          <table:table-cell table:formula="of:=[.B279]" office:value-type="float" office:value="34672.1535691781" calcext:value-type="float">
            <text:p>34672,1535691781</text:p>
          </table:table-cell>
          <table:table-cell table:formula="of:=[.C279]/MAX([.$C$2:.$C$542])*100" office:value-type="float" office:value="38.7168940513145" calcext:value-type="float">
            <text:p>38,7168940513</text:p>
          </table:table-cell>
        </table:table-row>
        <table:table-row table:style-name="ro2">
          <table:table-cell office:value-type="string" calcext:value-type="string">
            <text:p>2009-05-03 - 2009-05-09</text:p>
          </table:table-cell>
          <table:table-cell office:value-type="float" office:value="33476.5620667927" calcext:value-type="float">
            <text:p>33476,5620667927</text:p>
          </table:table-cell>
          <table:table-cell table:formula="of:=[.B280]" office:value-type="float" office:value="33476.5620667927" calcext:value-type="float">
            <text:p>33476,5620667927</text:p>
          </table:table-cell>
          <table:table-cell table:formula="of:=[.C280]/MAX([.$C$2:.$C$542])*100" office:value-type="float" office:value="37.3818287392003" calcext:value-type="float">
            <text:p>37,3818287392</text:p>
          </table:table-cell>
        </table:table-row>
        <table:table-row table:style-name="ro2">
          <table:table-cell office:value-type="string" calcext:value-type="string">
            <text:p>2009-05-10 - 2009-05-16</text:p>
          </table:table-cell>
          <table:table-cell office:value-type="float" office:value="34074.3578179854" calcext:value-type="float">
            <text:p>34074,3578179854</text:p>
          </table:table-cell>
          <table:table-cell table:formula="of:=[.B281]" office:value-type="float" office:value="34074.3578179854" calcext:value-type="float">
            <text:p>34074,3578179854</text:p>
          </table:table-cell>
          <table:table-cell table:formula="of:=[.C281]/MAX([.$C$2:.$C$542])*100" office:value-type="float" office:value="38.0493613952574" calcext:value-type="float">
            <text:p>38,0493613953</text:p>
          </table:table-cell>
        </table:table-row>
        <table:table-row table:style-name="ro2">
          <table:table-cell office:value-type="string" calcext:value-type="string">
            <text:p>2009-05-17 - 2009-05-23</text:p>
          </table:table-cell>
          <table:table-cell office:value-type="float" office:value="35269.9493203709" calcext:value-type="float">
            <text:p>35269,9493203709</text:p>
          </table:table-cell>
          <table:table-cell table:formula="of:=[.B282]" office:value-type="float" office:value="35269.9493203709" calcext:value-type="float">
            <text:p>35269,9493203709</text:p>
          </table:table-cell>
          <table:table-cell table:formula="of:=[.C282]/MAX([.$C$2:.$C$542])*100" office:value-type="float" office:value="39.3844267073718" calcext:value-type="float">
            <text:p>39,3844267074</text:p>
          </table:table-cell>
        </table:table-row>
        <table:table-row table:style-name="ro2">
          <table:table-cell office:value-type="string" calcext:value-type="string">
            <text:p>2009-05-24 - 2009-05-30</text:p>
          </table:table-cell>
          <table:table-cell office:value-type="float" office:value="35867.7450715636" calcext:value-type="float">
            <text:p>35867,7450715636</text:p>
          </table:table-cell>
          <table:table-cell table:formula="of:=[.B283]" office:value-type="float" office:value="35867.7450715636" calcext:value-type="float">
            <text:p>35867,7450715636</text:p>
          </table:table-cell>
          <table:table-cell table:formula="of:=[.C283]/MAX([.$C$2:.$C$542])*100" office:value-type="float" office:value="40.0519593634289" calcext:value-type="float">
            <text:p>40,0519593634</text:p>
          </table:table-cell>
        </table:table-row>
        <table:table-row table:style-name="ro2">
          <table:table-cell office:value-type="string" calcext:value-type="string">
            <text:p>2009-05-31 - 2009-06-06</text:p>
          </table:table-cell>
          <table:table-cell office:value-type="float" office:value="35867.7450715636" calcext:value-type="float">
            <text:p>35867,7450715636</text:p>
          </table:table-cell>
          <table:table-cell table:formula="of:=[.B284]" office:value-type="float" office:value="35867.7450715636" calcext:value-type="float">
            <text:p>35867,7450715636</text:p>
          </table:table-cell>
          <table:table-cell table:formula="of:=[.C284]/MAX([.$C$2:.$C$542])*100" office:value-type="float" office:value="40.0519593634289" calcext:value-type="float">
            <text:p>40,0519593634</text:p>
          </table:table-cell>
        </table:table-row>
        <table:table-row table:style-name="ro2">
          <table:table-cell office:value-type="string" calcext:value-type="string">
            <text:p>2009-06-07 - 2009-06-13</text:p>
          </table:table-cell>
          <table:table-cell office:value-type="float" office:value="37661.1323251418" calcext:value-type="float">
            <text:p>37661,1323251418</text:p>
          </table:table-cell>
          <table:table-cell table:formula="of:=[.B285]" office:value-type="float" office:value="37661.1323251418" calcext:value-type="float">
            <text:p>37661,1323251418</text:p>
          </table:table-cell>
          <table:table-cell table:formula="of:=[.C285]/MAX([.$C$2:.$C$542])*100" office:value-type="float" office:value="42.0545573316003" calcext:value-type="float">
            <text:p>42,0545573316</text:p>
          </table:table-cell>
        </table:table-row>
        <table:table-row table:style-name="ro2">
          <table:table-cell office:value-type="string" calcext:value-type="string">
            <text:p>2009-06-14 - 2009-06-20</text:p>
          </table:table-cell>
          <table:table-cell office:value-type="float" office:value="37661.1323251418" calcext:value-type="float">
            <text:p>37661,1323251418</text:p>
          </table:table-cell>
          <table:table-cell table:formula="of:=[.B286]" office:value-type="float" office:value="37661.1323251418" calcext:value-type="float">
            <text:p>37661,1323251418</text:p>
          </table:table-cell>
          <table:table-cell table:formula="of:=[.C286]/MAX([.$C$2:.$C$542])*100" office:value-type="float" office:value="42.0545573316003" calcext:value-type="float">
            <text:p>42,0545573316</text:p>
          </table:table-cell>
        </table:table-row>
        <table:table-row table:style-name="ro2">
          <table:table-cell office:value-type="string" calcext:value-type="string">
            <text:p>2009-06-21 - 2009-06-27</text:p>
          </table:table-cell>
          <table:table-cell office:value-type="float" office:value="37661.1323251418" calcext:value-type="float">
            <text:p>37661,1323251418</text:p>
          </table:table-cell>
          <table:table-cell table:formula="of:=[.B287]" office:value-type="float" office:value="37661.1323251418" calcext:value-type="float">
            <text:p>37661,1323251418</text:p>
          </table:table-cell>
          <table:table-cell table:formula="of:=[.C287]/MAX([.$C$2:.$C$542])*100" office:value-type="float" office:value="42.0545573316003" calcext:value-type="float">
            <text:p>42,0545573316</text:p>
          </table:table-cell>
        </table:table-row>
        <table:table-row table:style-name="ro2">
          <table:table-cell office:value-type="string" calcext:value-type="string">
            <text:p>2009-06-28 - 2009-07-04</text:p>
          </table:table-cell>
          <table:table-cell office:value-type="float" office:value="38856.7238275272" calcext:value-type="float">
            <text:p>38856,7238275272</text:p>
          </table:table-cell>
          <table:table-cell table:formula="of:=[.B288]" office:value-type="float" office:value="38856.7238275272" calcext:value-type="float">
            <text:p>38856,7238275272</text:p>
          </table:table-cell>
          <table:table-cell table:formula="of:=[.C288]/MAX([.$C$2:.$C$542])*100" office:value-type="float" office:value="43.3896226437146" calcext:value-type="float">
            <text:p>43,3896226437</text:p>
          </table:table-cell>
        </table:table-row>
        <table:table-row table:style-name="ro2">
          <table:table-cell office:value-type="string" calcext:value-type="string">
            <text:p>2009-07-05 - 2009-07-11</text:p>
          </table:table-cell>
          <table:table-cell office:value-type="float" office:value="39454.51957872" calcext:value-type="float">
            <text:p>39454,51957872</text:p>
          </table:table-cell>
          <table:table-cell table:formula="of:=[.B289]" office:value-type="float" office:value="39454.51957872" calcext:value-type="float">
            <text:p>39454,51957872</text:p>
          </table:table-cell>
          <table:table-cell table:formula="of:=[.C289]/MAX([.$C$2:.$C$542])*100" office:value-type="float" office:value="44.0571552997718" calcext:value-type="float">
            <text:p>44,0571552998</text:p>
          </table:table-cell>
        </table:table-row>
        <table:table-row table:style-name="ro2">
          <table:table-cell office:value-type="string" calcext:value-type="string">
            <text:p>2009-07-12 - 2009-07-18</text:p>
          </table:table-cell>
          <table:table-cell office:value-type="float" office:value="40650.1110811054" calcext:value-type="float">
            <text:p>40650,1110811054</text:p>
          </table:table-cell>
          <table:table-cell table:formula="of:=[.B290]" office:value-type="float" office:value="40650.1110811054" calcext:value-type="float">
            <text:p>40650,1110811054</text:p>
          </table:table-cell>
          <table:table-cell table:formula="of:=[.C290]/MAX([.$C$2:.$C$542])*100" office:value-type="float" office:value="45.392220611886" calcext:value-type="float">
            <text:p>45,3922206119</text:p>
          </table:table-cell>
        </table:table-row>
        <table:table-row table:style-name="ro2">
          <table:table-cell office:value-type="string" calcext:value-type="string">
            <text:p>2009-07-19 - 2009-07-25</text:p>
          </table:table-cell>
          <table:table-cell office:value-type="float" office:value="40650.1110811054" calcext:value-type="float">
            <text:p>40650,1110811054</text:p>
          </table:table-cell>
          <table:table-cell table:formula="of:=[.B291]" office:value-type="float" office:value="40650.1110811054" calcext:value-type="float">
            <text:p>40650,1110811054</text:p>
          </table:table-cell>
          <table:table-cell table:formula="of:=[.C291]/MAX([.$C$2:.$C$542])*100" office:value-type="float" office:value="45.392220611886" calcext:value-type="float">
            <text:p>45,3922206119</text:p>
          </table:table-cell>
        </table:table-row>
        <table:table-row table:style-name="ro2">
          <table:table-cell office:value-type="string" calcext:value-type="string">
            <text:p>2009-07-26 - 2009-08-01</text:p>
          </table:table-cell>
          <table:table-cell office:value-type="float" office:value="41247.9068322981" calcext:value-type="float">
            <text:p>41247,9068322981</text:p>
          </table:table-cell>
          <table:table-cell table:formula="of:=[.B292]" office:value-type="float" office:value="41247.9068322981" calcext:value-type="float">
            <text:p>41247,9068322981</text:p>
          </table:table-cell>
          <table:table-cell table:formula="of:=[.C292]/MAX([.$C$2:.$C$542])*100" office:value-type="float" office:value="46.0597532679432" calcext:value-type="float">
            <text:p>46,0597532679</text:p>
          </table:table-cell>
        </table:table-row>
        <table:table-row table:style-name="ro2">
          <table:table-cell office:value-type="string" calcext:value-type="string">
            <text:p>2009-08-02 - 2009-08-08</text:p>
          </table:table-cell>
          <table:table-cell office:value-type="float" office:value="43639.0898370691" calcext:value-type="float">
            <text:p>43639,0898370691</text:p>
          </table:table-cell>
          <table:table-cell table:formula="of:=[.B293]" office:value-type="float" office:value="43639.0898370691" calcext:value-type="float">
            <text:p>43639,0898370691</text:p>
          </table:table-cell>
          <table:table-cell table:formula="of:=[.C293]/MAX([.$C$2:.$C$542])*100" office:value-type="float" office:value="48.7298838921719" calcext:value-type="float">
            <text:p>48,7298838922</text:p>
          </table:table-cell>
        </table:table-row>
        <table:table-row table:style-name="ro2">
          <table:table-cell office:value-type="string" calcext:value-type="string">
            <text:p>2009-08-09 - 2009-08-15</text:p>
          </table:table-cell>
          <table:table-cell office:value-type="float" office:value="43041.2940858763" calcext:value-type="float">
            <text:p>43041,2940858763</text:p>
          </table:table-cell>
          <table:table-cell table:formula="of:=[.B294]" office:value-type="float" office:value="43041.2940858763" calcext:value-type="float">
            <text:p>43041,2940858763</text:p>
          </table:table-cell>
          <table:table-cell table:formula="of:=[.C294]/MAX([.$C$2:.$C$542])*100" office:value-type="float" office:value="48.0623512361146" calcext:value-type="float">
            <text:p>48,0623512361</text:p>
          </table:table-cell>
        </table:table-row>
        <table:table-row table:style-name="ro2">
          <table:table-cell office:value-type="string" calcext:value-type="string">
            <text:p>2009-08-16 - 2009-08-22</text:p>
          </table:table-cell>
          <table:table-cell office:value-type="float" office:value="43639.0898370691" calcext:value-type="float">
            <text:p>43639,0898370691</text:p>
          </table:table-cell>
          <table:table-cell table:formula="of:=[.B295]" office:value-type="float" office:value="43639.0898370691" calcext:value-type="float">
            <text:p>43639,0898370691</text:p>
          </table:table-cell>
          <table:table-cell table:formula="of:=[.C295]/MAX([.$C$2:.$C$542])*100" office:value-type="float" office:value="48.7298838921719" calcext:value-type="float">
            <text:p>48,7298838922</text:p>
          </table:table-cell>
        </table:table-row>
        <table:table-row table:style-name="ro2">
          <table:table-cell office:value-type="string" calcext:value-type="string">
            <text:p>2009-08-23 - 2009-08-29</text:p>
          </table:table-cell>
          <table:table-cell office:value-type="float" office:value="47225.8643442254" calcext:value-type="float">
            <text:p>47225,8643442254</text:p>
          </table:table-cell>
          <table:table-cell table:formula="of:=[.B296]" office:value-type="float" office:value="47225.8643442254" calcext:value-type="float">
            <text:p>47225,8643442254</text:p>
          </table:table-cell>
          <table:table-cell table:formula="of:=[.C296]/MAX([.$C$2:.$C$542])*100" office:value-type="float" office:value="52.7350798285147" calcext:value-type="float">
            <text:p>52,7350798285</text:p>
          </table:table-cell>
        </table:table-row>
        <table:table-row table:style-name="ro2">
          <table:table-cell office:value-type="string" calcext:value-type="string">
            <text:p>2009-08-30 - 2009-09-05</text:p>
          </table:table-cell>
          <table:table-cell office:value-type="float" office:value="46628.0685930327" calcext:value-type="float">
            <text:p>46628,0685930327</text:p>
          </table:table-cell>
          <table:table-cell table:formula="of:=[.B297]" office:value-type="float" office:value="46628.0685930327" calcext:value-type="float">
            <text:p>46628,0685930327</text:p>
          </table:table-cell>
          <table:table-cell table:formula="of:=[.C297]/MAX([.$C$2:.$C$542])*100" office:value-type="float" office:value="52.0675471724576" calcext:value-type="float">
            <text:p>52,0675471725</text:p>
          </table:table-cell>
        </table:table-row>
        <table:table-row table:style-name="ro2">
          <table:table-cell office:value-type="string" calcext:value-type="string">
            <text:p>2009-09-06 - 2009-09-12</text:p>
          </table:table-cell>
          <table:table-cell office:value-type="float" office:value="47823.6600954181" calcext:value-type="float">
            <text:p>47823,6600954181</text:p>
          </table:table-cell>
          <table:table-cell table:formula="of:=[.B298]" office:value-type="float" office:value="47823.6600954181" calcext:value-type="float">
            <text:p>47823,6600954181</text:p>
          </table:table-cell>
          <table:table-cell table:formula="of:=[.C298]/MAX([.$C$2:.$C$542])*100" office:value-type="float" office:value="53.4026124845718" calcext:value-type="float">
            <text:p>53,4026124846</text:p>
          </table:table-cell>
        </table:table-row>
        <table:table-row table:style-name="ro2">
          <table:table-cell office:value-type="string" calcext:value-type="string">
            <text:p>2009-09-13 - 2009-09-19</text:p>
          </table:table-cell>
          <table:table-cell office:value-type="float" office:value="49019.2515978036" calcext:value-type="float">
            <text:p>49019,2515978036</text:p>
          </table:table-cell>
          <table:table-cell table:formula="of:=[.B299]" office:value-type="float" office:value="49019.2515978036" calcext:value-type="float">
            <text:p>49019,2515978036</text:p>
          </table:table-cell>
          <table:table-cell table:formula="of:=[.C299]/MAX([.$C$2:.$C$542])*100" office:value-type="float" office:value="54.7376777966861" calcext:value-type="float">
            <text:p>54,7376777967</text:p>
          </table:table-cell>
        </table:table-row>
        <table:table-row table:style-name="ro2">
          <table:table-cell office:value-type="string" calcext:value-type="string">
            <text:p>2009-09-20 - 2009-09-26</text:p>
          </table:table-cell>
          <table:table-cell office:value-type="float" office:value="47823.6600954181" calcext:value-type="float">
            <text:p>47823,6600954181</text:p>
          </table:table-cell>
          <table:table-cell table:formula="of:=[.B300]" office:value-type="float" office:value="47823.6600954181" calcext:value-type="float">
            <text:p>47823,6600954181</text:p>
          </table:table-cell>
          <table:table-cell table:formula="of:=[.C300]/MAX([.$C$2:.$C$542])*100" office:value-type="float" office:value="53.4026124845718" calcext:value-type="float">
            <text:p>53,4026124846</text:p>
          </table:table-cell>
        </table:table-row>
        <table:table-row table:style-name="ro2">
          <table:table-cell office:value-type="string" calcext:value-type="string">
            <text:p>2009-09-27 - 2009-10-03</text:p>
          </table:table-cell>
          <table:table-cell office:value-type="float" office:value="46628.0685930327" calcext:value-type="float">
            <text:p>46628,0685930327</text:p>
          </table:table-cell>
          <table:table-cell table:formula="of:=[.B301]" office:value-type="float" office:value="46628.0685930327" calcext:value-type="float">
            <text:p>46628,0685930327</text:p>
          </table:table-cell>
          <table:table-cell table:formula="of:=[.C301]/MAX([.$C$2:.$C$542])*100" office:value-type="float" office:value="52.0675471724576" calcext:value-type="float">
            <text:p>52,0675471725</text:p>
          </table:table-cell>
        </table:table-row>
        <table:table-row table:style-name="ro2">
          <table:table-cell office:value-type="string" calcext:value-type="string">
            <text:p>2009-10-04 - 2009-10-10</text:p>
          </table:table-cell>
          <table:table-cell office:value-type="float" office:value="48421.4558466109" calcext:value-type="float">
            <text:p>48421,4558466109</text:p>
          </table:table-cell>
          <table:table-cell table:formula="of:=[.B302]" office:value-type="float" office:value="48421.4558466109" calcext:value-type="float">
            <text:p>48421,4558466109</text:p>
          </table:table-cell>
          <table:table-cell table:formula="of:=[.C302]/MAX([.$C$2:.$C$542])*100" office:value-type="float" office:value="54.070145140629" calcext:value-type="float">
            <text:p>54,0701451406</text:p>
          </table:table-cell>
        </table:table-row>
        <table:table-row table:style-name="ro2">
          <table:table-cell office:value-type="string" calcext:value-type="string">
            <text:p>2009-10-11 - 2009-10-17</text:p>
          </table:table-cell>
          <table:table-cell office:value-type="float" office:value="49019.2515978036" calcext:value-type="float">
            <text:p>49019,2515978036</text:p>
          </table:table-cell>
          <table:table-cell table:formula="of:=[.B303]" office:value-type="float" office:value="49019.2515978036" calcext:value-type="float">
            <text:p>49019,2515978036</text:p>
          </table:table-cell>
          <table:table-cell table:formula="of:=[.C303]/MAX([.$C$2:.$C$542])*100" office:value-type="float" office:value="54.7376777966861" calcext:value-type="float">
            <text:p>54,7376777967</text:p>
          </table:table-cell>
        </table:table-row>
        <table:table-row table:style-name="ro2">
          <table:table-cell office:value-type="string" calcext:value-type="string">
            <text:p>2009-10-18 - 2009-10-24</text:p>
          </table:table-cell>
          <table:table-cell office:value-type="float" office:value="49617.0473489963" calcext:value-type="float">
            <text:p>49617,0473489963</text:p>
          </table:table-cell>
          <table:table-cell table:formula="of:=[.B304]" office:value-type="float" office:value="49617.0473489963" calcext:value-type="float">
            <text:p>49617,0473489963</text:p>
          </table:table-cell>
          <table:table-cell table:formula="of:=[.C304]/MAX([.$C$2:.$C$542])*100" office:value-type="float" office:value="55.4052104527433" calcext:value-type="float">
            <text:p>55,4052104527</text:p>
          </table:table-cell>
        </table:table-row>
        <table:table-row table:style-name="ro2">
          <table:table-cell office:value-type="string" calcext:value-type="string">
            <text:p>2009-10-25 - 2009-10-31</text:p>
          </table:table-cell>
          <table:table-cell office:value-type="float" office:value="49019.2515978036" calcext:value-type="float">
            <text:p>49019,2515978036</text:p>
          </table:table-cell>
          <table:table-cell table:formula="of:=[.B305]" office:value-type="float" office:value="49019.2515978036" calcext:value-type="float">
            <text:p>49019,2515978036</text:p>
          </table:table-cell>
          <table:table-cell table:formula="of:=[.C305]/MAX([.$C$2:.$C$542])*100" office:value-type="float" office:value="54.7376777966861" calcext:value-type="float">
            <text:p>54,7376777967</text:p>
          </table:table-cell>
        </table:table-row>
        <table:table-row table:style-name="ro2">
          <table:table-cell office:value-type="string" calcext:value-type="string">
            <text:p>2009-11-01 - 2009-11-07</text:p>
          </table:table-cell>
          <table:table-cell office:value-type="float" office:value="50214.843100189" calcext:value-type="float">
            <text:p>50214,843100189</text:p>
          </table:table-cell>
          <table:table-cell table:formula="of:=[.B306]" office:value-type="float" office:value="50214.843100189" calcext:value-type="float">
            <text:p>50214,843100189</text:p>
          </table:table-cell>
          <table:table-cell table:formula="of:=[.C306]/MAX([.$C$2:.$C$542])*100" office:value-type="float" office:value="56.0727431088004" calcext:value-type="float">
            <text:p>56,0727431088</text:p>
          </table:table-cell>
        </table:table-row>
        <table:table-row table:style-name="ro2">
          <table:table-cell office:value-type="string" calcext:value-type="string">
            <text:p>2009-11-08 - 2009-11-14</text:p>
          </table:table-cell>
          <table:table-cell office:value-type="float" office:value="50812.6388513818" calcext:value-type="float">
            <text:p>50812,6388513818</text:p>
          </table:table-cell>
          <table:table-cell table:formula="of:=[.B307]" office:value-type="float" office:value="50812.6388513818" calcext:value-type="float">
            <text:p>50812,6388513818</text:p>
          </table:table-cell>
          <table:table-cell table:formula="of:=[.C307]/MAX([.$C$2:.$C$542])*100" office:value-type="float" office:value="56.7402757648576" calcext:value-type="float">
            <text:p>56,7402757649</text:p>
          </table:table-cell>
        </table:table-row>
        <table:table-row table:style-name="ro2">
          <table:table-cell office:value-type="string" calcext:value-type="string">
            <text:p>2009-11-15 - 2009-11-21</text:p>
          </table:table-cell>
          <table:table-cell office:value-type="float" office:value="50812.6388513818" calcext:value-type="float">
            <text:p>50812,6388513818</text:p>
          </table:table-cell>
          <table:table-cell table:formula="of:=[.B308]" office:value-type="float" office:value="50812.6388513818" calcext:value-type="float">
            <text:p>50812,6388513818</text:p>
          </table:table-cell>
          <table:table-cell table:formula="of:=[.C308]/MAX([.$C$2:.$C$542])*100" office:value-type="float" office:value="56.7402757648576" calcext:value-type="float">
            <text:p>56,7402757649</text:p>
          </table:table-cell>
        </table:table-row>
        <table:table-row table:style-name="ro2">
          <table:table-cell office:value-type="string" calcext:value-type="string">
            <text:p>2009-11-22 - 2009-11-28</text:p>
          </table:table-cell>
          <table:table-cell office:value-type="float" office:value="53801.6176073454" calcext:value-type="float">
            <text:p>53801,6176073454</text:p>
          </table:table-cell>
          <table:table-cell table:formula="of:=[.B309]" office:value-type="float" office:value="53801.6176073454" calcext:value-type="float">
            <text:p>53801,6176073454</text:p>
          </table:table-cell>
          <table:table-cell table:formula="of:=[.C309]/MAX([.$C$2:.$C$542])*100" office:value-type="float" office:value="60.0779390451433" calcext:value-type="float">
            <text:p>60,0779390451</text:p>
          </table:table-cell>
        </table:table-row>
        <table:table-row table:style-name="ro2">
          <table:table-cell office:value-type="string" calcext:value-type="string">
            <text:p>2009-11-29 - 2009-12-05</text:p>
          </table:table-cell>
          <table:table-cell office:value-type="float" office:value="49617.0473489963" calcext:value-type="float">
            <text:p>49617,0473489963</text:p>
          </table:table-cell>
          <table:table-cell table:formula="of:=[.B310]" office:value-type="float" office:value="49617.0473489963" calcext:value-type="float">
            <text:p>49617,0473489963</text:p>
          </table:table-cell>
          <table:table-cell table:formula="of:=[.C310]/MAX([.$C$2:.$C$542])*100" office:value-type="float" office:value="55.4052104527433" calcext:value-type="float">
            <text:p>55,4052104527</text:p>
          </table:table-cell>
        </table:table-row>
        <table:table-row table:style-name="ro2">
          <table:table-cell office:value-type="string" calcext:value-type="string">
            <text:p>2009-12-06 - 2009-12-12</text:p>
          </table:table-cell>
          <table:table-cell office:value-type="float" office:value="52008.2303537672" calcext:value-type="float">
            <text:p>52008,2303537672</text:p>
          </table:table-cell>
          <table:table-cell table:formula="of:=[.B311]" office:value-type="float" office:value="52008.2303537672" calcext:value-type="float">
            <text:p>52008,2303537672</text:p>
          </table:table-cell>
          <table:table-cell table:formula="of:=[.C311]/MAX([.$C$2:.$C$542])*100" office:value-type="float" office:value="58.0753410769718" calcext:value-type="float">
            <text:p>58,075341077</text:p>
          </table:table-cell>
        </table:table-row>
        <table:table-row table:style-name="ro2">
          <table:table-cell office:value-type="string" calcext:value-type="string">
            <text:p>2009-12-13 - 2009-12-19</text:p>
          </table:table-cell>
          <table:table-cell office:value-type="float" office:value="52606.0261049599" calcext:value-type="float">
            <text:p>52606,0261049599</text:p>
          </table:table-cell>
          <table:table-cell table:formula="of:=[.B312]" office:value-type="float" office:value="52606.0261049599" calcext:value-type="float">
            <text:p>52606,0261049599</text:p>
          </table:table-cell>
          <table:table-cell table:formula="of:=[.C312]/MAX([.$C$2:.$C$542])*100" office:value-type="float" office:value="58.742873733029" calcext:value-type="float">
            <text:p>58,742873733</text:p>
          </table:table-cell>
        </table:table-row>
        <table:table-row table:style-name="ro2">
          <table:table-cell office:value-type="string" calcext:value-type="string">
            <text:p>2009-12-20 - 2009-12-26</text:p>
          </table:table-cell>
          <table:table-cell office:value-type="float" office:value="58583.9836168872" calcext:value-type="float">
            <text:p>58583,9836168872</text:p>
          </table:table-cell>
          <table:table-cell table:formula="of:=[.B313]" office:value-type="float" office:value="58583.9836168872" calcext:value-type="float">
            <text:p>58583,9836168872</text:p>
          </table:table-cell>
          <table:table-cell table:formula="of:=[.C313]/MAX([.$C$2:.$C$542])*100" office:value-type="float" office:value="65.4182002936005" calcext:value-type="float">
            <text:p>65,4182002936</text:p>
          </table:table-cell>
        </table:table-row>
        <table:table-row table:style-name="ro2">
          <table:table-cell office:value-type="string" calcext:value-type="string">
            <text:p>2009-12-27 - 2010-01-02</text:p>
          </table:table-cell>
          <table:table-cell office:value-type="float" office:value="59779.5751192727" calcext:value-type="float">
            <text:p>59779,5751192727</text:p>
          </table:table-cell>
          <table:table-cell table:formula="of:=[.B314]" office:value-type="float" office:value="59779.5751192727" calcext:value-type="float">
            <text:p>59779,5751192727</text:p>
          </table:table-cell>
          <table:table-cell table:formula="of:=[.C314]/MAX([.$C$2:.$C$542])*100" office:value-type="float" office:value="66.7532656057148" calcext:value-type="float">
            <text:p>66,7532656057</text:p>
          </table:table-cell>
        </table:table-row>
        <table:table-row table:style-name="ro2">
          <table:table-cell office:value-type="string" calcext:value-type="string">
            <text:p>2010-01-03 - 2010-01-09</text:p>
          </table:table-cell>
          <table:table-cell office:value-type="float" office:value="56192.8006121163" calcext:value-type="float">
            <text:p>56192,8006121163</text:p>
          </table:table-cell>
          <table:table-cell table:formula="of:=[.B315]" office:value-type="float" office:value="56192.8006121163" calcext:value-type="float">
            <text:p>56192,8006121163</text:p>
          </table:table-cell>
          <table:table-cell table:formula="of:=[.C315]/MAX([.$C$2:.$C$542])*100" office:value-type="float" office:value="62.7480696693719" calcext:value-type="float">
            <text:p>62,7480696694</text:p>
          </table:table-cell>
        </table:table-row>
        <table:table-row table:style-name="ro2">
          <table:table-cell office:value-type="string" calcext:value-type="string">
            <text:p>2010-01-10 - 2010-01-16</text:p>
          </table:table-cell>
          <table:table-cell office:value-type="float" office:value="57895.6127518774" calcext:value-type="float">
            <text:p>57895,6127518774</text:p>
          </table:table-cell>
          <table:table-cell table:formula="of:=[.B316]" office:value-type="float" office:value="57895.6127518774" calcext:value-type="float">
            <text:p>57895,6127518774</text:p>
          </table:table-cell>
          <table:table-cell table:formula="of:=[.C316]/MAX([.$C$2:.$C$542])*100" office:value-type="float" office:value="64.6495263260195" calcext:value-type="float">
            <text:p>64,649526326</text:p>
          </table:table-cell>
        </table:table-row>
        <table:table-row table:style-name="ro2">
          <table:table-cell office:value-type="string" calcext:value-type="string">
            <text:p>2010-01-17 - 2010-01-23</text:p>
          </table:table-cell>
          <table:table-cell office:value-type="float" office:value="60449.8309615191" calcext:value-type="float">
            <text:p>60449,8309615191</text:p>
          </table:table-cell>
          <table:table-cell table:formula="of:=[.B317]" office:value-type="float" office:value="60449.8309615191" calcext:value-type="float">
            <text:p>60449,8309615191</text:p>
          </table:table-cell>
          <table:table-cell table:formula="of:=[.C317]/MAX([.$C$2:.$C$542])*100" office:value-type="float" office:value="67.501711310991" calcext:value-type="float">
            <text:p>67,501711311</text:p>
          </table:table-cell>
        </table:table-row>
        <table:table-row table:style-name="ro2">
          <table:table-cell office:value-type="string" calcext:value-type="string">
            <text:p>2010-01-24 - 2010-01-30</text:p>
          </table:table-cell>
          <table:table-cell office:value-type="float" office:value="61301.2370313996" calcext:value-type="float">
            <text:p>61301,2370313996</text:p>
          </table:table-cell>
          <table:table-cell table:formula="of:=[.B318]" office:value-type="float" office:value="61301.2370313996" calcext:value-type="float">
            <text:p>61301,2370313996</text:p>
          </table:table-cell>
          <table:table-cell table:formula="of:=[.C318]/MAX([.$C$2:.$C$542])*100" office:value-type="float" office:value="68.4524396393148" calcext:value-type="float">
            <text:p>68,4524396393</text:p>
          </table:table-cell>
        </table:table-row>
        <table:table-row table:style-name="ro2">
          <table:table-cell office:value-type="string" calcext:value-type="string">
            <text:p>2010-01-31 - 2010-02-06</text:p>
          </table:table-cell>
          <table:table-cell office:value-type="float" office:value="61301.2370313996" calcext:value-type="float">
            <text:p>61301,2370313996</text:p>
          </table:table-cell>
          <table:table-cell table:formula="of:=[.B319]" office:value-type="float" office:value="61301.2370313996" calcext:value-type="float">
            <text:p>61301,2370313996</text:p>
          </table:table-cell>
          <table:table-cell table:formula="of:=[.C319]/MAX([.$C$2:.$C$542])*100" office:value-type="float" office:value="68.4524396393148" calcext:value-type="float">
            <text:p>68,4524396393</text:p>
          </table:table-cell>
        </table:table-row>
        <table:table-row table:style-name="ro2">
          <table:table-cell office:value-type="string" calcext:value-type="string">
            <text:p>2010-02-07 - 2010-02-13</text:p>
          </table:table-cell>
          <table:table-cell office:value-type="float" office:value="63004.0491711607" calcext:value-type="float">
            <text:p>63004,0491711607</text:p>
          </table:table-cell>
          <table:table-cell table:formula="of:=[.B320]" office:value-type="float" office:value="63004.0491711607" calcext:value-type="float">
            <text:p>63004,0491711607</text:p>
          </table:table-cell>
          <table:table-cell table:formula="of:=[.C320]/MAX([.$C$2:.$C$542])*100" office:value-type="float" office:value="70.3538962959624" calcext:value-type="float">
            <text:p>70,353896296</text:p>
          </table:table-cell>
        </table:table-row>
        <table:table-row table:style-name="ro2">
          <table:table-cell office:value-type="string" calcext:value-type="string">
            <text:p>2010-02-14 - 2010-02-20</text:p>
          </table:table-cell>
          <table:table-cell office:value-type="float" office:value="63004.0491711607" calcext:value-type="float">
            <text:p>63004,0491711607</text:p>
          </table:table-cell>
          <table:table-cell table:formula="of:=[.B321]" office:value-type="float" office:value="63004.0491711607" calcext:value-type="float">
            <text:p>63004,0491711607</text:p>
          </table:table-cell>
          <table:table-cell table:formula="of:=[.C321]/MAX([.$C$2:.$C$542])*100" office:value-type="float" office:value="70.3538962959624" calcext:value-type="float">
            <text:p>70,353896296</text:p>
          </table:table-cell>
        </table:table-row>
        <table:table-row table:style-name="ro2">
          <table:table-cell office:value-type="string" calcext:value-type="string">
            <text:p>2010-02-21 - 2010-02-27</text:p>
          </table:table-cell>
          <table:table-cell office:value-type="float" office:value="60449.8309615191" calcext:value-type="float">
            <text:p>60449,8309615191</text:p>
          </table:table-cell>
          <table:table-cell table:formula="of:=[.B322]" office:value-type="float" office:value="60449.8309615191" calcext:value-type="float">
            <text:p>60449,8309615191</text:p>
          </table:table-cell>
          <table:table-cell table:formula="of:=[.C322]/MAX([.$C$2:.$C$542])*100" office:value-type="float" office:value="67.501711310991" calcext:value-type="float">
            <text:p>67,501711311</text:p>
          </table:table-cell>
        </table:table-row>
        <table:table-row table:style-name="ro2">
          <table:table-cell office:value-type="string" calcext:value-type="string">
            <text:p>2010-02-28 - 2010-03-06</text:p>
          </table:table-cell>
          <table:table-cell office:value-type="float" office:value="61301.2370313996" calcext:value-type="float">
            <text:p>61301,2370313996</text:p>
          </table:table-cell>
          <table:table-cell table:formula="of:=[.B323]" office:value-type="float" office:value="61301.2370313996" calcext:value-type="float">
            <text:p>61301,2370313996</text:p>
          </table:table-cell>
          <table:table-cell table:formula="of:=[.C323]/MAX([.$C$2:.$C$542])*100" office:value-type="float" office:value="68.4524396393148" calcext:value-type="float">
            <text:p>68,4524396393</text:p>
          </table:table-cell>
        </table:table-row>
        <table:table-row table:style-name="ro2">
          <table:table-cell office:value-type="string" calcext:value-type="string">
            <text:p>2010-03-07 - 2010-03-13</text:p>
          </table:table-cell>
          <table:table-cell office:value-type="float" office:value="63004.0491711607" calcext:value-type="float">
            <text:p>63004,0491711607</text:p>
          </table:table-cell>
          <table:table-cell table:formula="of:=[.B324]" office:value-type="float" office:value="63004.0491711607" calcext:value-type="float">
            <text:p>63004,0491711607</text:p>
          </table:table-cell>
          <table:table-cell table:formula="of:=[.C324]/MAX([.$C$2:.$C$542])*100" office:value-type="float" office:value="70.3538962959624" calcext:value-type="float">
            <text:p>70,353896296</text:p>
          </table:table-cell>
        </table:table-row>
        <table:table-row table:style-name="ro2">
          <table:table-cell office:value-type="string" calcext:value-type="string">
            <text:p>2010-03-14 - 2010-03-20</text:p>
          </table:table-cell>
          <table:table-cell office:value-type="float" office:value="62152.6431012802" calcext:value-type="float">
            <text:p>62152,6431012802</text:p>
          </table:table-cell>
          <table:table-cell table:formula="of:=[.B325]" office:value-type="float" office:value="62152.6431012802" calcext:value-type="float">
            <text:p>62152,6431012802</text:p>
          </table:table-cell>
          <table:table-cell table:formula="of:=[.C325]/MAX([.$C$2:.$C$542])*100" office:value-type="float" office:value="69.4031679676387" calcext:value-type="float">
            <text:p>69,4031679676</text:p>
          </table:table-cell>
        </table:table-row>
        <table:table-row table:style-name="ro2">
          <table:table-cell office:value-type="string" calcext:value-type="string">
            <text:p>2010-03-21 - 2010-03-27</text:p>
          </table:table-cell>
          <table:table-cell office:value-type="float" office:value="64706.8613109218" calcext:value-type="float">
            <text:p>64706,8613109218</text:p>
          </table:table-cell>
          <table:table-cell table:formula="of:=[.B326]" office:value-type="float" office:value="64706.8613109218" calcext:value-type="float">
            <text:p>64706,8613109218</text:p>
          </table:table-cell>
          <table:table-cell table:formula="of:=[.C326]/MAX([.$C$2:.$C$542])*100" office:value-type="float" office:value="72.2553529526101" calcext:value-type="float">
            <text:p>72,2553529526</text:p>
          </table:table-cell>
        </table:table-row>
        <table:table-row table:style-name="ro2">
          <table:table-cell office:value-type="string" calcext:value-type="string">
            <text:p>2010-03-28 - 2010-04-03</text:p>
          </table:table-cell>
          <table:table-cell office:value-type="float" office:value="65558.2673808024" calcext:value-type="float">
            <text:p>65558,2673808024</text:p>
          </table:table-cell>
          <table:table-cell table:formula="of:=[.B327]" office:value-type="float" office:value="65558.2673808024" calcext:value-type="float">
            <text:p>65558,2673808024</text:p>
          </table:table-cell>
          <table:table-cell table:formula="of:=[.C327]/MAX([.$C$2:.$C$542])*100" office:value-type="float" office:value="73.2060812809339" calcext:value-type="float">
            <text:p>73,2060812809</text:p>
          </table:table-cell>
        </table:table-row>
        <table:table-row table:style-name="ro2">
          <table:table-cell office:value-type="string" calcext:value-type="string">
            <text:p>2010-04-04 - 2010-04-10</text:p>
          </table:table-cell>
          <table:table-cell office:value-type="float" office:value="66409.6734506829" calcext:value-type="float">
            <text:p>66409,6734506829</text:p>
          </table:table-cell>
          <table:table-cell table:formula="of:=[.B328]" office:value-type="float" office:value="66409.6734506829" calcext:value-type="float">
            <text:p>66409,6734506829</text:p>
          </table:table-cell>
          <table:table-cell table:formula="of:=[.C328]/MAX([.$C$2:.$C$542])*100" office:value-type="float" office:value="74.1568096092577" calcext:value-type="float">
            <text:p>74,1568096093</text:p>
          </table:table-cell>
        </table:table-row>
        <table:table-row table:style-name="ro2">
          <table:table-cell office:value-type="string" calcext:value-type="string">
            <text:p>2010-04-11 - 2010-04-17</text:p>
          </table:table-cell>
          <table:table-cell office:value-type="float" office:value="67261.0795205635" calcext:value-type="float">
            <text:p>67261,0795205635</text:p>
          </table:table-cell>
          <table:table-cell table:formula="of:=[.B329]" office:value-type="float" office:value="67261.0795205635" calcext:value-type="float">
            <text:p>67261,0795205635</text:p>
          </table:table-cell>
          <table:table-cell table:formula="of:=[.C329]/MAX([.$C$2:.$C$542])*100" office:value-type="float" office:value="75.1075379375816" calcext:value-type="float">
            <text:p>75,1075379376</text:p>
          </table:table-cell>
        </table:table-row>
        <table:table-row table:style-name="ro2">
          <table:table-cell office:value-type="string" calcext:value-type="string">
            <text:p>2010-04-18 - 2010-04-24</text:p>
          </table:table-cell>
          <table:table-cell office:value-type="float" office:value="68112.485590444" calcext:value-type="float">
            <text:p>68112,485590444</text:p>
          </table:table-cell>
          <table:table-cell table:formula="of:=[.B330]" office:value-type="float" office:value="68112.485590444" calcext:value-type="float">
            <text:p>68112,485590444</text:p>
          </table:table-cell>
          <table:table-cell table:formula="of:=[.C330]/MAX([.$C$2:.$C$542])*100" office:value-type="float" office:value="76.0582662659053" calcext:value-type="float">
            <text:p>76,0582662659</text:p>
          </table:table-cell>
        </table:table-row>
        <table:table-row table:style-name="ro2">
          <table:table-cell office:value-type="string" calcext:value-type="string">
            <text:p>2010-04-25 - 2010-05-01</text:p>
          </table:table-cell>
          <table:table-cell office:value-type="float" office:value="65558.2673808024" calcext:value-type="float">
            <text:p>65558,2673808024</text:p>
          </table:table-cell>
          <table:table-cell table:formula="of:=[.B331]" office:value-type="float" office:value="65558.2673808024" calcext:value-type="float">
            <text:p>65558,2673808024</text:p>
          </table:table-cell>
          <table:table-cell table:formula="of:=[.C331]/MAX([.$C$2:.$C$542])*100" office:value-type="float" office:value="73.2060812809339" calcext:value-type="float">
            <text:p>73,2060812809</text:p>
          </table:table-cell>
        </table:table-row>
        <table:table-row table:style-name="ro2">
          <table:table-cell office:value-type="string" calcext:value-type="string">
            <text:p>2010-05-02 - 2010-05-08</text:p>
          </table:table-cell>
          <table:table-cell office:value-type="float" office:value="67261.0795205635" calcext:value-type="float">
            <text:p>67261,0795205635</text:p>
          </table:table-cell>
          <table:table-cell table:formula="of:=[.B332]" office:value-type="float" office:value="67261.0795205635" calcext:value-type="float">
            <text:p>67261,0795205635</text:p>
          </table:table-cell>
          <table:table-cell table:formula="of:=[.C332]/MAX([.$C$2:.$C$542])*100" office:value-type="float" office:value="75.1075379375816" calcext:value-type="float">
            <text:p>75,1075379376</text:p>
          </table:table-cell>
        </table:table-row>
        <table:table-row table:style-name="ro2">
          <table:table-cell office:value-type="string" calcext:value-type="string">
            <text:p>2010-05-09 - 2010-05-15</text:p>
          </table:table-cell>
          <table:table-cell office:value-type="float" office:value="65558.2673808024" calcext:value-type="float">
            <text:p>65558,2673808024</text:p>
          </table:table-cell>
          <table:table-cell table:formula="of:=[.B333]" office:value-type="float" office:value="65558.2673808024" calcext:value-type="float">
            <text:p>65558,2673808024</text:p>
          </table:table-cell>
          <table:table-cell table:formula="of:=[.C333]/MAX([.$C$2:.$C$542])*100" office:value-type="float" office:value="73.2060812809339" calcext:value-type="float">
            <text:p>73,2060812809</text:p>
          </table:table-cell>
        </table:table-row>
        <table:table-row table:style-name="ro2">
          <table:table-cell office:value-type="string" calcext:value-type="string">
            <text:p>2010-05-16 - 2010-05-22</text:p>
          </table:table-cell>
          <table:table-cell office:value-type="float" office:value="65558.2673808024" calcext:value-type="float">
            <text:p>65558,2673808024</text:p>
          </table:table-cell>
          <table:table-cell table:formula="of:=[.B334]" office:value-type="float" office:value="65558.2673808024" calcext:value-type="float">
            <text:p>65558,2673808024</text:p>
          </table:table-cell>
          <table:table-cell table:formula="of:=[.C334]/MAX([.$C$2:.$C$542])*100" office:value-type="float" office:value="73.2060812809339" calcext:value-type="float">
            <text:p>73,2060812809</text:p>
          </table:table-cell>
        </table:table-row>
        <table:table-row table:style-name="ro2">
          <table:table-cell office:value-type="string" calcext:value-type="string">
            <text:p>2010-05-23 - 2010-05-29</text:p>
          </table:table-cell>
          <table:table-cell office:value-type="float" office:value="66409.6734506829" calcext:value-type="float">
            <text:p>66409,6734506829</text:p>
          </table:table-cell>
          <table:table-cell table:formula="of:=[.B335]" office:value-type="float" office:value="66409.6734506829" calcext:value-type="float">
            <text:p>66409,6734506829</text:p>
          </table:table-cell>
          <table:table-cell table:formula="of:=[.C335]/MAX([.$C$2:.$C$542])*100" office:value-type="float" office:value="74.1568096092577" calcext:value-type="float">
            <text:p>74,1568096093</text:p>
          </table:table-cell>
        </table:table-row>
        <table:table-row table:style-name="ro2">
          <table:table-cell office:value-type="string" calcext:value-type="string">
            <text:p>2010-05-30 - 2010-06-05</text:p>
          </table:table-cell>
          <table:table-cell office:value-type="float" office:value="64706.8613109218" calcext:value-type="float">
            <text:p>64706,8613109218</text:p>
          </table:table-cell>
          <table:table-cell table:formula="of:=[.B336]" office:value-type="float" office:value="64706.8613109218" calcext:value-type="float">
            <text:p>64706,8613109218</text:p>
          </table:table-cell>
          <table:table-cell table:formula="of:=[.C336]/MAX([.$C$2:.$C$542])*100" office:value-type="float" office:value="72.2553529526101" calcext:value-type="float">
            <text:p>72,2553529526</text:p>
          </table:table-cell>
        </table:table-row>
        <table:table-row table:style-name="ro2">
          <table:table-cell office:value-type="string" calcext:value-type="string">
            <text:p>2010-06-06 - 2010-06-12</text:p>
          </table:table-cell>
          <table:table-cell office:value-type="float" office:value="65558.2673808024" calcext:value-type="float">
            <text:p>65558,2673808024</text:p>
          </table:table-cell>
          <table:table-cell table:formula="of:=[.B337]" office:value-type="float" office:value="65558.2673808024" calcext:value-type="float">
            <text:p>65558,2673808024</text:p>
          </table:table-cell>
          <table:table-cell table:formula="of:=[.C337]/MAX([.$C$2:.$C$542])*100" office:value-type="float" office:value="73.2060812809339" calcext:value-type="float">
            <text:p>73,2060812809</text:p>
          </table:table-cell>
        </table:table-row>
        <table:table-row table:style-name="ro2">
          <table:table-cell office:value-type="string" calcext:value-type="string">
            <text:p>2010-06-13 - 2010-06-19</text:p>
          </table:table-cell>
          <table:table-cell office:value-type="float" office:value="66409.6734506829" calcext:value-type="float">
            <text:p>66409,6734506829</text:p>
          </table:table-cell>
          <table:table-cell table:formula="of:=[.B338]" office:value-type="float" office:value="66409.6734506829" calcext:value-type="float">
            <text:p>66409,6734506829</text:p>
          </table:table-cell>
          <table:table-cell table:formula="of:=[.C338]/MAX([.$C$2:.$C$542])*100" office:value-type="float" office:value="74.1568096092577" calcext:value-type="float">
            <text:p>74,1568096093</text:p>
          </table:table-cell>
        </table:table-row>
        <table:table-row table:style-name="ro2">
          <table:table-cell office:value-type="string" calcext:value-type="string">
            <text:p>2010-06-20 - 2010-06-26</text:p>
          </table:table-cell>
          <table:table-cell office:value-type="float" office:value="67261.0795205635" calcext:value-type="float">
            <text:p>67261,0795205635</text:p>
          </table:table-cell>
          <table:table-cell table:formula="of:=[.B339]" office:value-type="float" office:value="67261.0795205635" calcext:value-type="float">
            <text:p>67261,0795205635</text:p>
          </table:table-cell>
          <table:table-cell table:formula="of:=[.C339]/MAX([.$C$2:.$C$542])*100" office:value-type="float" office:value="75.1075379375816" calcext:value-type="float">
            <text:p>75,1075379376</text:p>
          </table:table-cell>
        </table:table-row>
        <table:table-row table:style-name="ro2">
          <table:table-cell office:value-type="string" calcext:value-type="string">
            <text:p>2010-06-27 - 2010-07-03</text:p>
          </table:table-cell>
          <table:table-cell office:value-type="float" office:value="68963.8916603246" calcext:value-type="float">
            <text:p>68963,8916603246</text:p>
          </table:table-cell>
          <table:table-cell table:formula="of:=[.B340]" office:value-type="float" office:value="68963.8916603246" calcext:value-type="float">
            <text:p>68963,8916603246</text:p>
          </table:table-cell>
          <table:table-cell table:formula="of:=[.C340]/MAX([.$C$2:.$C$542])*100" office:value-type="float" office:value="77.0089945942292" calcext:value-type="float">
            <text:p>77,0089945942</text:p>
          </table:table-cell>
        </table:table-row>
        <table:table-row table:style-name="ro2">
          <table:table-cell office:value-type="string" calcext:value-type="string">
            <text:p>2010-07-04 - 2010-07-10</text:p>
          </table:table-cell>
          <table:table-cell office:value-type="float" office:value="68112.485590444" calcext:value-type="float">
            <text:p>68112,485590444</text:p>
          </table:table-cell>
          <table:table-cell table:formula="of:=[.B341]" office:value-type="float" office:value="68112.485590444" calcext:value-type="float">
            <text:p>68112,485590444</text:p>
          </table:table-cell>
          <table:table-cell table:formula="of:=[.C341]/MAX([.$C$2:.$C$542])*100" office:value-type="float" office:value="76.0582662659053" calcext:value-type="float">
            <text:p>76,0582662659</text:p>
          </table:table-cell>
        </table:table-row>
        <table:table-row table:style-name="ro2">
          <table:table-cell office:value-type="string" calcext:value-type="string">
            <text:p>2010-07-11 - 2010-07-17</text:p>
          </table:table-cell>
          <table:table-cell office:value-type="float" office:value="68112.485590444" calcext:value-type="float">
            <text:p>68112,485590444</text:p>
          </table:table-cell>
          <table:table-cell table:formula="of:=[.B342]" office:value-type="float" office:value="68112.485590444" calcext:value-type="float">
            <text:p>68112,485590444</text:p>
          </table:table-cell>
          <table:table-cell table:formula="of:=[.C342]/MAX([.$C$2:.$C$542])*100" office:value-type="float" office:value="76.0582662659053" calcext:value-type="float">
            <text:p>76,0582662659</text:p>
          </table:table-cell>
        </table:table-row>
        <table:table-row table:style-name="ro2">
          <table:table-cell office:value-type="string" calcext:value-type="string">
            <text:p>2010-07-18 - 2010-07-24</text:p>
          </table:table-cell>
          <table:table-cell office:value-type="float" office:value="69815.2977302051" calcext:value-type="float">
            <text:p>69815,2977302051</text:p>
          </table:table-cell>
          <table:table-cell table:formula="of:=[.B343]" office:value-type="float" office:value="69815.2977302051" calcext:value-type="float">
            <text:p>69815,2977302051</text:p>
          </table:table-cell>
          <table:table-cell table:formula="of:=[.C343]/MAX([.$C$2:.$C$542])*100" office:value-type="float" office:value="77.959722922553" calcext:value-type="float">
            <text:p>77,9597229226</text:p>
          </table:table-cell>
        </table:table-row>
        <table:table-row table:style-name="ro2">
          <table:table-cell office:value-type="string" calcext:value-type="string">
            <text:p>2010-07-25 - 2010-07-31</text:p>
          </table:table-cell>
          <table:table-cell office:value-type="float" office:value="68963.8916603246" calcext:value-type="float">
            <text:p>68963,8916603246</text:p>
          </table:table-cell>
          <table:table-cell table:formula="of:=[.B344]" office:value-type="float" office:value="68963.8916603246" calcext:value-type="float">
            <text:p>68963,8916603246</text:p>
          </table:table-cell>
          <table:table-cell table:formula="of:=[.C344]/MAX([.$C$2:.$C$542])*100" office:value-type="float" office:value="77.0089945942292" calcext:value-type="float">
            <text:p>77,0089945942</text:p>
          </table:table-cell>
        </table:table-row>
        <table:table-row table:style-name="ro2">
          <table:table-cell office:value-type="string" calcext:value-type="string">
            <text:p>2010-08-01 - 2010-08-07</text:p>
          </table:table-cell>
          <table:table-cell office:value-type="float" office:value="69815.2977302051" calcext:value-type="float">
            <text:p>69815,2977302051</text:p>
          </table:table-cell>
          <table:table-cell table:formula="of:=[.B345]" office:value-type="float" office:value="69815.2977302051" calcext:value-type="float">
            <text:p>69815,2977302051</text:p>
          </table:table-cell>
          <table:table-cell table:formula="of:=[.C345]/MAX([.$C$2:.$C$542])*100" office:value-type="float" office:value="77.959722922553" calcext:value-type="float">
            <text:p>77,9597229226</text:p>
          </table:table-cell>
        </table:table-row>
        <table:table-row table:style-name="ro2">
          <table:table-cell office:value-type="string" calcext:value-type="string">
            <text:p>2010-08-08 - 2010-08-14</text:p>
          </table:table-cell>
          <table:table-cell office:value-type="float" office:value="70666.7038000857" calcext:value-type="float">
            <text:p>70666,7038000857</text:p>
          </table:table-cell>
          <table:table-cell table:formula="of:=[.B346]" office:value-type="float" office:value="70666.7038000857" calcext:value-type="float">
            <text:p>70666,7038000857</text:p>
          </table:table-cell>
          <table:table-cell table:formula="of:=[.C346]/MAX([.$C$2:.$C$542])*100" office:value-type="float" office:value="78.9104512508768" calcext:value-type="float">
            <text:p>78,9104512509</text:p>
          </table:table-cell>
        </table:table-row>
        <table:table-row table:style-name="ro2">
          <table:table-cell office:value-type="string" calcext:value-type="string">
            <text:p>2010-08-15 - 2010-08-21</text:p>
          </table:table-cell>
          <table:table-cell office:value-type="float" office:value="72369.5159398468" calcext:value-type="float">
            <text:p>72369,5159398468</text:p>
          </table:table-cell>
          <table:table-cell table:formula="of:=[.B347]" office:value-type="float" office:value="72369.5159398468" calcext:value-type="float">
            <text:p>72369,5159398468</text:p>
          </table:table-cell>
          <table:table-cell table:formula="of:=[.C347]/MAX([.$C$2:.$C$542])*100" office:value-type="float" office:value="80.8119079075244" calcext:value-type="float">
            <text:p>80,8119079075</text:p>
          </table:table-cell>
        </table:table-row>
        <table:table-row table:style-name="ro2">
          <table:table-cell office:value-type="string" calcext:value-type="string">
            <text:p>2010-08-22 - 2010-08-28</text:p>
          </table:table-cell>
          <table:table-cell office:value-type="float" office:value="70666.7038000857" calcext:value-type="float">
            <text:p>70666,7038000857</text:p>
          </table:table-cell>
          <table:table-cell table:formula="of:=[.B348]" office:value-type="float" office:value="70666.7038000857" calcext:value-type="float">
            <text:p>70666,7038000857</text:p>
          </table:table-cell>
          <table:table-cell table:formula="of:=[.C348]/MAX([.$C$2:.$C$542])*100" office:value-type="float" office:value="78.9104512508768" calcext:value-type="float">
            <text:p>78,9104512509</text:p>
          </table:table-cell>
        </table:table-row>
        <table:table-row table:style-name="ro2">
          <table:table-cell office:value-type="string" calcext:value-type="string">
            <text:p>2010-08-29 - 2010-09-04</text:p>
          </table:table-cell>
          <table:table-cell office:value-type="float" office:value="73220.9220097273" calcext:value-type="float">
            <text:p>73220,9220097273</text:p>
          </table:table-cell>
          <table:table-cell table:formula="of:=[.B349]" office:value-type="float" office:value="73220.9220097273" calcext:value-type="float">
            <text:p>73220,9220097273</text:p>
          </table:table-cell>
          <table:table-cell table:formula="of:=[.C349]/MAX([.$C$2:.$C$542])*100" office:value-type="float" office:value="81.7626362358482" calcext:value-type="float">
            <text:p>81,7626362358</text:p>
          </table:table-cell>
        </table:table-row>
        <table:table-row table:style-name="ro2">
          <table:table-cell office:value-type="string" calcext:value-type="string">
            <text:p>2010-09-05 - 2010-09-11</text:p>
          </table:table-cell>
          <table:table-cell office:value-type="float" office:value="72369.5159398468" calcext:value-type="float">
            <text:p>72369,5159398468</text:p>
          </table:table-cell>
          <table:table-cell table:formula="of:=[.B350]" office:value-type="float" office:value="72369.5159398468" calcext:value-type="float">
            <text:p>72369,5159398468</text:p>
          </table:table-cell>
          <table:table-cell table:formula="of:=[.C350]/MAX([.$C$2:.$C$542])*100" office:value-type="float" office:value="80.8119079075244" calcext:value-type="float">
            <text:p>80,8119079075</text:p>
          </table:table-cell>
        </table:table-row>
        <table:table-row table:style-name="ro2">
          <table:table-cell office:value-type="string" calcext:value-type="string">
            <text:p>2010-09-12 - 2010-09-18</text:p>
          </table:table-cell>
          <table:table-cell office:value-type="float" office:value="72369.5159398468" calcext:value-type="float">
            <text:p>72369,5159398468</text:p>
          </table:table-cell>
          <table:table-cell table:formula="of:=[.B351]" office:value-type="float" office:value="72369.5159398468" calcext:value-type="float">
            <text:p>72369,5159398468</text:p>
          </table:table-cell>
          <table:table-cell table:formula="of:=[.C351]/MAX([.$C$2:.$C$542])*100" office:value-type="float" office:value="80.8119079075244" calcext:value-type="float">
            <text:p>80,8119079075</text:p>
          </table:table-cell>
        </table:table-row>
        <table:table-row table:style-name="ro2">
          <table:table-cell office:value-type="string" calcext:value-type="string">
            <text:p>2010-09-19 - 2010-09-25</text:p>
          </table:table-cell>
          <table:table-cell office:value-type="float" office:value="79180.7644988912" calcext:value-type="float">
            <text:p>79180,7644988912</text:p>
          </table:table-cell>
          <table:table-cell table:formula="of:=[.B352]" office:value-type="float" office:value="79180.7644988912" calcext:value-type="float">
            <text:p>79180,7644988912</text:p>
          </table:table-cell>
          <table:table-cell table:formula="of:=[.C352]/MAX([.$C$2:.$C$542])*100" office:value-type="float" office:value="88.417734534115" calcext:value-type="float">
            <text:p>88,4177345341</text:p>
          </table:table-cell>
        </table:table-row>
        <table:table-row table:style-name="ro2">
          <table:table-cell office:value-type="string" calcext:value-type="string">
            <text:p>2010-09-26 - 2010-10-02</text:p>
          </table:table-cell>
          <table:table-cell office:value-type="float" office:value="73220.9220097273" calcext:value-type="float">
            <text:p>73220,9220097273</text:p>
          </table:table-cell>
          <table:table-cell table:formula="of:=[.B353]" office:value-type="float" office:value="73220.9220097273" calcext:value-type="float">
            <text:p>73220,9220097273</text:p>
          </table:table-cell>
          <table:table-cell table:formula="of:=[.C353]/MAX([.$C$2:.$C$542])*100" office:value-type="float" office:value="81.7626362358482" calcext:value-type="float">
            <text:p>81,7626362358</text:p>
          </table:table-cell>
        </table:table-row>
        <table:table-row table:style-name="ro2">
          <table:table-cell office:value-type="string" calcext:value-type="string">
            <text:p>2010-10-03 - 2010-10-09</text:p>
          </table:table-cell>
          <table:table-cell office:value-type="float" office:value="74923.7341494884" calcext:value-type="float">
            <text:p>74923,7341494884</text:p>
          </table:table-cell>
          <table:table-cell table:formula="of:=[.B354]" office:value-type="float" office:value="74923.7341494884" calcext:value-type="float">
            <text:p>74923,7341494884</text:p>
          </table:table-cell>
          <table:table-cell table:formula="of:=[.C354]/MAX([.$C$2:.$C$542])*100" office:value-type="float" office:value="83.6640928924959" calcext:value-type="float">
            <text:p>83,6640928925</text:p>
          </table:table-cell>
        </table:table-row>
        <table:table-row table:style-name="ro2">
          <table:table-cell office:value-type="string" calcext:value-type="string">
            <text:p>2010-10-10 - 2010-10-16</text:p>
          </table:table-cell>
          <table:table-cell office:value-type="float" office:value="74923.7341494884" calcext:value-type="float">
            <text:p>74923,7341494884</text:p>
          </table:table-cell>
          <table:table-cell table:formula="of:=[.B355]" office:value-type="float" office:value="74923.7341494884" calcext:value-type="float">
            <text:p>74923,7341494884</text:p>
          </table:table-cell>
          <table:table-cell table:formula="of:=[.C355]/MAX([.$C$2:.$C$542])*100" office:value-type="float" office:value="83.6640928924959" calcext:value-type="float">
            <text:p>83,6640928925</text:p>
          </table:table-cell>
        </table:table-row>
        <table:table-row table:style-name="ro2">
          <table:table-cell office:value-type="string" calcext:value-type="string">
            <text:p>2010-10-17 - 2010-10-23</text:p>
          </table:table-cell>
          <table:table-cell office:value-type="float" office:value="74923.7341494884" calcext:value-type="float">
            <text:p>74923,7341494884</text:p>
          </table:table-cell>
          <table:table-cell table:formula="of:=[.B356]" office:value-type="float" office:value="74923.7341494884" calcext:value-type="float">
            <text:p>74923,7341494884</text:p>
          </table:table-cell>
          <table:table-cell table:formula="of:=[.C356]/MAX([.$C$2:.$C$542])*100" office:value-type="float" office:value="83.6640928924959" calcext:value-type="float">
            <text:p>83,6640928925</text:p>
          </table:table-cell>
        </table:table-row>
        <table:table-row table:style-name="ro2">
          <table:table-cell office:value-type="string" calcext:value-type="string">
            <text:p>2010-10-24 - 2010-10-30</text:p>
          </table:table-cell>
          <table:table-cell office:value-type="float" office:value="74072.3280796079" calcext:value-type="float">
            <text:p>74072,3280796079</text:p>
          </table:table-cell>
          <table:table-cell table:formula="of:=[.B357]" office:value-type="float" office:value="74072.3280796079" calcext:value-type="float">
            <text:p>74072,3280796079</text:p>
          </table:table-cell>
          <table:table-cell table:formula="of:=[.C357]/MAX([.$C$2:.$C$542])*100" office:value-type="float" office:value="82.7133645641721" calcext:value-type="float">
            <text:p>82,7133645642</text:p>
          </table:table-cell>
        </table:table-row>
        <table:table-row table:style-name="ro2">
          <table:table-cell office:value-type="string" calcext:value-type="string">
            <text:p>2010-10-31 - 2010-11-06</text:p>
          </table:table-cell>
          <table:table-cell office:value-type="float" office:value="74923.7341494884" calcext:value-type="float">
            <text:p>74923,7341494884</text:p>
          </table:table-cell>
          <table:table-cell table:formula="of:=[.B358]" office:value-type="float" office:value="74923.7341494884" calcext:value-type="float">
            <text:p>74923,7341494884</text:p>
          </table:table-cell>
          <table:table-cell table:formula="of:=[.C358]/MAX([.$C$2:.$C$542])*100" office:value-type="float" office:value="83.6640928924959" calcext:value-type="float">
            <text:p>83,6640928925</text:p>
          </table:table-cell>
        </table:table-row>
        <table:table-row table:style-name="ro2">
          <table:table-cell office:value-type="string" calcext:value-type="string">
            <text:p>2010-11-07 - 2010-11-13</text:p>
          </table:table-cell>
          <table:table-cell office:value-type="float" office:value="72369.5159398468" calcext:value-type="float">
            <text:p>72369,5159398468</text:p>
          </table:table-cell>
          <table:table-cell table:formula="of:=[.B359]" office:value-type="float" office:value="72369.5159398468" calcext:value-type="float">
            <text:p>72369,5159398468</text:p>
          </table:table-cell>
          <table:table-cell table:formula="of:=[.C359]/MAX([.$C$2:.$C$542])*100" office:value-type="float" office:value="80.8119079075244" calcext:value-type="float">
            <text:p>80,8119079075</text:p>
          </table:table-cell>
        </table:table-row>
        <table:table-row table:style-name="ro2">
          <table:table-cell office:value-type="string" calcext:value-type="string">
            <text:p>2010-11-14 - 2010-11-20</text:p>
          </table:table-cell>
          <table:table-cell office:value-type="float" office:value="75775.140219369" calcext:value-type="float">
            <text:p>75775,140219369</text:p>
          </table:table-cell>
          <table:table-cell table:formula="of:=[.B360]" office:value-type="float" office:value="75775.140219369" calcext:value-type="float">
            <text:p>75775,140219369</text:p>
          </table:table-cell>
          <table:table-cell table:formula="of:=[.C360]/MAX([.$C$2:.$C$542])*100" office:value-type="float" office:value="84.6148212208197" calcext:value-type="float">
            <text:p>84,6148212208</text:p>
          </table:table-cell>
        </table:table-row>
        <table:table-row table:style-name="ro2">
          <table:table-cell office:value-type="string" calcext:value-type="string">
            <text:p>2010-11-21 - 2010-11-27</text:p>
          </table:table-cell>
          <table:table-cell office:value-type="float" office:value="75775.140219369" calcext:value-type="float">
            <text:p>75775,140219369</text:p>
          </table:table-cell>
          <table:table-cell table:formula="of:=[.B361]" office:value-type="float" office:value="75775.140219369" calcext:value-type="float">
            <text:p>75775,140219369</text:p>
          </table:table-cell>
          <table:table-cell table:formula="of:=[.C361]/MAX([.$C$2:.$C$542])*100" office:value-type="float" office:value="84.6148212208197" calcext:value-type="float">
            <text:p>84,6148212208</text:p>
          </table:table-cell>
        </table:table-row>
        <table:table-row table:style-name="ro2">
          <table:table-cell office:value-type="string" calcext:value-type="string">
            <text:p>2010-11-28 - 2010-12-04</text:p>
          </table:table-cell>
          <table:table-cell office:value-type="float" office:value="74072.3280796079" calcext:value-type="float">
            <text:p>74072,3280796079</text:p>
          </table:table-cell>
          <table:table-cell table:formula="of:=[.B362]" office:value-type="float" office:value="74072.3280796079" calcext:value-type="float">
            <text:p>74072,3280796079</text:p>
          </table:table-cell>
          <table:table-cell table:formula="of:=[.C362]/MAX([.$C$2:.$C$542])*100" office:value-type="float" office:value="82.7133645641721" calcext:value-type="float">
            <text:p>82,7133645642</text:p>
          </table:table-cell>
        </table:table-row>
        <table:table-row table:style-name="ro2">
          <table:table-cell office:value-type="string" calcext:value-type="string">
            <text:p>2010-12-05 - 2010-12-11</text:p>
          </table:table-cell>
          <table:table-cell office:value-type="float" office:value="75775.140219369" calcext:value-type="float">
            <text:p>75775,140219369</text:p>
          </table:table-cell>
          <table:table-cell table:formula="of:=[.B363]" office:value-type="float" office:value="75775.140219369" calcext:value-type="float">
            <text:p>75775,140219369</text:p>
          </table:table-cell>
          <table:table-cell table:formula="of:=[.C363]/MAX([.$C$2:.$C$542])*100" office:value-type="float" office:value="84.6148212208197" calcext:value-type="float">
            <text:p>84,6148212208</text:p>
          </table:table-cell>
        </table:table-row>
        <table:table-row table:style-name="ro2">
          <table:table-cell office:value-type="string" calcext:value-type="string">
            <text:p>2010-12-12 - 2010-12-18</text:p>
          </table:table-cell>
          <table:table-cell office:value-type="float" office:value="75775.140219369" calcext:value-type="float">
            <text:p>75775,140219369</text:p>
          </table:table-cell>
          <table:table-cell table:formula="of:=[.B364]" office:value-type="float" office:value="75775.140219369" calcext:value-type="float">
            <text:p>75775,140219369</text:p>
          </table:table-cell>
          <table:table-cell table:formula="of:=[.C364]/MAX([.$C$2:.$C$542])*100" office:value-type="float" office:value="84.6148212208197" calcext:value-type="float">
            <text:p>84,6148212208</text:p>
          </table:table-cell>
        </table:table-row>
        <table:table-row table:style-name="ro2">
          <table:table-cell office:value-type="string" calcext:value-type="string">
            <text:p>2010-12-19 - 2010-12-25</text:p>
          </table:table-cell>
          <table:table-cell office:value-type="float" office:value="80883.5766386523" calcext:value-type="float">
            <text:p>80883,5766386523</text:p>
          </table:table-cell>
          <table:table-cell table:formula="of:=[.B365]" office:value-type="float" office:value="80883.5766386523" calcext:value-type="float">
            <text:p>80883,5766386523</text:p>
          </table:table-cell>
          <table:table-cell table:formula="of:=[.C365]/MAX([.$C$2:.$C$542])*100" office:value-type="float" office:value="90.3191911907626" calcext:value-type="float">
            <text:p>90,3191911908</text:p>
          </table:table-cell>
        </table:table-row>
        <table:table-row table:style-name="ro2">
          <table:table-cell office:value-type="string" calcext:value-type="string">
            <text:p>2010-12-26 - 2011-01-01</text:p>
          </table:table-cell>
          <table:table-cell office:value-type="float" office:value="85140.606988055" calcext:value-type="float">
            <text:p>85140,606988055</text:p>
          </table:table-cell>
          <table:table-cell table:formula="of:=[.B366]" office:value-type="float" office:value="85140.606988055" calcext:value-type="float">
            <text:p>85140,606988055</text:p>
          </table:table-cell>
          <table:table-cell table:formula="of:=[.C366]/MAX([.$C$2:.$C$542])*100" office:value-type="float" office:value="95.0728328323816" calcext:value-type="float">
            <text:p>95,0728328324</text:p>
          </table:table-cell>
        </table:table-row>
        <table:table-row table:style-name="ro2">
          <table:table-cell office:value-type="string" calcext:value-type="string">
            <text:p>2011-01-02 - 2011-01-08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67]" office:value-type="float" office:value="80032.1705687717" calcext:value-type="float">
            <text:p>80032,1705687717</text:p>
          </table:table-cell>
          <table:table-cell table:formula="of:=[.C367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1-09 - 2011-01-15</text:p>
          </table:table-cell>
          <table:table-cell office:value-type="float" office:value="76475.1852101596" calcext:value-type="float">
            <text:p>76475,1852101596</text:p>
          </table:table-cell>
          <table:table-cell table:formula="of:=[.B368]" office:value-type="float" office:value="76475.1852101596" calcext:value-type="float">
            <text:p>76475,1852101596</text:p>
          </table:table-cell>
          <table:table-cell table:formula="of:=[.C368]/MAX([.$C$2:.$C$542])*100" office:value-type="float" office:value="85.3965311796637" calcext:value-type="float">
            <text:p>85,3965311797</text:p>
          </table:table-cell>
        </table:table-row>
        <table:table-row table:style-name="ro2">
          <table:table-cell office:value-type="string" calcext:value-type="string">
            <text:p>2011-01-16 - 2011-01-22</text:p>
          </table:table-cell>
          <table:table-cell office:value-type="float" office:value="79142.9242291187" calcext:value-type="float">
            <text:p>79142,9242291187</text:p>
          </table:table-cell>
          <table:table-cell table:formula="of:=[.B369]" office:value-type="float" office:value="79142.9242291187" calcext:value-type="float">
            <text:p>79142,9242291187</text:p>
          </table:table-cell>
          <table:table-cell table:formula="of:=[.C369]/MAX([.$C$2:.$C$542])*100" office:value-type="float" office:value="88.375479941745" calcext:value-type="float">
            <text:p>88,3754799417</text:p>
          </table:table-cell>
        </table:table-row>
        <table:table-row table:style-name="ro2">
          <table:table-cell office:value-type="string" calcext:value-type="string">
            <text:p>2011-01-23 - 2011-01-29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70]" office:value-type="float" office:value="80032.1705687717" calcext:value-type="float">
            <text:p>80032,1705687717</text:p>
          </table:table-cell>
          <table:table-cell table:formula="of:=[.C370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1-30 - 2011-02-05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71]" office:value-type="float" office:value="80032.1705687717" calcext:value-type="float">
            <text:p>80032,1705687717</text:p>
          </table:table-cell>
          <table:table-cell table:formula="of:=[.C371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2-06 - 2011-02-12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372]" office:value-type="float" office:value="81810.6632480778" calcext:value-type="float">
            <text:p>81810,6632480778</text:p>
          </table:table-cell>
          <table:table-cell table:formula="of:=[.C372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2-13 - 2011-02-19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73]" office:value-type="float" office:value="80032.1705687717" calcext:value-type="float">
            <text:p>80032,1705687717</text:p>
          </table:table-cell>
          <table:table-cell table:formula="of:=[.C373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2-20 - 2011-02-26</text:p>
          </table:table-cell>
          <table:table-cell office:value-type="float" office:value="76475.1852101596" calcext:value-type="float">
            <text:p>76475,1852101596</text:p>
          </table:table-cell>
          <table:table-cell table:formula="of:=[.B374]" office:value-type="float" office:value="76475.1852101596" calcext:value-type="float">
            <text:p>76475,1852101596</text:p>
          </table:table-cell>
          <table:table-cell table:formula="of:=[.C374]/MAX([.$C$2:.$C$542])*100" office:value-type="float" office:value="85.3965311796637" calcext:value-type="float">
            <text:p>85,3965311797</text:p>
          </table:table-cell>
        </table:table-row>
        <table:table-row table:style-name="ro2">
          <table:table-cell office:value-type="string" calcext:value-type="string">
            <text:p>2011-02-27 - 2011-03-05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375]" office:value-type="float" office:value="80921.4169084247" calcext:value-type="float">
            <text:p>80921,4169084247</text:p>
          </table:table-cell>
          <table:table-cell table:formula="of:=[.C375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03-06 - 2011-03-12</text:p>
          </table:table-cell>
          <table:table-cell office:value-type="float" office:value="77364.4315498127" calcext:value-type="float">
            <text:p>77364,4315498127</text:p>
          </table:table-cell>
          <table:table-cell table:formula="of:=[.B376]" office:value-type="float" office:value="77364.4315498127" calcext:value-type="float">
            <text:p>77364,4315498127</text:p>
          </table:table-cell>
          <table:table-cell table:formula="of:=[.C376]/MAX([.$C$2:.$C$542])*100" office:value-type="float" office:value="86.3895141003575" calcext:value-type="float">
            <text:p>86,3895141004</text:p>
          </table:table-cell>
        </table:table-row>
        <table:table-row table:style-name="ro2">
          <table:table-cell office:value-type="string" calcext:value-type="string">
            <text:p>2011-03-13 - 2011-03-19</text:p>
          </table:table-cell>
          <table:table-cell office:value-type="float" office:value="78253.6778894657" calcext:value-type="float">
            <text:p>78253,6778894657</text:p>
          </table:table-cell>
          <table:table-cell table:formula="of:=[.B377]" office:value-type="float" office:value="78253.6778894657" calcext:value-type="float">
            <text:p>78253,6778894657</text:p>
          </table:table-cell>
          <table:table-cell table:formula="of:=[.C377]/MAX([.$C$2:.$C$542])*100" office:value-type="float" office:value="87.3824970210513" calcext:value-type="float">
            <text:p>87,3824970211</text:p>
          </table:table-cell>
        </table:table-row>
        <table:table-row table:style-name="ro2">
          <table:table-cell office:value-type="string" calcext:value-type="string">
            <text:p>2011-03-20 - 2011-03-26</text:p>
          </table:table-cell>
          <table:table-cell office:value-type="float" office:value="79142.9242291187" calcext:value-type="float">
            <text:p>79142,9242291187</text:p>
          </table:table-cell>
          <table:table-cell table:formula="of:=[.B378]" office:value-type="float" office:value="79142.9242291187" calcext:value-type="float">
            <text:p>79142,9242291187</text:p>
          </table:table-cell>
          <table:table-cell table:formula="of:=[.C378]/MAX([.$C$2:.$C$542])*100" office:value-type="float" office:value="88.375479941745" calcext:value-type="float">
            <text:p>88,3754799417</text:p>
          </table:table-cell>
        </table:table-row>
        <table:table-row table:style-name="ro2">
          <table:table-cell office:value-type="string" calcext:value-type="string">
            <text:p>2011-03-27 - 2011-04-02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379]" office:value-type="float" office:value="80921.4169084247" calcext:value-type="float">
            <text:p>80921,4169084247</text:p>
          </table:table-cell>
          <table:table-cell table:formula="of:=[.C379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04-03 - 2011-04-09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380]" office:value-type="float" office:value="80921.4169084247" calcext:value-type="float">
            <text:p>80921,4169084247</text:p>
          </table:table-cell>
          <table:table-cell table:formula="of:=[.C380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04-10 - 2011-04-16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81]" office:value-type="float" office:value="80032.1705687717" calcext:value-type="float">
            <text:p>80032,1705687717</text:p>
          </table:table-cell>
          <table:table-cell table:formula="of:=[.C381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4-17 - 2011-04-23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382]" office:value-type="float" office:value="81810.6632480778" calcext:value-type="float">
            <text:p>81810,6632480778</text:p>
          </table:table-cell>
          <table:table-cell table:formula="of:=[.C382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4-24 - 2011-04-30</text:p>
          </table:table-cell>
          <table:table-cell office:value-type="float" office:value="83589.1559273838" calcext:value-type="float">
            <text:p>83589,1559273838</text:p>
          </table:table-cell>
          <table:table-cell table:formula="of:=[.B383]" office:value-type="float" office:value="83589.1559273838" calcext:value-type="float">
            <text:p>83589,1559273838</text:p>
          </table:table-cell>
          <table:table-cell table:formula="of:=[.C383]/MAX([.$C$2:.$C$542])*100" office:value-type="float" office:value="93.3403945452139" calcext:value-type="float">
            <text:p>93,3403945452</text:p>
          </table:table-cell>
        </table:table-row>
        <table:table-row table:style-name="ro2">
          <table:table-cell office:value-type="string" calcext:value-type="string">
            <text:p>2011-05-01 - 2011-05-07</text:p>
          </table:table-cell>
          <table:table-cell office:value-type="float" office:value="78253.6778894657" calcext:value-type="float">
            <text:p>78253,6778894657</text:p>
          </table:table-cell>
          <table:table-cell table:formula="of:=[.B384]" office:value-type="float" office:value="78253.6778894657" calcext:value-type="float">
            <text:p>78253,6778894657</text:p>
          </table:table-cell>
          <table:table-cell table:formula="of:=[.C384]/MAX([.$C$2:.$C$542])*100" office:value-type="float" office:value="87.3824970210513" calcext:value-type="float">
            <text:p>87,3824970211</text:p>
          </table:table-cell>
        </table:table-row>
        <table:table-row table:style-name="ro2">
          <table:table-cell office:value-type="string" calcext:value-type="string">
            <text:p>2011-05-08 - 2011-05-14</text:p>
          </table:table-cell>
          <table:table-cell office:value-type="float" office:value="77364.4315498127" calcext:value-type="float">
            <text:p>77364,4315498127</text:p>
          </table:table-cell>
          <table:table-cell table:formula="of:=[.B385]" office:value-type="float" office:value="77364.4315498127" calcext:value-type="float">
            <text:p>77364,4315498127</text:p>
          </table:table-cell>
          <table:table-cell table:formula="of:=[.C385]/MAX([.$C$2:.$C$542])*100" office:value-type="float" office:value="86.3895141003575" calcext:value-type="float">
            <text:p>86,3895141004</text:p>
          </table:table-cell>
        </table:table-row>
        <table:table-row table:style-name="ro2">
          <table:table-cell office:value-type="string" calcext:value-type="string">
            <text:p>2011-05-15 - 2011-05-21</text:p>
          </table:table-cell>
          <table:table-cell office:value-type="float" office:value="76475.1852101596" calcext:value-type="float">
            <text:p>76475,1852101596</text:p>
          </table:table-cell>
          <table:table-cell table:formula="of:=[.B386]" office:value-type="float" office:value="76475.1852101596" calcext:value-type="float">
            <text:p>76475,1852101596</text:p>
          </table:table-cell>
          <table:table-cell table:formula="of:=[.C386]/MAX([.$C$2:.$C$542])*100" office:value-type="float" office:value="85.3965311796637" calcext:value-type="float">
            <text:p>85,3965311797</text:p>
          </table:table-cell>
        </table:table-row>
        <table:table-row table:style-name="ro2">
          <table:table-cell office:value-type="string" calcext:value-type="string">
            <text:p>2011-05-22 - 2011-05-28</text:p>
          </table:table-cell>
          <table:table-cell office:value-type="float" office:value="74696.6925308536" calcext:value-type="float">
            <text:p>74696,6925308536</text:p>
          </table:table-cell>
          <table:table-cell table:formula="of:=[.B387]" office:value-type="float" office:value="74696.6925308536" calcext:value-type="float">
            <text:p>74696,6925308536</text:p>
          </table:table-cell>
          <table:table-cell table:formula="of:=[.C387]/MAX([.$C$2:.$C$542])*100" office:value-type="float" office:value="83.4105653382762" calcext:value-type="float">
            <text:p>83,4105653383</text:p>
          </table:table-cell>
        </table:table-row>
        <table:table-row table:style-name="ro2">
          <table:table-cell office:value-type="string" calcext:value-type="string">
            <text:p>2011-05-29 - 2011-06-04</text:p>
          </table:table-cell>
          <table:table-cell office:value-type="float" office:value="79142.9242291187" calcext:value-type="float">
            <text:p>79142,9242291187</text:p>
          </table:table-cell>
          <table:table-cell table:formula="of:=[.B388]" office:value-type="float" office:value="79142.9242291187" calcext:value-type="float">
            <text:p>79142,9242291187</text:p>
          </table:table-cell>
          <table:table-cell table:formula="of:=[.C388]/MAX([.$C$2:.$C$542])*100" office:value-type="float" office:value="88.375479941745" calcext:value-type="float">
            <text:p>88,3754799417</text:p>
          </table:table-cell>
        </table:table-row>
        <table:table-row table:style-name="ro2">
          <table:table-cell office:value-type="string" calcext:value-type="string">
            <text:p>2011-06-05 - 2011-06-11</text:p>
          </table:table-cell>
          <table:table-cell office:value-type="float" office:value="75585.9388705066" calcext:value-type="float">
            <text:p>75585,9388705066</text:p>
          </table:table-cell>
          <table:table-cell table:formula="of:=[.B389]" office:value-type="float" office:value="75585.9388705066" calcext:value-type="float">
            <text:p>75585,9388705066</text:p>
          </table:table-cell>
          <table:table-cell table:formula="of:=[.C389]/MAX([.$C$2:.$C$542])*100" office:value-type="float" office:value="84.4035482589699" calcext:value-type="float">
            <text:p>84,403548259</text:p>
          </table:table-cell>
        </table:table-row>
        <table:table-row table:style-name="ro2">
          <table:table-cell office:value-type="string" calcext:value-type="string">
            <text:p>2011-06-12 - 2011-06-18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90]" office:value-type="float" office:value="80032.1705687717" calcext:value-type="float">
            <text:p>80032,1705687717</text:p>
          </table:table-cell>
          <table:table-cell table:formula="of:=[.C390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6-19 - 2011-06-25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91]" office:value-type="float" office:value="80032.1705687717" calcext:value-type="float">
            <text:p>80032,1705687717</text:p>
          </table:table-cell>
          <table:table-cell table:formula="of:=[.C391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6-26 - 2011-07-02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92]" office:value-type="float" office:value="80032.1705687717" calcext:value-type="float">
            <text:p>80032,1705687717</text:p>
          </table:table-cell>
          <table:table-cell table:formula="of:=[.C392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7-03 - 2011-07-09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393]" office:value-type="float" office:value="81810.6632480778" calcext:value-type="float">
            <text:p>81810,6632480778</text:p>
          </table:table-cell>
          <table:table-cell table:formula="of:=[.C393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7-10 - 2011-07-16</text:p>
          </table:table-cell>
          <table:table-cell office:value-type="float" office:value="82699.9095877308" calcext:value-type="float">
            <text:p>82699,9095877308</text:p>
          </table:table-cell>
          <table:table-cell table:formula="of:=[.B394]" office:value-type="float" office:value="82699.9095877308" calcext:value-type="float">
            <text:p>82699,9095877308</text:p>
          </table:table-cell>
          <table:table-cell table:formula="of:=[.C394]/MAX([.$C$2:.$C$542])*100" office:value-type="float" office:value="92.3474116245201" calcext:value-type="float">
            <text:p>92,3474116245</text:p>
          </table:table-cell>
        </table:table-row>
        <table:table-row table:style-name="ro2">
          <table:table-cell office:value-type="string" calcext:value-type="string">
            <text:p>2011-07-17 - 2011-07-23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395]" office:value-type="float" office:value="81810.6632480778" calcext:value-type="float">
            <text:p>81810,6632480778</text:p>
          </table:table-cell>
          <table:table-cell table:formula="of:=[.C395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7-24 - 2011-07-30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396]" office:value-type="float" office:value="81810.6632480778" calcext:value-type="float">
            <text:p>81810,6632480778</text:p>
          </table:table-cell>
          <table:table-cell table:formula="of:=[.C396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7-31 - 2011-08-06</text:p>
          </table:table-cell>
          <table:table-cell office:value-type="float" office:value="83589.1559273838" calcext:value-type="float">
            <text:p>83589,1559273838</text:p>
          </table:table-cell>
          <table:table-cell table:formula="of:=[.B397]" office:value-type="float" office:value="83589.1559273838" calcext:value-type="float">
            <text:p>83589,1559273838</text:p>
          </table:table-cell>
          <table:table-cell table:formula="of:=[.C397]/MAX([.$C$2:.$C$542])*100" office:value-type="float" office:value="93.3403945452139" calcext:value-type="float">
            <text:p>93,3403945452</text:p>
          </table:table-cell>
        </table:table-row>
        <table:table-row table:style-name="ro2">
          <table:table-cell office:value-type="string" calcext:value-type="string">
            <text:p>2011-08-07 - 2011-08-13</text:p>
          </table:table-cell>
          <table:table-cell office:value-type="float" office:value="84478.4022670368" calcext:value-type="float">
            <text:p>84478,4022670368</text:p>
          </table:table-cell>
          <table:table-cell table:formula="of:=[.B398]" office:value-type="float" office:value="84478.4022670368" calcext:value-type="float">
            <text:p>84478,4022670368</text:p>
          </table:table-cell>
          <table:table-cell table:formula="of:=[.C398]/MAX([.$C$2:.$C$542])*100" office:value-type="float" office:value="94.3333774659076" calcext:value-type="float">
            <text:p>94,3333774659</text:p>
          </table:table-cell>
        </table:table-row>
        <table:table-row table:style-name="ro2">
          <table:table-cell office:value-type="string" calcext:value-type="string">
            <text:p>2011-08-14 - 2011-08-20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399]" office:value-type="float" office:value="80032.1705687717" calcext:value-type="float">
            <text:p>80032,1705687717</text:p>
          </table:table-cell>
          <table:table-cell table:formula="of:=[.C399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08-21 - 2011-08-27</text:p>
          </table:table-cell>
          <table:table-cell office:value-type="float" office:value="81810.6632480778" calcext:value-type="float">
            <text:p>81810,6632480778</text:p>
          </table:table-cell>
          <table:table-cell table:formula="of:=[.B400]" office:value-type="float" office:value="81810.6632480778" calcext:value-type="float">
            <text:p>81810,6632480778</text:p>
          </table:table-cell>
          <table:table-cell table:formula="of:=[.C400]/MAX([.$C$2:.$C$542])*100" office:value-type="float" office:value="91.3544287038264" calcext:value-type="float">
            <text:p>91,3544287038</text:p>
          </table:table-cell>
        </table:table-row>
        <table:table-row table:style-name="ro2">
          <table:table-cell office:value-type="string" calcext:value-type="string">
            <text:p>2011-08-28 - 2011-09-03</text:p>
          </table:table-cell>
          <table:table-cell office:value-type="float" office:value="82699.9095877308" calcext:value-type="float">
            <text:p>82699,9095877308</text:p>
          </table:table-cell>
          <table:table-cell table:formula="of:=[.B401]" office:value-type="float" office:value="82699.9095877308" calcext:value-type="float">
            <text:p>82699,9095877308</text:p>
          </table:table-cell>
          <table:table-cell table:formula="of:=[.C401]/MAX([.$C$2:.$C$542])*100" office:value-type="float" office:value="92.3474116245201" calcext:value-type="float">
            <text:p>92,3474116245</text:p>
          </table:table-cell>
        </table:table-row>
        <table:table-row table:style-name="ro2">
          <table:table-cell office:value-type="string" calcext:value-type="string">
            <text:p>2011-09-04 - 2011-09-10</text:p>
          </table:table-cell>
          <table:table-cell office:value-type="float" office:value="82699.9095877308" calcext:value-type="float">
            <text:p>82699,9095877308</text:p>
          </table:table-cell>
          <table:table-cell table:formula="of:=[.B402]" office:value-type="float" office:value="82699.9095877308" calcext:value-type="float">
            <text:p>82699,9095877308</text:p>
          </table:table-cell>
          <table:table-cell table:formula="of:=[.C402]/MAX([.$C$2:.$C$542])*100" office:value-type="float" office:value="92.3474116245201" calcext:value-type="float">
            <text:p>92,3474116245</text:p>
          </table:table-cell>
        </table:table-row>
        <table:table-row table:style-name="ro2">
          <table:table-cell office:value-type="string" calcext:value-type="string">
            <text:p>2011-09-11 - 2011-09-17</text:p>
          </table:table-cell>
          <table:table-cell office:value-type="float" office:value="84478.4022670368" calcext:value-type="float">
            <text:p>84478,4022670368</text:p>
          </table:table-cell>
          <table:table-cell table:formula="of:=[.B403]" office:value-type="float" office:value="84478.4022670368" calcext:value-type="float">
            <text:p>84478,4022670368</text:p>
          </table:table-cell>
          <table:table-cell table:formula="of:=[.C403]/MAX([.$C$2:.$C$542])*100" office:value-type="float" office:value="94.3333774659076" calcext:value-type="float">
            <text:p>94,3333774659</text:p>
          </table:table-cell>
        </table:table-row>
        <table:table-row table:style-name="ro2">
          <table:table-cell office:value-type="string" calcext:value-type="string">
            <text:p>2011-09-18 - 2011-09-24</text:p>
          </table:table-cell>
          <table:table-cell office:value-type="float" office:value="82699.9095877308" calcext:value-type="float">
            <text:p>82699,9095877308</text:p>
          </table:table-cell>
          <table:table-cell table:formula="of:=[.B404]" office:value-type="float" office:value="82699.9095877308" calcext:value-type="float">
            <text:p>82699,9095877308</text:p>
          </table:table-cell>
          <table:table-cell table:formula="of:=[.C404]/MAX([.$C$2:.$C$542])*100" office:value-type="float" office:value="92.3474116245201" calcext:value-type="float">
            <text:p>92,3474116245</text:p>
          </table:table-cell>
        </table:table-row>
        <table:table-row table:style-name="ro2">
          <table:table-cell office:value-type="string" calcext:value-type="string">
            <text:p>2011-09-25 - 2011-10-01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05]" office:value-type="float" office:value="80921.4169084247" calcext:value-type="float">
            <text:p>80921,4169084247</text:p>
          </table:table-cell>
          <table:table-cell table:formula="of:=[.C405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10-02 - 2011-10-08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06]" office:value-type="float" office:value="80921.4169084247" calcext:value-type="float">
            <text:p>80921,4169084247</text:p>
          </table:table-cell>
          <table:table-cell table:formula="of:=[.C406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10-09 - 2011-10-15</text:p>
          </table:table-cell>
          <table:table-cell office:value-type="float" office:value="79142.9242291187" calcext:value-type="float">
            <text:p>79142,9242291187</text:p>
          </table:table-cell>
          <table:table-cell table:formula="of:=[.B407]" office:value-type="float" office:value="79142.9242291187" calcext:value-type="float">
            <text:p>79142,9242291187</text:p>
          </table:table-cell>
          <table:table-cell table:formula="of:=[.C407]/MAX([.$C$2:.$C$542])*100" office:value-type="float" office:value="88.375479941745" calcext:value-type="float">
            <text:p>88,3754799417</text:p>
          </table:table-cell>
        </table:table-row>
        <table:table-row table:style-name="ro2">
          <table:table-cell office:value-type="string" calcext:value-type="string">
            <text:p>2011-10-16 - 2011-10-22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408]" office:value-type="float" office:value="80032.1705687717" calcext:value-type="float">
            <text:p>80032,1705687717</text:p>
          </table:table-cell>
          <table:table-cell table:formula="of:=[.C408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10-23 - 2011-10-29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09]" office:value-type="float" office:value="80921.4169084247" calcext:value-type="float">
            <text:p>80921,4169084247</text:p>
          </table:table-cell>
          <table:table-cell table:formula="of:=[.C409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10-30 - 2011-11-05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410]" office:value-type="float" office:value="80032.1705687717" calcext:value-type="float">
            <text:p>80032,1705687717</text:p>
          </table:table-cell>
          <table:table-cell table:formula="of:=[.C410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11-06 - 2011-11-12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11]" office:value-type="float" office:value="80921.4169084247" calcext:value-type="float">
            <text:p>80921,4169084247</text:p>
          </table:table-cell>
          <table:table-cell table:formula="of:=[.C411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1-11-13 - 2011-11-19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412]" office:value-type="float" office:value="80032.1705687717" calcext:value-type="float">
            <text:p>80032,1705687717</text:p>
          </table:table-cell>
          <table:table-cell table:formula="of:=[.C412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11-20 - 2011-11-26</text:p>
          </table:table-cell>
          <table:table-cell office:value-type="float" office:value="78253.6778894657" calcext:value-type="float">
            <text:p>78253,6778894657</text:p>
          </table:table-cell>
          <table:table-cell table:formula="of:=[.B413]" office:value-type="float" office:value="78253.6778894657" calcext:value-type="float">
            <text:p>78253,6778894657</text:p>
          </table:table-cell>
          <table:table-cell table:formula="of:=[.C413]/MAX([.$C$2:.$C$542])*100" office:value-type="float" office:value="87.3824970210513" calcext:value-type="float">
            <text:p>87,3824970211</text:p>
          </table:table-cell>
        </table:table-row>
        <table:table-row table:style-name="ro2">
          <table:table-cell office:value-type="string" calcext:value-type="string">
            <text:p>2011-11-27 - 2011-12-03</text:p>
          </table:table-cell>
          <table:table-cell office:value-type="float" office:value="79142.9242291187" calcext:value-type="float">
            <text:p>79142,9242291187</text:p>
          </table:table-cell>
          <table:table-cell table:formula="of:=[.B414]" office:value-type="float" office:value="79142.9242291187" calcext:value-type="float">
            <text:p>79142,9242291187</text:p>
          </table:table-cell>
          <table:table-cell table:formula="of:=[.C414]/MAX([.$C$2:.$C$542])*100" office:value-type="float" office:value="88.375479941745" calcext:value-type="float">
            <text:p>88,3754799417</text:p>
          </table:table-cell>
        </table:table-row>
        <table:table-row table:style-name="ro2">
          <table:table-cell office:value-type="string" calcext:value-type="string">
            <text:p>2011-12-04 - 2011-12-10</text:p>
          </table:table-cell>
          <table:table-cell office:value-type="float" office:value="78253.6778894657" calcext:value-type="float">
            <text:p>78253,6778894657</text:p>
          </table:table-cell>
          <table:table-cell table:formula="of:=[.B415]" office:value-type="float" office:value="78253.6778894657" calcext:value-type="float">
            <text:p>78253,6778894657</text:p>
          </table:table-cell>
          <table:table-cell table:formula="of:=[.C415]/MAX([.$C$2:.$C$542])*100" office:value-type="float" office:value="87.3824970210513" calcext:value-type="float">
            <text:p>87,3824970211</text:p>
          </table:table-cell>
        </table:table-row>
        <table:table-row table:style-name="ro2">
          <table:table-cell office:value-type="string" calcext:value-type="string">
            <text:p>2011-12-11 - 2011-12-17</text:p>
          </table:table-cell>
          <table:table-cell office:value-type="float" office:value="80032.1705687717" calcext:value-type="float">
            <text:p>80032,1705687717</text:p>
          </table:table-cell>
          <table:table-cell table:formula="of:=[.B416]" office:value-type="float" office:value="80032.1705687717" calcext:value-type="float">
            <text:p>80032,1705687717</text:p>
          </table:table-cell>
          <table:table-cell table:formula="of:=[.C416]/MAX([.$C$2:.$C$542])*100" office:value-type="float" office:value="89.3684628624388" calcext:value-type="float">
            <text:p>89,3684628624</text:p>
          </table:table-cell>
        </table:table-row>
        <table:table-row table:style-name="ro2">
          <table:table-cell office:value-type="string" calcext:value-type="string">
            <text:p>2011-12-18 - 2011-12-24</text:p>
          </table:table-cell>
          <table:table-cell office:value-type="float" office:value="82699.9095877308" calcext:value-type="float">
            <text:p>82699,9095877308</text:p>
          </table:table-cell>
          <table:table-cell table:formula="of:=[.B417]" office:value-type="float" office:value="82699.9095877308" calcext:value-type="float">
            <text:p>82699,9095877308</text:p>
          </table:table-cell>
          <table:table-cell table:formula="of:=[.C417]/MAX([.$C$2:.$C$542])*100" office:value-type="float" office:value="92.3474116245201" calcext:value-type="float">
            <text:p>92,3474116245</text:p>
          </table:table-cell>
        </table:table-row>
        <table:table-row table:style-name="ro2">
          <table:table-cell office:value-type="string" calcext:value-type="string">
            <text:p>2011-12-25 - 2011-12-31</text:p>
          </table:table-cell>
          <table:table-cell office:value-type="float" office:value="88924.6339653019" calcext:value-type="float">
            <text:p>88924,6339653019</text:p>
          </table:table-cell>
          <table:table-cell table:formula="of:=[.B418]" office:value-type="float" office:value="88924.6339653019" calcext:value-type="float">
            <text:p>88924,6339653019</text:p>
          </table:table-cell>
          <table:table-cell table:formula="of:=[.C418]/MAX([.$C$2:.$C$542])*100" office:value-type="float" office:value="99.2982920693764" calcext:value-type="float">
            <text:p>99,2982920694</text:p>
          </table:table-cell>
        </table:table-row>
        <table:table-row table:style-name="ro2">
          <table:table-cell office:value-type="string" calcext:value-type="string">
            <text:p>2012-01-01 - 2012-01-07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19]" office:value-type="float" office:value="80921.4169084247" calcext:value-type="float">
            <text:p>80921,4169084247</text:p>
          </table:table-cell>
          <table:table-cell table:formula="of:=[.C419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2-01-08 - 2012-01-14</text:p>
          </table:table-cell>
          <table:table-cell office:value-type="float" office:value="75526.6557811964" calcext:value-type="float">
            <text:p>75526,6557811964</text:p>
          </table:table-cell>
          <table:table-cell table:formula="of:=[.B420]" office:value-type="float" office:value="75526.6557811964" calcext:value-type="float">
            <text:p>75526,6557811964</text:p>
          </table:table-cell>
          <table:table-cell table:formula="of:=[.C420]/MAX([.$C$2:.$C$542])*100" office:value-type="float" office:value="84.3373493975903" calcext:value-type="float">
            <text:p>84,3373493976</text:p>
          </table:table-cell>
        </table:table-row>
        <table:table-row table:style-name="ro2">
          <table:table-cell office:value-type="string" calcext:value-type="string">
            <text:p>2012-01-15 - 2012-01-21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21]" office:value-type="float" office:value="80921.4169084247" calcext:value-type="float">
            <text:p>80921,4169084247</text:p>
          </table:table-cell>
          <table:table-cell table:formula="of:=[.C421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2-01-22 - 2012-01-28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22]" office:value-type="float" office:value="82000.3691338704" calcext:value-type="float">
            <text:p>82000,3691338704</text:p>
          </table:table-cell>
          <table:table-cell table:formula="of:=[.C422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1-29 - 2012-02-04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23]" office:value-type="float" office:value="79842.4646829791" calcext:value-type="float">
            <text:p>79842,4646829791</text:p>
          </table:table-cell>
          <table:table-cell table:formula="of:=[.C423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2-05 - 2012-02-11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24]" office:value-type="float" office:value="80921.4169084247" calcext:value-type="float">
            <text:p>80921,4169084247</text:p>
          </table:table-cell>
          <table:table-cell table:formula="of:=[.C424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2-02-12 - 2012-02-18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25]" office:value-type="float" office:value="79842.4646829791" calcext:value-type="float">
            <text:p>79842,4646829791</text:p>
          </table:table-cell>
          <table:table-cell table:formula="of:=[.C425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2-19 - 2012-02-25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26]" office:value-type="float" office:value="82000.3691338704" calcext:value-type="float">
            <text:p>82000,3691338704</text:p>
          </table:table-cell>
          <table:table-cell table:formula="of:=[.C426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2-26 - 2012-03-03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27]" office:value-type="float" office:value="82000.3691338704" calcext:value-type="float">
            <text:p>82000,3691338704</text:p>
          </table:table-cell>
          <table:table-cell table:formula="of:=[.C427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3-04 - 2012-03-10</text:p>
          </table:table-cell>
          <table:table-cell office:value-type="float" office:value="83079.3213593161" calcext:value-type="float">
            <text:p>83079,3213593161</text:p>
          </table:table-cell>
          <table:table-cell table:formula="of:=[.B428]" office:value-type="float" office:value="83079.3213593161" calcext:value-type="float">
            <text:p>83079,3213593161</text:p>
          </table:table-cell>
          <table:table-cell table:formula="of:=[.C428]/MAX([.$C$2:.$C$542])*100" office:value-type="float" office:value="92.7710843373495" calcext:value-type="float">
            <text:p>92,7710843373</text:p>
          </table:table-cell>
        </table:table-row>
        <table:table-row table:style-name="ro2">
          <table:table-cell office:value-type="string" calcext:value-type="string">
            <text:p>2012-03-11 - 2012-03-17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29]" office:value-type="float" office:value="79842.4646829791" calcext:value-type="float">
            <text:p>79842,4646829791</text:p>
          </table:table-cell>
          <table:table-cell table:formula="of:=[.C429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3-18 - 2012-03-24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0]" office:value-type="float" office:value="79842.4646829791" calcext:value-type="float">
            <text:p>79842,4646829791</text:p>
          </table:table-cell>
          <table:table-cell table:formula="of:=[.C430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3-25 - 2012-03-31</text:p>
          </table:table-cell>
          <table:table-cell office:value-type="float" office:value="78763.5124575334" calcext:value-type="float">
            <text:p>78763,5124575334</text:p>
          </table:table-cell>
          <table:table-cell table:formula="of:=[.B431]" office:value-type="float" office:value="78763.5124575334" calcext:value-type="float">
            <text:p>78763,5124575334</text:p>
          </table:table-cell>
          <table:table-cell table:formula="of:=[.C431]/MAX([.$C$2:.$C$542])*100" office:value-type="float" office:value="87.9518072289157" calcext:value-type="float">
            <text:p>87,9518072289</text:p>
          </table:table-cell>
        </table:table-row>
        <table:table-row table:style-name="ro2">
          <table:table-cell office:value-type="string" calcext:value-type="string">
            <text:p>2012-04-01 - 2012-04-07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2]" office:value-type="float" office:value="79842.4646829791" calcext:value-type="float">
            <text:p>79842,4646829791</text:p>
          </table:table-cell>
          <table:table-cell table:formula="of:=[.C432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4-08 - 2012-04-14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3]" office:value-type="float" office:value="79842.4646829791" calcext:value-type="float">
            <text:p>79842,4646829791</text:p>
          </table:table-cell>
          <table:table-cell table:formula="of:=[.C433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4-15 - 2012-04-21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4]" office:value-type="float" office:value="79842.4646829791" calcext:value-type="float">
            <text:p>79842,4646829791</text:p>
          </table:table-cell>
          <table:table-cell table:formula="of:=[.C434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4-22 - 2012-04-28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5]" office:value-type="float" office:value="79842.4646829791" calcext:value-type="float">
            <text:p>79842,4646829791</text:p>
          </table:table-cell>
          <table:table-cell table:formula="of:=[.C435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4-29 - 2012-05-05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36]" office:value-type="float" office:value="80921.4169084247" calcext:value-type="float">
            <text:p>80921,4169084247</text:p>
          </table:table-cell>
          <table:table-cell table:formula="of:=[.C436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2-05-06 - 2012-05-12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7]" office:value-type="float" office:value="79842.4646829791" calcext:value-type="float">
            <text:p>79842,4646829791</text:p>
          </table:table-cell>
          <table:table-cell table:formula="of:=[.C437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5-13 - 2012-05-19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38]" office:value-type="float" office:value="79842.4646829791" calcext:value-type="float">
            <text:p>79842,4646829791</text:p>
          </table:table-cell>
          <table:table-cell table:formula="of:=[.C438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5-20 - 2012-05-26</text:p>
          </table:table-cell>
          <table:table-cell office:value-type="float" office:value="78763.5124575334" calcext:value-type="float">
            <text:p>78763,5124575334</text:p>
          </table:table-cell>
          <table:table-cell table:formula="of:=[.B439]" office:value-type="float" office:value="78763.5124575334" calcext:value-type="float">
            <text:p>78763,5124575334</text:p>
          </table:table-cell>
          <table:table-cell table:formula="of:=[.C439]/MAX([.$C$2:.$C$542])*100" office:value-type="float" office:value="87.9518072289157" calcext:value-type="float">
            <text:p>87,9518072289</text:p>
          </table:table-cell>
        </table:table-row>
        <table:table-row table:style-name="ro2">
          <table:table-cell office:value-type="string" calcext:value-type="string">
            <text:p>2012-05-27 - 2012-06-02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40]" office:value-type="float" office:value="82000.3691338704" calcext:value-type="float">
            <text:p>82000,3691338704</text:p>
          </table:table-cell>
          <table:table-cell table:formula="of:=[.C440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6-03 - 2012-06-09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41]" office:value-type="float" office:value="79842.4646829791" calcext:value-type="float">
            <text:p>79842,4646829791</text:p>
          </table:table-cell>
          <table:table-cell table:formula="of:=[.C441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6-10 - 2012-06-16</text:p>
          </table:table-cell>
          <table:table-cell office:value-type="float" office:value="78763.5124575334" calcext:value-type="float">
            <text:p>78763,5124575334</text:p>
          </table:table-cell>
          <table:table-cell table:formula="of:=[.B442]" office:value-type="float" office:value="78763.5124575334" calcext:value-type="float">
            <text:p>78763,5124575334</text:p>
          </table:table-cell>
          <table:table-cell table:formula="of:=[.C442]/MAX([.$C$2:.$C$542])*100" office:value-type="float" office:value="87.9518072289157" calcext:value-type="float">
            <text:p>87,9518072289</text:p>
          </table:table-cell>
        </table:table-row>
        <table:table-row table:style-name="ro2">
          <table:table-cell office:value-type="string" calcext:value-type="string">
            <text:p>2012-06-17 - 2012-06-23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43]" office:value-type="float" office:value="82000.3691338704" calcext:value-type="float">
            <text:p>82000,3691338704</text:p>
          </table:table-cell>
          <table:table-cell table:formula="of:=[.C443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6-24 - 2012-06-30</text:p>
          </table:table-cell>
          <table:table-cell office:value-type="float" office:value="82000.3691338704" calcext:value-type="float">
            <text:p>82000,3691338704</text:p>
          </table:table-cell>
          <table:table-cell table:formula="of:=[.B444]" office:value-type="float" office:value="82000.3691338704" calcext:value-type="float">
            <text:p>82000,3691338704</text:p>
          </table:table-cell>
          <table:table-cell table:formula="of:=[.C444]/MAX([.$C$2:.$C$542])*100" office:value-type="float" office:value="91.566265060241" calcext:value-type="float">
            <text:p>91,5662650602</text:p>
          </table:table-cell>
        </table:table-row>
        <table:table-row table:style-name="ro2">
          <table:table-cell office:value-type="string" calcext:value-type="string">
            <text:p>2012-07-01 - 2012-07-07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45]" office:value-type="float" office:value="79842.4646829791" calcext:value-type="float">
            <text:p>79842,4646829791</text:p>
          </table:table-cell>
          <table:table-cell table:formula="of:=[.C445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7-08 - 2012-07-14</text:p>
          </table:table-cell>
          <table:table-cell office:value-type="float" office:value="78763.5124575334" calcext:value-type="float">
            <text:p>78763,5124575334</text:p>
          </table:table-cell>
          <table:table-cell table:formula="of:=[.B446]" office:value-type="float" office:value="78763.5124575334" calcext:value-type="float">
            <text:p>78763,5124575334</text:p>
          </table:table-cell>
          <table:table-cell table:formula="of:=[.C446]/MAX([.$C$2:.$C$542])*100" office:value-type="float" office:value="87.9518072289157" calcext:value-type="float">
            <text:p>87,9518072289</text:p>
          </table:table-cell>
        </table:table-row>
        <table:table-row table:style-name="ro2">
          <table:table-cell office:value-type="string" calcext:value-type="string">
            <text:p>2012-07-15 - 2012-07-21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47]" office:value-type="float" office:value="79842.4646829791" calcext:value-type="float">
            <text:p>79842,4646829791</text:p>
          </table:table-cell>
          <table:table-cell table:formula="of:=[.C447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7-22 - 2012-07-28</text:p>
          </table:table-cell>
          <table:table-cell office:value-type="float" office:value="77684.5602320878" calcext:value-type="float">
            <text:p>77684,5602320878</text:p>
          </table:table-cell>
          <table:table-cell table:formula="of:=[.B448]" office:value-type="float" office:value="77684.5602320878" calcext:value-type="float">
            <text:p>77684,5602320878</text:p>
          </table:table-cell>
          <table:table-cell table:formula="of:=[.C448]/MAX([.$C$2:.$C$542])*100" office:value-type="float" office:value="86.7469879518073" calcext:value-type="float">
            <text:p>86,7469879518</text:p>
          </table:table-cell>
        </table:table-row>
        <table:table-row table:style-name="ro2">
          <table:table-cell office:value-type="string" calcext:value-type="string">
            <text:p>2012-07-29 - 2012-08-04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49]" office:value-type="float" office:value="79842.4646829791" calcext:value-type="float">
            <text:p>79842,4646829791</text:p>
          </table:table-cell>
          <table:table-cell table:formula="of:=[.C449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8-05 - 2012-08-11</text:p>
          </table:table-cell>
          <table:table-cell office:value-type="float" office:value="77684.5602320878" calcext:value-type="float">
            <text:p>77684,5602320878</text:p>
          </table:table-cell>
          <table:table-cell table:formula="of:=[.B450]" office:value-type="float" office:value="77684.5602320878" calcext:value-type="float">
            <text:p>77684,5602320878</text:p>
          </table:table-cell>
          <table:table-cell table:formula="of:=[.C450]/MAX([.$C$2:.$C$542])*100" office:value-type="float" office:value="86.7469879518073" calcext:value-type="float">
            <text:p>86,7469879518</text:p>
          </table:table-cell>
        </table:table-row>
        <table:table-row table:style-name="ro2">
          <table:table-cell office:value-type="string" calcext:value-type="string">
            <text:p>2012-08-12 - 2012-08-18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51]" office:value-type="float" office:value="79842.4646829791" calcext:value-type="float">
            <text:p>79842,4646829791</text:p>
          </table:table-cell>
          <table:table-cell table:formula="of:=[.C451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8-19 - 2012-08-25</text:p>
          </table:table-cell>
          <table:table-cell office:value-type="float" office:value="80921.4169084247" calcext:value-type="float">
            <text:p>80921,4169084247</text:p>
          </table:table-cell>
          <table:table-cell table:formula="of:=[.B452]" office:value-type="float" office:value="80921.4169084247" calcext:value-type="float">
            <text:p>80921,4169084247</text:p>
          </table:table-cell>
          <table:table-cell table:formula="of:=[.C452]/MAX([.$C$2:.$C$542])*100" office:value-type="float" office:value="90.3614457831325" calcext:value-type="float">
            <text:p>90,3614457831</text:p>
          </table:table-cell>
        </table:table-row>
        <table:table-row table:style-name="ro2">
          <table:table-cell office:value-type="string" calcext:value-type="string">
            <text:p>2012-08-26 - 2012-09-01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53]" office:value-type="float" office:value="79842.4646829791" calcext:value-type="float">
            <text:p>79842,4646829791</text:p>
          </table:table-cell>
          <table:table-cell table:formula="of:=[.C453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9-02 - 2012-09-08</text:p>
          </table:table-cell>
          <table:table-cell office:value-type="float" office:value="79842.4646829791" calcext:value-type="float">
            <text:p>79842,4646829791</text:p>
          </table:table-cell>
          <table:table-cell table:formula="of:=[.B454]" office:value-type="float" office:value="79842.4646829791" calcext:value-type="float">
            <text:p>79842,4646829791</text:p>
          </table:table-cell>
          <table:table-cell table:formula="of:=[.C454]/MAX([.$C$2:.$C$542])*100" office:value-type="float" office:value="89.1566265060241" calcext:value-type="float">
            <text:p>89,156626506</text:p>
          </table:table-cell>
        </table:table-row>
        <table:table-row table:style-name="ro2">
          <table:table-cell office:value-type="string" calcext:value-type="string">
            <text:p>2012-09-09 - 2012-09-15</text:p>
          </table:table-cell>
          <table:table-cell office:value-type="float" office:value="76605.6080066421" calcext:value-type="float">
            <text:p>76605,6080066421</text:p>
          </table:table-cell>
          <table:table-cell table:formula="of:=[.B455]" office:value-type="float" office:value="76605.6080066421" calcext:value-type="float">
            <text:p>76605,6080066421</text:p>
          </table:table-cell>
          <table:table-cell table:formula="of:=[.C455]/MAX([.$C$2:.$C$542])*100" office:value-type="float" office:value="85.5421686746988" calcext:value-type="float">
            <text:p>85,5421686747</text:p>
          </table:table-cell>
        </table:table-row>
        <table:table-row table:style-name="ro2">
          <table:table-cell office:value-type="string" calcext:value-type="string">
            <text:p>2012-09-16 - 2012-09-22</text:p>
          </table:table-cell>
          <table:table-cell office:value-type="float" office:value="78763.5124575334" calcext:value-type="float">
            <text:p>78763,5124575334</text:p>
          </table:table-cell>
          <table:table-cell table:formula="of:=[.B456]" office:value-type="float" office:value="78763.5124575334" calcext:value-type="float">
            <text:p>78763,5124575334</text:p>
          </table:table-cell>
          <table:table-cell table:formula="of:=[.C456]/MAX([.$C$2:.$C$542])*100" office:value-type="float" office:value="87.9518072289157" calcext:value-type="float">
            <text:p>87,9518072289</text:p>
          </table:table-cell>
        </table:table-row>
        <table:table-row table:style-name="ro2">
          <table:table-cell office:value-type="string" calcext:value-type="string">
            <text:p>2012-09-23 - 2012-09-29</text:p>
          </table:table-cell>
          <table:table-cell office:value-type="float" office:value="76605.6080066421" calcext:value-type="float">
            <text:p>76605,6080066421</text:p>
          </table:table-cell>
          <table:table-cell table:formula="of:=[.B457]" office:value-type="float" office:value="76605.6080066421" calcext:value-type="float">
            <text:p>76605,6080066421</text:p>
          </table:table-cell>
          <table:table-cell table:formula="of:=[.C457]/MAX([.$C$2:.$C$542])*100" office:value-type="float" office:value="85.5421686746988" calcext:value-type="float">
            <text:p>85,5421686747</text:p>
          </table:table-cell>
        </table:table-row>
        <table:table-row table:style-name="ro2">
          <table:table-cell office:value-type="string" calcext:value-type="string">
            <text:p>2012-09-30 - 2012-10-06</text:p>
          </table:table-cell>
          <table:table-cell office:value-type="float" office:value="89553.03471199" calcext:value-type="float">
            <text:p>89553,03471199</text:p>
          </table:table-cell>
          <table:table-cell table:formula="of:=[.B458]" office:value-type="float" office:value="89553.03471199" calcext:value-type="float">
            <text:p>89553,03471199</text:p>
          </table:table-cell>
          <table:table-cell table:formula="of:=[.C458]/MAX([.$C$2:.$C$542])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12-10-07 - 2012-10-13</text:p>
          </table:table-cell>
          <table:table-cell office:value-type="float" office:value="101421.509191892" calcext:value-type="float">
            <text:p>101421,509191892</text:p>
          </table:table-cell>
          <table:table-cell table:formula="of:=[.B459]*0.804" office:value-type="float" office:value="81542.8933902814" calcext:value-type="float">
            <text:p>81542,8933902814</text:p>
          </table:table-cell>
          <table:table-cell table:formula="of:=[.C459]/MAX([.$C$2:.$C$542])*100" office:value-type="float" office:value="91.055421686747" calcext:value-type="float">
            <text:p>91,0554216867</text:p>
          </table:table-cell>
        </table:table-row>
        <table:table-row table:style-name="ro2">
          <table:table-cell office:value-type="string" calcext:value-type="string">
            <text:p>2012-10-14 - 2012-10-20</text:p>
          </table:table-cell>
          <table:table-cell office:value-type="float" office:value="101421.509191892" calcext:value-type="float">
            <text:p>101421,509191892</text:p>
          </table:table-cell>
          <table:table-cell table:formula="of:=[.B460]*0.804" office:value-type="float" office:value="81542.8933902814" calcext:value-type="float">
            <text:p>81542,8933902814</text:p>
          </table:table-cell>
          <table:table-cell table:formula="of:=[.C460]/MAX([.$C$2:.$C$542])*100" office:value-type="float" office:value="91.055421686747" calcext:value-type="float">
            <text:p>91,0554216867</text:p>
          </table:table-cell>
        </table:table-row>
        <table:table-row table:style-name="ro2">
          <table:table-cell office:value-type="string" calcext:value-type="string">
            <text:p>2012-10-21 - 2012-10-27</text:p>
          </table:table-cell>
          <table:table-cell office:value-type="float" office:value="97105.7002901097" calcext:value-type="float">
            <text:p>97105,7002901097</text:p>
          </table:table-cell>
          <table:table-cell table:formula="of:=[.B461]*0.804" office:value-type="float" office:value="78072.9830332482" calcext:value-type="float">
            <text:p>78072,9830332482</text:p>
          </table:table-cell>
          <table:table-cell table:formula="of:=[.C461]/MAX([.$C$2:.$C$542])*100" office:value-type="float" office:value="87.1807228915663" calcext:value-type="float">
            <text:p>87,1807228916</text:p>
          </table:table-cell>
        </table:table-row>
        <table:table-row table:style-name="ro2">
          <table:table-cell office:value-type="string" calcext:value-type="string">
            <text:p>2012-10-28 - 2012-11-03</text:p>
          </table:table-cell>
          <table:table-cell office:value-type="float" office:value="102500.461417338" calcext:value-type="float">
            <text:p>102500,461417338</text:p>
          </table:table-cell>
          <table:table-cell table:formula="of:=[.B462]*0.804" office:value-type="float" office:value="82410.3709795398" calcext:value-type="float">
            <text:p>82410,3709795398</text:p>
          </table:table-cell>
          <table:table-cell table:formula="of:=[.C462]/MAX([.$C$2:.$C$542])*100" office:value-type="float" office:value="92.0240963855422" calcext:value-type="float">
            <text:p>92,0240963855</text:p>
          </table:table-cell>
        </table:table-row>
        <table:table-row table:style-name="ro2">
          <table:table-cell office:value-type="string" calcext:value-type="string">
            <text:p>2012-11-04 - 2012-11-10</text:p>
          </table:table-cell>
          <table:table-cell office:value-type="float" office:value="100342.556966447" calcext:value-type="float">
            <text:p>100342,556966447</text:p>
          </table:table-cell>
          <table:table-cell table:formula="of:=[.B463]*0.804" office:value-type="float" office:value="80675.4158010231" calcext:value-type="float">
            <text:p>80675,4158010231</text:p>
          </table:table-cell>
          <table:table-cell table:formula="of:=[.C463]/MAX([.$C$2:.$C$542])*100" office:value-type="float" office:value="90.0867469879518" calcext:value-type="float">
            <text:p>90,086746988</text:p>
          </table:table-cell>
        </table:table-row>
        <table:table-row table:style-name="ro2">
          <table:table-cell office:value-type="string" calcext:value-type="string">
            <text:p>2012-11-11 - 2012-11-17</text:p>
          </table:table-cell>
          <table:table-cell office:value-type="float" office:value="100342.556966447" calcext:value-type="float">
            <text:p>100342,556966447</text:p>
          </table:table-cell>
          <table:table-cell table:formula="of:=[.B464]*0.804" office:value-type="float" office:value="80675.4158010231" calcext:value-type="float">
            <text:p>80675,4158010231</text:p>
          </table:table-cell>
          <table:table-cell table:formula="of:=[.C464]/MAX([.$C$2:.$C$542])*100" office:value-type="float" office:value="90.0867469879518" calcext:value-type="float">
            <text:p>90,086746988</text:p>
          </table:table-cell>
        </table:table-row>
        <table:table-row table:style-name="ro2">
          <table:table-cell office:value-type="string" calcext:value-type="string">
            <text:p>2012-11-18 - 2012-11-24</text:p>
          </table:table-cell>
          <table:table-cell office:value-type="float" office:value="98184.6525155554" calcext:value-type="float">
            <text:p>98184,6525155554</text:p>
          </table:table-cell>
          <table:table-cell table:formula="of:=[.B465]*0.804" office:value-type="float" office:value="78940.4606225065" calcext:value-type="float">
            <text:p>78940,4606225065</text:p>
          </table:table-cell>
          <table:table-cell table:formula="of:=[.C465]/MAX([.$C$2:.$C$542])*100" office:value-type="float" office:value="88.1493975903615" calcext:value-type="float">
            <text:p>88,1493975904</text:p>
          </table:table-cell>
        </table:table-row>
        <table:table-row table:style-name="ro2">
          <table:table-cell office:value-type="string" calcext:value-type="string">
            <text:p>2012-11-25 - 2012-12-01</text:p>
          </table:table-cell>
          <table:table-cell office:value-type="float" office:value="98184.6525155554" calcext:value-type="float">
            <text:p>98184,6525155554</text:p>
          </table:table-cell>
          <table:table-cell table:formula="of:=[.B466]*0.804" office:value-type="float" office:value="78940.4606225065" calcext:value-type="float">
            <text:p>78940,4606225065</text:p>
          </table:table-cell>
          <table:table-cell table:formula="of:=[.C466]/MAX([.$C$2:.$C$542])*100" office:value-type="float" office:value="88.1493975903615" calcext:value-type="float">
            <text:p>88,1493975904</text:p>
          </table:table-cell>
        </table:table-row>
        <table:table-row table:style-name="ro2">
          <table:table-cell office:value-type="string" calcext:value-type="string">
            <text:p>2012-12-02 - 2012-12-08</text:p>
          </table:table-cell>
          <table:table-cell office:value-type="float" office:value="99263.604741001" calcext:value-type="float">
            <text:p>99263,604741001</text:p>
          </table:table-cell>
          <table:table-cell table:formula="of:=[.B467]*0.804" office:value-type="float" office:value="79807.9382117648" calcext:value-type="float">
            <text:p>79807,9382117648</text:p>
          </table:table-cell>
          <table:table-cell table:formula="of:=[.C467]/MAX([.$C$2:.$C$542])*100" office:value-type="float" office:value="89.1180722891566" calcext:value-type="float">
            <text:p>89,1180722892</text:p>
          </table:table-cell>
        </table:table-row>
        <table:table-row table:style-name="ro2">
          <table:table-cell office:value-type="string" calcext:value-type="string">
            <text:p>2012-12-09 - 2012-12-15</text:p>
          </table:table-cell>
          <table:table-cell office:value-type="float" office:value="100342.556966447" calcext:value-type="float">
            <text:p>100342,556966447</text:p>
          </table:table-cell>
          <table:table-cell table:formula="of:=[.B468]*0.804" office:value-type="float" office:value="80675.4158010231" calcext:value-type="float">
            <text:p>80675,4158010231</text:p>
          </table:table-cell>
          <table:table-cell table:formula="of:=[.C468]/MAX([.$C$2:.$C$542])*100" office:value-type="float" office:value="90.0867469879518" calcext:value-type="float">
            <text:p>90,086746988</text:p>
          </table:table-cell>
        </table:table-row>
        <table:table-row table:style-name="ro2">
          <table:table-cell office:value-type="string" calcext:value-type="string">
            <text:p>2012-12-16 - 2012-12-22</text:p>
          </table:table-cell>
          <table:table-cell office:value-type="float" office:value="98184.6525155554" calcext:value-type="float">
            <text:p>98184,6525155554</text:p>
          </table:table-cell>
          <table:table-cell table:formula="of:=[.B469]*0.804" office:value-type="float" office:value="78940.4606225065" calcext:value-type="float">
            <text:p>78940,4606225065</text:p>
          </table:table-cell>
          <table:table-cell table:formula="of:=[.C469]/MAX([.$C$2:.$C$542])*100" office:value-type="float" office:value="88.1493975903615" calcext:value-type="float">
            <text:p>88,1493975904</text:p>
          </table:table-cell>
        </table:table-row>
        <table:table-row table:style-name="ro2">
          <table:table-cell office:value-type="string" calcext:value-type="string">
            <text:p>2012-12-23 - 2012-12-29</text:p>
          </table:table-cell>
          <table:table-cell office:value-type="float" office:value="107895.222544566" calcext:value-type="float">
            <text:p>107895,222544566</text:p>
          </table:table-cell>
          <table:table-cell table:formula="of:=[.B470]*0.804" office:value-type="float" office:value="86747.7589258313" calcext:value-type="float">
            <text:p>86747,7589258313</text:p>
          </table:table-cell>
          <table:table-cell table:formula="of:=[.C470]/MAX([.$C$2:.$C$542])*100" office:value-type="float" office:value="96.8674698795181" calcext:value-type="float">
            <text:p>96,8674698795</text:p>
          </table:table-cell>
        </table:table-row>
        <table:table-row table:style-name="ro2">
          <table:table-cell office:value-type="string" calcext:value-type="string">
            <text:p>2012-12-30 - 2013-01-05</text:p>
          </table:table-cell>
          <table:table-cell office:value-type="float" office:value="104658.365868229" calcext:value-type="float">
            <text:p>104658,365868229</text:p>
          </table:table-cell>
          <table:table-cell table:formula="of:=[.B471]*0.804" office:value-type="float" office:value="84145.3261580564" calcext:value-type="float">
            <text:p>84145,3261580564</text:p>
          </table:table-cell>
          <table:table-cell table:formula="of:=[.C471]/MAX([.$C$2:.$C$542])*100" office:value-type="float" office:value="93.9614457831325" calcext:value-type="float">
            <text:p>93,9614457831</text:p>
          </table:table-cell>
        </table:table-row>
        <table:table-row table:style-name="ro2">
          <table:table-cell office:value-type="string" calcext:value-type="string">
            <text:p>2013-01-06 - 2013-01-12</text:p>
          </table:table-cell>
          <table:table-cell office:value-type="float" office:value="98184.6525155554" calcext:value-type="float">
            <text:p>98184,6525155554</text:p>
          </table:table-cell>
          <table:table-cell table:formula="of:=[.B472]*0.804" office:value-type="float" office:value="78940.4606225065" calcext:value-type="float">
            <text:p>78940,4606225065</text:p>
          </table:table-cell>
          <table:table-cell table:formula="of:=[.C472]/MAX([.$C$2:.$C$542])*100" office:value-type="float" office:value="88.1493975903615" calcext:value-type="float">
            <text:p>88,1493975904</text:p>
          </table:table-cell>
        </table:table-row>
        <table:table-row table:style-name="ro2">
          <table:table-cell office:value-type="string" calcext:value-type="string">
            <text:p>2013-01-13 - 2013-01-19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73]*0.804" office:value-type="float" office:value="78151.0560162814" calcext:value-type="float">
            <text:p>78151,0560162814</text:p>
          </table:table-cell>
          <table:table-cell table:formula="of:=[.C473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1-20 - 2013-01-26</text:p>
          </table:table-cell>
          <table:table-cell office:value-type="float" office:value="96220.9594652443" calcext:value-type="float">
            <text:p>96220,9594652443</text:p>
          </table:table-cell>
          <table:table-cell table:formula="of:=[.B474]*0.804" office:value-type="float" office:value="77361.6514100564" calcext:value-type="float">
            <text:p>77361,6514100564</text:p>
          </table:table-cell>
          <table:table-cell table:formula="of:=[.C474]/MAX([.$C$2:.$C$542])*100" office:value-type="float" office:value="86.3864096385542" calcext:value-type="float">
            <text:p>86,3864096386</text:p>
          </table:table-cell>
        </table:table-row>
        <table:table-row table:style-name="ro2">
          <table:table-cell office:value-type="string" calcext:value-type="string">
            <text:p>2013-01-27 - 2013-02-02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75]*0.804" office:value-type="float" office:value="76572.2468038313" calcext:value-type="float">
            <text:p>76572,2468038313</text:p>
          </table:table-cell>
          <table:table-cell table:formula="of:=[.C475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2-03 - 2013-02-09</text:p>
          </table:table-cell>
          <table:table-cell office:value-type="float" office:value="94257.2664149331" calcext:value-type="float">
            <text:p>94257,2664149331</text:p>
          </table:table-cell>
          <table:table-cell table:formula="of:=[.B476]*0.804" office:value-type="float" office:value="75782.8421976062" calcext:value-type="float">
            <text:p>75782,8421976062</text:p>
          </table:table-cell>
          <table:table-cell table:formula="of:=[.C476]/MAX([.$C$2:.$C$542])*100" office:value-type="float" office:value="84.623421686747" calcext:value-type="float">
            <text:p>84,6234216867</text:p>
          </table:table-cell>
        </table:table-row>
        <table:table-row table:style-name="ro2">
          <table:table-cell office:value-type="string" calcext:value-type="string">
            <text:p>2013-02-10 - 2013-02-16</text:p>
          </table:table-cell>
          <table:table-cell office:value-type="float" office:value="96220.9594652443" calcext:value-type="float">
            <text:p>96220,9594652443</text:p>
          </table:table-cell>
          <table:table-cell table:formula="of:=[.B477]*0.804" office:value-type="float" office:value="77361.6514100564" calcext:value-type="float">
            <text:p>77361,6514100564</text:p>
          </table:table-cell>
          <table:table-cell table:formula="of:=[.C477]/MAX([.$C$2:.$C$542])*100" office:value-type="float" office:value="86.3864096385542" calcext:value-type="float">
            <text:p>86,3864096386</text:p>
          </table:table-cell>
        </table:table-row>
        <table:table-row table:style-name="ro2">
          <table:table-cell office:value-type="string" calcext:value-type="string">
            <text:p>2013-02-17 - 2013-02-23</text:p>
          </table:table-cell>
          <table:table-cell office:value-type="float" office:value="93275.4198897776" calcext:value-type="float">
            <text:p>93275,4198897776</text:p>
          </table:table-cell>
          <table:table-cell table:formula="of:=[.B478]*0.804" office:value-type="float" office:value="74993.4375913812" calcext:value-type="float">
            <text:p>74993,4375913812</text:p>
          </table:table-cell>
          <table:table-cell table:formula="of:=[.C478]/MAX([.$C$2:.$C$542])*100" office:value-type="float" office:value="83.7419277108434" calcext:value-type="float">
            <text:p>83,7419277108</text:p>
          </table:table-cell>
        </table:table-row>
        <table:table-row table:style-name="ro2">
          <table:table-cell office:value-type="string" calcext:value-type="string">
            <text:p>2013-02-24 - 2013-03-02</text:p>
          </table:table-cell>
          <table:table-cell office:value-type="float" office:value="92293.573364622" calcext:value-type="float">
            <text:p>92293,573364622</text:p>
          </table:table-cell>
          <table:table-cell table:formula="of:=[.B479]*0.804" office:value-type="float" office:value="74204.0329851561" calcext:value-type="float">
            <text:p>74204,0329851561</text:p>
          </table:table-cell>
          <table:table-cell table:formula="of:=[.C479]/MAX([.$C$2:.$C$542])*100" office:value-type="float" office:value="82.8604337349398" calcext:value-type="float">
            <text:p>82,8604337349</text:p>
          </table:table-cell>
        </table:table-row>
        <table:table-row table:style-name="ro2">
          <table:table-cell office:value-type="string" calcext:value-type="string">
            <text:p>2013-03-03 - 2013-03-09</text:p>
          </table:table-cell>
          <table:table-cell office:value-type="float" office:value="93275.4198897776" calcext:value-type="float">
            <text:p>93275,4198897776</text:p>
          </table:table-cell>
          <table:table-cell table:formula="of:=[.B480]*0.804" office:value-type="float" office:value="74993.4375913812" calcext:value-type="float">
            <text:p>74993,4375913812</text:p>
          </table:table-cell>
          <table:table-cell table:formula="of:=[.C480]/MAX([.$C$2:.$C$542])*100" office:value-type="float" office:value="83.7419277108434" calcext:value-type="float">
            <text:p>83,7419277108</text:p>
          </table:table-cell>
        </table:table-row>
        <table:table-row table:style-name="ro2">
          <table:table-cell office:value-type="string" calcext:value-type="string">
            <text:p>2013-03-10 - 2013-03-16</text:p>
          </table:table-cell>
          <table:table-cell office:value-type="float" office:value="94257.2664149331" calcext:value-type="float">
            <text:p>94257,2664149331</text:p>
          </table:table-cell>
          <table:table-cell table:formula="of:=[.B481]*0.804" office:value-type="float" office:value="75782.8421976062" calcext:value-type="float">
            <text:p>75782,8421976062</text:p>
          </table:table-cell>
          <table:table-cell table:formula="of:=[.C481]/MAX([.$C$2:.$C$542])*100" office:value-type="float" office:value="84.623421686747" calcext:value-type="float">
            <text:p>84,6234216867</text:p>
          </table:table-cell>
        </table:table-row>
        <table:table-row table:style-name="ro2">
          <table:table-cell office:value-type="string" calcext:value-type="string">
            <text:p>2013-03-17 - 2013-03-23</text:p>
          </table:table-cell>
          <table:table-cell office:value-type="float" office:value="94257.2664149331" calcext:value-type="float">
            <text:p>94257,2664149331</text:p>
          </table:table-cell>
          <table:table-cell table:formula="of:=[.B482]*0.804" office:value-type="float" office:value="75782.8421976062" calcext:value-type="float">
            <text:p>75782,8421976062</text:p>
          </table:table-cell>
          <table:table-cell table:formula="of:=[.C482]/MAX([.$C$2:.$C$542])*100" office:value-type="float" office:value="84.623421686747" calcext:value-type="float">
            <text:p>84,6234216867</text:p>
          </table:table-cell>
        </table:table-row>
        <table:table-row table:style-name="ro2">
          <table:table-cell office:value-type="string" calcext:value-type="string">
            <text:p>2013-03-24 - 2013-03-30</text:p>
          </table:table-cell>
          <table:table-cell office:value-type="float" office:value="94257.2664149331" calcext:value-type="float">
            <text:p>94257,2664149331</text:p>
          </table:table-cell>
          <table:table-cell table:formula="of:=[.B483]*0.804" office:value-type="float" office:value="75782.8421976062" calcext:value-type="float">
            <text:p>75782,8421976062</text:p>
          </table:table-cell>
          <table:table-cell table:formula="of:=[.C483]/MAX([.$C$2:.$C$542])*100" office:value-type="float" office:value="84.623421686747" calcext:value-type="float">
            <text:p>84,6234216867</text:p>
          </table:table-cell>
        </table:table-row>
        <table:table-row table:style-name="ro2">
          <table:table-cell office:value-type="string" calcext:value-type="string">
            <text:p>2013-03-31 - 2013-04-06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84]*0.804" office:value-type="float" office:value="78151.0560162814" calcext:value-type="float">
            <text:p>78151,0560162814</text:p>
          </table:table-cell>
          <table:table-cell table:formula="of:=[.C484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4-07 - 2013-04-13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85]*0.804" office:value-type="float" office:value="76572.2468038313" calcext:value-type="float">
            <text:p>76572,2468038313</text:p>
          </table:table-cell>
          <table:table-cell table:formula="of:=[.C485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4-14 - 2013-04-20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86]*0.804" office:value-type="float" office:value="76572.2468038313" calcext:value-type="float">
            <text:p>76572,2468038313</text:p>
          </table:table-cell>
          <table:table-cell table:formula="of:=[.C486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4-21 - 2013-04-27</text:p>
          </table:table-cell>
          <table:table-cell office:value-type="float" office:value="93275.4198897776" calcext:value-type="float">
            <text:p>93275,4198897776</text:p>
          </table:table-cell>
          <table:table-cell table:formula="of:=[.B487]*0.804" office:value-type="float" office:value="74993.4375913812" calcext:value-type="float">
            <text:p>74993,4375913812</text:p>
          </table:table-cell>
          <table:table-cell table:formula="of:=[.C487]/MAX([.$C$2:.$C$542])*100" office:value-type="float" office:value="83.7419277108434" calcext:value-type="float">
            <text:p>83,7419277108</text:p>
          </table:table-cell>
        </table:table-row>
        <table:table-row table:style-name="ro2">
          <table:table-cell office:value-type="string" calcext:value-type="string">
            <text:p>2013-04-28 - 2013-05-04</text:p>
          </table:table-cell>
          <table:table-cell office:value-type="float" office:value="91311.7268394665" calcext:value-type="float">
            <text:p>91311,7268394665</text:p>
          </table:table-cell>
          <table:table-cell table:formula="of:=[.B488]*0.804" office:value-type="float" office:value="73414.6283789311" calcext:value-type="float">
            <text:p>73414,6283789311</text:p>
          </table:table-cell>
          <table:table-cell table:formula="of:=[.C488]/MAX([.$C$2:.$C$542])*100" office:value-type="float" office:value="81.9789397590362" calcext:value-type="float">
            <text:p>81,978939759</text:p>
          </table:table-cell>
        </table:table-row>
        <table:table-row table:style-name="ro2">
          <table:table-cell office:value-type="string" calcext:value-type="string">
            <text:p>2013-05-05 - 2013-05-11</text:p>
          </table:table-cell>
          <table:table-cell office:value-type="float" office:value="92293.573364622" calcext:value-type="float">
            <text:p>92293,573364622</text:p>
          </table:table-cell>
          <table:table-cell table:formula="of:=[.B489]*0.804" office:value-type="float" office:value="74204.0329851561" calcext:value-type="float">
            <text:p>74204,0329851561</text:p>
          </table:table-cell>
          <table:table-cell table:formula="of:=[.C489]/MAX([.$C$2:.$C$542])*100" office:value-type="float" office:value="82.8604337349398" calcext:value-type="float">
            <text:p>82,8604337349</text:p>
          </table:table-cell>
        </table:table-row>
        <table:table-row table:style-name="ro2">
          <table:table-cell office:value-type="string" calcext:value-type="string">
            <text:p>2013-05-12 - 2013-05-18</text:p>
          </table:table-cell>
          <table:table-cell office:value-type="float" office:value="91311.7268394665" calcext:value-type="float">
            <text:p>91311,7268394665</text:p>
          </table:table-cell>
          <table:table-cell table:formula="of:=[.B490]*0.804" office:value-type="float" office:value="73414.6283789311" calcext:value-type="float">
            <text:p>73414,6283789311</text:p>
          </table:table-cell>
          <table:table-cell table:formula="of:=[.C490]/MAX([.$C$2:.$C$542])*100" office:value-type="float" office:value="81.9789397590362" calcext:value-type="float">
            <text:p>81,978939759</text:p>
          </table:table-cell>
        </table:table-row>
        <table:table-row table:style-name="ro2">
          <table:table-cell office:value-type="string" calcext:value-type="string">
            <text:p>2013-05-19 - 2013-05-25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91]*0.804" office:value-type="float" office:value="78151.0560162814" calcext:value-type="float">
            <text:p>78151,0560162814</text:p>
          </table:table-cell>
          <table:table-cell table:formula="of:=[.C491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5-26 - 2013-06-01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92]*0.804" office:value-type="float" office:value="76572.2468038313" calcext:value-type="float">
            <text:p>76572,2468038313</text:p>
          </table:table-cell>
          <table:table-cell table:formula="of:=[.C492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6-02 - 2013-06-08</text:p>
          </table:table-cell>
          <table:table-cell office:value-type="float" office:value="96220.9594652443" calcext:value-type="float">
            <text:p>96220,9594652443</text:p>
          </table:table-cell>
          <table:table-cell table:formula="of:=[.B493]*0.804" office:value-type="float" office:value="77361.6514100564" calcext:value-type="float">
            <text:p>77361,6514100564</text:p>
          </table:table-cell>
          <table:table-cell table:formula="of:=[.C493]/MAX([.$C$2:.$C$542])*100" office:value-type="float" office:value="86.3864096385542" calcext:value-type="float">
            <text:p>86,3864096386</text:p>
          </table:table-cell>
        </table:table-row>
        <table:table-row table:style-name="ro2">
          <table:table-cell office:value-type="string" calcext:value-type="string">
            <text:p>2013-06-09 - 2013-06-15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94]*0.804" office:value-type="float" office:value="78151.0560162814" calcext:value-type="float">
            <text:p>78151,0560162814</text:p>
          </table:table-cell>
          <table:table-cell table:formula="of:=[.C494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6-16 - 2013-06-22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95]*0.804" office:value-type="float" office:value="78151.0560162814" calcext:value-type="float">
            <text:p>78151,0560162814</text:p>
          </table:table-cell>
          <table:table-cell table:formula="of:=[.C495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6-23 - 2013-06-29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96]*0.804" office:value-type="float" office:value="76572.2468038313" calcext:value-type="float">
            <text:p>76572,2468038313</text:p>
          </table:table-cell>
          <table:table-cell table:formula="of:=[.C496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6-30 - 2013-07-06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97]*0.804" office:value-type="float" office:value="78151.0560162814" calcext:value-type="float">
            <text:p>78151,0560162814</text:p>
          </table:table-cell>
          <table:table-cell table:formula="of:=[.C497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7-07 - 2013-07-13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498]*0.804" office:value-type="float" office:value="76572.2468038313" calcext:value-type="float">
            <text:p>76572,2468038313</text:p>
          </table:table-cell>
          <table:table-cell table:formula="of:=[.C498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7-14 - 2013-07-20</text:p>
          </table:table-cell>
          <table:table-cell office:value-type="float" office:value="97202.8059903998" calcext:value-type="float">
            <text:p>97202,8059903998</text:p>
          </table:table-cell>
          <table:table-cell table:formula="of:=[.B499]*0.804" office:value-type="float" office:value="78151.0560162814" calcext:value-type="float">
            <text:p>78151,0560162814</text:p>
          </table:table-cell>
          <table:table-cell table:formula="of:=[.C499]/MAX([.$C$2:.$C$542])*100" office:value-type="float" office:value="87.2679036144578" calcext:value-type="float">
            <text:p>87,2679036145</text:p>
          </table:table-cell>
        </table:table-row>
        <table:table-row table:style-name="ro2">
          <table:table-cell office:value-type="string" calcext:value-type="string">
            <text:p>2013-07-21 - 2013-07-27</text:p>
          </table:table-cell>
          <table:table-cell office:value-type="float" office:value="93275.4198897776" calcext:value-type="float">
            <text:p>93275,4198897776</text:p>
          </table:table-cell>
          <table:table-cell table:formula="of:=[.B500]*0.804" office:value-type="float" office:value="74993.4375913812" calcext:value-type="float">
            <text:p>74993,4375913812</text:p>
          </table:table-cell>
          <table:table-cell table:formula="of:=[.C500]/MAX([.$C$2:.$C$542])*100" office:value-type="float" office:value="83.7419277108434" calcext:value-type="float">
            <text:p>83,7419277108</text:p>
          </table:table-cell>
        </table:table-row>
        <table:table-row table:style-name="ro2">
          <table:table-cell office:value-type="string" calcext:value-type="string">
            <text:p>2013-07-28 - 2013-08-03</text:p>
          </table:table-cell>
          <table:table-cell office:value-type="float" office:value="95239.1129400887" calcext:value-type="float">
            <text:p>95239,1129400887</text:p>
          </table:table-cell>
          <table:table-cell table:formula="of:=[.B501]*0.804" office:value-type="float" office:value="76572.2468038313" calcext:value-type="float">
            <text:p>76572,2468038313</text:p>
          </table:table-cell>
          <table:table-cell table:formula="of:=[.C501]/MAX([.$C$2:.$C$542])*100" office:value-type="float" office:value="85.5049156626506" calcext:value-type="float">
            <text:p>85,5049156627</text:p>
          </table:table-cell>
        </table:table-row>
        <table:table-row table:style-name="ro2">
          <table:table-cell office:value-type="string" calcext:value-type="string">
            <text:p>2013-08-04 - 2013-08-10</text:p>
          </table:table-cell>
          <table:table-cell office:value-type="float" office:value="90329.8803143109" calcext:value-type="float">
            <text:p>90329,8803143109</text:p>
          </table:table-cell>
          <table:table-cell table:formula="of:=[.B502]*0.804" office:value-type="float" office:value="72625.223772706" calcext:value-type="float">
            <text:p>72625,223772706</text:p>
          </table:table-cell>
          <table:table-cell table:formula="of:=[.C502]/MAX([.$C$2:.$C$542])*100" office:value-type="float" office:value="81.0974457831325" calcext:value-type="float">
            <text:p>81,0974457831</text:p>
          </table:table-cell>
        </table:table-row>
        <table:table-row table:style-name="ro2">
          <table:table-cell office:value-type="string" calcext:value-type="string">
            <text:p>2013-08-11 - 2013-08-17</text:p>
          </table:table-cell>
          <table:table-cell office:value-type="float" office:value="93275.4198897776" calcext:value-type="float">
            <text:p>93275,4198897776</text:p>
          </table:table-cell>
          <table:table-cell table:formula="of:=[.B503]*0.804" office:value-type="float" office:value="74993.4375913812" calcext:value-type="float">
            <text:p>74993,4375913812</text:p>
          </table:table-cell>
          <table:table-cell table:formula="of:=[.C503]/MAX([.$C$2:.$C$542])*100" office:value-type="float" office:value="83.7419277108434" calcext:value-type="float">
            <text:p>83,7419277108</text:p>
          </table:table-cell>
        </table:table-row>
        <table:table-row table:style-name="ro2">
          <table:table-cell office:value-type="string" calcext:value-type="string">
            <text:p>2013-08-18 - 2013-08-24</text:p>
          </table:table-cell>
          <table:table-cell office:value-type="float" office:value="91311.7268394665" calcext:value-type="float">
            <text:p>91311,7268394665</text:p>
          </table:table-cell>
          <table:table-cell table:formula="of:=[.B504]*0.804" office:value-type="float" office:value="73414.6283789311" calcext:value-type="float">
            <text:p>73414,6283789311</text:p>
          </table:table-cell>
          <table:table-cell table:formula="of:=[.C504]/MAX([.$C$2:.$C$542])*100" office:value-type="float" office:value="81.9789397590362" calcext:value-type="float">
            <text:p>81,978939759</text:p>
          </table:table-cell>
        </table:table-row>
        <table:table-row table:style-name="ro2">
          <table:table-cell office:value-type="string" calcext:value-type="string">
            <text:p>2013-08-25 - 2013-08-31</text:p>
          </table:table-cell>
          <table:table-cell office:value-type="float" office:value="90329.8803143109" calcext:value-type="float">
            <text:p>90329,8803143109</text:p>
          </table:table-cell>
          <table:table-cell table:formula="of:=[.B505]*0.804" office:value-type="float" office:value="72625.223772706" calcext:value-type="float">
            <text:p>72625,223772706</text:p>
          </table:table-cell>
          <table:table-cell table:formula="of:=[.C505]/MAX([.$C$2:.$C$542])*100" office:value-type="float" office:value="81.0974457831325" calcext:value-type="float">
            <text:p>81,0974457831</text:p>
          </table:table-cell>
        </table:table-row>
        <table:table-row table:style-name="ro2">
          <table:table-cell office:value-type="string" calcext:value-type="string">
            <text:p>2013-09-01 - 2013-09-07</text:p>
          </table:table-cell>
          <table:table-cell office:value-type="float" office:value="88366.1872639998" calcext:value-type="float">
            <text:p>88366,1872639998</text:p>
          </table:table-cell>
          <table:table-cell table:formula="of:=[.B506]*0.804" office:value-type="float" office:value="71046.4145602559" calcext:value-type="float">
            <text:p>71046,4145602559</text:p>
          </table:table-cell>
          <table:table-cell table:formula="of:=[.C506]/MAX([.$C$2:.$C$542])*100" office:value-type="float" office:value="79.3344578313253" calcext:value-type="float">
            <text:p>79,3344578313</text:p>
          </table:table-cell>
        </table:table-row>
        <table:table-row table:style-name="ro2">
          <table:table-cell office:value-type="string" calcext:value-type="string">
            <text:p>2013-09-08 - 2013-09-14</text:p>
          </table:table-cell>
          <table:table-cell office:value-type="float" office:value="87384.3407388443" calcext:value-type="float">
            <text:p>87384,3407388443</text:p>
          </table:table-cell>
          <table:table-cell table:formula="of:=[.B507]*0.804" office:value-type="float" office:value="70257.0099540308" calcext:value-type="float">
            <text:p>70257,0099540308</text:p>
          </table:table-cell>
          <table:table-cell table:formula="of:=[.C507]/MAX([.$C$2:.$C$542])*100" office:value-type="float" office:value="78.4529638554217" calcext:value-type="float">
            <text:p>78,4529638554</text:p>
          </table:table-cell>
        </table:table-row>
        <table:table-row table:style-name="ro2">
          <table:table-cell office:value-type="string" calcext:value-type="string">
            <text:p>2013-09-15 - 2013-09-21</text:p>
          </table:table-cell>
          <table:table-cell office:value-type="float" office:value="87384.3407388443" calcext:value-type="float">
            <text:p>87384,3407388443</text:p>
          </table:table-cell>
          <table:table-cell table:formula="of:=[.B508]*0.804" office:value-type="float" office:value="70257.0099540308" calcext:value-type="float">
            <text:p>70257,0099540308</text:p>
          </table:table-cell>
          <table:table-cell table:formula="of:=[.C508]/MAX([.$C$2:.$C$542])*100" office:value-type="float" office:value="78.4529638554217" calcext:value-type="float">
            <text:p>78,4529638554</text:p>
          </table:table-cell>
        </table:table-row>
        <table:table-row table:style-name="ro2">
          <table:table-cell office:value-type="string" calcext:value-type="string">
            <text:p>2013-09-22 - 2013-09-28</text:p>
          </table:table-cell>
          <table:table-cell office:value-type="float" office:value="87384.3407388443" calcext:value-type="float">
            <text:p>87384,3407388443</text:p>
          </table:table-cell>
          <table:table-cell table:formula="of:=[.B509]*0.804" office:value-type="float" office:value="70257.0099540308" calcext:value-type="float">
            <text:p>70257,0099540308</text:p>
          </table:table-cell>
          <table:table-cell table:formula="of:=[.C509]/MAX([.$C$2:.$C$542])*100" office:value-type="float" office:value="78.4529638554217" calcext:value-type="float">
            <text:p>78,4529638554</text:p>
          </table:table-cell>
        </table:table-row>
        <table:table-row table:style-name="ro2">
          <table:table-cell office:value-type="string" calcext:value-type="string">
            <text:p>2013-09-29 - 2013-10-05</text:p>
          </table:table-cell>
          <table:table-cell office:value-type="float" office:value="85420.6476885332" calcext:value-type="float">
            <text:p>85420,6476885332</text:p>
          </table:table-cell>
          <table:table-cell table:formula="of:=[.B510]*0.804" office:value-type="float" office:value="68678.2007415807" calcext:value-type="float">
            <text:p>68678,2007415807</text:p>
          </table:table-cell>
          <table:table-cell table:formula="of:=[.C510]/MAX([.$C$2:.$C$542])*100" office:value-type="float" office:value="76.6899759036145" calcext:value-type="float">
            <text:p>76,6899759036</text:p>
          </table:table-cell>
        </table:table-row>
        <table:table-row table:style-name="ro2">
          <table:table-cell office:value-type="string" calcext:value-type="string">
            <text:p>2013-10-06 - 2013-10-12</text:p>
          </table:table-cell>
          <table:table-cell office:value-type="float" office:value="84438.8011633776" calcext:value-type="float">
            <text:p>84438,8011633776</text:p>
          </table:table-cell>
          <table:table-cell table:formula="of:=[.B511]*0.804" office:value-type="float" office:value="67888.7961353556" calcext:value-type="float">
            <text:p>67888,7961353556</text:p>
          </table:table-cell>
          <table:table-cell table:formula="of:=[.C511]/MAX([.$C$2:.$C$542])*100" office:value-type="float" office:value="75.8084819277109" calcext:value-type="float">
            <text:p>75,8084819277</text:p>
          </table:table-cell>
        </table:table-row>
        <table:table-row table:style-name="ro2">
          <table:table-cell office:value-type="string" calcext:value-type="string">
            <text:p>2013-10-13 - 2013-10-19</text:p>
          </table:table-cell>
          <table:table-cell office:value-type="float" office:value="84438.8011633776" calcext:value-type="float">
            <text:p>84438,8011633776</text:p>
          </table:table-cell>
          <table:table-cell table:formula="of:=[.B512]*0.804" office:value-type="float" office:value="67888.7961353556" calcext:value-type="float">
            <text:p>67888,7961353556</text:p>
          </table:table-cell>
          <table:table-cell table:formula="of:=[.C512]/MAX([.$C$2:.$C$542])*100" office:value-type="float" office:value="75.8084819277109" calcext:value-type="float">
            <text:p>75,8084819277</text:p>
          </table:table-cell>
        </table:table-row>
        <table:table-row table:style-name="ro2">
          <table:table-cell office:value-type="string" calcext:value-type="string">
            <text:p>2013-10-20 - 2013-10-26</text:p>
          </table:table-cell>
          <table:table-cell office:value-type="float" office:value="80511.4150627554" calcext:value-type="float">
            <text:p>80511,4150627554</text:p>
          </table:table-cell>
          <table:table-cell table:formula="of:=[.B513]*0.804" office:value-type="float" office:value="64731.1777104553" calcext:value-type="float">
            <text:p>64731,1777104553</text:p>
          </table:table-cell>
          <table:table-cell table:formula="of:=[.C513]/MAX([.$C$2:.$C$542])*100" office:value-type="float" office:value="72.2825060240964" calcext:value-type="float">
            <text:p>72,2825060241</text:p>
          </table:table-cell>
        </table:table-row>
        <table:table-row table:style-name="ro2">
          <table:table-cell office:value-type="string" calcext:value-type="string">
            <text:p>2013-10-27 - 2013-11-02</text:p>
          </table:table-cell>
          <table:table-cell office:value-type="float" office:value="83456.9546382221" calcext:value-type="float">
            <text:p>83456,9546382221</text:p>
          </table:table-cell>
          <table:table-cell table:formula="of:=[.B514]*0.804" office:value-type="float" office:value="67099.3915291305" calcext:value-type="float">
            <text:p>67099,3915291305</text:p>
          </table:table-cell>
          <table:table-cell table:formula="of:=[.C514]/MAX([.$C$2:.$C$542])*100" office:value-type="float" office:value="74.9269879518072" calcext:value-type="float">
            <text:p>74,9269879518</text:p>
          </table:table-cell>
        </table:table-row>
        <table:table-row table:style-name="ro2">
          <table:table-cell office:value-type="string" calcext:value-type="string">
            <text:p>2013-11-03 - 2013-11-09</text:p>
          </table:table-cell>
          <table:table-cell office:value-type="float" office:value="82475.1081130665" calcext:value-type="float">
            <text:p>82475,1081130665</text:p>
          </table:table-cell>
          <table:table-cell table:formula="of:=[.B515]*0.804" office:value-type="float" office:value="66309.9869229055" calcext:value-type="float">
            <text:p>66309,9869229055</text:p>
          </table:table-cell>
          <table:table-cell table:formula="of:=[.C515]/MAX([.$C$2:.$C$542])*100" office:value-type="float" office:value="74.0454939759036" calcext:value-type="float">
            <text:p>74,0454939759</text:p>
          </table:table-cell>
        </table:table-row>
        <table:table-row table:style-name="ro2">
          <table:table-cell office:value-type="string" calcext:value-type="string">
            <text:p>2013-11-10 - 2013-11-16</text:p>
          </table:table-cell>
          <table:table-cell office:value-type="float" office:value="82475.1081130665" calcext:value-type="float">
            <text:p>82475,1081130665</text:p>
          </table:table-cell>
          <table:table-cell table:formula="of:=[.B516]*0.804" office:value-type="float" office:value="66309.9869229055" calcext:value-type="float">
            <text:p>66309,9869229055</text:p>
          </table:table-cell>
          <table:table-cell table:formula="of:=[.C516]/MAX([.$C$2:.$C$542])*100" office:value-type="float" office:value="74.0454939759036" calcext:value-type="float">
            <text:p>74,0454939759</text:p>
          </table:table-cell>
        </table:table-row>
        <table:table-row table:style-name="ro2">
          <table:table-cell office:value-type="string" calcext:value-type="string">
            <text:p>2013-11-17 - 2013-11-23</text:p>
          </table:table-cell>
          <table:table-cell office:value-type="float" office:value="81493.2615879109" calcext:value-type="float">
            <text:p>81493,2615879109</text:p>
          </table:table-cell>
          <table:table-cell table:formula="of:=[.B517]*0.804" office:value-type="float" office:value="65520.5823166804" calcext:value-type="float">
            <text:p>65520,5823166804</text:p>
          </table:table-cell>
          <table:table-cell table:formula="of:=[.C517]/MAX([.$C$2:.$C$542])*100" office:value-type="float" office:value="73.164" calcext:value-type="float">
            <text:p>73,164</text:p>
          </table:table-cell>
        </table:table-row>
        <table:table-row table:style-name="ro2">
          <table:table-cell office:value-type="string" calcext:value-type="string">
            <text:p>2013-11-24 - 2013-11-30</text:p>
          </table:table-cell>
          <table:table-cell office:value-type="float" office:value="79529.5685375998" calcext:value-type="float">
            <text:p>79529,5685375998</text:p>
          </table:table-cell>
          <table:table-cell table:formula="of:=[.B518]*0.804" office:value-type="float" office:value="63941.7731042303" calcext:value-type="float">
            <text:p>63941,7731042303</text:p>
          </table:table-cell>
          <table:table-cell table:formula="of:=[.C518]/MAX([.$C$2:.$C$542])*100" office:value-type="float" office:value="71.4010120481928" calcext:value-type="float">
            <text:p>71,4010120482</text:p>
          </table:table-cell>
        </table:table-row>
        <table:table-row table:style-name="ro2">
          <table:table-cell office:value-type="string" calcext:value-type="string">
            <text:p>2013-12-01 - 2013-12-07</text:p>
          </table:table-cell>
          <table:table-cell office:value-type="float" office:value="80511.4150627554" calcext:value-type="float">
            <text:p>80511,4150627554</text:p>
          </table:table-cell>
          <table:table-cell table:formula="of:=[.B519]*0.804" office:value-type="float" office:value="64731.1777104553" calcext:value-type="float">
            <text:p>64731,1777104553</text:p>
          </table:table-cell>
          <table:table-cell table:formula="of:=[.C519]/MAX([.$C$2:.$C$542])*100" office:value-type="float" office:value="72.2825060240964" calcext:value-type="float">
            <text:p>72,2825060241</text:p>
          </table:table-cell>
        </table:table-row>
        <table:table-row table:style-name="ro2">
          <table:table-cell office:value-type="string" calcext:value-type="string">
            <text:p>2013-12-08 - 2013-12-14</text:p>
          </table:table-cell>
          <table:table-cell office:value-type="float" office:value="75602.1824369776" calcext:value-type="float">
            <text:p>75602,1824369776</text:p>
          </table:table-cell>
          <table:table-cell table:formula="of:=[.B520]*0.804" office:value-type="float" office:value="60784.15467933" calcext:value-type="float">
            <text:p>60784,15467933</text:p>
          </table:table-cell>
          <table:table-cell table:formula="of:=[.C520]/MAX([.$C$2:.$C$542])*100" office:value-type="float" office:value="67.8750361445783" calcext:value-type="float">
            <text:p>67,8750361446</text:p>
          </table:table-cell>
        </table:table-row>
        <table:table-row table:style-name="ro2">
          <table:table-cell office:value-type="string" calcext:value-type="string">
            <text:p>2013-12-15 - 2013-12-21</text:p>
          </table:table-cell>
          <table:table-cell office:value-type="float" office:value="78547.7220124443" calcext:value-type="float">
            <text:p>78547,7220124443</text:p>
          </table:table-cell>
          <table:table-cell table:formula="of:=[.B521]*0.804" office:value-type="float" office:value="63152.3684980052" calcext:value-type="float">
            <text:p>63152,3684980052</text:p>
          </table:table-cell>
          <table:table-cell table:formula="of:=[.C521]/MAX([.$C$2:.$C$542])*100" office:value-type="float" office:value="70.5195180722892" calcext:value-type="float">
            <text:p>70,5195180723</text:p>
          </table:table-cell>
        </table:table-row>
        <table:table-row table:style-name="ro2">
          <table:table-cell office:value-type="string" calcext:value-type="string">
            <text:p>2013-12-22 - 2013-12-28</text:p>
          </table:table-cell>
          <table:table-cell office:value-type="float" office:value="84438.8011633776" calcext:value-type="float">
            <text:p>84438,8011633776</text:p>
          </table:table-cell>
          <table:table-cell table:formula="of:=[.B522]*0.804" office:value-type="float" office:value="67888.7961353556" calcext:value-type="float">
            <text:p>67888,7961353556</text:p>
          </table:table-cell>
          <table:table-cell table:formula="of:=[.C522]/MAX([.$C$2:.$C$542])*100" office:value-type="float" office:value="75.8084819277109" calcext:value-type="float">
            <text:p>75,8084819277</text:p>
          </table:table-cell>
        </table:table-row>
        <table:table-row table:style-name="ro2">
          <table:table-cell office:value-type="string" calcext:value-type="string">
            <text:p>2013-12-29 - 2014-01-04</text:p>
          </table:table-cell>
          <table:table-cell office:value-type="float" office:value="80511.4150627554" calcext:value-type="float">
            <text:p>80511,4150627554</text:p>
          </table:table-cell>
          <table:table-cell table:formula="of:=[.B523]*0.804" office:value-type="float" office:value="64731.1777104553" calcext:value-type="float">
            <text:p>64731,1777104553</text:p>
          </table:table-cell>
          <table:table-cell table:formula="of:=[.C523]/MAX([.$C$2:.$C$542])*100" office:value-type="float" office:value="72.2825060240964" calcext:value-type="float">
            <text:p>72,2825060241</text:p>
          </table:table-cell>
        </table:table-row>
        <table:table-row table:style-name="ro2">
          <table:table-cell office:value-type="string" calcext:value-type="string">
            <text:p>2014-01-05 - 2014-01-11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24]*0.804" office:value-type="float" office:value="62362.9638917801" calcext:value-type="float">
            <text:p>62362,9638917801</text:p>
          </table:table-cell>
          <table:table-cell table:formula="of:=[.C524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1-12 - 2014-01-18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25]*0.804" office:value-type="float" office:value="62362.9638917801" calcext:value-type="float">
            <text:p>62362,9638917801</text:p>
          </table:table-cell>
          <table:table-cell table:formula="of:=[.C525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1-19 - 2014-01-25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26]*0.804" office:value-type="float" office:value="62362.9638917801" calcext:value-type="float">
            <text:p>62362,9638917801</text:p>
          </table:table-cell>
          <table:table-cell table:formula="of:=[.C526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1-26 - 2014-02-01</text:p>
          </table:table-cell>
          <table:table-cell office:value-type="float" office:value="76782.381795498" calcext:value-type="float">
            <text:p>76782,381795498</text:p>
          </table:table-cell>
          <table:table-cell table:formula="of:=[.B527]*0.804" office:value-type="float" office:value="61733.0349635804" calcext:value-type="float">
            <text:p>61733,0349635804</text:p>
          </table:table-cell>
          <table:table-cell table:formula="of:=[.C527]/MAX([.$C$2:.$C$542])*100" office:value-type="float" office:value="68.9346097115736" calcext:value-type="float">
            <text:p>68,9346097116</text:p>
          </table:table-cell>
        </table:table-row>
        <table:table-row table:style-name="ro2">
          <table:table-cell office:value-type="string" calcext:value-type="string">
            <text:p>2014-02-02 - 2014-02-08</text:p>
          </table:table-cell>
          <table:table-cell office:value-type="float" office:value="78349.3691790795" calcext:value-type="float">
            <text:p>78349,3691790795</text:p>
          </table:table-cell>
          <table:table-cell table:formula="of:=[.B528]*0.804" office:value-type="float" office:value="62992.89281998" calcext:value-type="float">
            <text:p>62992,89281998</text:p>
          </table:table-cell>
          <table:table-cell table:formula="of:=[.C528]/MAX([.$C$2:.$C$542])*100" office:value-type="float" office:value="70.3414384811975" calcext:value-type="float">
            <text:p>70,3414384812</text:p>
          </table:table-cell>
        </table:table-row>
        <table:table-row table:style-name="ro2">
          <table:table-cell office:value-type="string" calcext:value-type="string">
            <text:p>2014-02-09 - 2014-02-15</text:p>
          </table:table-cell>
          <table:table-cell office:value-type="float" office:value="75998.8881037072" calcext:value-type="float">
            <text:p>75998,8881037072</text:p>
          </table:table-cell>
          <table:table-cell table:formula="of:=[.B529]*0.804" office:value-type="float" office:value="61103.1060353806" calcext:value-type="float">
            <text:p>61103,1060353806</text:p>
          </table:table-cell>
          <table:table-cell table:formula="of:=[.C529]/MAX([.$C$2:.$C$542])*100" office:value-type="float" office:value="68.2311953267616" calcext:value-type="float">
            <text:p>68,2311953268</text:p>
          </table:table-cell>
        </table:table-row>
        <table:table-row table:style-name="ro2">
          <table:table-cell office:value-type="string" calcext:value-type="string">
            <text:p>2014-02-16 - 2014-02-22</text:p>
          </table:table-cell>
          <table:table-cell office:value-type="float" office:value="76782.381795498" calcext:value-type="float">
            <text:p>76782,381795498</text:p>
          </table:table-cell>
          <table:table-cell table:formula="of:=[.B530]*0.804" office:value-type="float" office:value="61733.0349635804" calcext:value-type="float">
            <text:p>61733,0349635804</text:p>
          </table:table-cell>
          <table:table-cell table:formula="of:=[.C530]/MAX([.$C$2:.$C$542])*100" office:value-type="float" office:value="68.9346097115736" calcext:value-type="float">
            <text:p>68,9346097116</text:p>
          </table:table-cell>
        </table:table-row>
        <table:table-row table:style-name="ro2">
          <table:table-cell office:value-type="string" calcext:value-type="string">
            <text:p>2014-02-23 - 2014-03-01</text:p>
          </table:table-cell>
          <table:table-cell office:value-type="float" office:value="75998.8881037072" calcext:value-type="float">
            <text:p>75998,8881037072</text:p>
          </table:table-cell>
          <table:table-cell table:formula="of:=[.B531]*0.804" office:value-type="float" office:value="61103.1060353806" calcext:value-type="float">
            <text:p>61103,1060353806</text:p>
          </table:table-cell>
          <table:table-cell table:formula="of:=[.C531]/MAX([.$C$2:.$C$542])*100" office:value-type="float" office:value="68.2311953267616" calcext:value-type="float">
            <text:p>68,2311953268</text:p>
          </table:table-cell>
        </table:table-row>
        <table:table-row table:style-name="ro2">
          <table:table-cell office:value-type="string" calcext:value-type="string">
            <text:p>2014-03-02 - 2014-03-08</text:p>
          </table:table-cell>
          <table:table-cell office:value-type="float" office:value="76782.381795498" calcext:value-type="float">
            <text:p>76782,381795498</text:p>
          </table:table-cell>
          <table:table-cell table:formula="of:=[.B532]*0.804" office:value-type="float" office:value="61733.0349635804" calcext:value-type="float">
            <text:p>61733,0349635804</text:p>
          </table:table-cell>
          <table:table-cell table:formula="of:=[.C532]/MAX([.$C$2:.$C$542])*100" office:value-type="float" office:value="68.9346097115736" calcext:value-type="float">
            <text:p>68,9346097116</text:p>
          </table:table-cell>
        </table:table-row>
        <table:table-row table:style-name="ro2">
          <table:table-cell office:value-type="string" calcext:value-type="string">
            <text:p>2014-03-09 - 2014-03-15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33]*0.804" office:value-type="float" office:value="62362.9638917801" calcext:value-type="float">
            <text:p>62362,9638917801</text:p>
          </table:table-cell>
          <table:table-cell table:formula="of:=[.C533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3-16 - 2014-03-22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34]*0.804" office:value-type="float" office:value="62362.9638917801" calcext:value-type="float">
            <text:p>62362,9638917801</text:p>
          </table:table-cell>
          <table:table-cell table:formula="of:=[.C534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3-23 - 2014-03-29</text:p>
          </table:table-cell>
          <table:table-cell office:value-type="float" office:value="78349.3691790795" calcext:value-type="float">
            <text:p>78349,3691790795</text:p>
          </table:table-cell>
          <table:table-cell table:formula="of:=[.B535]*0.804" office:value-type="float" office:value="62992.89281998" calcext:value-type="float">
            <text:p>62992,89281998</text:p>
          </table:table-cell>
          <table:table-cell table:formula="of:=[.C535]/MAX([.$C$2:.$C$542])*100" office:value-type="float" office:value="70.3414384811975" calcext:value-type="float">
            <text:p>70,3414384812</text:p>
          </table:table-cell>
        </table:table-row>
        <table:table-row table:style-name="ro2">
          <table:table-cell office:value-type="string" calcext:value-type="string">
            <text:p>2014-03-30 - 2014-04-05</text:p>
          </table:table-cell>
          <table:table-cell office:value-type="float" office:value="77565.8754872887" calcext:value-type="float">
            <text:p>77565,8754872887</text:p>
          </table:table-cell>
          <table:table-cell table:formula="of:=[.B536]*0.804" office:value-type="float" office:value="62362.9638917801" calcext:value-type="float">
            <text:p>62362,9638917801</text:p>
          </table:table-cell>
          <table:table-cell table:formula="of:=[.C536]/MAX([.$C$2:.$C$542])*100" office:value-type="float" office:value="69.6380240963856" calcext:value-type="float">
            <text:p>69,6380240964</text:p>
          </table:table-cell>
        </table:table-row>
        <table:table-row table:style-name="ro2">
          <table:table-cell office:value-type="string" calcext:value-type="string">
            <text:p>2014-04-06 - 2014-04-12</text:p>
          </table:table-cell>
          <table:table-cell office:value-type="float" office:value="73648.4070283348" calcext:value-type="float">
            <text:p>73648,4070283348</text:p>
          </table:table-cell>
          <table:table-cell table:formula="of:=[.B537]*0.804" office:value-type="float" office:value="59213.3192507812" calcext:value-type="float">
            <text:p>59213,3192507812</text:p>
          </table:table-cell>
          <table:table-cell table:formula="of:=[.C537]/MAX([.$C$2:.$C$542])*100" office:value-type="float" office:value="66.1209521723257" calcext:value-type="float">
            <text:p>66,1209521723</text:p>
          </table:table-cell>
        </table:table-row>
        <table:table-row table:style-name="ro2">
          <table:table-cell office:value-type="string" calcext:value-type="string">
            <text:p>2014-04-13 - 2014-04-19</text:p>
          </table:table-cell>
          <table:table-cell office:value-type="float" office:value="74431.9007201256" calcext:value-type="float">
            <text:p>74431,9007201256</text:p>
          </table:table-cell>
          <table:table-cell table:formula="of:=[.B538]*0.804" office:value-type="float" office:value="59843.248178981" calcext:value-type="float">
            <text:p>59843,248178981</text:p>
          </table:table-cell>
          <table:table-cell table:formula="of:=[.C538]/MAX([.$C$2:.$C$542])*100" office:value-type="float" office:value="66.8243665571377" calcext:value-type="float">
            <text:p>66,8243665571</text:p>
          </table:table-cell>
        </table:table-row>
        <table:table-row table:style-name="ro2">
          <table:table-cell office:value-type="string" calcext:value-type="string">
            <text:p>2014-04-20 - 2014-04-26</text:p>
          </table:table-cell>
          <table:table-cell office:value-type="float" office:value="75998.8881037072" calcext:value-type="float">
            <text:p>75998,8881037072</text:p>
          </table:table-cell>
          <table:table-cell table:formula="of:=[.B539]*0.804" office:value-type="float" office:value="61103.1060353806" calcext:value-type="float">
            <text:p>61103,1060353806</text:p>
          </table:table-cell>
          <table:table-cell table:formula="of:=[.C539]/MAX([.$C$2:.$C$542])*100" office:value-type="float" office:value="68.2311953267616" calcext:value-type="float">
            <text:p>68,2311953268</text:p>
          </table:table-cell>
        </table:table-row>
        <table:table-row table:style-name="ro2">
          <table:table-cell office:value-type="string" calcext:value-type="string">
            <text:p>2014-04-27 - 2014-05-03</text:p>
          </table:table-cell>
          <table:table-cell office:value-type="float" office:value="73648.4070283348" calcext:value-type="float">
            <text:p>73648,4070283348</text:p>
          </table:table-cell>
          <table:table-cell table:formula="of:=[.B540]*0.804" office:value-type="float" office:value="59213.3192507812" calcext:value-type="float">
            <text:p>59213,3192507812</text:p>
          </table:table-cell>
          <table:table-cell table:formula="of:=[.C540]/MAX([.$C$2:.$C$542])*100" office:value-type="float" office:value="66.1209521723257" calcext:value-type="float">
            <text:p>66,1209521723</text:p>
          </table:table-cell>
        </table:table-row>
        <table:table-row table:style-name="ro2">
          <table:table-cell office:value-type="string" calcext:value-type="string">
            <text:p>2014-05-04 - 2014-05-10</text:p>
          </table:table-cell>
          <table:table-cell office:value-type="float" office:value="73648.4070283348" calcext:value-type="float">
            <text:p>73648,4070283348</text:p>
          </table:table-cell>
          <table:table-cell table:formula="of:=[.B541]*0.804" office:value-type="float" office:value="59213.3192507812" calcext:value-type="float">
            <text:p>59213,3192507812</text:p>
          </table:table-cell>
          <table:table-cell table:formula="of:=[.C541]/MAX([.$C$2:.$C$542])*100" office:value-type="float" office:value="66.1209521723257" calcext:value-type="float">
            <text:p>66,1209521723</text:p>
          </table:table-cell>
        </table:table-row>
        <table:table-row table:style-name="ro2">
          <table:table-cell office:value-type="string" calcext:value-type="string">
            <text:p>2014-05-11 - 2014-05-17</text:p>
          </table:table-cell>
          <table:table-cell office:value-type="float" office:value="75998.8881037072" calcext:value-type="float">
            <text:p>75998,8881037072</text:p>
          </table:table-cell>
          <table:table-cell table:formula="of:=[.B542]*0.804" office:value-type="float" office:value="61103.1060353806" calcext:value-type="float">
            <text:p>61103,1060353806</text:p>
          </table:table-cell>
          <table:table-cell table:formula="of:=[.C542]/MAX([.$C$2:.$C$542])*100" office:value-type="float" office:value="68.2311953267616" calcext:value-type="float">
            <text:p>68,2311953268</text:p>
          </table:table-cell>
        </table:table-row>
        <table:table-row table:style-name="ro2" table:number-rows-repeated="10480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 style:data-style-name="N2" text:time-value="0000-00-00T00:00:03.6390665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chaefer</meta:initial-creator>
    <meta:creation-date>2014-05-13T11:31:25.738591372</meta:creation-date>
    <dc:date>2014-05-13T15:04:13.368815888</dc:date>
    <dc:creator>Michael Schaefer</dc:creator>
    <meta:editing-duration>PT1H41M23S</meta:editing-duration>
    <meta:editing-cycles>13</meta:editing-cycles>
    <meta:generator>LibreOffice/4.1.3.2$Linux_X86_64 LibreOffice_project/410m0$Build-2</meta:generator>
    <meta:document-statistic meta:table-count="2" meta:cell-count="3854" meta:object-count="0"/>
  </office:meta>
</office:document-meta>
</file>